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1937in" svg:height="2.8386in" svg:x="0in" svg:y="0.3965in">
            <draw:object draw:notify-on-update-of-ranges="Sheet1.A1:Sheet1.A68 Sheet1.B1:Sheet1.B68 Sheet1.C4:Sheet1.C420 Sheet1.D1:Sheet1.D4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57in" svg:height="3.5398in" svg:x="9.7839in" svg:y="0.861in">
            <draw:object draw:notify-on-update-of-ranges="Sheet1.F1:Sheet1.F569 Sheet1.G1:Sheet1.G569 Sheet1.H1:Sheet1.H542 Sheet1.I1:Sheet1.I5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9.637in" svg:y="78.8575in">
            <draw:object draw:notify-on-update-of-ranges="Sheet1.K1:Sheet1.K442 Sheet1.L1:Sheet1.L442 Sheet1.M1:Sheet1.M469 Sheet1.N1:Sheet1.N46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400846535.77281">
            <text:p>1400846535.77281</text:p>
          </table:table-cell>
          <table:table-cell office:value-type="float" office:value="85">
            <text:p>85</text:p>
          </table:table-cell>
          <table:table-cell office:value-type="float" office:value="1400846535.86483">
            <text:p>1400846535.86483</text:p>
          </table:table-cell>
          <table:table-cell office:value-type="float" office:value="74.02169">
            <text:p>74.02169</text:p>
          </table:table-cell>
          <table:table-cell/>
          <table:table-cell office:value-type="float" office:value="1400847731.71008">
            <text:p>1400847731.71008</text:p>
          </table:table-cell>
          <table:table-cell office:value-type="float" office:value="85">
            <text:p>85</text:p>
          </table:table-cell>
          <table:table-cell office:value-type="float" office:value="1400847731.80747">
            <text:p>1400847731.80747</text:p>
          </table:table-cell>
          <table:table-cell office:value-type="float" office:value="40.21735">
            <text:p>40.21735</text:p>
          </table:table-cell>
          <table:table-cell/>
          <table:table-cell office:value-type="float" office:value="1400847873.43267">
            <text:p>1400847873.43267</text:p>
          </table:table-cell>
          <table:table-cell office:value-type="float" office:value="85">
            <text:p>85</text:p>
          </table:table-cell>
          <table:table-cell office:value-type="float" office:value="1400847873.63716">
            <text:p>1400847873.63716</text:p>
          </table:table-cell>
          <table:table-cell office:value-type="float" office:value="119.9094">
            <text:p>119.9094</text:p>
          </table:table-cell>
          <table:table-cell/>
        </table:table-row>
        <table:table-row table:style-name="ro1">
          <table:table-cell office:value-type="float" office:value="1400846535.97324">
            <text:p>1400846535.97324</text:p>
          </table:table-cell>
          <table:table-cell office:value-type="float" office:value="110">
            <text:p>110</text:p>
          </table:table-cell>
          <table:table-cell office:value-type="float" office:value="1400846535.89298">
            <text:p>1400846535.89298</text:p>
          </table:table-cell>
          <table:table-cell office:value-type="float" office:value="73.40576">
            <text:p>73.40576</text:p>
          </table:table-cell>
          <table:table-cell/>
          <table:table-cell office:value-type="float" office:value="1400847731.76051">
            <text:p>1400847731.76051</text:p>
          </table:table-cell>
          <table:table-cell office:value-type="float" office:value="89.357788">
            <text:p>89.357788</text:p>
          </table:table-cell>
          <table:table-cell office:value-type="float" office:value="1400847731.83879">
            <text:p>1400847731.83879</text:p>
          </table:table-cell>
          <table:table-cell office:value-type="float" office:value="40.21735">
            <text:p>40.21735</text:p>
          </table:table-cell>
          <table:table-cell/>
          <table:table-cell office:value-type="float" office:value="1400847873.53307">
            <text:p>1400847873.53307</text:p>
          </table:table-cell>
          <table:table-cell office:value-type="float" office:value="97.940948">
            <text:p>97.940948</text:p>
          </table:table-cell>
          <table:table-cell office:value-type="float" office:value="1400847873.66868">
            <text:p>1400847873.66868</text:p>
          </table:table-cell>
          <table:table-cell office:value-type="float" office:value="120.5253">
            <text:p>120.5253</text:p>
          </table:table-cell>
          <table:table-cell/>
        </table:table-row>
        <table:table-row table:style-name="ro1">
          <table:table-cell office:value-type="float" office:value="1400846536.17356">
            <text:p>1400846536.17356</text:p>
          </table:table-cell>
          <table:table-cell office:value-type="float" office:value="128.30127">
            <text:p>128.30127</text:p>
          </table:table-cell>
          <table:table-cell office:value-type="float" office:value="1400846535.92238">
            <text:p>1400846535.92238</text:p>
          </table:table-cell>
          <table:table-cell office:value-type="float" office:value="73.71372">
            <text:p>73.71372</text:p>
          </table:table-cell>
          <table:table-cell/>
          <table:table-cell office:value-type="float" office:value="1400847731.81078">
            <text:p>1400847731.81078</text:p>
          </table:table-cell>
          <table:table-cell office:value-type="float" office:value="93.682411">
            <text:p>93.682411</text:p>
          </table:table-cell>
          <table:table-cell office:value-type="float" office:value="1400847731.95463">
            <text:p>1400847731.95463</text:p>
          </table:table-cell>
          <table:table-cell office:value-type="float" office:value="39.85501">
            <text:p>39.85501</text:p>
          </table:table-cell>
          <table:table-cell/>
          <table:table-cell office:value-type="float" office:value="1400847873.63334">
            <text:p>1400847873.63334</text:p>
          </table:table-cell>
          <table:table-cell office:value-type="float" office:value="110">
            <text:p>110</text:p>
          </table:table-cell>
          <table:table-cell office:value-type="float" office:value="1400847873.7136">
            <text:p>1400847873.7136</text:p>
          </table:table-cell>
          <table:table-cell office:value-type="float" office:value="120.5253">
            <text:p>120.5253</text:p>
          </table:table-cell>
          <table:table-cell/>
        </table:table-row>
        <table:table-row table:style-name="ro1">
          <table:table-cell office:value-type="float" office:value="1400846536.37389">
            <text:p>1400846536.37389</text:p>
          </table:table-cell>
          <table:table-cell office:value-type="float" office:value="135">
            <text:p>135</text:p>
          </table:table-cell>
          <table:table-cell office:value-type="float" office:value="1400846536.04326">
            <text:p>1400846536.04326</text:p>
          </table:table-cell>
          <table:table-cell office:value-type="float" office:value="73.40576">
            <text:p>73.40576</text:p>
          </table:table-cell>
          <table:table-cell/>
          <table:table-cell office:value-type="float" office:value="1400847731.86103">
            <text:p>1400847731.86103</text:p>
          </table:table-cell>
          <table:table-cell office:value-type="float" office:value="97.940948">
            <text:p>97.940948</text:p>
          </table:table-cell>
          <table:table-cell office:value-type="float" office:value="1400847731.98514">
            <text:p>1400847731.98514</text:p>
          </table:table-cell>
          <table:table-cell office:value-type="float" office:value="39.85501">
            <text:p>39.85501</text:p>
          </table:table-cell>
          <table:table-cell/>
          <table:table-cell office:value-type="float" office:value="1400847873.73359">
            <text:p>1400847873.73359</text:p>
          </table:table-cell>
          <table:table-cell office:value-type="float" office:value="120.355339">
            <text:p>120.355339</text:p>
          </table:table-cell>
          <table:table-cell office:value-type="float" office:value="1400847873.7289">
            <text:p>1400847873.7289</text:p>
          </table:table-cell>
          <table:table-cell office:value-type="float" office:value="120.2173">
            <text:p>120.2173</text:p>
          </table:table-cell>
          <table:table-cell/>
        </table:table-row>
        <table:table-row table:style-name="ro1">
          <table:table-cell office:value-type="float" office:value="1400846536.5742">
            <text:p>1400846536.5742</text:p>
          </table:table-cell>
          <table:table-cell office:value-type="float" office:value="128.30127">
            <text:p>128.30127</text:p>
          </table:table-cell>
          <table:table-cell office:value-type="float" office:value="1400846536.07351">
            <text:p>1400846536.07351</text:p>
          </table:table-cell>
          <table:table-cell office:value-type="float" office:value="73.40576">
            <text:p>73.40576</text:p>
          </table:table-cell>
          <table:table-cell/>
          <table:table-cell office:value-type="float" office:value="1400847731.91129">
            <text:p>1400847731.91129</text:p>
          </table:table-cell>
          <table:table-cell office:value-type="float" office:value="102.101006">
            <text:p>102.101006</text:p>
          </table:table-cell>
          <table:table-cell office:value-type="float" office:value="1400847732.01498">
            <text:p>1400847732.01498</text:p>
          </table:table-cell>
          <table:table-cell office:value-type="float" office:value="39.85501">
            <text:p>39.85501</text:p>
          </table:table-cell>
          <table:table-cell/>
          <table:table-cell office:value-type="float" office:value="1400847873.83389">
            <text:p>1400847873.83389</text:p>
          </table:table-cell>
          <table:table-cell office:value-type="float" office:value="128.30127">
            <text:p>128.30127</text:p>
          </table:table-cell>
          <table:table-cell office:value-type="float" office:value="1400847873.75808">
            <text:p>1400847873.75808</text:p>
          </table:table-cell>
          <table:table-cell office:value-type="float" office:value="119.9094">
            <text:p>119.9094</text:p>
          </table:table-cell>
          <table:table-cell/>
        </table:table-row>
        <table:table-row table:style-name="ro1">
          <table:table-cell office:value-type="float" office:value="1400846536.77451">
            <text:p>1400846536.77451</text:p>
          </table:table-cell>
          <table:table-cell office:value-type="float" office:value="110">
            <text:p>110</text:p>
          </table:table-cell>
          <table:table-cell office:value-type="float" office:value="1400846536.10114">
            <text:p>1400846536.10114</text:p>
          </table:table-cell>
          <table:table-cell office:value-type="float" office:value="73.40576">
            <text:p>73.40576</text:p>
          </table:table-cell>
          <table:table-cell/>
          <table:table-cell office:value-type="float" office:value="1400847731.96157">
            <text:p>1400847731.96157</text:p>
          </table:table-cell>
          <table:table-cell office:value-type="float" office:value="106.130913">
            <text:p>106.130913</text:p>
          </table:table-cell>
          <table:table-cell office:value-type="float" office:value="1400847732.04728">
            <text:p>1400847732.04728</text:p>
          </table:table-cell>
          <table:table-cell office:value-type="float" office:value="43.11588">
            <text:p>43.11588</text:p>
          </table:table-cell>
          <table:table-cell/>
          <table:table-cell office:value-type="float" office:value="1400847873.93426">
            <text:p>1400847873.93426</text:p>
          </table:table-cell>
          <table:table-cell office:value-type="float" office:value="133.296295">
            <text:p>133.296295</text:p>
          </table:table-cell>
          <table:table-cell office:value-type="float" office:value="1400847873.7998">
            <text:p>1400847873.7998</text:p>
          </table:table-cell>
          <table:table-cell office:value-type="float" office:value="119.9094">
            <text:p>119.9094</text:p>
          </table:table-cell>
          <table:table-cell table:formula="of:=[.K30]-[.M95]" office:value-type="float" office:value="-0.29209303855896">
            <text:p>-0.2920930386</text:p>
          </table:table-cell>
        </table:table-row>
        <table:table-row table:style-name="ro1">
          <table:table-cell office:value-type="float" office:value="1400846536.9748">
            <text:p>1400846536.9748</text:p>
          </table:table-cell>
          <table:table-cell office:value-type="float" office:value="85">
            <text:p>85</text:p>
          </table:table-cell>
          <table:table-cell office:value-type="float" office:value="1400846536.13459">
            <text:p>1400846536.13459</text:p>
          </table:table-cell>
          <table:table-cell office:value-type="float" office:value="73.40576">
            <text:p>73.40576</text:p>
          </table:table-cell>
          <table:table-cell/>
          <table:table-cell office:value-type="float" office:value="1400847732.01184">
            <text:p>1400847732.01184</text:p>
          </table:table-cell>
          <table:table-cell office:value-type="float" office:value="110">
            <text:p>110</text:p>
          </table:table-cell>
          <table:table-cell office:value-type="float" office:value="1400847732.079">
            <text:p>1400847732.079</text:p>
          </table:table-cell>
          <table:table-cell office:value-type="float" office:value="46.37676">
            <text:p>46.37676</text:p>
          </table:table-cell>
          <table:table-cell/>
          <table:table-cell office:value-type="float" office:value="1400847874.03456">
            <text:p>1400847874.03456</text:p>
          </table:table-cell>
          <table:table-cell office:value-type="float" office:value="135">
            <text:p>135</text:p>
          </table:table-cell>
          <table:table-cell office:value-type="float" office:value="1400847873.83789">
            <text:p>1400847873.83789</text:p>
          </table:table-cell>
          <table:table-cell office:value-type="float" office:value="118.6775">
            <text:p>118.6775</text:p>
          </table:table-cell>
          <table:table-cell/>
        </table:table-row>
        <table:table-row table:style-name="ro1">
          <table:table-cell office:value-type="float" office:value="1400846537.17513">
            <text:p>1400846537.17513</text:p>
          </table:table-cell>
          <table:table-cell office:value-type="float" office:value="60">
            <text:p>60</text:p>
          </table:table-cell>
          <table:table-cell office:value-type="float" office:value="1400846536.15834">
            <text:p>1400846536.15834</text:p>
          </table:table-cell>
          <table:table-cell office:value-type="float" office:value="74.63762">
            <text:p>74.63762</text:p>
          </table:table-cell>
          <table:table-cell/>
          <table:table-cell office:value-type="float" office:value="1400847732.06214">
            <text:p>1400847732.06214</text:p>
          </table:table-cell>
          <table:table-cell office:value-type="float" office:value="113.678825">
            <text:p>113.678825</text:p>
          </table:table-cell>
          <table:table-cell office:value-type="float" office:value="1400847732.11713">
            <text:p>1400847732.11713</text:p>
          </table:table-cell>
          <table:table-cell office:value-type="float" office:value="49.63763">
            <text:p>49.63763</text:p>
          </table:table-cell>
          <table:table-cell/>
          <table:table-cell office:value-type="float" office:value="1400847874.13495">
            <text:p>1400847874.13495</text:p>
          </table:table-cell>
          <table:table-cell office:value-type="float" office:value="133.296295">
            <text:p>133.296295</text:p>
          </table:table-cell>
          <table:table-cell office:value-type="float" office:value="1400847873.8813">
            <text:p>1400847873.8813</text:p>
          </table:table-cell>
          <table:table-cell office:value-type="float" office:value="115.9058">
            <text:p>115.9058</text:p>
          </table:table-cell>
          <table:table-cell/>
        </table:table-row>
        <table:table-row table:style-name="ro1">
          <table:table-cell office:value-type="float" office:value="1400846537.37544">
            <text:p>1400846537.37544</text:p>
          </table:table-cell>
          <table:table-cell office:value-type="float" office:value="41.69873">
            <text:p>41.69873</text:p>
          </table:table-cell>
          <table:table-cell office:value-type="float" office:value="1400846536.18801">
            <text:p>1400846536.18801</text:p>
          </table:table-cell>
          <table:table-cell office:value-type="float" office:value="78.02529">
            <text:p>78.02529</text:p>
          </table:table-cell>
          <table:table-cell/>
          <table:table-cell office:value-type="float" office:value="1400847732.11247">
            <text:p>1400847732.11247</text:p>
          </table:table-cell>
          <table:table-cell office:value-type="float" office:value="117.139381">
            <text:p>117.139381</text:p>
          </table:table-cell>
          <table:table-cell office:value-type="float" office:value="1400847732.15974">
            <text:p>1400847732.15974</text:p>
          </table:table-cell>
          <table:table-cell office:value-type="float" office:value="57.69921">
            <text:p>57.69921</text:p>
          </table:table-cell>
          <table:table-cell/>
          <table:table-cell office:value-type="float" office:value="1400847874.23529">
            <text:p>1400847874.23529</text:p>
          </table:table-cell>
          <table:table-cell office:value-type="float" office:value="128.30127">
            <text:p>128.30127</text:p>
          </table:table-cell>
          <table:table-cell office:value-type="float" office:value="1400847873.88156">
            <text:p>1400847873.88156</text:p>
          </table:table-cell>
          <table:table-cell office:value-type="float" office:value="113.134">
            <text:p>113.134</text:p>
          </table:table-cell>
          <table:table-cell/>
        </table:table-row>
        <table:table-row table:style-name="ro1">
          <table:table-cell office:value-type="float" office:value="1400846537.57571">
            <text:p>1400846537.57571</text:p>
          </table:table-cell>
          <table:table-cell office:value-type="float" office:value="35">
            <text:p>35</text:p>
          </table:table-cell>
          <table:table-cell office:value-type="float" office:value="1400846536.23189">
            <text:p>1400846536.23189</text:p>
          </table:table-cell>
          <table:table-cell office:value-type="float" office:value="78.02529">
            <text:p>78.02529</text:p>
          </table:table-cell>
          <table:table-cell/>
          <table:table-cell office:value-type="float" office:value="1400847732.16273">
            <text:p>1400847732.16273</text:p>
          </table:table-cell>
          <table:table-cell office:value-type="float" office:value="120.355339">
            <text:p>120.355339</text:p>
          </table:table-cell>
          <table:table-cell office:value-type="float" office:value="1400847732.17415">
            <text:p>1400847732.17415</text:p>
          </table:table-cell>
          <table:table-cell office:value-type="float" office:value="68.47821">
            <text:p>68.47821</text:p>
          </table:table-cell>
          <table:table-cell/>
          <table:table-cell office:value-type="float" office:value="1400847874.3356">
            <text:p>1400847874.3356</text:p>
          </table:table-cell>
          <table:table-cell office:value-type="float" office:value="120.355339">
            <text:p>120.355339</text:p>
          </table:table-cell>
          <table:table-cell office:value-type="float" office:value="1400847873.92976">
            <text:p>1400847873.92976</text:p>
          </table:table-cell>
          <table:table-cell office:value-type="float" office:value="110.6703">
            <text:p>110.6703</text:p>
          </table:table-cell>
          <table:table-cell/>
        </table:table-row>
        <table:table-row table:style-name="ro1">
          <table:table-cell office:value-type="float" office:value="1400846537.77599">
            <text:p>1400846537.77599</text:p>
          </table:table-cell>
          <table:table-cell office:value-type="float" office:value="41.69873">
            <text:p>41.69873</text:p>
          </table:table-cell>
          <table:table-cell office:value-type="float" office:value="1400846536.24671">
            <text:p>1400846536.24671</text:p>
          </table:table-cell>
          <table:table-cell office:value-type="float" office:value="80.79703">
            <text:p>80.79703</text:p>
          </table:table-cell>
          <table:table-cell/>
          <table:table-cell office:value-type="float" office:value="1400847732.21297">
            <text:p>1400847732.21297</text:p>
          </table:table-cell>
          <table:table-cell office:value-type="float" office:value="123.302223">
            <text:p>123.302223</text:p>
          </table:table-cell>
          <table:table-cell office:value-type="float" office:value="1400847732.21752">
            <text:p>1400847732.21752</text:p>
          </table:table-cell>
          <table:table-cell office:value-type="float" office:value="78.02529">
            <text:p>78.02529</text:p>
          </table:table-cell>
          <table:table-cell/>
          <table:table-cell office:value-type="float" office:value="1400847874.43593">
            <text:p>1400847874.43593</text:p>
          </table:table-cell>
          <table:table-cell office:value-type="float" office:value="110">
            <text:p>110</text:p>
          </table:table-cell>
          <table:table-cell office:value-type="float" office:value="1400847873.94151">
            <text:p>1400847873.94151</text:p>
          </table:table-cell>
          <table:table-cell office:value-type="float" office:value="111.2862">
            <text:p>111.2862</text:p>
          </table:table-cell>
          <table:table-cell/>
        </table:table-row>
        <table:table-row table:style-name="ro1">
          <table:table-cell office:value-type="float" office:value="1400846537.9763">
            <text:p>1400846537.9763</text:p>
          </table:table-cell>
          <table:table-cell office:value-type="float" office:value="60">
            <text:p>60</text:p>
          </table:table-cell>
          <table:table-cell office:value-type="float" office:value="1400846536.25956">
            <text:p>1400846536.25956</text:p>
          </table:table-cell>
          <table:table-cell office:value-type="float" office:value="88.80429">
            <text:p>88.80429</text:p>
          </table:table-cell>
          <table:table-cell/>
          <table:table-cell office:value-type="float" office:value="1400847732.26327">
            <text:p>1400847732.26327</text:p>
          </table:table-cell>
          <table:table-cell office:value-type="float" office:value="125.957603">
            <text:p>125.957603</text:p>
          </table:table-cell>
          <table:table-cell office:value-type="float" office:value="1400847732.2368">
            <text:p>1400847732.2368</text:p>
          </table:table-cell>
          <table:table-cell office:value-type="float" office:value="85.10865">
            <text:p>85.10865</text:p>
          </table:table-cell>
          <table:table-cell/>
          <table:table-cell office:value-type="float" office:value="1400847874.53624">
            <text:p>1400847874.53624</text:p>
          </table:table-cell>
          <table:table-cell office:value-type="float" office:value="97.940948">
            <text:p>97.940948</text:p>
          </table:table-cell>
          <table:table-cell office:value-type="float" office:value="1400847873.98333">
            <text:p>1400847873.98333</text:p>
          </table:table-cell>
          <table:table-cell office:value-type="float" office:value="114.3659">
            <text:p>114.3659</text:p>
          </table:table-cell>
          <table:table-cell/>
        </table:table-row>
        <table:table-row table:style-name="ro1">
          <table:table-cell office:value-type="float" office:value="1400846538.17667">
            <text:p>1400846538.17667</text:p>
          </table:table-cell>
          <table:table-cell office:value-type="float" office:value="85">
            <text:p>85</text:p>
          </table:table-cell>
          <table:table-cell office:value-type="float" office:value="1400846536.28821">
            <text:p>1400846536.28821</text:p>
          </table:table-cell>
          <table:table-cell office:value-type="float" office:value="96.81155">
            <text:p>96.81155</text:p>
          </table:table-cell>
          <table:table-cell/>
          <table:table-cell office:value-type="float" office:value="1400847732.31363">
            <text:p>1400847732.31363</text:p>
          </table:table-cell>
          <table:table-cell office:value-type="float" office:value="128.30127">
            <text:p>128.30127</text:p>
          </table:table-cell>
          <table:table-cell office:value-type="float" office:value="1400847732.26886">
            <text:p>1400847732.26886</text:p>
          </table:table-cell>
          <table:table-cell office:value-type="float" office:value="93.42388">
            <text:p>93.42388</text:p>
          </table:table-cell>
          <table:table-cell/>
          <table:table-cell office:value-type="float" office:value="1400847874.63651">
            <text:p>1400847874.63651</text:p>
          </table:table-cell>
          <table:table-cell office:value-type="float" office:value="85">
            <text:p>85</text:p>
          </table:table-cell>
          <table:table-cell office:value-type="float" office:value="1400847874.00624">
            <text:p>1400847874.00624</text:p>
          </table:table-cell>
          <table:table-cell office:value-type="float" office:value="116.2137">
            <text:p>116.2137</text:p>
          </table:table-cell>
          <table:table-cell/>
        </table:table-row>
        <table:table-row table:style-name="ro1">
          <table:table-cell office:value-type="float" office:value="1400846538.37701">
            <text:p>1400846538.37701</text:p>
          </table:table-cell>
          <table:table-cell office:value-type="float" office:value="110">
            <text:p>110</text:p>
          </table:table-cell>
          <table:table-cell office:value-type="float" office:value="1400846536.31874">
            <text:p>1400846536.31874</text:p>
          </table:table-cell>
          <table:table-cell office:value-type="float" office:value="102.0471">
            <text:p>102.0471</text:p>
          </table:table-cell>
          <table:table-cell/>
          <table:table-cell office:value-type="float" office:value="1400847732.36391">
            <text:p>1400847732.36391</text:p>
          </table:table-cell>
          <table:table-cell office:value-type="float" office:value="130.315384">
            <text:p>130.315384</text:p>
          </table:table-cell>
          <table:table-cell office:value-type="float" office:value="1400847732.31414">
            <text:p>1400847732.31414</text:p>
          </table:table-cell>
          <table:table-cell office:value-type="float" office:value="103.8949">
            <text:p>103.8949</text:p>
          </table:table-cell>
          <table:table-cell/>
          <table:table-cell office:value-type="float" office:value="1400847874.73677">
            <text:p>1400847874.73677</text:p>
          </table:table-cell>
          <table:table-cell office:value-type="float" office:value="72.059052">
            <text:p>72.059052</text:p>
          </table:table-cell>
          <table:table-cell office:value-type="float" office:value="1400847874.03612">
            <text:p>1400847874.03612</text:p>
          </table:table-cell>
          <table:table-cell office:value-type="float" office:value="120.5253">
            <text:p>120.5253</text:p>
          </table:table-cell>
          <table:table-cell/>
        </table:table-row>
        <table:table-row table:style-name="ro1">
          <table:table-cell office:value-type="float" office:value="1400846538.5773">
            <text:p>1400846538.5773</text:p>
          </table:table-cell>
          <table:table-cell office:value-type="float" office:value="128.30127">
            <text:p>128.30127</text:p>
          </table:table-cell>
          <table:table-cell office:value-type="float" office:value="1400846536.35112">
            <text:p>1400846536.35112</text:p>
          </table:table-cell>
          <table:table-cell office:value-type="float" office:value="105.1268">
            <text:p>105.1268</text:p>
          </table:table-cell>
          <table:table-cell/>
          <table:table-cell office:value-type="float" office:value="1400847732.41418">
            <text:p>1400847732.41418</text:p>
          </table:table-cell>
          <table:table-cell office:value-type="float" office:value="131.984634">
            <text:p>131.984634</text:p>
          </table:table-cell>
          <table:table-cell office:value-type="float" office:value="1400847732.33395">
            <text:p>1400847732.33395</text:p>
          </table:table-cell>
          <table:table-cell office:value-type="float" office:value="114.3659">
            <text:p>114.3659</text:p>
          </table:table-cell>
          <table:table-cell/>
          <table:table-cell office:value-type="float" office:value="1400847874.83705">
            <text:p>1400847874.83705</text:p>
          </table:table-cell>
          <table:table-cell office:value-type="float" office:value="60">
            <text:p>60</text:p>
          </table:table-cell>
          <table:table-cell office:value-type="float" office:value="1400847874.07921">
            <text:p>1400847874.07921</text:p>
          </table:table-cell>
          <table:table-cell office:value-type="float" office:value="123.913">
            <text:p>123.913</text:p>
          </table:table-cell>
          <table:table-cell/>
        </table:table-row>
        <table:table-row table:style-name="ro1">
          <table:table-cell office:value-type="float" office:value="1400846538.77762">
            <text:p>1400846538.77762</text:p>
          </table:table-cell>
          <table:table-cell office:value-type="float" office:value="135">
            <text:p>135</text:p>
          </table:table-cell>
          <table:table-cell office:value-type="float" office:value="1400846536.41637">
            <text:p>1400846536.41637</text:p>
          </table:table-cell>
          <table:table-cell office:value-type="float" office:value="110.6703">
            <text:p>110.6703</text:p>
          </table:table-cell>
          <table:table-cell/>
          <table:table-cell office:value-type="float" office:value="1400847732.46451">
            <text:p>1400847732.46451</text:p>
          </table:table-cell>
          <table:table-cell office:value-type="float" office:value="133.296295">
            <text:p>133.296295</text:p>
          </table:table-cell>
          <table:table-cell office:value-type="float" office:value="1400847732.36246">
            <text:p>1400847732.36246</text:p>
          </table:table-cell>
          <table:table-cell office:value-type="float" office:value="118.0616">
            <text:p>118.0616</text:p>
          </table:table-cell>
          <table:table-cell/>
          <table:table-cell office:value-type="float" office:value="1400847874.93739">
            <text:p>1400847874.93739</text:p>
          </table:table-cell>
          <table:table-cell office:value-type="float" office:value="49.644661">
            <text:p>49.644661</text:p>
          </table:table-cell>
          <table:table-cell office:value-type="float" office:value="1400847874.10086">
            <text:p>1400847874.10086</text:p>
          </table:table-cell>
          <table:table-cell office:value-type="float" office:value="125.4529">
            <text:p>125.4529</text:p>
          </table:table-cell>
          <table:table-cell/>
        </table:table-row>
        <table:table-row table:style-name="ro1">
          <table:table-cell office:value-type="float" office:value="1400846538.97796">
            <text:p>1400846538.97796</text:p>
          </table:table-cell>
          <table:table-cell office:value-type="float" office:value="128.30127">
            <text:p>128.30127</text:p>
          </table:table-cell>
          <table:table-cell office:value-type="float" office:value="1400846536.41663">
            <text:p>1400846536.41663</text:p>
          </table:table-cell>
          <table:table-cell office:value-type="float" office:value="113.134">
            <text:p>113.134</text:p>
          </table:table-cell>
          <table:table-cell/>
          <table:table-cell office:value-type="float" office:value="1400847732.51477">
            <text:p>1400847732.51477</text:p>
          </table:table-cell>
          <table:table-cell office:value-type="float" office:value="134.240387">
            <text:p>134.240387</text:p>
          </table:table-cell>
          <table:table-cell office:value-type="float" office:value="1400847732.39408">
            <text:p>1400847732.39408</text:p>
          </table:table-cell>
          <table:table-cell office:value-type="float" office:value="120.5253">
            <text:p>120.5253</text:p>
          </table:table-cell>
          <table:table-cell/>
          <table:table-cell office:value-type="float" office:value="1400847875.0377">
            <text:p>1400847875.0377</text:p>
          </table:table-cell>
          <table:table-cell office:value-type="float" office:value="41.69873">
            <text:p>41.69873</text:p>
          </table:table-cell>
          <table:table-cell office:value-type="float" office:value="1400847874.13336">
            <text:p>1400847874.13336</text:p>
          </table:table-cell>
          <table:table-cell office:value-type="float" office:value="127.6087">
            <text:p>127.6087</text:p>
          </table:table-cell>
          <table:table-cell/>
        </table:table-row>
        <table:table-row table:style-name="ro1">
          <table:table-cell office:value-type="float" office:value="1400846539.17827">
            <text:p>1400846539.17827</text:p>
          </table:table-cell>
          <table:table-cell office:value-type="float" office:value="110">
            <text:p>110</text:p>
          </table:table-cell>
          <table:table-cell office:value-type="float" office:value="1400846536.4654">
            <text:p>1400846536.4654</text:p>
          </table:table-cell>
          <table:table-cell office:value-type="float" office:value="115.5978">
            <text:p>115.5978</text:p>
          </table:table-cell>
          <table:table-cell/>
          <table:table-cell office:value-type="float" office:value="1400847732.56506">
            <text:p>1400847732.56506</text:p>
          </table:table-cell>
          <table:table-cell office:value-type="float" office:value="134.809738">
            <text:p>134.809738</text:p>
          </table:table-cell>
          <table:table-cell office:value-type="float" office:value="1400847732.42503">
            <text:p>1400847732.42503</text:p>
          </table:table-cell>
          <table:table-cell office:value-type="float" office:value="121.7572">
            <text:p>121.7572</text:p>
          </table:table-cell>
          <table:table-cell/>
          <table:table-cell office:value-type="float" office:value="1400847875.13799">
            <text:p>1400847875.13799</text:p>
          </table:table-cell>
          <table:table-cell office:value-type="float" office:value="36.703709">
            <text:p>36.703709</text:p>
          </table:table-cell>
          <table:table-cell office:value-type="float" office:value="1400847874.20707">
            <text:p>1400847874.20707</text:p>
          </table:table-cell>
          <table:table-cell office:value-type="float" office:value="130.6884">
            <text:p>130.6884</text:p>
          </table:table-cell>
          <table:table-cell/>
        </table:table-row>
        <table:table-row table:style-name="ro1">
          <table:table-cell office:value-type="float" office:value="1400846539.37862">
            <text:p>1400846539.37862</text:p>
          </table:table-cell>
          <table:table-cell office:value-type="float" office:value="85">
            <text:p>85</text:p>
          </table:table-cell>
          <table:table-cell office:value-type="float" office:value="1400846536.46567">
            <text:p>1400846536.46567</text:p>
          </table:table-cell>
          <table:table-cell office:value-type="float" office:value="124.8369">
            <text:p>124.8369</text:p>
          </table:table-cell>
          <table:table-cell/>
          <table:table-cell office:value-type="float" office:value="1400847732.6153">
            <text:p>1400847732.6153</text:p>
          </table:table-cell>
          <table:table-cell office:value-type="float" office:value="135">
            <text:p>135</text:p>
          </table:table-cell>
          <table:table-cell office:value-type="float" office:value="1400847733.28135">
            <text:p>1400847733.28135</text:p>
          </table:table-cell>
          <table:table-cell office:value-type="float" office:value="122.9891">
            <text:p>122.9891</text:p>
          </table:table-cell>
          <table:table-cell/>
          <table:table-cell office:value-type="float" office:value="1400847875.23824">
            <text:p>1400847875.23824</text:p>
          </table:table-cell>
          <table:table-cell office:value-type="float" office:value="35">
            <text:p>35</text:p>
          </table:table-cell>
          <table:table-cell office:value-type="float" office:value="1400847874.20734">
            <text:p>1400847874.20734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office:value-type="float" office:value="1400846539.57893">
            <text:p>1400846539.57893</text:p>
          </table:table-cell>
          <table:table-cell office:value-type="float" office:value="60">
            <text:p>60</text:p>
          </table:table-cell>
          <table:table-cell office:value-type="float" office:value="1400846536.51096">
            <text:p>1400846536.51096</text:p>
          </table:table-cell>
          <table:table-cell office:value-type="float" office:value="127.6087">
            <text:p>127.6087</text:p>
          </table:table-cell>
          <table:table-cell/>
          <table:table-cell office:value-type="float" office:value="1400847732.66556">
            <text:p>1400847732.66556</text:p>
          </table:table-cell>
          <table:table-cell office:value-type="float" office:value="134.809738">
            <text:p>134.809738</text:p>
          </table:table-cell>
          <table:table-cell office:value-type="float" office:value="1400847733.28157">
            <text:p>1400847733.28157</text:p>
          </table:table-cell>
          <table:table-cell office:value-type="float" office:value="124.221">
            <text:p>124.221</text:p>
          </table:table-cell>
          <table:table-cell/>
          <table:table-cell office:value-type="float" office:value="1400847875.33849">
            <text:p>1400847875.33849</text:p>
          </table:table-cell>
          <table:table-cell office:value-type="float" office:value="36.703709">
            <text:p>36.703709</text:p>
          </table:table-cell>
          <table:table-cell office:value-type="float" office:value="1400847874.23837">
            <text:p>1400847874.23837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office:value-type="float" office:value="1400846539.78051">
            <text:p>1400846539.78051</text:p>
          </table:table-cell>
          <table:table-cell office:value-type="float" office:value="41.69873">
            <text:p>41.69873</text:p>
          </table:table-cell>
          <table:table-cell office:value-type="float" office:value="1400846536.52582">
            <text:p>1400846536.52582</text:p>
          </table:table-cell>
          <table:table-cell office:value-type="float" office:value="129.1485">
            <text:p>129.1485</text:p>
          </table:table-cell>
          <table:table-cell/>
          <table:table-cell office:value-type="float" office:value="1400847732.71583">
            <text:p>1400847732.71583</text:p>
          </table:table-cell>
          <table:table-cell office:value-type="float" office:value="134.240387">
            <text:p>134.240387</text:p>
          </table:table-cell>
          <table:table-cell office:value-type="float" office:value="1400847733.28174">
            <text:p>1400847733.28174</text:p>
          </table:table-cell>
          <table:table-cell office:value-type="float" office:value="127.6087">
            <text:p>127.6087</text:p>
          </table:table-cell>
          <table:table-cell/>
          <table:table-cell office:value-type="float" office:value="1400847875.43881">
            <text:p>1400847875.43881</text:p>
          </table:table-cell>
          <table:table-cell office:value-type="float" office:value="41.69873">
            <text:p>41.69873</text:p>
          </table:table-cell>
          <table:table-cell office:value-type="float" office:value="1400847874.2792">
            <text:p>1400847874.2792</text:p>
          </table:table-cell>
          <table:table-cell office:value-type="float" office:value="132.2283">
            <text:p>132.2283</text:p>
          </table:table-cell>
          <table:table-cell/>
        </table:table-row>
        <table:table-row table:style-name="ro1">
          <table:table-cell office:value-type="float" office:value="1400846539.98081">
            <text:p>1400846539.98081</text:p>
          </table:table-cell>
          <table:table-cell office:value-type="float" office:value="35">
            <text:p>35</text:p>
          </table:table-cell>
          <table:table-cell office:value-type="float" office:value="1400846536.58028">
            <text:p>1400846536.58028</text:p>
          </table:table-cell>
          <table:table-cell office:value-type="float" office:value="131.6123">
            <text:p>131.6123</text:p>
          </table:table-cell>
          <table:table-cell/>
          <table:table-cell office:value-type="float" office:value="1400847732.7661">
            <text:p>1400847732.7661</text:p>
          </table:table-cell>
          <table:table-cell office:value-type="float" office:value="133.296295">
            <text:p>133.296295</text:p>
          </table:table-cell>
          <table:table-cell office:value-type="float" office:value="1400847733.28222">
            <text:p>1400847733.28222</text:p>
          </table:table-cell>
          <table:table-cell office:value-type="float" office:value="129.1485">
            <text:p>129.1485</text:p>
          </table:table-cell>
          <table:table-cell/>
          <table:table-cell office:value-type="float" office:value="1400847875.53916">
            <text:p>1400847875.53916</text:p>
          </table:table-cell>
          <table:table-cell office:value-type="float" office:value="49.644661">
            <text:p>49.644661</text:p>
          </table:table-cell>
          <table:table-cell office:value-type="float" office:value="1400847874.29973">
            <text:p>1400847874.29973</text:p>
          </table:table-cell>
          <table:table-cell office:value-type="float" office:value="132.2283">
            <text:p>132.2283</text:p>
          </table:table-cell>
          <table:table-cell/>
        </table:table-row>
        <table:table-row table:style-name="ro1">
          <table:table-cell office:value-type="float" office:value="1400846540.18116">
            <text:p>1400846540.18116</text:p>
          </table:table-cell>
          <table:table-cell office:value-type="float" office:value="41.69873">
            <text:p>41.69873</text:p>
          </table:table-cell>
          <table:table-cell office:value-type="float" office:value="1400846536.62425">
            <text:p>1400846536.62425</text:p>
          </table:table-cell>
          <table:table-cell office:value-type="float" office:value="130.9963">
            <text:p>130.9963</text:p>
          </table:table-cell>
          <table:table-cell/>
          <table:table-cell office:value-type="float" office:value="1400847732.81634">
            <text:p>1400847732.81634</text:p>
          </table:table-cell>
          <table:table-cell office:value-type="float" office:value="131.984634">
            <text:p>131.984634</text:p>
          </table:table-cell>
          <table:table-cell office:value-type="float" office:value="1400847733.28241">
            <text:p>1400847733.28241</text:p>
          </table:table-cell>
          <table:table-cell office:value-type="float" office:value="129.1485">
            <text:p>129.1485</text:p>
          </table:table-cell>
          <table:table-cell/>
          <table:table-cell office:value-type="float" office:value="1400847875.63943">
            <text:p>1400847875.63943</text:p>
          </table:table-cell>
          <table:table-cell office:value-type="float" office:value="60">
            <text:p>60</text:p>
          </table:table-cell>
          <table:table-cell office:value-type="float" office:value="1400847874.32924">
            <text:p>1400847874.32924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office:value-type="float" office:value="1400846540.38152">
            <text:p>1400846540.38152</text:p>
          </table:table-cell>
          <table:table-cell office:value-type="float" office:value="60">
            <text:p>60</text:p>
          </table:table-cell>
          <table:table-cell office:value-type="float" office:value="1400846536.62454">
            <text:p>1400846536.62454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732.86659">
            <text:p>1400847732.86659</text:p>
          </table:table-cell>
          <table:table-cell office:value-type="float" office:value="130.315384">
            <text:p>130.315384</text:p>
          </table:table-cell>
          <table:table-cell office:value-type="float" office:value="1400847733.28261">
            <text:p>1400847733.28261</text:p>
          </table:table-cell>
          <table:table-cell office:value-type="float" office:value="130.9963">
            <text:p>130.9963</text:p>
          </table:table-cell>
          <table:table-cell/>
          <table:table-cell office:value-type="float" office:value="1400847875.73967">
            <text:p>1400847875.73967</text:p>
          </table:table-cell>
          <table:table-cell office:value-type="float" office:value="72.059052">
            <text:p>72.059052</text:p>
          </table:table-cell>
          <table:table-cell office:value-type="float" office:value="1400847874.34375">
            <text:p>1400847874.34375</text:p>
          </table:table-cell>
          <table:table-cell office:value-type="float" office:value="131.6123">
            <text:p>131.6123</text:p>
          </table:table-cell>
          <table:table-cell/>
        </table:table-row>
        <table:table-row table:style-name="ro1">
          <table:table-cell office:value-type="float" office:value="1400846540.58185">
            <text:p>1400846540.58185</text:p>
          </table:table-cell>
          <table:table-cell office:value-type="float" office:value="85">
            <text:p>85</text:p>
          </table:table-cell>
          <table:table-cell office:value-type="float" office:value="1400846536.65223">
            <text:p>1400846536.65223</text:p>
          </table:table-cell>
          <table:table-cell office:value-type="float" office:value="132.2283">
            <text:p>132.2283</text:p>
          </table:table-cell>
          <table:table-cell table:formula="of:=[.A4]-[.C28]" office:value-type="float" office:value="-0.379019975662231">
            <text:p>-0.3790199757</text:p>
          </table:table-cell>
          <table:table-cell office:value-type="float" office:value="1400847732.91686">
            <text:p>1400847732.91686</text:p>
          </table:table-cell>
          <table:table-cell office:value-type="float" office:value="128.30127">
            <text:p>128.30127</text:p>
          </table:table-cell>
          <table:table-cell office:value-type="float" office:value="1400847733.28277">
            <text:p>1400847733.28277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5.83995">
            <text:p>1400847875.83995</text:p>
          </table:table-cell>
          <table:table-cell office:value-type="float" office:value="85">
            <text:p>85</text:p>
          </table:table-cell>
          <table:table-cell office:value-type="float" office:value="1400847874.39177">
            <text:p>1400847874.39177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office:value-type="float" office:value="1400846540.78219">
            <text:p>1400846540.78219</text:p>
          </table:table-cell>
          <table:table-cell office:value-type="float" office:value="110">
            <text:p>110</text:p>
          </table:table-cell>
          <table:table-cell office:value-type="float" office:value="1400846536.68539">
            <text:p>1400846536.68539</text:p>
          </table:table-cell>
          <table:table-cell office:value-type="float" office:value="134.076">
            <text:p>134.076</text:p>
          </table:table-cell>
          <table:table-cell table:formula="of:=[.C64]-[.A10]" office:value-type="float" office:value="0.343109846115112">
            <text:p>0.3431098461</text:p>
          </table:table-cell>
          <table:table-cell office:value-type="float" office:value="1400847732.96714">
            <text:p>1400847732.96714</text:p>
          </table:table-cell>
          <table:table-cell office:value-type="float" office:value="125.957603">
            <text:p>125.957603</text:p>
          </table:table-cell>
          <table:table-cell office:value-type="float" office:value="1400847733.28295">
            <text:p>1400847733.28295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5.9403">
            <text:p>1400847875.9403</text:p>
          </table:table-cell>
          <table:table-cell office:value-type="float" office:value="97.940948">
            <text:p>97.940948</text:p>
          </table:table-cell>
          <table:table-cell office:value-type="float" office:value="1400847874.40798">
            <text:p>1400847874.40798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office:value-type="float" office:value="1400846540.98251">
            <text:p>1400846540.98251</text:p>
          </table:table-cell>
          <table:table-cell office:value-type="float" office:value="128.30127">
            <text:p>128.30127</text:p>
          </table:table-cell>
          <table:table-cell office:value-type="float" office:value="1400846536.71864">
            <text:p>1400846536.71864</text:p>
          </table:table-cell>
          <table:table-cell office:value-type="float" office:value="134.692">
            <text:p>134.692</text:p>
          </table:table-cell>
          <table:table-cell/>
          <table:table-cell office:value-type="float" office:value="1400847733.01741">
            <text:p>1400847733.01741</text:p>
          </table:table-cell>
          <table:table-cell office:value-type="float" office:value="123.302223">
            <text:p>123.302223</text:p>
          </table:table-cell>
          <table:table-cell office:value-type="float" office:value="1400847733.28307">
            <text:p>1400847733.28307</text:p>
          </table:table-cell>
          <table:table-cell office:value-type="float" office:value="132.2283">
            <text:p>132.2283</text:p>
          </table:table-cell>
          <table:table-cell/>
          <table:table-cell office:value-type="float" office:value="1400847876.04066">
            <text:p>1400847876.04066</text:p>
          </table:table-cell>
          <table:table-cell office:value-type="float" office:value="110">
            <text:p>110</text:p>
          </table:table-cell>
          <table:table-cell office:value-type="float" office:value="1400847874.44118">
            <text:p>1400847874.44118</text:p>
          </table:table-cell>
          <table:table-cell office:value-type="float" office:value="130.3804">
            <text:p>130.3804</text:p>
          </table:table-cell>
          <table:table-cell/>
        </table:table-row>
        <table:table-row table:style-name="ro1">
          <table:table-cell office:value-type="float" office:value="1400846541.18289">
            <text:p>1400846541.18289</text:p>
          </table:table-cell>
          <table:table-cell office:value-type="float" office:value="135">
            <text:p>135</text:p>
          </table:table-cell>
          <table:table-cell office:value-type="float" office:value="1400846536.75291">
            <text:p>1400846536.75291</text:p>
          </table:table-cell>
          <table:table-cell office:value-type="float" office:value="135">
            <text:p>135</text:p>
          </table:table-cell>
          <table:table-cell/>
          <table:table-cell office:value-type="float" office:value="1400847733.06764">
            <text:p>1400847733.06764</text:p>
          </table:table-cell>
          <table:table-cell office:value-type="float" office:value="120.355339">
            <text:p>120.355339</text:p>
          </table:table-cell>
          <table:table-cell office:value-type="float" office:value="1400847733.28313">
            <text:p>1400847733.28313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6.14093">
            <text:p>1400847876.14093</text:p>
          </table:table-cell>
          <table:table-cell office:value-type="float" office:value="120.355339">
            <text:p>120.355339</text:p>
          </table:table-cell>
          <table:table-cell office:value-type="float" office:value="1400847874.48498">
            <text:p>1400847874.48498</text:p>
          </table:table-cell>
          <table:table-cell office:value-type="float" office:value="129.1485">
            <text:p>129.1485</text:p>
          </table:table-cell>
          <table:table-cell/>
        </table:table-row>
        <table:table-row table:style-name="ro1">
          <table:table-cell office:value-type="float" office:value="1400846541.38318">
            <text:p>1400846541.38318</text:p>
          </table:table-cell>
          <table:table-cell office:value-type="float" office:value="128.30127">
            <text:p>128.30127</text:p>
          </table:table-cell>
          <table:table-cell office:value-type="float" office:value="1400846536.81984">
            <text:p>1400846536.81984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733.1179">
            <text:p>1400847733.1179</text:p>
          </table:table-cell>
          <table:table-cell office:value-type="float" office:value="117.139381">
            <text:p>117.139381</text:p>
          </table:table-cell>
          <table:table-cell office:value-type="float" office:value="1400847733.28319">
            <text:p>1400847733.28319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6.2412">
            <text:p>1400847876.2412</text:p>
          </table:table-cell>
          <table:table-cell office:value-type="float" office:value="128.30127">
            <text:p>128.30127</text:p>
          </table:table-cell>
          <table:table-cell office:value-type="float" office:value="1400847874.50314">
            <text:p>1400847874.50314</text:p>
          </table:table-cell>
          <table:table-cell office:value-type="float" office:value="126.9927">
            <text:p>126.9927</text:p>
          </table:table-cell>
          <table:table-cell/>
        </table:table-row>
        <table:table-row table:style-name="ro1">
          <table:table-cell office:value-type="float" office:value="1400846541.5835">
            <text:p>1400846541.5835</text:p>
          </table:table-cell>
          <table:table-cell office:value-type="float" office:value="110">
            <text:p>110</text:p>
          </table:table-cell>
          <table:table-cell office:value-type="float" office:value="1400846536.82011">
            <text:p>1400846536.82011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733.16812">
            <text:p>1400847733.16812</text:p>
          </table:table-cell>
          <table:table-cell office:value-type="float" office:value="113.678825">
            <text:p>113.678825</text:p>
          </table:table-cell>
          <table:table-cell office:value-type="float" office:value="1400847733.28326">
            <text:p>1400847733.28326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6.34155">
            <text:p>1400847876.34155</text:p>
          </table:table-cell>
          <table:table-cell office:value-type="float" office:value="133.296295">
            <text:p>133.296295</text:p>
          </table:table-cell>
          <table:table-cell office:value-type="float" office:value="1400847874.53646">
            <text:p>1400847874.53646</text:p>
          </table:table-cell>
          <table:table-cell office:value-type="float" office:value="125.1449">
            <text:p>125.1449</text:p>
          </table:table-cell>
          <table:table-cell/>
        </table:table-row>
        <table:table-row table:style-name="ro1">
          <table:table-cell office:value-type="float" office:value="1400846541.7838">
            <text:p>1400846541.7838</text:p>
          </table:table-cell>
          <table:table-cell office:value-type="float" office:value="85">
            <text:p>85</text:p>
          </table:table-cell>
          <table:table-cell office:value-type="float" office:value="1400846536.85074">
            <text:p>1400846536.85074</text:p>
          </table:table-cell>
          <table:table-cell office:value-type="float" office:value="130.9963">
            <text:p>130.9963</text:p>
          </table:table-cell>
          <table:table-cell/>
          <table:table-cell office:value-type="float" office:value="1400847733.21835">
            <text:p>1400847733.21835</text:p>
          </table:table-cell>
          <table:table-cell office:value-type="float" office:value="110">
            <text:p>110</text:p>
          </table:table-cell>
          <table:table-cell office:value-type="float" office:value="1400847733.28332">
            <text:p>1400847733.28332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6.44188">
            <text:p>1400847876.44188</text:p>
          </table:table-cell>
          <table:table-cell office:value-type="float" office:value="135">
            <text:p>135</text:p>
          </table:table-cell>
          <table:table-cell office:value-type="float" office:value="1400847874.5802">
            <text:p>1400847874.5802</text:p>
          </table:table-cell>
          <table:table-cell office:value-type="float" office:value="123.605">
            <text:p>123.605</text:p>
          </table:table-cell>
          <table:table-cell/>
        </table:table-row>
        <table:table-row table:style-name="ro1">
          <table:table-cell office:value-type="float" office:value="1400846541.98415">
            <text:p>1400846541.98415</text:p>
          </table:table-cell>
          <table:table-cell office:value-type="float" office:value="60">
            <text:p>60</text:p>
          </table:table-cell>
          <table:table-cell office:value-type="float" office:value="1400846536.88643">
            <text:p>1400846536.88643</text:p>
          </table:table-cell>
          <table:table-cell office:value-type="float" office:value="130.3804">
            <text:p>130.3804</text:p>
          </table:table-cell>
          <table:table-cell/>
          <table:table-cell office:value-type="float" office:value="1400847733.26862">
            <text:p>1400847733.26862</text:p>
          </table:table-cell>
          <table:table-cell office:value-type="float" office:value="106.130913">
            <text:p>106.130913</text:p>
          </table:table-cell>
          <table:table-cell office:value-type="float" office:value="1400847733.28339">
            <text:p>1400847733.28339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6.54216">
            <text:p>1400847876.54216</text:p>
          </table:table-cell>
          <table:table-cell office:value-type="float" office:value="133.296295">
            <text:p>133.296295</text:p>
          </table:table-cell>
          <table:table-cell office:value-type="float" office:value="1400847874.60173">
            <text:p>1400847874.60173</text:p>
          </table:table-cell>
          <table:table-cell office:value-type="float" office:value="120.2173">
            <text:p>120.2173</text:p>
          </table:table-cell>
          <table:table-cell/>
        </table:table-row>
        <table:table-row table:style-name="ro1">
          <table:table-cell office:value-type="float" office:value="1400846542.18447">
            <text:p>1400846542.18447</text:p>
          </table:table-cell>
          <table:table-cell office:value-type="float" office:value="41.69873">
            <text:p>41.69873</text:p>
          </table:table-cell>
          <table:table-cell office:value-type="float" office:value="1400846536.91855">
            <text:p>1400846536.91855</text:p>
          </table:table-cell>
          <table:table-cell office:value-type="float" office:value="130.0724">
            <text:p>130.0724</text:p>
          </table:table-cell>
          <table:table-cell/>
          <table:table-cell office:value-type="float" office:value="1400847733.31883">
            <text:p>1400847733.31883</text:p>
          </table:table-cell>
          <table:table-cell office:value-type="float" office:value="102.101006">
            <text:p>102.101006</text:p>
          </table:table-cell>
          <table:table-cell office:value-type="float" office:value="1400847733.28345">
            <text:p>1400847733.28345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6.6424">
            <text:p>1400847876.6424</text:p>
          </table:table-cell>
          <table:table-cell office:value-type="float" office:value="128.30127">
            <text:p>128.30127</text:p>
          </table:table-cell>
          <table:table-cell office:value-type="float" office:value="1400847874.63454">
            <text:p>1400847874.63454</text:p>
          </table:table-cell>
          <table:table-cell office:value-type="float" office:value="114.9818">
            <text:p>114.9818</text:p>
          </table:table-cell>
          <table:table-cell/>
        </table:table-row>
        <table:table-row table:style-name="ro1">
          <table:table-cell office:value-type="float" office:value="1400846542.38483">
            <text:p>1400846542.38483</text:p>
          </table:table-cell>
          <table:table-cell office:value-type="float" office:value="35">
            <text:p>35</text:p>
          </table:table-cell>
          <table:table-cell office:value-type="float" office:value="1400846536.95381">
            <text:p>1400846536.95381</text:p>
          </table:table-cell>
          <table:table-cell office:value-type="float" office:value="125.7608">
            <text:p>125.7608</text:p>
          </table:table-cell>
          <table:table-cell/>
          <table:table-cell office:value-type="float" office:value="1400847733.36925">
            <text:p>1400847733.36925</text:p>
          </table:table-cell>
          <table:table-cell office:value-type="float" office:value="97.940948">
            <text:p>97.940948</text:p>
          </table:table-cell>
          <table:table-cell office:value-type="float" office:value="1400847733.28352">
            <text:p>1400847733.28352</text:p>
          </table:table-cell>
          <table:table-cell office:value-type="float" office:value="132.2283">
            <text:p>132.2283</text:p>
          </table:table-cell>
          <table:table-cell/>
          <table:table-cell office:value-type="float" office:value="1400847876.74274">
            <text:p>1400847876.74274</text:p>
          </table:table-cell>
          <table:table-cell office:value-type="float" office:value="120.355339">
            <text:p>120.355339</text:p>
          </table:table-cell>
          <table:table-cell office:value-type="float" office:value="1400847874.7042">
            <text:p>1400847874.7042</text:p>
          </table:table-cell>
          <table:table-cell office:value-type="float" office:value="110.6703">
            <text:p>110.6703</text:p>
          </table:table-cell>
          <table:table-cell/>
        </table:table-row>
        <table:table-row table:style-name="ro1">
          <table:table-cell office:value-type="float" office:value="1400846542.58515">
            <text:p>1400846542.58515</text:p>
          </table:table-cell>
          <table:table-cell office:value-type="float" office:value="41.69873">
            <text:p>41.69873</text:p>
          </table:table-cell>
          <table:table-cell office:value-type="float" office:value="1400846537.02189">
            <text:p>1400846537.02189</text:p>
          </table:table-cell>
          <table:table-cell office:value-type="float" office:value="122.9891">
            <text:p>122.9891</text:p>
          </table:table-cell>
          <table:table-cell/>
          <table:table-cell office:value-type="float" office:value="1400847733.41952">
            <text:p>1400847733.41952</text:p>
          </table:table-cell>
          <table:table-cell office:value-type="float" office:value="93.682411">
            <text:p>93.682411</text:p>
          </table:table-cell>
          <table:table-cell office:value-type="float" office:value="1400847733.28357">
            <text:p>1400847733.28357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6.84309">
            <text:p>1400847876.84309</text:p>
          </table:table-cell>
          <table:table-cell office:value-type="float" office:value="110">
            <text:p>110</text:p>
          </table:table-cell>
          <table:table-cell office:value-type="float" office:value="1400847874.70442">
            <text:p>1400847874.70442</text:p>
          </table:table-cell>
          <table:table-cell office:value-type="float" office:value="106.0507">
            <text:p>106.0507</text:p>
          </table:table-cell>
          <table:table-cell/>
        </table:table-row>
        <table:table-row table:style-name="ro1">
          <table:table-cell office:value-type="float" office:value="1400846542.78545">
            <text:p>1400846542.78545</text:p>
          </table:table-cell>
          <table:table-cell office:value-type="float" office:value="60">
            <text:p>60</text:p>
          </table:table-cell>
          <table:table-cell office:value-type="float" office:value="1400846537.02213">
            <text:p>1400846537.02213</text:p>
          </table:table-cell>
          <table:table-cell office:value-type="float" office:value="120.5253">
            <text:p>120.5253</text:p>
          </table:table-cell>
          <table:table-cell/>
          <table:table-cell office:value-type="float" office:value="1400847733.46979">
            <text:p>1400847733.46979</text:p>
          </table:table-cell>
          <table:table-cell office:value-type="float" office:value="89.357788">
            <text:p>89.357788</text:p>
          </table:table-cell>
          <table:table-cell office:value-type="float" office:value="1400847733.28599">
            <text:p>1400847733.28599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6.94336">
            <text:p>1400847876.94336</text:p>
          </table:table-cell>
          <table:table-cell office:value-type="float" office:value="97.940948">
            <text:p>97.940948</text:p>
          </table:table-cell>
          <table:table-cell office:value-type="float" office:value="1400847874.73247">
            <text:p>1400847874.73247</text:p>
          </table:table-cell>
          <table:table-cell office:value-type="float" office:value="105.1268">
            <text:p>105.1268</text:p>
          </table:table-cell>
          <table:table-cell/>
        </table:table-row>
        <table:table-row table:style-name="ro1">
          <table:table-cell office:value-type="float" office:value="1400846542.98578">
            <text:p>1400846542.98578</text:p>
          </table:table-cell>
          <table:table-cell office:value-type="float" office:value="85">
            <text:p>85</text:p>
          </table:table-cell>
          <table:table-cell office:value-type="float" office:value="1400846537.05003">
            <text:p>1400846537.05003</text:p>
          </table:table-cell>
          <table:table-cell office:value-type="float" office:value="116.8297">
            <text:p>116.8297</text:p>
          </table:table-cell>
          <table:table-cell/>
          <table:table-cell office:value-type="float" office:value="1400847733.52005">
            <text:p>1400847733.52005</text:p>
          </table:table-cell>
          <table:table-cell office:value-type="float" office:value="85">
            <text:p>85</text:p>
          </table:table-cell>
          <table:table-cell office:value-type="float" office:value="1400847733.2862">
            <text:p>1400847733.2862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7.04362">
            <text:p>1400847877.04362</text:p>
          </table:table-cell>
          <table:table-cell office:value-type="float" office:value="85">
            <text:p>85</text:p>
          </table:table-cell>
          <table:table-cell office:value-type="float" office:value="1400847874.80805">
            <text:p>1400847874.80805</text:p>
          </table:table-cell>
          <table:table-cell office:value-type="float" office:value="101.4311">
            <text:p>101.4311</text:p>
          </table:table-cell>
          <table:table-cell/>
        </table:table-row>
        <table:table-row table:style-name="ro1">
          <table:table-cell office:value-type="float" office:value="1400846543.18611">
            <text:p>1400846543.18611</text:p>
          </table:table-cell>
          <table:table-cell office:value-type="float" office:value="110">
            <text:p>110</text:p>
          </table:table-cell>
          <table:table-cell office:value-type="float" office:value="1400846537.08532">
            <text:p>1400846537.08532</text:p>
          </table:table-cell>
          <table:table-cell office:value-type="float" office:value="112.5181">
            <text:p>112.5181</text:p>
          </table:table-cell>
          <table:table-cell/>
          <table:table-cell office:value-type="float" office:value="1400847733.57033">
            <text:p>1400847733.57033</text:p>
          </table:table-cell>
          <table:table-cell office:value-type="float" office:value="80.642212">
            <text:p>80.642212</text:p>
          </table:table-cell>
          <table:table-cell office:value-type="float" office:value="1400847733.28628">
            <text:p>1400847733.28628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7.14382">
            <text:p>1400847877.14382</text:p>
          </table:table-cell>
          <table:table-cell office:value-type="float" office:value="72.059052">
            <text:p>72.059052</text:p>
          </table:table-cell>
          <table:table-cell office:value-type="float" office:value="1400847874.80833">
            <text:p>1400847874.80833</text:p>
          </table:table-cell>
          <table:table-cell office:value-type="float" office:value="97.11951">
            <text:p>97.11951</text:p>
          </table:table-cell>
          <table:table-cell/>
        </table:table-row>
        <table:table-row table:style-name="ro1">
          <table:table-cell office:value-type="float" office:value="1400846543.38641">
            <text:p>1400846543.38641</text:p>
          </table:table-cell>
          <table:table-cell office:value-type="float" office:value="128.30127">
            <text:p>128.30127</text:p>
          </table:table-cell>
          <table:table-cell office:value-type="float" office:value="1400846537.1206">
            <text:p>1400846537.1206</text:p>
          </table:table-cell>
          <table:table-cell office:value-type="float" office:value="110.0543">
            <text:p>110.0543</text:p>
          </table:table-cell>
          <table:table-cell/>
          <table:table-cell office:value-type="float" office:value="1400847733.62056">
            <text:p>1400847733.62056</text:p>
          </table:table-cell>
          <table:table-cell office:value-type="float" office:value="76.317589">
            <text:p>76.317589</text:p>
          </table:table-cell>
          <table:table-cell office:value-type="float" office:value="1400847733.28639">
            <text:p>1400847733.28639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7.24407">
            <text:p>1400847877.24407</text:p>
          </table:table-cell>
          <table:table-cell office:value-type="float" office:value="60">
            <text:p>60</text:p>
          </table:table-cell>
          <table:table-cell office:value-type="float" office:value="1400847874.83567">
            <text:p>1400847874.83567</text:p>
          </table:table-cell>
          <table:table-cell office:value-type="float" office:value="90.9601">
            <text:p>90.9601</text:p>
          </table:table-cell>
          <table:table-cell/>
        </table:table-row>
        <table:table-row table:style-name="ro1">
          <table:table-cell office:value-type="float" office:value="1400846543.5867">
            <text:p>1400846543.5867</text:p>
          </table:table-cell>
          <table:table-cell office:value-type="float" office:value="135">
            <text:p>135</text:p>
          </table:table-cell>
          <table:table-cell office:value-type="float" office:value="1400846537.15149">
            <text:p>1400846537.15149</text:p>
          </table:table-cell>
          <table:table-cell office:value-type="float" office:value="108.2065">
            <text:p>108.2065</text:p>
          </table:table-cell>
          <table:table-cell/>
          <table:table-cell office:value-type="float" office:value="1400847733.67083">
            <text:p>1400847733.67083</text:p>
          </table:table-cell>
          <table:table-cell office:value-type="float" office:value="72.059052">
            <text:p>72.059052</text:p>
          </table:table-cell>
          <table:table-cell office:value-type="float" office:value="1400847733.28645">
            <text:p>1400847733.28645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7.3444">
            <text:p>1400847877.3444</text:p>
          </table:table-cell>
          <table:table-cell office:value-type="float" office:value="49.644661">
            <text:p>49.644661</text:p>
          </table:table-cell>
          <table:table-cell office:value-type="float" office:value="1400847874.90402">
            <text:p>1400847874.90402</text:p>
          </table:table-cell>
          <table:table-cell office:value-type="float" office:value="83.56877">
            <text:p>83.56877</text:p>
          </table:table-cell>
          <table:table-cell/>
        </table:table-row>
        <table:table-row table:style-name="ro1">
          <table:table-cell office:value-type="float" office:value="1400846543.78698">
            <text:p>1400846543.78698</text:p>
          </table:table-cell>
          <table:table-cell office:value-type="float" office:value="128.30127">
            <text:p>128.30127</text:p>
          </table:table-cell>
          <table:table-cell office:value-type="float" office:value="1400846537.18344">
            <text:p>1400846537.18344</text:p>
          </table:table-cell>
          <table:table-cell office:value-type="float" office:value="102.971">
            <text:p>102.971</text:p>
          </table:table-cell>
          <table:table-cell/>
          <table:table-cell office:value-type="float" office:value="1400847733.72109">
            <text:p>1400847733.72109</text:p>
          </table:table-cell>
          <table:table-cell office:value-type="float" office:value="67.898994">
            <text:p>67.898994</text:p>
          </table:table-cell>
          <table:table-cell office:value-type="float" office:value="1400847733.28656">
            <text:p>1400847733.28656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7.4447">
            <text:p>1400847877.4447</text:p>
          </table:table-cell>
          <table:table-cell office:value-type="float" office:value="41.69873">
            <text:p>41.69873</text:p>
          </table:table-cell>
          <table:table-cell office:value-type="float" office:value="1400847874.90428">
            <text:p>1400847874.90428</text:p>
          </table:table-cell>
          <table:table-cell office:value-type="float" office:value="81.105">
            <text:p>81.105</text:p>
          </table:table-cell>
          <table:table-cell/>
        </table:table-row>
        <table:table-row table:style-name="ro1">
          <table:table-cell office:value-type="float" office:value="1400846543.98725">
            <text:p>1400846543.98725</text:p>
          </table:table-cell>
          <table:table-cell office:value-type="float" office:value="110">
            <text:p>110</text:p>
          </table:table-cell>
          <table:table-cell office:value-type="float" office:value="1400846537.22737">
            <text:p>1400846537.22737</text:p>
          </table:table-cell>
          <table:table-cell office:value-type="float" office:value="98.35143">
            <text:p>98.35143</text:p>
          </table:table-cell>
          <table:table-cell/>
          <table:table-cell office:value-type="float" office:value="1400847733.77137">
            <text:p>1400847733.77137</text:p>
          </table:table-cell>
          <table:table-cell office:value-type="float" office:value="63.869087">
            <text:p>63.869087</text:p>
          </table:table-cell>
          <table:table-cell office:value-type="float" office:value="1400847733.28662">
            <text:p>1400847733.28662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7.54503">
            <text:p>1400847877.54503</text:p>
          </table:table-cell>
          <table:table-cell office:value-type="float" office:value="36.703709">
            <text:p>36.703709</text:p>
          </table:table-cell>
          <table:table-cell office:value-type="float" office:value="1400847874.9299">
            <text:p>1400847874.9299</text:p>
          </table:table-cell>
          <table:table-cell office:value-type="float" office:value="78.64128">
            <text:p>78.64128</text:p>
          </table:table-cell>
          <table:table-cell/>
        </table:table-row>
        <table:table-row table:style-name="ro1">
          <table:table-cell office:value-type="float" office:value="1400846544.18762">
            <text:p>1400846544.18762</text:p>
          </table:table-cell>
          <table:table-cell office:value-type="float" office:value="85">
            <text:p>85</text:p>
          </table:table-cell>
          <table:table-cell office:value-type="float" office:value="1400846537.24658">
            <text:p>1400846537.24658</text:p>
          </table:table-cell>
          <table:table-cell office:value-type="float" office:value="94.34777">
            <text:p>94.34777</text:p>
          </table:table-cell>
          <table:table-cell/>
          <table:table-cell office:value-type="float" office:value="1400847733.82164">
            <text:p>1400847733.82164</text:p>
          </table:table-cell>
          <table:table-cell office:value-type="float" office:value="60">
            <text:p>60</text:p>
          </table:table-cell>
          <table:table-cell office:value-type="float" office:value="1400847733.28668">
            <text:p>1400847733.28668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7.64538">
            <text:p>1400847877.64538</text:p>
          </table:table-cell>
          <table:table-cell office:value-type="float" office:value="35">
            <text:p>35</text:p>
          </table:table-cell>
          <table:table-cell office:value-type="float" office:value="1400847875.00557">
            <text:p>1400847875.00557</text:p>
          </table:table-cell>
          <table:table-cell office:value-type="float" office:value="76.1775">
            <text:p>76.1775</text:p>
          </table:table-cell>
          <table:table-cell/>
        </table:table-row>
        <table:table-row table:style-name="ro1">
          <table:table-cell office:value-type="float" office:value="1400846544.38801">
            <text:p>1400846544.38801</text:p>
          </table:table-cell>
          <table:table-cell office:value-type="float" office:value="60">
            <text:p>60</text:p>
          </table:table-cell>
          <table:table-cell office:value-type="float" office:value="1400846537.26207">
            <text:p>1400846537.26207</text:p>
          </table:table-cell>
          <table:table-cell office:value-type="float" office:value="89.72824">
            <text:p>89.72824</text:p>
          </table:table-cell>
          <table:table-cell/>
          <table:table-cell office:value-type="float" office:value="1400847733.87188">
            <text:p>1400847733.87188</text:p>
          </table:table-cell>
          <table:table-cell office:value-type="float" office:value="56.321178">
            <text:p>56.321178</text:p>
          </table:table-cell>
          <table:table-cell office:value-type="float" office:value="1400847733.28675">
            <text:p>1400847733.28675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7.74575">
            <text:p>1400847877.74575</text:p>
          </table:table-cell>
          <table:table-cell office:value-type="float" office:value="36.703709">
            <text:p>36.703709</text:p>
          </table:table-cell>
          <table:table-cell office:value-type="float" office:value="1400847875.00584">
            <text:p>1400847875.00584</text:p>
          </table:table-cell>
          <table:table-cell office:value-type="float" office:value="73.71372">
            <text:p>73.71372</text:p>
          </table:table-cell>
          <table:table-cell/>
        </table:table-row>
        <table:table-row table:style-name="ro1">
          <table:table-cell office:value-type="float" office:value="1400846544.58833">
            <text:p>1400846544.58833</text:p>
          </table:table-cell>
          <table:table-cell office:value-type="float" office:value="41.69873">
            <text:p>41.69873</text:p>
          </table:table-cell>
          <table:table-cell office:value-type="float" office:value="1400846537.29229">
            <text:p>1400846537.29229</text:p>
          </table:table-cell>
          <table:table-cell office:value-type="float" office:value="86.34051">
            <text:p>86.34051</text:p>
          </table:table-cell>
          <table:table-cell/>
          <table:table-cell office:value-type="float" office:value="1400847733.92212">
            <text:p>1400847733.92212</text:p>
          </table:table-cell>
          <table:table-cell office:value-type="float" office:value="52.860619">
            <text:p>52.860619</text:p>
          </table:table-cell>
          <table:table-cell office:value-type="float" office:value="1400847733.28687">
            <text:p>1400847733.28687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7.84606">
            <text:p>1400847877.84606</text:p>
          </table:table-cell>
          <table:table-cell office:value-type="float" office:value="41.69873">
            <text:p>41.69873</text:p>
          </table:table-cell>
          <table:table-cell office:value-type="float" office:value="1400847875.04036">
            <text:p>1400847875.04036</text:p>
          </table:table-cell>
          <table:table-cell office:value-type="float" office:value="70.01809">
            <text:p>70.01809</text:p>
          </table:table-cell>
          <table:table-cell/>
        </table:table-row>
        <table:table-row table:style-name="ro1">
          <table:table-cell office:value-type="float" office:value="1400846544.78864">
            <text:p>1400846544.78864</text:p>
          </table:table-cell>
          <table:table-cell office:value-type="float" office:value="35">
            <text:p>35</text:p>
          </table:table-cell>
          <table:table-cell office:value-type="float" office:value="1400846537.32616">
            <text:p>1400846537.32616</text:p>
          </table:table-cell>
          <table:table-cell office:value-type="float" office:value="82.64488">
            <text:p>82.64488</text:p>
          </table:table-cell>
          <table:table-cell/>
          <table:table-cell office:value-type="float" office:value="1400847733.97237">
            <text:p>1400847733.97237</text:p>
          </table:table-cell>
          <table:table-cell office:value-type="float" office:value="49.644661">
            <text:p>49.644661</text:p>
          </table:table-cell>
          <table:table-cell office:value-type="float" office:value="1400847733.2998">
            <text:p>1400847733.2998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7.9464">
            <text:p>1400847877.9464</text:p>
          </table:table-cell>
          <table:table-cell office:value-type="float" office:value="49.644661">
            <text:p>49.644661</text:p>
          </table:table-cell>
          <table:table-cell office:value-type="float" office:value="1400847875.08378">
            <text:p>1400847875.08378</text:p>
          </table:table-cell>
          <table:table-cell office:value-type="float" office:value="64.16664">
            <text:p>64.16664</text:p>
          </table:table-cell>
          <table:table-cell/>
        </table:table-row>
        <table:table-row table:style-name="ro1">
          <table:table-cell office:value-type="float" office:value="1400846544.98891">
            <text:p>1400846544.98891</text:p>
          </table:table-cell>
          <table:table-cell office:value-type="float" office:value="41.69873">
            <text:p>41.69873</text:p>
          </table:table-cell>
          <table:table-cell office:value-type="float" office:value="1400846537.35735">
            <text:p>1400846537.35735</text:p>
          </table:table-cell>
          <table:table-cell office:value-type="float" office:value="78.64128">
            <text:p>78.64128</text:p>
          </table:table-cell>
          <table:table-cell/>
          <table:table-cell office:value-type="float" office:value="1400847734.02264">
            <text:p>1400847734.02264</text:p>
          </table:table-cell>
          <table:table-cell office:value-type="float" office:value="46.697777">
            <text:p>46.697777</text:p>
          </table:table-cell>
          <table:table-cell office:value-type="float" office:value="1400847734.1735">
            <text:p>1400847734.1735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8.04676">
            <text:p>1400847878.04676</text:p>
          </table:table-cell>
          <table:table-cell office:value-type="float" office:value="60">
            <text:p>60</text:p>
          </table:table-cell>
          <table:table-cell office:value-type="float" office:value="1400847875.09642">
            <text:p>1400847875.09642</text:p>
          </table:table-cell>
          <table:table-cell office:value-type="float" office:value="59.23909">
            <text:p>59.23909</text:p>
          </table:table-cell>
          <table:table-cell/>
        </table:table-row>
        <table:table-row table:style-name="ro1">
          <table:table-cell office:value-type="float" office:value="1400846545.18921">
            <text:p>1400846545.18921</text:p>
          </table:table-cell>
          <table:table-cell office:value-type="float" office:value="60">
            <text:p>60</text:p>
          </table:table-cell>
          <table:table-cell office:value-type="float" office:value="1400846537.42421">
            <text:p>1400846537.42421</text:p>
          </table:table-cell>
          <table:table-cell office:value-type="float" office:value="76.79343">
            <text:p>76.79343</text:p>
          </table:table-cell>
          <table:table-cell/>
          <table:table-cell office:value-type="float" office:value="1400847734.07288">
            <text:p>1400847734.07288</text:p>
          </table:table-cell>
          <table:table-cell office:value-type="float" office:value="44.042397">
            <text:p>44.042397</text:p>
          </table:table-cell>
          <table:table-cell office:value-type="float" office:value="1400847734.17387">
            <text:p>1400847734.17387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8.14711">
            <text:p>1400847878.14711</text:p>
          </table:table-cell>
          <table:table-cell office:value-type="float" office:value="72.059052">
            <text:p>72.059052</text:p>
          </table:table-cell>
          <table:table-cell office:value-type="float" office:value="1400847875.1281">
            <text:p>1400847875.1281</text:p>
          </table:table-cell>
          <table:table-cell office:value-type="float" office:value="56.77531">
            <text:p>56.77531</text:p>
          </table:table-cell>
          <table:table-cell/>
        </table:table-row>
        <table:table-row table:style-name="ro1">
          <table:table-cell office:value-type="float" office:value="1400846545.38955">
            <text:p>1400846545.38955</text:p>
          </table:table-cell>
          <table:table-cell office:value-type="float" office:value="85">
            <text:p>85</text:p>
          </table:table-cell>
          <table:table-cell office:value-type="float" office:value="1400846537.42448">
            <text:p>1400846537.42448</text:p>
          </table:table-cell>
          <table:table-cell office:value-type="float" office:value="70.94198">
            <text:p>70.94198</text:p>
          </table:table-cell>
          <table:table-cell/>
          <table:table-cell office:value-type="float" office:value="1400847734.12315">
            <text:p>1400847734.12315</text:p>
          </table:table-cell>
          <table:table-cell office:value-type="float" office:value="41.69873">
            <text:p>41.69873</text:p>
          </table:table-cell>
          <table:table-cell office:value-type="float" office:value="1400847734.17417">
            <text:p>1400847734.17417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8.24747">
            <text:p>1400847878.24747</text:p>
          </table:table-cell>
          <table:table-cell office:value-type="float" office:value="85">
            <text:p>85</text:p>
          </table:table-cell>
          <table:table-cell office:value-type="float" office:value="1400847875.14312">
            <text:p>1400847875.14312</text:p>
          </table:table-cell>
          <table:table-cell office:value-type="float" office:value="53.69561">
            <text:p>53.69561</text:p>
          </table:table-cell>
          <table:table-cell/>
        </table:table-row>
        <table:table-row table:style-name="ro1">
          <table:table-cell office:value-type="float" office:value="1400846545.58988">
            <text:p>1400846545.58988</text:p>
          </table:table-cell>
          <table:table-cell office:value-type="float" office:value="110">
            <text:p>110</text:p>
          </table:table-cell>
          <table:table-cell office:value-type="float" office:value="1400846537.4515">
            <text:p>1400846537.4515</text:p>
          </table:table-cell>
          <table:table-cell office:value-type="float" office:value="67.24635">
            <text:p>67.24635</text:p>
          </table:table-cell>
          <table:table-cell/>
          <table:table-cell office:value-type="float" office:value="1400847734.1734">
            <text:p>1400847734.1734</text:p>
          </table:table-cell>
          <table:table-cell office:value-type="float" office:value="39.684612">
            <text:p>39.684612</text:p>
          </table:table-cell>
          <table:table-cell office:value-type="float" office:value="1400847734.17449">
            <text:p>1400847734.17449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8.34784">
            <text:p>1400847878.34784</text:p>
          </table:table-cell>
          <table:table-cell office:value-type="float" office:value="97.940948">
            <text:p>97.940948</text:p>
          </table:table-cell>
          <table:table-cell office:value-type="float" office:value="1400847875.18789">
            <text:p>1400847875.18789</text:p>
          </table:table-cell>
          <table:table-cell office:value-type="float" office:value="50.30794">
            <text:p>50.30794</text:p>
          </table:table-cell>
          <table:table-cell/>
        </table:table-row>
        <table:table-row table:style-name="ro1">
          <table:table-cell office:value-type="float" office:value="1400846545.79017">
            <text:p>1400846545.79017</text:p>
          </table:table-cell>
          <table:table-cell office:value-type="float" office:value="128.30127">
            <text:p>128.30127</text:p>
          </table:table-cell>
          <table:table-cell office:value-type="float" office:value="1400846537.48587">
            <text:p>1400846537.48587</text:p>
          </table:table-cell>
          <table:table-cell office:value-type="float" office:value="63.85862">
            <text:p>63.85862</text:p>
          </table:table-cell>
          <table:table-cell/>
          <table:table-cell office:value-type="float" office:value="1400847734.22364">
            <text:p>1400847734.22364</text:p>
          </table:table-cell>
          <table:table-cell office:value-type="float" office:value="38.015369">
            <text:p>38.015369</text:p>
          </table:table-cell>
          <table:table-cell office:value-type="float" office:value="1400847734.17475">
            <text:p>1400847734.17475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8.44818">
            <text:p>1400847878.44818</text:p>
          </table:table-cell>
          <table:table-cell office:value-type="float" office:value="110">
            <text:p>110</text:p>
          </table:table-cell>
          <table:table-cell office:value-type="float" office:value="1400847875.20669">
            <text:p>1400847875.20669</text:p>
          </table:table-cell>
          <table:table-cell office:value-type="float" office:value="47.46372">
            <text:p>47.46372</text:p>
          </table:table-cell>
          <table:table-cell/>
        </table:table-row>
        <table:table-row table:style-name="ro1">
          <table:table-cell office:value-type="float" office:value="1400846545.9905">
            <text:p>1400846545.9905</text:p>
          </table:table-cell>
          <table:table-cell office:value-type="float" office:value="135">
            <text:p>135</text:p>
          </table:table-cell>
          <table:table-cell office:value-type="float" office:value="1400846537.52075">
            <text:p>1400846537.52075</text:p>
          </table:table-cell>
          <table:table-cell office:value-type="float" office:value="60.16298">
            <text:p>60.16298</text:p>
          </table:table-cell>
          <table:table-cell/>
          <table:table-cell office:value-type="float" office:value="1400847734.2739">
            <text:p>1400847734.2739</text:p>
          </table:table-cell>
          <table:table-cell office:value-type="float" office:value="36.703709">
            <text:p>36.703709</text:p>
          </table:table-cell>
          <table:table-cell office:value-type="float" office:value="1400847734.17519">
            <text:p>1400847734.17519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8.54853">
            <text:p>1400847878.54853</text:p>
          </table:table-cell>
          <table:table-cell office:value-type="float" office:value="120.355339">
            <text:p>120.355339</text:p>
          </table:table-cell>
          <table:table-cell office:value-type="float" office:value="1400847875.23963">
            <text:p>1400847875.23963</text:p>
          </table:table-cell>
          <table:table-cell office:value-type="float" office:value="44.20284">
            <text:p>44.20284</text:p>
          </table:table-cell>
          <table:table-cell/>
        </table:table-row>
        <table:table-row table:style-name="ro1">
          <table:table-cell office:value-type="float" office:value="1400846546.19083">
            <text:p>1400846546.19083</text:p>
          </table:table-cell>
          <table:table-cell office:value-type="float" office:value="128.30127">
            <text:p>128.30127</text:p>
          </table:table-cell>
          <table:table-cell office:value-type="float" office:value="1400846537.55076">
            <text:p>1400846537.55076</text:p>
          </table:table-cell>
          <table:table-cell office:value-type="float" office:value="57.69921">
            <text:p>57.69921</text:p>
          </table:table-cell>
          <table:table-cell/>
          <table:table-cell office:value-type="float" office:value="1400847734.32417">
            <text:p>1400847734.32417</text:p>
          </table:table-cell>
          <table:table-cell office:value-type="float" office:value="35.759613">
            <text:p>35.759613</text:p>
          </table:table-cell>
          <table:table-cell office:value-type="float" office:value="1400847734.17549">
            <text:p>1400847734.17549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8.64889">
            <text:p>1400847878.64889</text:p>
          </table:table-cell>
          <table:table-cell office:value-type="float" office:value="128.30127">
            <text:p>128.30127</text:p>
          </table:table-cell>
          <table:table-cell office:value-type="float" office:value="1400847875.28493">
            <text:p>1400847875.28493</text:p>
          </table:table-cell>
          <table:table-cell office:value-type="float" office:value="43.11588">
            <text:p>43.11588</text:p>
          </table:table-cell>
          <table:table-cell/>
        </table:table-row>
        <table:table-row table:style-name="ro1">
          <table:table-cell office:value-type="float" office:value="1400846546.39113">
            <text:p>1400846546.39113</text:p>
          </table:table-cell>
          <table:table-cell office:value-type="float" office:value="110">
            <text:p>110</text:p>
          </table:table-cell>
          <table:table-cell office:value-type="float" office:value="1400846537.58391">
            <text:p>1400846537.58391</text:p>
          </table:table-cell>
          <table:table-cell office:value-type="float" office:value="54.92747">
            <text:p>54.92747</text:p>
          </table:table-cell>
          <table:table-cell/>
          <table:table-cell office:value-type="float" office:value="1400847734.37444">
            <text:p>1400847734.37444</text:p>
          </table:table-cell>
          <table:table-cell office:value-type="float" office:value="35.190266">
            <text:p>35.190266</text:p>
          </table:table-cell>
          <table:table-cell office:value-type="float" office:value="1400847734.17583">
            <text:p>1400847734.17583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8.74923">
            <text:p>1400847878.74923</text:p>
          </table:table-cell>
          <table:table-cell office:value-type="float" office:value="133.296295">
            <text:p>133.296295</text:p>
          </table:table-cell>
          <table:table-cell office:value-type="float" office:value="1400847875.3017">
            <text:p>1400847875.3017</text:p>
          </table:table-cell>
          <table:table-cell office:value-type="float" office:value="40.94197">
            <text:p>40.94197</text:p>
          </table:table-cell>
          <table:table-cell/>
        </table:table-row>
        <table:table-row table:style-name="ro1">
          <table:table-cell office:value-type="float" office:value="1400846546.59142">
            <text:p>1400846546.59142</text:p>
          </table:table-cell>
          <table:table-cell office:value-type="float" office:value="85">
            <text:p>85</text:p>
          </table:table-cell>
          <table:table-cell office:value-type="float" office:value="1400846537.62727">
            <text:p>1400846537.62727</text:p>
          </table:table-cell>
          <table:table-cell office:value-type="float" office:value="51.23183">
            <text:p>51.23183</text:p>
          </table:table-cell>
          <table:table-cell/>
          <table:table-cell office:value-type="float" office:value="1400847734.42476">
            <text:p>1400847734.42476</text:p>
          </table:table-cell>
          <table:table-cell office:value-type="float" office:value="35">
            <text:p>35</text:p>
          </table:table-cell>
          <table:table-cell office:value-type="float" office:value="1400847734.17607">
            <text:p>1400847734.17607</text:p>
          </table:table-cell>
          <table:table-cell office:value-type="float" office:value="132.2283">
            <text:p>132.2283</text:p>
          </table:table-cell>
          <table:table-cell/>
          <table:table-cell office:value-type="float" office:value="1400847878.84958">
            <text:p>1400847878.84958</text:p>
          </table:table-cell>
          <table:table-cell office:value-type="float" office:value="135">
            <text:p>135</text:p>
          </table:table-cell>
          <table:table-cell office:value-type="float" office:value="1400847875.3373">
            <text:p>1400847875.3373</text:p>
          </table:table-cell>
          <table:table-cell office:value-type="float" office:value="38.76805">
            <text:p>38.76805</text:p>
          </table:table-cell>
          <table:table-cell/>
        </table:table-row>
        <table:table-row table:style-name="ro1">
          <table:table-cell office:value-type="float" office:value="1400846546.79178">
            <text:p>1400846546.79178</text:p>
          </table:table-cell>
          <table:table-cell office:value-type="float" office:value="60">
            <text:p>60</text:p>
          </table:table-cell>
          <table:table-cell office:value-type="float" office:value="1400846537.6566">
            <text:p>1400846537.6566</text:p>
          </table:table-cell>
          <table:table-cell office:value-type="float" office:value="47.46372">
            <text:p>47.46372</text:p>
          </table:table-cell>
          <table:table-cell/>
          <table:table-cell office:value-type="float" office:value="1400847734.47506">
            <text:p>1400847734.47506</text:p>
          </table:table-cell>
          <table:table-cell office:value-type="float" office:value="35.190266">
            <text:p>35.190266</text:p>
          </table:table-cell>
          <table:table-cell office:value-type="float" office:value="1400847734.17629">
            <text:p>1400847734.17629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8.94991">
            <text:p>1400847878.94991</text:p>
          </table:table-cell>
          <table:table-cell office:value-type="float" office:value="133.296295">
            <text:p>133.296295</text:p>
          </table:table-cell>
          <table:table-cell office:value-type="float" office:value="1400847875.40614">
            <text:p>1400847875.40614</text:p>
          </table:table-cell>
          <table:table-cell office:value-type="float" office:value="37.68109">
            <text:p>37.68109</text:p>
          </table:table-cell>
          <table:table-cell/>
        </table:table-row>
        <table:table-row table:style-name="ro1">
          <table:table-cell office:value-type="float" office:value="1400846546.99206">
            <text:p>1400846546.99206</text:p>
          </table:table-cell>
          <table:table-cell office:value-type="float" office:value="41.69873">
            <text:p>41.69873</text:p>
          </table:table-cell>
          <table:table-cell office:value-type="float" office:value="1400846537.69409">
            <text:p>1400846537.69409</text:p>
          </table:table-cell>
          <table:table-cell office:value-type="float" office:value="45.2898">
            <text:p>45.2898</text:p>
          </table:table-cell>
          <table:table-cell/>
          <table:table-cell office:value-type="float" office:value="1400847734.52534">
            <text:p>1400847734.52534</text:p>
          </table:table-cell>
          <table:table-cell office:value-type="float" office:value="35.759613">
            <text:p>35.759613</text:p>
          </table:table-cell>
          <table:table-cell office:value-type="float" office:value="1400847734.1765">
            <text:p>1400847734.1765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9.05027">
            <text:p>1400847879.05027</text:p>
          </table:table-cell>
          <table:table-cell office:value-type="float" office:value="128.30127">
            <text:p>128.30127</text:p>
          </table:table-cell>
          <table:table-cell office:value-type="float" office:value="1400847875.40641">
            <text:p>1400847875.40641</text:p>
          </table:table-cell>
          <table:table-cell office:value-type="float" office:value="36.95647">
            <text:p>36.95647</text:p>
          </table:table-cell>
          <table:table-cell/>
        </table:table-row>
        <table:table-row table:style-name="ro1">
          <table:table-cell office:value-type="float" office:value="1400846547.19234">
            <text:p>1400846547.19234</text:p>
          </table:table-cell>
          <table:table-cell office:value-type="float" office:value="35">
            <text:p>35</text:p>
          </table:table-cell>
          <table:table-cell office:value-type="float" office:value="1400846537.72158">
            <text:p>1400846537.72158</text:p>
          </table:table-cell>
          <table:table-cell office:value-type="float" office:value="42.39126">
            <text:p>42.39126</text:p>
          </table:table-cell>
          <table:table-cell/>
          <table:table-cell office:value-type="float" office:value="1400847734.57562">
            <text:p>1400847734.57562</text:p>
          </table:table-cell>
          <table:table-cell office:value-type="float" office:value="36.703709">
            <text:p>36.703709</text:p>
          </table:table-cell>
          <table:table-cell office:value-type="float" office:value="1400847734.17671">
            <text:p>1400847734.17671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9.15059">
            <text:p>1400847879.15059</text:p>
          </table:table-cell>
          <table:table-cell office:value-type="float" office:value="120.355339">
            <text:p>120.355339</text:p>
          </table:table-cell>
          <table:table-cell office:value-type="float" office:value="1400847875.43561">
            <text:p>1400847875.43561</text:p>
          </table:table-cell>
          <table:table-cell office:value-type="float" office:value="36.59413">
            <text:p>36.59413</text:p>
          </table:table-cell>
          <table:table-cell/>
        </table:table-row>
        <table:table-row table:style-name="ro1">
          <table:table-cell office:value-type="float" office:value="1400846547.39266">
            <text:p>1400846547.39266</text:p>
          </table:table-cell>
          <table:table-cell office:value-type="float" office:value="41.69873">
            <text:p>41.69873</text:p>
          </table:table-cell>
          <table:table-cell office:value-type="float" office:value="1400846537.75295">
            <text:p>1400846537.75295</text:p>
          </table:table-cell>
          <table:table-cell office:value-type="float" office:value="41.66664">
            <text:p>41.66664</text:p>
          </table:table-cell>
          <table:table-cell/>
          <table:table-cell office:value-type="float" office:value="1400847734.62591">
            <text:p>1400847734.62591</text:p>
          </table:table-cell>
          <table:table-cell office:value-type="float" office:value="38.015369">
            <text:p>38.015369</text:p>
          </table:table-cell>
          <table:table-cell office:value-type="float" office:value="1400847734.17691">
            <text:p>1400847734.17691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9.2509">
            <text:p>1400847879.2509</text:p>
          </table:table-cell>
          <table:table-cell office:value-type="float" office:value="110">
            <text:p>110</text:p>
          </table:table-cell>
          <table:table-cell office:value-type="float" office:value="1400847875.50383">
            <text:p>1400847875.50383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office:value-type="float" office:value="1400846547.59296">
            <text:p>1400846547.59296</text:p>
          </table:table-cell>
          <table:table-cell office:value-type="float" office:value="60">
            <text:p>60</text:p>
          </table:table-cell>
          <table:table-cell office:value-type="float" office:value="1400846537.78394">
            <text:p>1400846537.78394</text:p>
          </table:table-cell>
          <table:table-cell office:value-type="float" office:value="40.21735">
            <text:p>40.21735</text:p>
          </table:table-cell>
          <table:table-cell/>
          <table:table-cell office:value-type="float" office:value="1400847734.67619">
            <text:p>1400847734.67619</text:p>
          </table:table-cell>
          <table:table-cell office:value-type="float" office:value="39.684612">
            <text:p>39.684612</text:p>
          </table:table-cell>
          <table:table-cell office:value-type="float" office:value="1400847734.17719">
            <text:p>1400847734.17719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9.3512">
            <text:p>1400847879.3512</text:p>
          </table:table-cell>
          <table:table-cell office:value-type="float" office:value="97.940948">
            <text:p>97.940948</text:p>
          </table:table-cell>
          <table:table-cell office:value-type="float" office:value="1400847875.50411">
            <text:p>1400847875.50411</text:p>
          </table:table-cell>
          <table:table-cell office:value-type="float" office:value="34.05793">
            <text:p>34.05793</text:p>
          </table:table-cell>
          <table:table-cell/>
        </table:table-row>
        <table:table-row table:style-name="ro1">
          <table:table-cell office:value-type="float" office:value="1400846547.79328">
            <text:p>1400846547.79328</text:p>
          </table:table-cell>
          <table:table-cell office:value-type="float" office:value="85">
            <text:p>85</text:p>
          </table:table-cell>
          <table:table-cell office:value-type="float" office:value="1400846537.84168">
            <text:p>1400846537.84168</text:p>
          </table:table-cell>
          <table:table-cell office:value-type="float" office:value="38.40577">
            <text:p>38.40577</text:p>
          </table:table-cell>
          <table:table-cell/>
          <table:table-cell office:value-type="float" office:value="1400847734.72648">
            <text:p>1400847734.72648</text:p>
          </table:table-cell>
          <table:table-cell office:value-type="float" office:value="41.69873">
            <text:p>41.69873</text:p>
          </table:table-cell>
          <table:table-cell office:value-type="float" office:value="1400847734.17739">
            <text:p>1400847734.17739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9.45148">
            <text:p>1400847879.45148</text:p>
          </table:table-cell>
          <table:table-cell office:value-type="float" office:value="85">
            <text:p>85</text:p>
          </table:table-cell>
          <table:table-cell office:value-type="float" office:value="1400847875.5357">
            <text:p>1400847875.5357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office:value-type="float" office:value="1400846547.99355">
            <text:p>1400846547.99355</text:p>
          </table:table-cell>
          <table:table-cell office:value-type="float" office:value="110">
            <text:p>110</text:p>
          </table:table-cell>
          <table:table-cell office:value-type="float" office:value="1400846537.85507">
            <text:p>1400846537.85507</text:p>
          </table:table-cell>
          <table:table-cell office:value-type="float" office:value="38.76805">
            <text:p>38.76805</text:p>
          </table:table-cell>
          <table:table-cell/>
          <table:table-cell office:value-type="float" office:value="1400847734.77674">
            <text:p>1400847734.77674</text:p>
          </table:table-cell>
          <table:table-cell office:value-type="float" office:value="44.042397">
            <text:p>44.042397</text:p>
          </table:table-cell>
          <table:table-cell office:value-type="float" office:value="1400847734.17758">
            <text:p>1400847734.17758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9.55174">
            <text:p>1400847879.55174</text:p>
          </table:table-cell>
          <table:table-cell office:value-type="float" office:value="72.059052">
            <text:p>72.059052</text:p>
          </table:table-cell>
          <table:table-cell office:value-type="float" office:value="1400847875.60934">
            <text:p>1400847875.60934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office:value-type="float" office:value="1400846548.19382">
            <text:p>1400846548.19382</text:p>
          </table:table-cell>
          <table:table-cell office:value-type="float" office:value="128.30127">
            <text:p>128.30127</text:p>
          </table:table-cell>
          <table:table-cell office:value-type="float" office:value="1400846537.88669">
            <text:p>1400846537.88669</text:p>
          </table:table-cell>
          <table:table-cell office:value-type="float" office:value="36.95647">
            <text:p>36.95647</text:p>
          </table:table-cell>
          <table:table-cell/>
          <table:table-cell office:value-type="float" office:value="1400847734.82698">
            <text:p>1400847734.82698</text:p>
          </table:table-cell>
          <table:table-cell office:value-type="float" office:value="46.697777">
            <text:p>46.697777</text:p>
          </table:table-cell>
          <table:table-cell office:value-type="float" office:value="1400847734.17776">
            <text:p>1400847734.17776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9.65209">
            <text:p>1400847879.65209</text:p>
          </table:table-cell>
          <table:table-cell office:value-type="float" office:value="60">
            <text:p>60</text:p>
          </table:table-cell>
          <table:table-cell office:value-type="float" office:value="1400847875.60969">
            <text:p>1400847875.60969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office:value-type="float" office:value="1400846548.39414">
            <text:p>1400846548.39414</text:p>
          </table:table-cell>
          <table:table-cell office:value-type="float" office:value="135">
            <text:p>135</text:p>
          </table:table-cell>
          <table:table-cell office:value-type="float" office:value="1400846537.91882">
            <text:p>1400846537.91882</text:p>
          </table:table-cell>
          <table:table-cell office:value-type="float" office:value="35.14489">
            <text:p>35.14489</text:p>
          </table:table-cell>
          <table:table-cell/>
          <table:table-cell office:value-type="float" office:value="1400847734.87729">
            <text:p>1400847734.87729</text:p>
          </table:table-cell>
          <table:table-cell office:value-type="float" office:value="49.644661">
            <text:p>49.644661</text:p>
          </table:table-cell>
          <table:table-cell office:value-type="float" office:value="1400847734.17797">
            <text:p>1400847734.17797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9.75243">
            <text:p>1400847879.75243</text:p>
          </table:table-cell>
          <table:table-cell office:value-type="float" office:value="49.644661">
            <text:p>49.644661</text:p>
          </table:table-cell>
          <table:table-cell office:value-type="float" office:value="1400847875.63868">
            <text:p>1400847875.63868</text:p>
          </table:table-cell>
          <table:table-cell office:value-type="float" office:value="35.14489">
            <text:p>35.14489</text:p>
          </table:table-cell>
          <table:table-cell/>
        </table:table-row>
        <table:table-row table:style-name="ro1">
          <table:table-cell office:value-type="float" office:value="1400846548.59448">
            <text:p>1400846548.59448</text:p>
          </table:table-cell>
          <table:table-cell office:value-type="float" office:value="128.30127">
            <text:p>128.30127</text:p>
          </table:table-cell>
          <table:table-cell office:value-type="float" office:value="1400846537.95074">
            <text:p>1400846537.95074</text:p>
          </table:table-cell>
          <table:table-cell office:value-type="float" office:value="35.50717">
            <text:p>35.50717</text:p>
          </table:table-cell>
          <table:table-cell/>
          <table:table-cell office:value-type="float" office:value="1400847734.92762">
            <text:p>1400847734.92762</text:p>
          </table:table-cell>
          <table:table-cell office:value-type="float" office:value="52.860619">
            <text:p>52.860619</text:p>
          </table:table-cell>
          <table:table-cell office:value-type="float" office:value="1400847734.17814">
            <text:p>1400847734.17814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79.85274">
            <text:p>1400847879.85274</text:p>
          </table:table-cell>
          <table:table-cell office:value-type="float" office:value="41.69873">
            <text:p>41.69873</text:p>
          </table:table-cell>
          <table:table-cell office:value-type="float" office:value="1400847875.70463">
            <text:p>1400847875.70463</text:p>
          </table:table-cell>
          <table:table-cell office:value-type="float" office:value="36.95647">
            <text:p>36.95647</text:p>
          </table:table-cell>
          <table:table-cell/>
        </table:table-row>
        <table:table-row table:style-name="ro1">
          <table:table-cell office:value-type="float" office:value="1400846548.79483">
            <text:p>1400846548.79483</text:p>
          </table:table-cell>
          <table:table-cell office:value-type="float" office:value="110">
            <text:p>110</text:p>
          </table:table-cell>
          <table:table-cell office:value-type="float" office:value="1400846538.02086">
            <text:p>1400846538.02086</text:p>
          </table:table-cell>
          <table:table-cell office:value-type="float" office:value="35.86951">
            <text:p>35.86951</text:p>
          </table:table-cell>
          <table:table-cell/>
          <table:table-cell office:value-type="float" office:value="1400847734.97793">
            <text:p>1400847734.97793</text:p>
          </table:table-cell>
          <table:table-cell office:value-type="float" office:value="56.321178">
            <text:p>56.321178</text:p>
          </table:table-cell>
          <table:table-cell office:value-type="float" office:value="1400847734.17832">
            <text:p>1400847734.17832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79.95302">
            <text:p>1400847879.95302</text:p>
          </table:table-cell>
          <table:table-cell office:value-type="float" office:value="36.703709">
            <text:p>36.703709</text:p>
          </table:table-cell>
          <table:table-cell office:value-type="float" office:value="1400847875.70491">
            <text:p>1400847875.70491</text:p>
          </table:table-cell>
          <table:table-cell office:value-type="float" office:value="39.85501">
            <text:p>39.85501</text:p>
          </table:table-cell>
          <table:table-cell/>
        </table:table-row>
        <table:table-row table:style-name="ro1">
          <table:table-cell office:value-type="float" office:value="1400846548.99513">
            <text:p>1400846548.99513</text:p>
          </table:table-cell>
          <table:table-cell office:value-type="float" office:value="85">
            <text:p>85</text:p>
          </table:table-cell>
          <table:table-cell office:value-type="float" office:value="1400846538.02113">
            <text:p>1400846538.02113</text:p>
          </table:table-cell>
          <table:table-cell office:value-type="float" office:value="35.50717">
            <text:p>35.50717</text:p>
          </table:table-cell>
          <table:table-cell/>
          <table:table-cell office:value-type="float" office:value="1400847735.02825">
            <text:p>1400847735.02825</text:p>
          </table:table-cell>
          <table:table-cell office:value-type="float" office:value="60">
            <text:p>60</text:p>
          </table:table-cell>
          <table:table-cell office:value-type="float" office:value="1400847734.17847">
            <text:p>1400847734.17847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80.05332">
            <text:p>1400847880.05332</text:p>
          </table:table-cell>
          <table:table-cell office:value-type="float" office:value="35">
            <text:p>35</text:p>
          </table:table-cell>
          <table:table-cell office:value-type="float" office:value="1400847875.73962">
            <text:p>1400847875.73962</text:p>
          </table:table-cell>
          <table:table-cell office:value-type="float" office:value="41.66664">
            <text:p>41.66664</text:p>
          </table:table-cell>
          <table:table-cell/>
        </table:table-row>
        <table:table-row table:style-name="ro1">
          <table:table-cell office:value-type="float" office:value="1400846549.19546">
            <text:p>1400846549.19546</text:p>
          </table:table-cell>
          <table:table-cell office:value-type="float" office:value="60">
            <text:p>60</text:p>
          </table:table-cell>
          <table:table-cell office:value-type="float" office:value="1400846538.03185">
            <text:p>1400846538.03185</text:p>
          </table:table-cell>
          <table:table-cell office:value-type="float" office:value="36.95647">
            <text:p>36.95647</text:p>
          </table:table-cell>
          <table:table-cell/>
          <table:table-cell office:value-type="float" office:value="1400847735.0785">
            <text:p>1400847735.0785</text:p>
          </table:table-cell>
          <table:table-cell office:value-type="float" office:value="63.869087">
            <text:p>63.869087</text:p>
          </table:table-cell>
          <table:table-cell office:value-type="float" office:value="1400847734.17862">
            <text:p>1400847734.17862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80.15357">
            <text:p>1400847880.15357</text:p>
          </table:table-cell>
          <table:table-cell office:value-type="float" office:value="36.703709">
            <text:p>36.703709</text:p>
          </table:table-cell>
          <table:table-cell office:value-type="float" office:value="1400847875.80594">
            <text:p>1400847875.80594</text:p>
          </table:table-cell>
          <table:table-cell office:value-type="float" office:value="44.56518">
            <text:p>44.565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06168">
            <text:p>1400846538.06168</text:p>
          </table:table-cell>
          <table:table-cell office:value-type="float" office:value="38.40577">
            <text:p>38.40577</text:p>
          </table:table-cell>
          <table:table-cell/>
          <table:table-cell office:value-type="float" office:value="1400847735.12884">
            <text:p>1400847735.12884</text:p>
          </table:table-cell>
          <table:table-cell office:value-type="float" office:value="67.898994">
            <text:p>67.898994</text:p>
          </table:table-cell>
          <table:table-cell office:value-type="float" office:value="1400847734.17876">
            <text:p>1400847734.17876</text:p>
          </table:table-cell>
          <table:table-cell office:value-type="float" office:value="133.1521">
            <text:p>133.1521</text:p>
          </table:table-cell>
          <table:table-cell/>
          <table:table-cell office:value-type="float" office:value="1400847880.25388">
            <text:p>1400847880.25388</text:p>
          </table:table-cell>
          <table:table-cell office:value-type="float" office:value="41.69873">
            <text:p>41.69873</text:p>
          </table:table-cell>
          <table:table-cell office:value-type="float" office:value="1400847875.80627">
            <text:p>1400847875.80627</text:p>
          </table:table-cell>
          <table:table-cell office:value-type="float" office:value="45.65214">
            <text:p>45.652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09297">
            <text:p>1400846538.09297</text:p>
          </table:table-cell>
          <table:table-cell office:value-type="float" office:value="40.21735">
            <text:p>40.21735</text:p>
          </table:table-cell>
          <table:table-cell/>
          <table:table-cell office:value-type="float" office:value="1400847735.17914">
            <text:p>1400847735.17914</text:p>
          </table:table-cell>
          <table:table-cell office:value-type="float" office:value="72.059052">
            <text:p>72.059052</text:p>
          </table:table-cell>
          <table:table-cell office:value-type="float" office:value="1400847734.17895">
            <text:p>1400847734.17895</text:p>
          </table:table-cell>
          <table:table-cell office:value-type="float" office:value="132.2283">
            <text:p>132.2283</text:p>
          </table:table-cell>
          <table:table-cell/>
          <table:table-cell office:value-type="float" office:value="1400847880.35421">
            <text:p>1400847880.35421</text:p>
          </table:table-cell>
          <table:table-cell office:value-type="float" office:value="49.644661">
            <text:p>49.644661</text:p>
          </table:table-cell>
          <table:table-cell office:value-type="float" office:value="1400847875.83368">
            <text:p>1400847875.83368</text:p>
          </table:table-cell>
          <table:table-cell office:value-type="float" office:value="50.30794">
            <text:p>50.307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12633">
            <text:p>1400846538.12633</text:p>
          </table:table-cell>
          <table:table-cell office:value-type="float" office:value="41.66664">
            <text:p>41.66664</text:p>
          </table:table-cell>
          <table:table-cell/>
          <table:table-cell office:value-type="float" office:value="1400847735.2294">
            <text:p>1400847735.2294</text:p>
          </table:table-cell>
          <table:table-cell office:value-type="float" office:value="76.317589">
            <text:p>76.317589</text:p>
          </table:table-cell>
          <table:table-cell office:value-type="float" office:value="1400847734.19162">
            <text:p>1400847734.19162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80.45451">
            <text:p>1400847880.45451</text:p>
          </table:table-cell>
          <table:table-cell office:value-type="float" office:value="60">
            <text:p>60</text:p>
          </table:table-cell>
          <table:table-cell office:value-type="float" office:value="1400847875.90224">
            <text:p>1400847875.90224</text:p>
          </table:table-cell>
          <table:table-cell office:value-type="float" office:value="54.92747">
            <text:p>54.927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15775">
            <text:p>1400846538.15775</text:p>
          </table:table-cell>
          <table:table-cell office:value-type="float" office:value="43.11588">
            <text:p>43.11588</text:p>
          </table:table-cell>
          <table:table-cell/>
          <table:table-cell office:value-type="float" office:value="1400847735.27971">
            <text:p>1400847735.27971</text:p>
          </table:table-cell>
          <table:table-cell office:value-type="float" office:value="80.642212">
            <text:p>80.642212</text:p>
          </table:table-cell>
          <table:table-cell office:value-type="float" office:value="1400847734.192">
            <text:p>1400847734.192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80.55487">
            <text:p>1400847880.55487</text:p>
          </table:table-cell>
          <table:table-cell office:value-type="float" office:value="72.059052">
            <text:p>72.059052</text:p>
          </table:table-cell>
          <table:table-cell office:value-type="float" office:value="1400847875.90263">
            <text:p>1400847875.90263</text:p>
          </table:table-cell>
          <table:table-cell office:value-type="float" office:value="57.39124">
            <text:p>57.391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22807">
            <text:p>1400846538.22807</text:p>
          </table:table-cell>
          <table:table-cell office:value-type="float" office:value="48.18834">
            <text:p>48.18834</text:p>
          </table:table-cell>
          <table:table-cell/>
          <table:table-cell office:value-type="float" office:value="1400847735.32998">
            <text:p>1400847735.32998</text:p>
          </table:table-cell>
          <table:table-cell office:value-type="float" office:value="85">
            <text:p>85</text:p>
          </table:table-cell>
          <table:table-cell office:value-type="float" office:value="1400847734.19218">
            <text:p>1400847734.19218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80.65521">
            <text:p>1400847880.65521</text:p>
          </table:table-cell>
          <table:table-cell office:value-type="float" office:value="85">
            <text:p>85</text:p>
          </table:table-cell>
          <table:table-cell office:value-type="float" office:value="1400847875.91179">
            <text:p>1400847875.91179</text:p>
          </table:table-cell>
          <table:table-cell office:value-type="float" office:value="61.08688">
            <text:p>61.086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22834">
            <text:p>1400846538.22834</text:p>
          </table:table-cell>
          <table:table-cell office:value-type="float" office:value="50.92387">
            <text:p>50.92387</text:p>
          </table:table-cell>
          <table:table-cell/>
          <table:table-cell office:value-type="float" office:value="1400847735.38026">
            <text:p>1400847735.38026</text:p>
          </table:table-cell>
          <table:table-cell office:value-type="float" office:value="89.357788">
            <text:p>89.357788</text:p>
          </table:table-cell>
          <table:table-cell office:value-type="float" office:value="1400847734.20176">
            <text:p>1400847734.20176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80.75552">
            <text:p>1400847880.75552</text:p>
          </table:table-cell>
          <table:table-cell office:value-type="float" office:value="97.940948">
            <text:p>97.940948</text:p>
          </table:table-cell>
          <table:table-cell office:value-type="float" office:value="1400847875.94557">
            <text:p>1400847875.94557</text:p>
          </table:table-cell>
          <table:table-cell office:value-type="float" office:value="65.09054">
            <text:p>65.090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25719">
            <text:p>1400846538.25719</text:p>
          </table:table-cell>
          <table:table-cell office:value-type="float" office:value="53.69561">
            <text:p>53.69561</text:p>
          </table:table-cell>
          <table:table-cell/>
          <table:table-cell office:value-type="float" office:value="1400847735.43057">
            <text:p>1400847735.43057</text:p>
          </table:table-cell>
          <table:table-cell office:value-type="float" office:value="93.682411">
            <text:p>93.682411</text:p>
          </table:table-cell>
          <table:table-cell office:value-type="float" office:value="1400847734.39695">
            <text:p>1400847734.39695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80.85586">
            <text:p>1400847880.85586</text:p>
          </table:table-cell>
          <table:table-cell office:value-type="float" office:value="110">
            <text:p>110</text:p>
          </table:table-cell>
          <table:table-cell office:value-type="float" office:value="1400847875.98781">
            <text:p>1400847875.98781</text:p>
          </table:table-cell>
          <table:table-cell office:value-type="float" office:value="69.71007">
            <text:p>69.71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28704">
            <text:p>1400846538.28704</text:p>
          </table:table-cell>
          <table:table-cell office:value-type="float" office:value="55.85142">
            <text:p>55.85142</text:p>
          </table:table-cell>
          <table:table-cell/>
          <table:table-cell office:value-type="float" office:value="1400847735.48092">
            <text:p>1400847735.48092</text:p>
          </table:table-cell>
          <table:table-cell office:value-type="float" office:value="97.940948">
            <text:p>97.940948</text:p>
          </table:table-cell>
          <table:table-cell office:value-type="float" office:value="1400847734.39718">
            <text:p>1400847734.39718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80.95621">
            <text:p>1400847880.95621</text:p>
          </table:table-cell>
          <table:table-cell office:value-type="float" office:value="120.355339">
            <text:p>120.355339</text:p>
          </table:table-cell>
          <table:table-cell office:value-type="float" office:value="1400847876.00718">
            <text:p>1400847876.00718</text:p>
          </table:table-cell>
          <table:table-cell office:value-type="float" office:value="71.86588">
            <text:p>71.865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31902">
            <text:p>1400846538.31902</text:p>
          </table:table-cell>
          <table:table-cell office:value-type="float" office:value="58.62316">
            <text:p>58.62316</text:p>
          </table:table-cell>
          <table:table-cell/>
          <table:table-cell office:value-type="float" office:value="1400847735.53115">
            <text:p>1400847735.53115</text:p>
          </table:table-cell>
          <table:table-cell office:value-type="float" office:value="102.101006">
            <text:p>102.101006</text:p>
          </table:table-cell>
          <table:table-cell office:value-type="float" office:value="1400847734.39734">
            <text:p>1400847734.39734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81.05656">
            <text:p>1400847881.05656</text:p>
          </table:table-cell>
          <table:table-cell office:value-type="float" office:value="128.30127">
            <text:p>128.30127</text:p>
          </table:table-cell>
          <table:table-cell office:value-type="float" office:value="1400847876.03824">
            <text:p>1400847876.03824</text:p>
          </table:table-cell>
          <table:table-cell office:value-type="float" office:value="74.94558">
            <text:p>74.945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35122">
            <text:p>1400846538.35122</text:p>
          </table:table-cell>
          <table:table-cell office:value-type="float" office:value="62.62676">
            <text:p>62.62676</text:p>
          </table:table-cell>
          <table:table-cell/>
          <table:table-cell office:value-type="float" office:value="1400847735.58144">
            <text:p>1400847735.58144</text:p>
          </table:table-cell>
          <table:table-cell office:value-type="float" office:value="106.130913">
            <text:p>106.130913</text:p>
          </table:table-cell>
          <table:table-cell office:value-type="float" office:value="1400847734.39748">
            <text:p>1400847734.39748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81.15687">
            <text:p>1400847881.15687</text:p>
          </table:table-cell>
          <table:table-cell office:value-type="float" office:value="133.296295">
            <text:p>133.296295</text:p>
          </table:table-cell>
          <table:table-cell office:value-type="float" office:value="1400847876.10837">
            <text:p>1400847876.10837</text:p>
          </table:table-cell>
          <table:table-cell office:value-type="float" office:value="80.79703">
            <text:p>80.797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38573">
            <text:p>1400846538.38573</text:p>
          </table:table-cell>
          <table:table-cell office:value-type="float" office:value="67.24635">
            <text:p>67.24635</text:p>
          </table:table-cell>
          <table:table-cell/>
          <table:table-cell office:value-type="float" office:value="1400847735.63176">
            <text:p>1400847735.63176</text:p>
          </table:table-cell>
          <table:table-cell office:value-type="float" office:value="110">
            <text:p>110</text:p>
          </table:table-cell>
          <table:table-cell office:value-type="float" office:value="1400847734.40298">
            <text:p>1400847734.40298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81.25719">
            <text:p>1400847881.25719</text:p>
          </table:table-cell>
          <table:table-cell office:value-type="float" office:value="135">
            <text:p>135</text:p>
          </table:table-cell>
          <table:table-cell office:value-type="float" office:value="1400847876.10867">
            <text:p>1400847876.10867</text:p>
          </table:table-cell>
          <table:table-cell office:value-type="float" office:value="84.80069">
            <text:p>84.800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42711">
            <text:p>1400846538.42711</text:p>
          </table:table-cell>
          <table:table-cell office:value-type="float" office:value="73.09779">
            <text:p>73.09779</text:p>
          </table:table-cell>
          <table:table-cell/>
          <table:table-cell office:value-type="float" office:value="1400847735.6821">
            <text:p>1400847735.6821</text:p>
          </table:table-cell>
          <table:table-cell office:value-type="float" office:value="113.678825">
            <text:p>113.678825</text:p>
          </table:table-cell>
          <table:table-cell office:value-type="float" office:value="1400847734.40324">
            <text:p>1400847734.40324</text:p>
          </table:table-cell>
          <table:table-cell office:value-type="float" office:value="127.9166">
            <text:p>127.9166</text:p>
          </table:table-cell>
          <table:table-cell/>
          <table:table-cell office:value-type="float" office:value="1400847881.35753">
            <text:p>1400847881.35753</text:p>
          </table:table-cell>
          <table:table-cell office:value-type="float" office:value="133.296295">
            <text:p>133.296295</text:p>
          </table:table-cell>
          <table:table-cell office:value-type="float" office:value="1400847876.13847">
            <text:p>1400847876.13847</text:p>
          </table:table-cell>
          <table:table-cell office:value-type="float" office:value="90.03621">
            <text:p>90.036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45805">
            <text:p>1400846538.45805</text:p>
          </table:table-cell>
          <table:table-cell office:value-type="float" office:value="78.02529">
            <text:p>78.02529</text:p>
          </table:table-cell>
          <table:table-cell/>
          <table:table-cell office:value-type="float" office:value="1400847735.73241">
            <text:p>1400847735.73241</text:p>
          </table:table-cell>
          <table:table-cell office:value-type="float" office:value="117.139381">
            <text:p>117.139381</text:p>
          </table:table-cell>
          <table:table-cell office:value-type="float" office:value="1400847734.43059">
            <text:p>1400847734.43059</text:p>
          </table:table-cell>
          <table:table-cell office:value-type="float" office:value="118.0616">
            <text:p>118.0616</text:p>
          </table:table-cell>
          <table:table-cell/>
          <table:table-cell office:value-type="float" office:value="1400847881.45784">
            <text:p>1400847881.45784</text:p>
          </table:table-cell>
          <table:table-cell office:value-type="float" office:value="128.30127">
            <text:p>128.30127</text:p>
          </table:table-cell>
          <table:table-cell office:value-type="float" office:value="1400847876.20912">
            <text:p>1400847876.20912</text:p>
          </table:table-cell>
          <table:table-cell office:value-type="float" office:value="95.27167">
            <text:p>95.271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48953">
            <text:p>1400846538.48953</text:p>
          </table:table-cell>
          <table:table-cell office:value-type="float" office:value="83.56877">
            <text:p>83.56877</text:p>
          </table:table-cell>
          <table:table-cell/>
          <table:table-cell office:value-type="float" office:value="1400847735.78269">
            <text:p>1400847735.78269</text:p>
          </table:table-cell>
          <table:table-cell office:value-type="float" office:value="120.355339">
            <text:p>120.355339</text:p>
          </table:table-cell>
          <table:table-cell office:value-type="float" office:value="1400847734.47431">
            <text:p>1400847734.47431</text:p>
          </table:table-cell>
          <table:table-cell office:value-type="float" office:value="106.9746">
            <text:p>106.9746</text:p>
          </table:table-cell>
          <table:table-cell/>
          <table:table-cell office:value-type="float" office:value="1400847881.55819">
            <text:p>1400847881.55819</text:p>
          </table:table-cell>
          <table:table-cell office:value-type="float" office:value="120.355339">
            <text:p>120.355339</text:p>
          </table:table-cell>
          <table:table-cell office:value-type="float" office:value="1400847876.2094">
            <text:p>1400847876.2094</text:p>
          </table:table-cell>
          <table:table-cell office:value-type="float" office:value="100.8151">
            <text:p>100.81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51997">
            <text:p>1400846538.51997</text:p>
          </table:table-cell>
          <table:table-cell office:value-type="float" office:value="86.9565">
            <text:p>86.9565</text:p>
          </table:table-cell>
          <table:table-cell/>
          <table:table-cell office:value-type="float" office:value="1400847735.83303">
            <text:p>1400847735.83303</text:p>
          </table:table-cell>
          <table:table-cell office:value-type="float" office:value="123.302223">
            <text:p>123.302223</text:p>
          </table:table-cell>
          <table:table-cell office:value-type="float" office:value="1400847734.47457">
            <text:p>1400847734.47457</text:p>
          </table:table-cell>
          <table:table-cell office:value-type="float" office:value="94.34777">
            <text:p>94.34777</text:p>
          </table:table-cell>
          <table:table-cell/>
          <table:table-cell office:value-type="float" office:value="1400847881.65852">
            <text:p>1400847881.65852</text:p>
          </table:table-cell>
          <table:table-cell office:value-type="float" office:value="110">
            <text:p>110</text:p>
          </table:table-cell>
          <table:table-cell office:value-type="float" office:value="1400847876.237">
            <text:p>1400847876.237</text:p>
          </table:table-cell>
          <table:table-cell office:value-type="float" office:value="105.4347">
            <text:p>105.43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55423">
            <text:p>1400846538.55423</text:p>
          </table:table-cell>
          <table:table-cell office:value-type="float" office:value="88.49632">
            <text:p>88.49632</text:p>
          </table:table-cell>
          <table:table-cell/>
          <table:table-cell office:value-type="float" office:value="1400847735.8833">
            <text:p>1400847735.8833</text:p>
          </table:table-cell>
          <table:table-cell office:value-type="float" office:value="125.957603">
            <text:p>125.957603</text:p>
          </table:table-cell>
          <table:table-cell office:value-type="float" office:value="1400847734.53149">
            <text:p>1400847734.53149</text:p>
          </table:table-cell>
          <table:table-cell office:value-type="float" office:value="82.95284">
            <text:p>82.95284</text:p>
          </table:table-cell>
          <table:table-cell/>
          <table:table-cell office:value-type="float" office:value="1400847881.75881">
            <text:p>1400847881.75881</text:p>
          </table:table-cell>
          <table:table-cell office:value-type="float" office:value="97.940948">
            <text:p>97.940948</text:p>
          </table:table-cell>
          <table:table-cell office:value-type="float" office:value="1400847876.30753">
            <text:p>1400847876.30753</text:p>
          </table:table-cell>
          <table:table-cell office:value-type="float" office:value="108.2065">
            <text:p>108.20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58281">
            <text:p>1400846538.58281</text:p>
          </table:table-cell>
          <table:table-cell office:value-type="float" office:value="92.80795">
            <text:p>92.80795</text:p>
          </table:table-cell>
          <table:table-cell/>
          <table:table-cell office:value-type="float" office:value="1400847735.93363">
            <text:p>1400847735.93363</text:p>
          </table:table-cell>
          <table:table-cell office:value-type="float" office:value="128.30127">
            <text:p>128.30127</text:p>
          </table:table-cell>
          <table:table-cell office:value-type="float" office:value="1400847734.53169">
            <text:p>1400847734.53169</text:p>
          </table:table-cell>
          <table:table-cell office:value-type="float" office:value="70.32605">
            <text:p>70.32605</text:p>
          </table:table-cell>
          <table:table-cell/>
          <table:table-cell office:value-type="float" office:value="1400847881.85916">
            <text:p>1400847881.85916</text:p>
          </table:table-cell>
          <table:table-cell office:value-type="float" office:value="85">
            <text:p>85</text:p>
          </table:table-cell>
          <table:table-cell office:value-type="float" office:value="1400847876.30782">
            <text:p>1400847876.30782</text:p>
          </table:table-cell>
          <table:table-cell office:value-type="float" office:value="110.6703">
            <text:p>110.67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62528">
            <text:p>1400846538.62528</text:p>
          </table:table-cell>
          <table:table-cell office:value-type="float" office:value="95.88765">
            <text:p>95.88765</text:p>
          </table:table-cell>
          <table:table-cell/>
          <table:table-cell office:value-type="float" office:value="1400847735.98388">
            <text:p>1400847735.98388</text:p>
          </table:table-cell>
          <table:table-cell office:value-type="float" office:value="130.315384">
            <text:p>130.315384</text:p>
          </table:table-cell>
          <table:table-cell office:value-type="float" office:value="1400847734.57529">
            <text:p>1400847734.57529</text:p>
          </table:table-cell>
          <table:table-cell office:value-type="float" office:value="58.93112">
            <text:p>58.93112</text:p>
          </table:table-cell>
          <table:table-cell/>
          <table:table-cell office:value-type="float" office:value="1400847881.95946">
            <text:p>1400847881.95946</text:p>
          </table:table-cell>
          <table:table-cell office:value-type="float" office:value="72.059052">
            <text:p>72.059052</text:p>
          </table:table-cell>
          <table:table-cell office:value-type="float" office:value="1400847876.33654">
            <text:p>1400847876.33654</text:p>
          </table:table-cell>
          <table:table-cell office:value-type="float" office:value="115.2898">
            <text:p>115.28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65865">
            <text:p>1400846538.65865</text:p>
          </table:table-cell>
          <table:table-cell office:value-type="float" office:value="100.8151">
            <text:p>100.8151</text:p>
          </table:table-cell>
          <table:table-cell/>
          <table:table-cell office:value-type="float" office:value="1400847736.03416">
            <text:p>1400847736.03416</text:p>
          </table:table-cell>
          <table:table-cell office:value-type="float" office:value="131.984634">
            <text:p>131.984634</text:p>
          </table:table-cell>
          <table:table-cell office:value-type="float" office:value="1400847734.63419">
            <text:p>1400847734.63419</text:p>
          </table:table-cell>
          <table:table-cell office:value-type="float" office:value="47.46372">
            <text:p>47.46372</text:p>
          </table:table-cell>
          <table:table-cell/>
          <table:table-cell office:value-type="float" office:value="1400847882.05981">
            <text:p>1400847882.05981</text:p>
          </table:table-cell>
          <table:table-cell office:value-type="float" office:value="60">
            <text:p>60</text:p>
          </table:table-cell>
          <table:table-cell office:value-type="float" office:value="1400847876.4045">
            <text:p>1400847876.4045</text:p>
          </table:table-cell>
          <table:table-cell office:value-type="float" office:value="118.9855">
            <text:p>118.98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68879">
            <text:p>1400846538.68879</text:p>
          </table:table-cell>
          <table:table-cell office:value-type="float" office:value="108.2065">
            <text:p>108.2065</text:p>
          </table:table-cell>
          <table:table-cell/>
          <table:table-cell office:value-type="float" office:value="1400847736.08453">
            <text:p>1400847736.08453</text:p>
          </table:table-cell>
          <table:table-cell office:value-type="float" office:value="133.296295">
            <text:p>133.296295</text:p>
          </table:table-cell>
          <table:table-cell office:value-type="float" office:value="1400847734.63444">
            <text:p>1400847734.63444</text:p>
          </table:table-cell>
          <table:table-cell office:value-type="float" office:value="39.85501">
            <text:p>39.85501</text:p>
          </table:table-cell>
          <table:table-cell/>
          <table:table-cell office:value-type="float" office:value="1400847882.16007">
            <text:p>1400847882.16007</text:p>
          </table:table-cell>
          <table:table-cell office:value-type="float" office:value="49.644661">
            <text:p>49.644661</text:p>
          </table:table-cell>
          <table:table-cell office:value-type="float" office:value="1400847876.40478">
            <text:p>1400847876.40478</text:p>
          </table:table-cell>
          <table:table-cell office:value-type="float" office:value="120.5253">
            <text:p>120.52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71868">
            <text:p>1400846538.71868</text:p>
          </table:table-cell>
          <table:table-cell office:value-type="float" office:value="111.2862">
            <text:p>111.2862</text:p>
          </table:table-cell>
          <table:table-cell/>
          <table:table-cell office:value-type="float" office:value="1400847736.13489">
            <text:p>1400847736.13489</text:p>
          </table:table-cell>
          <table:table-cell office:value-type="float" office:value="134.240387">
            <text:p>134.240387</text:p>
          </table:table-cell>
          <table:table-cell office:value-type="float" office:value="1400847734.67521">
            <text:p>1400847734.67521</text:p>
          </table:table-cell>
          <table:table-cell office:value-type="float" office:value="35.50717">
            <text:p>35.50717</text:p>
          </table:table-cell>
          <table:table-cell/>
          <table:table-cell office:value-type="float" office:value="1400847882.26038">
            <text:p>1400847882.26038</text:p>
          </table:table-cell>
          <table:table-cell office:value-type="float" office:value="41.69873">
            <text:p>41.69873</text:p>
          </table:table-cell>
          <table:table-cell office:value-type="float" office:value="1400847876.4363">
            <text:p>1400847876.4363</text:p>
          </table:table-cell>
          <table:table-cell office:value-type="float" office:value="124.529">
            <text:p>124.5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74968">
            <text:p>1400846538.74968</text:p>
          </table:table-cell>
          <table:table-cell office:value-type="float" office:value="112.8261">
            <text:p>112.8261</text:p>
          </table:table-cell>
          <table:table-cell/>
          <table:table-cell office:value-type="float" office:value="1400847736.18521">
            <text:p>1400847736.18521</text:p>
          </table:table-cell>
          <table:table-cell office:value-type="float" office:value="134.809738">
            <text:p>134.809738</text:p>
          </table:table-cell>
          <table:table-cell office:value-type="float" office:value="1400847734.73419">
            <text:p>1400847734.73419</text:p>
          </table:table-cell>
          <table:table-cell office:value-type="float" office:value="34.42022">
            <text:p>34.42022</text:p>
          </table:table-cell>
          <table:table-cell/>
          <table:table-cell office:value-type="float" office:value="1400847882.3607">
            <text:p>1400847882.3607</text:p>
          </table:table-cell>
          <table:table-cell office:value-type="float" office:value="36.703709">
            <text:p>36.703709</text:p>
          </table:table-cell>
          <table:table-cell office:value-type="float" office:value="1400847876.50525">
            <text:p>1400847876.50525</text:p>
          </table:table-cell>
          <table:table-cell office:value-type="float" office:value="126.6848">
            <text:p>126.68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7825">
            <text:p>1400846538.7825</text:p>
          </table:table-cell>
          <table:table-cell office:value-type="float" office:value="115.5978">
            <text:p>115.5978</text:p>
          </table:table-cell>
          <table:table-cell/>
          <table:table-cell office:value-type="float" office:value="1400847736.23546">
            <text:p>1400847736.23546</text:p>
          </table:table-cell>
          <table:table-cell office:value-type="float" office:value="135">
            <text:p>135</text:p>
          </table:table-cell>
          <table:table-cell office:value-type="float" office:value="1400847734.73431">
            <text:p>1400847734.73431</text:p>
          </table:table-cell>
          <table:table-cell office:value-type="float" office:value="35.50717">
            <text:p>35.50717</text:p>
          </table:table-cell>
          <table:table-cell/>
          <table:table-cell office:value-type="float" office:value="1400847882.46104">
            <text:p>1400847882.46104</text:p>
          </table:table-cell>
          <table:table-cell office:value-type="float" office:value="35">
            <text:p>35</text:p>
          </table:table-cell>
          <table:table-cell office:value-type="float" office:value="1400847876.50554">
            <text:p>1400847876.50554</text:p>
          </table:table-cell>
          <table:table-cell office:value-type="float" office:value="127.9166">
            <text:p>127.91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82364">
            <text:p>1400846538.82364</text:p>
          </table:table-cell>
          <table:table-cell office:value-type="float" office:value="118.9855">
            <text:p>118.9855</text:p>
          </table:table-cell>
          <table:table-cell/>
          <table:table-cell office:value-type="float" office:value="1400847736.28573">
            <text:p>1400847736.28573</text:p>
          </table:table-cell>
          <table:table-cell office:value-type="float" office:value="134.809738">
            <text:p>134.809738</text:p>
          </table:table-cell>
          <table:table-cell office:value-type="float" office:value="1400847734.77531">
            <text:p>1400847734.77531</text:p>
          </table:table-cell>
          <table:table-cell office:value-type="float" office:value="34.42022">
            <text:p>34.42022</text:p>
          </table:table-cell>
          <table:table-cell/>
          <table:table-cell office:value-type="float" office:value="1400847882.5614">
            <text:p>1400847882.5614</text:p>
          </table:table-cell>
          <table:table-cell office:value-type="float" office:value="36.703709">
            <text:p>36.703709</text:p>
          </table:table-cell>
          <table:table-cell office:value-type="float" office:value="1400847876.53742">
            <text:p>1400847876.53742</text:p>
          </table:table-cell>
          <table:table-cell office:value-type="float" office:value="128.5326">
            <text:p>128.53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82877">
            <text:p>1400846538.82877</text:p>
          </table:table-cell>
          <table:table-cell office:value-type="float" office:value="120.5253">
            <text:p>120.5253</text:p>
          </table:table-cell>
          <table:table-cell/>
          <table:table-cell office:value-type="float" office:value="1400847736.33604">
            <text:p>1400847736.33604</text:p>
          </table:table-cell>
          <table:table-cell office:value-type="float" office:value="134.240387">
            <text:p>134.240387</text:p>
          </table:table-cell>
          <table:table-cell office:value-type="float" office:value="1400847734.82777">
            <text:p>1400847734.82777</text:p>
          </table:table-cell>
          <table:table-cell office:value-type="float" office:value="35.86951">
            <text:p>35.86951</text:p>
          </table:table-cell>
          <table:table-cell/>
          <table:table-cell office:value-type="float" office:value="1400847882.66174">
            <text:p>1400847882.66174</text:p>
          </table:table-cell>
          <table:table-cell office:value-type="float" office:value="41.69873">
            <text:p>41.69873</text:p>
          </table:table-cell>
          <table:table-cell office:value-type="float" office:value="1400847876.56922">
            <text:p>1400847876.56922</text:p>
          </table:table-cell>
          <table:table-cell office:value-type="float" office:value="130.3804">
            <text:p>130.38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86226">
            <text:p>1400846538.86226</text:p>
          </table:table-cell>
          <table:table-cell office:value-type="float" office:value="125.1449">
            <text:p>125.1449</text:p>
          </table:table-cell>
          <table:table-cell/>
          <table:table-cell office:value-type="float" office:value="1400847736.38635">
            <text:p>1400847736.38635</text:p>
          </table:table-cell>
          <table:table-cell office:value-type="float" office:value="133.296295">
            <text:p>133.296295</text:p>
          </table:table-cell>
          <table:table-cell office:value-type="float" office:value="1400847734.82805">
            <text:p>1400847734.82805</text:p>
          </table:table-cell>
          <table:table-cell office:value-type="float" office:value="36.59413">
            <text:p>36.59413</text:p>
          </table:table-cell>
          <table:table-cell/>
          <table:table-cell office:value-type="float" office:value="1400847882.76209">
            <text:p>1400847882.76209</text:p>
          </table:table-cell>
          <table:table-cell office:value-type="float" office:value="49.644661">
            <text:p>49.644661</text:p>
          </table:table-cell>
          <table:table-cell office:value-type="float" office:value="1400847876.60179">
            <text:p>1400847876.60179</text:p>
          </table:table-cell>
          <table:table-cell office:value-type="float" office:value="130.9963">
            <text:p>130.99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89279">
            <text:p>1400846538.89279</text:p>
          </table:table-cell>
          <table:table-cell office:value-type="float" office:value="127.9166">
            <text:p>127.9166</text:p>
          </table:table-cell>
          <table:table-cell/>
          <table:table-cell office:value-type="float" office:value="1400847736.43667">
            <text:p>1400847736.43667</text:p>
          </table:table-cell>
          <table:table-cell office:value-type="float" office:value="131.984634">
            <text:p>131.984634</text:p>
          </table:table-cell>
          <table:table-cell office:value-type="float" office:value="1400847734.85836">
            <text:p>1400847734.85836</text:p>
          </table:table-cell>
          <table:table-cell office:value-type="float" office:value="37.31881">
            <text:p>37.31881</text:p>
          </table:table-cell>
          <table:table-cell/>
          <table:table-cell office:value-type="float" office:value="1400847882.86241">
            <text:p>1400847882.86241</text:p>
          </table:table-cell>
          <table:table-cell office:value-type="float" office:value="60">
            <text:p>60</text:p>
          </table:table-cell>
          <table:table-cell office:value-type="float" office:value="1400847876.63365">
            <text:p>1400847876.63365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92549">
            <text:p>1400846538.92549</text:p>
          </table:table-cell>
          <table:table-cell office:value-type="float" office:value="130.3804">
            <text:p>130.3804</text:p>
          </table:table-cell>
          <table:table-cell/>
          <table:table-cell office:value-type="float" office:value="1400847736.48702">
            <text:p>1400847736.48702</text:p>
          </table:table-cell>
          <table:table-cell office:value-type="float" office:value="130.315384">
            <text:p>130.315384</text:p>
          </table:table-cell>
          <table:table-cell office:value-type="float" office:value="1400847734.93004">
            <text:p>1400847734.93004</text:p>
          </table:table-cell>
          <table:table-cell office:value-type="float" office:value="38.76805">
            <text:p>38.76805</text:p>
          </table:table-cell>
          <table:table-cell/>
          <table:table-cell office:value-type="float" office:value="1400847882.96274">
            <text:p>1400847882.96274</text:p>
          </table:table-cell>
          <table:table-cell office:value-type="float" office:value="72.059052">
            <text:p>72.059052</text:p>
          </table:table-cell>
          <table:table-cell office:value-type="float" office:value="1400847876.66465">
            <text:p>1400847876.66465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8.95621">
            <text:p>1400846538.95621</text:p>
          </table:table-cell>
          <table:table-cell office:value-type="float" office:value="130.0724">
            <text:p>130.0724</text:p>
          </table:table-cell>
          <table:table-cell/>
          <table:table-cell office:value-type="float" office:value="1400847736.53735">
            <text:p>1400847736.53735</text:p>
          </table:table-cell>
          <table:table-cell office:value-type="float" office:value="128.30127">
            <text:p>128.30127</text:p>
          </table:table-cell>
          <table:table-cell office:value-type="float" office:value="1400847734.93031">
            <text:p>1400847734.93031</text:p>
          </table:table-cell>
          <table:table-cell office:value-type="float" office:value="40.21735">
            <text:p>40.21735</text:p>
          </table:table-cell>
          <table:table-cell/>
          <table:table-cell office:value-type="float" office:value="1400847883.06308">
            <text:p>1400847883.06308</text:p>
          </table:table-cell>
          <table:table-cell office:value-type="float" office:value="85">
            <text:p>85</text:p>
          </table:table-cell>
          <table:table-cell office:value-type="float" office:value="1400847876.71367">
            <text:p>1400847876.71367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02527">
            <text:p>1400846539.02527</text:p>
          </table:table-cell>
          <table:table-cell office:value-type="float" office:value="131.3043">
            <text:p>131.3043</text:p>
          </table:table-cell>
          <table:table-cell/>
          <table:table-cell office:value-type="float" office:value="1400847736.58767">
            <text:p>1400847736.58767</text:p>
          </table:table-cell>
          <table:table-cell office:value-type="float" office:value="125.957603">
            <text:p>125.957603</text:p>
          </table:table-cell>
          <table:table-cell office:value-type="float" office:value="1400847734.9634">
            <text:p>1400847734.9634</text:p>
          </table:table-cell>
          <table:table-cell office:value-type="float" office:value="41.3043">
            <text:p>41.3043</text:p>
          </table:table-cell>
          <table:table-cell/>
          <table:table-cell office:value-type="float" office:value="1400847883.16338">
            <text:p>1400847883.16338</text:p>
          </table:table-cell>
          <table:table-cell office:value-type="float" office:value="97.940948">
            <text:p>97.940948</text:p>
          </table:table-cell>
          <table:table-cell office:value-type="float" office:value="1400847876.71395">
            <text:p>1400847876.71395</text:p>
          </table:table-cell>
          <table:table-cell office:value-type="float" office:value="131.6123">
            <text:p>131.6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02554">
            <text:p>1400846539.02554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736.63798">
            <text:p>1400847736.63798</text:p>
          </table:table-cell>
          <table:table-cell office:value-type="float" office:value="123.302223">
            <text:p>123.302223</text:p>
          </table:table-cell>
          <table:table-cell office:value-type="float" office:value="1400847735.02772">
            <text:p>1400847735.02772</text:p>
          </table:table-cell>
          <table:table-cell office:value-type="float" office:value="43.11588">
            <text:p>43.11588</text:p>
          </table:table-cell>
          <table:table-cell/>
          <table:table-cell office:value-type="float" office:value="1400847883.2637">
            <text:p>1400847883.2637</text:p>
          </table:table-cell>
          <table:table-cell office:value-type="float" office:value="110">
            <text:p>110</text:p>
          </table:table-cell>
          <table:table-cell office:value-type="float" office:value="1400847876.75204">
            <text:p>1400847876.75204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05563">
            <text:p>1400846539.05563</text:p>
          </table:table-cell>
          <table:table-cell office:value-type="float" office:value="133.1521">
            <text:p>133.1521</text:p>
          </table:table-cell>
          <table:table-cell/>
          <table:table-cell office:value-type="float" office:value="1400847736.6883">
            <text:p>1400847736.6883</text:p>
          </table:table-cell>
          <table:table-cell office:value-type="float" office:value="120.355339">
            <text:p>120.355339</text:p>
          </table:table-cell>
          <table:table-cell office:value-type="float" office:value="1400847735.028">
            <text:p>1400847735.028</text:p>
          </table:table-cell>
          <table:table-cell office:value-type="float" office:value="44.20284">
            <text:p>44.20284</text:p>
          </table:table-cell>
          <table:table-cell/>
          <table:table-cell office:value-type="float" office:value="1400847883.36402">
            <text:p>1400847883.36402</text:p>
          </table:table-cell>
          <table:table-cell office:value-type="float" office:value="120.355339">
            <text:p>120.355339</text:p>
          </table:table-cell>
          <table:table-cell office:value-type="float" office:value="1400847876.79801">
            <text:p>1400847876.79801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08634">
            <text:p>1400846539.08634</text:p>
          </table:table-cell>
          <table:table-cell office:value-type="float" office:value="133.4601">
            <text:p>133.4601</text:p>
          </table:table-cell>
          <table:table-cell/>
          <table:table-cell office:value-type="float" office:value="1400847736.73859">
            <text:p>1400847736.73859</text:p>
          </table:table-cell>
          <table:table-cell office:value-type="float" office:value="117.139381">
            <text:p>117.139381</text:p>
          </table:table-cell>
          <table:table-cell office:value-type="float" office:value="1400847735.08392">
            <text:p>1400847735.08392</text:p>
          </table:table-cell>
          <table:table-cell office:value-type="float" office:value="47.46372">
            <text:p>47.46372</text:p>
          </table:table-cell>
          <table:table-cell/>
          <table:table-cell office:value-type="float" office:value="1400847883.46438">
            <text:p>1400847883.46438</text:p>
          </table:table-cell>
          <table:table-cell office:value-type="float" office:value="128.30127">
            <text:p>128.30127</text:p>
          </table:table-cell>
          <table:table-cell office:value-type="float" office:value="1400847876.80915">
            <text:p>1400847876.80915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11824">
            <text:p>1400846539.11824</text:p>
          </table:table-cell>
          <table:table-cell office:value-type="float" office:value="133.7681">
            <text:p>133.7681</text:p>
          </table:table-cell>
          <table:table-cell/>
          <table:table-cell office:value-type="float" office:value="1400847736.78888">
            <text:p>1400847736.78888</text:p>
          </table:table-cell>
          <table:table-cell office:value-type="float" office:value="113.678825">
            <text:p>113.678825</text:p>
          </table:table-cell>
          <table:table-cell office:value-type="float" office:value="1400847735.13052">
            <text:p>1400847735.13052</text:p>
          </table:table-cell>
          <table:table-cell office:value-type="float" office:value="46.7391">
            <text:p>46.7391</text:p>
          </table:table-cell>
          <table:table-cell/>
          <table:table-cell office:value-type="float" office:value="1400847883.56474">
            <text:p>1400847883.56474</text:p>
          </table:table-cell>
          <table:table-cell office:value-type="float" office:value="133.296295">
            <text:p>133.296295</text:p>
          </table:table-cell>
          <table:table-cell office:value-type="float" office:value="1400847876.83916">
            <text:p>1400847876.83916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15148">
            <text:p>1400846539.15148</text:p>
          </table:table-cell>
          <table:table-cell office:value-type="float" office:value="133.4601">
            <text:p>133.4601</text:p>
          </table:table-cell>
          <table:table-cell/>
          <table:table-cell office:value-type="float" office:value="1400847736.83918">
            <text:p>1400847736.83918</text:p>
          </table:table-cell>
          <table:table-cell office:value-type="float" office:value="110">
            <text:p>110</text:p>
          </table:table-cell>
          <table:table-cell office:value-type="float" office:value="1400847735.13079">
            <text:p>1400847735.13079</text:p>
          </table:table-cell>
          <table:table-cell office:value-type="float" office:value="50.30794">
            <text:p>50.30794</text:p>
          </table:table-cell>
          <table:table-cell/>
          <table:table-cell office:value-type="float" office:value="1400847883.66505">
            <text:p>1400847883.66505</text:p>
          </table:table-cell>
          <table:table-cell office:value-type="float" office:value="135">
            <text:p>135</text:p>
          </table:table-cell>
          <table:table-cell office:value-type="float" office:value="1400847876.90975">
            <text:p>1400847876.90975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18351">
            <text:p>1400846539.18351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736.88952">
            <text:p>1400847736.88952</text:p>
          </table:table-cell>
          <table:table-cell office:value-type="float" office:value="106.130913">
            <text:p>106.130913</text:p>
          </table:table-cell>
          <table:table-cell office:value-type="float" office:value="1400847735.16515">
            <text:p>1400847735.16515</text:p>
          </table:table-cell>
          <table:table-cell office:value-type="float" office:value="51.5398">
            <text:p>51.5398</text:p>
          </table:table-cell>
          <table:table-cell/>
          <table:table-cell office:value-type="float" office:value="1400847883.7654">
            <text:p>1400847883.7654</text:p>
          </table:table-cell>
          <table:table-cell office:value-type="float" office:value="133.296295">
            <text:p>133.296295</text:p>
          </table:table-cell>
          <table:table-cell office:value-type="float" office:value="1400847876.91003">
            <text:p>1400847876.91003</text:p>
          </table:table-cell>
          <table:table-cell office:value-type="float" office:value="130.6884">
            <text:p>130.68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22927">
            <text:p>1400846539.22927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736.93989">
            <text:p>1400847736.93989</text:p>
          </table:table-cell>
          <table:table-cell office:value-type="float" office:value="102.101006">
            <text:p>102.101006</text:p>
          </table:table-cell>
          <table:table-cell office:value-type="float" office:value="1400847735.1933">
            <text:p>1400847735.1933</text:p>
          </table:table-cell>
          <table:table-cell office:value-type="float" office:value="54.6195">
            <text:p>54.6195</text:p>
          </table:table-cell>
          <table:table-cell/>
          <table:table-cell office:value-type="float" office:value="1400847883.8657">
            <text:p>1400847883.8657</text:p>
          </table:table-cell>
          <table:table-cell office:value-type="float" office:value="128.30127">
            <text:p>128.30127</text:p>
          </table:table-cell>
          <table:table-cell office:value-type="float" office:value="1400847876.93904">
            <text:p>1400847876.93904</text:p>
          </table:table-cell>
          <table:table-cell office:value-type="float" office:value="130.0724">
            <text:p>130.07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25706">
            <text:p>1400846539.25706</text:p>
          </table:table-cell>
          <table:table-cell office:value-type="float" office:value="130.6884">
            <text:p>130.6884</text:p>
          </table:table-cell>
          <table:table-cell/>
          <table:table-cell office:value-type="float" office:value="1400847736.99022">
            <text:p>1400847736.99022</text:p>
          </table:table-cell>
          <table:table-cell office:value-type="float" office:value="97.940948">
            <text:p>97.940948</text:p>
          </table:table-cell>
          <table:table-cell office:value-type="float" office:value="1400847735.23375">
            <text:p>1400847735.23375</text:p>
          </table:table-cell>
          <table:table-cell office:value-type="float" office:value="58.31514">
            <text:p>58.31514</text:p>
          </table:table-cell>
          <table:table-cell/>
          <table:table-cell office:value-type="float" office:value="1400847883.96602">
            <text:p>1400847883.96602</text:p>
          </table:table-cell>
          <table:table-cell office:value-type="float" office:value="120.355339">
            <text:p>120.355339</text:p>
          </table:table-cell>
          <table:table-cell office:value-type="float" office:value="1400847877.00443">
            <text:p>1400847877.00443</text:p>
          </table:table-cell>
          <table:table-cell office:value-type="float" office:value="126.3767">
            <text:p>126.37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28695">
            <text:p>1400846539.28695</text:p>
          </table:table-cell>
          <table:table-cell office:value-type="float" office:value="130.0724">
            <text:p>130.0724</text:p>
          </table:table-cell>
          <table:table-cell/>
          <table:table-cell office:value-type="float" office:value="1400847737.0405">
            <text:p>1400847737.0405</text:p>
          </table:table-cell>
          <table:table-cell office:value-type="float" office:value="93.682411">
            <text:p>93.682411</text:p>
          </table:table-cell>
          <table:table-cell office:value-type="float" office:value="1400847735.27588">
            <text:p>1400847735.27588</text:p>
          </table:table-cell>
          <table:table-cell office:value-type="float" office:value="61.3949">
            <text:p>61.3949</text:p>
          </table:table-cell>
          <table:table-cell/>
          <table:table-cell office:value-type="float" office:value="1400847884.06634">
            <text:p>1400847884.06634</text:p>
          </table:table-cell>
          <table:table-cell office:value-type="float" office:value="110">
            <text:p>110</text:p>
          </table:table-cell>
          <table:table-cell office:value-type="float" office:value="1400847877.0047">
            <text:p>1400847877.0047</text:p>
          </table:table-cell>
          <table:table-cell office:value-type="float" office:value="121.1413">
            <text:p>121.14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31914">
            <text:p>1400846539.31914</text:p>
          </table:table-cell>
          <table:table-cell office:value-type="float" office:value="130.0724">
            <text:p>130.0724</text:p>
          </table:table-cell>
          <table:table-cell/>
          <table:table-cell office:value-type="float" office:value="1400847737.09081">
            <text:p>1400847737.09081</text:p>
          </table:table-cell>
          <table:table-cell office:value-type="float" office:value="89.357788">
            <text:p>89.357788</text:p>
          </table:table-cell>
          <table:table-cell office:value-type="float" office:value="1400847735.27628">
            <text:p>1400847735.27628</text:p>
          </table:table-cell>
          <table:table-cell office:value-type="float" office:value="62.31879">
            <text:p>62.31879</text:p>
          </table:table-cell>
          <table:table-cell/>
          <table:table-cell office:value-type="float" office:value="1400847884.16665">
            <text:p>1400847884.16665</text:p>
          </table:table-cell>
          <table:table-cell office:value-type="float" office:value="97.940948">
            <text:p>97.940948</text:p>
          </table:table-cell>
          <table:table-cell office:value-type="float" office:value="1400847877.03426">
            <text:p>1400847877.03426</text:p>
          </table:table-cell>
          <table:table-cell office:value-type="float" office:value="114.9818">
            <text:p>114.98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35017">
            <text:p>1400846539.35017</text:p>
          </table:table-cell>
          <table:table-cell office:value-type="float" office:value="125.7608">
            <text:p>125.7608</text:p>
          </table:table-cell>
          <table:table-cell/>
          <table:table-cell office:value-type="float" office:value="1400847737.14109">
            <text:p>1400847737.14109</text:p>
          </table:table-cell>
          <table:table-cell office:value-type="float" office:value="85">
            <text:p>85</text:p>
          </table:table-cell>
          <table:table-cell office:value-type="float" office:value="1400847735.3375">
            <text:p>1400847735.3375</text:p>
          </table:table-cell>
          <table:table-cell office:value-type="float" office:value="64.16664">
            <text:p>64.16664</text:p>
          </table:table-cell>
          <table:table-cell/>
          <table:table-cell office:value-type="float" office:value="1400847884.26705">
            <text:p>1400847884.26705</text:p>
          </table:table-cell>
          <table:table-cell office:value-type="float" office:value="85">
            <text:p>85</text:p>
          </table:table-cell>
          <table:table-cell office:value-type="float" office:value="1400847877.06476">
            <text:p>1400847877.06476</text:p>
          </table:table-cell>
          <table:table-cell office:value-type="float" office:value="110.6703">
            <text:p>110.67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38283">
            <text:p>1400846539.38283</text:p>
          </table:table-cell>
          <table:table-cell office:value-type="float" office:value="124.221">
            <text:p>124.221</text:p>
          </table:table-cell>
          <table:table-cell/>
          <table:table-cell office:value-type="float" office:value="1400847737.19134">
            <text:p>1400847737.19134</text:p>
          </table:table-cell>
          <table:table-cell office:value-type="float" office:value="80.642212">
            <text:p>80.642212</text:p>
          </table:table-cell>
          <table:table-cell office:value-type="float" office:value="1400847735.33773">
            <text:p>1400847735.33773</text:p>
          </table:table-cell>
          <table:table-cell office:value-type="float" office:value="66.01443">
            <text:p>66.01443</text:p>
          </table:table-cell>
          <table:table-cell/>
          <table:table-cell office:value-type="float" office:value="1400847884.36731">
            <text:p>1400847884.36731</text:p>
          </table:table-cell>
          <table:table-cell office:value-type="float" office:value="72.059052">
            <text:p>72.059052</text:p>
          </table:table-cell>
          <table:table-cell office:value-type="float" office:value="1400847877.10361">
            <text:p>1400847877.10361</text:p>
          </table:table-cell>
          <table:table-cell office:value-type="float" office:value="108.2065">
            <text:p>108.20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42401">
            <text:p>1400846539.42401</text:p>
          </table:table-cell>
          <table:table-cell office:value-type="float" office:value="121.1413">
            <text:p>121.1413</text:p>
          </table:table-cell>
          <table:table-cell/>
          <table:table-cell office:value-type="float" office:value="1400847737.24166">
            <text:p>1400847737.24166</text:p>
          </table:table-cell>
          <table:table-cell office:value-type="float" office:value="76.317589">
            <text:p>76.317589</text:p>
          </table:table-cell>
          <table:table-cell office:value-type="float" office:value="1400847735.3792">
            <text:p>1400847735.3792</text:p>
          </table:table-cell>
          <table:table-cell office:value-type="float" office:value="67.55431">
            <text:p>67.55431</text:p>
          </table:table-cell>
          <table:table-cell/>
          <table:table-cell office:value-type="float" office:value="1400847884.46761">
            <text:p>1400847884.46761</text:p>
          </table:table-cell>
          <table:table-cell office:value-type="float" office:value="60">
            <text:p>60</text:p>
          </table:table-cell>
          <table:table-cell office:value-type="float" office:value="1400847877.13813">
            <text:p>1400847877.13813</text:p>
          </table:table-cell>
          <table:table-cell office:value-type="float" office:value="108.2065">
            <text:p>108.20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45469">
            <text:p>1400846539.45469</text:p>
          </table:table-cell>
          <table:table-cell office:value-type="float" office:value="116.8297">
            <text:p>116.8297</text:p>
          </table:table-cell>
          <table:table-cell/>
          <table:table-cell office:value-type="float" office:value="1400847737.29195">
            <text:p>1400847737.29195</text:p>
          </table:table-cell>
          <table:table-cell office:value-type="float" office:value="72.059052">
            <text:p>72.059052</text:p>
          </table:table-cell>
          <table:table-cell office:value-type="float" office:value="1400847735.43248">
            <text:p>1400847735.43248</text:p>
          </table:table-cell>
          <table:table-cell office:value-type="float" office:value="70.63402">
            <text:p>70.63402</text:p>
          </table:table-cell>
          <table:table-cell/>
          <table:table-cell office:value-type="float" office:value="1400847884.5679">
            <text:p>1400847884.5679</text:p>
          </table:table-cell>
          <table:table-cell office:value-type="float" office:value="49.644661">
            <text:p>49.644661</text:p>
          </table:table-cell>
          <table:table-cell office:value-type="float" office:value="1400847877.173">
            <text:p>1400847877.173</text:p>
          </table:table-cell>
          <table:table-cell office:value-type="float" office:value="108.5144">
            <text:p>108.51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48692">
            <text:p>1400846539.48692</text:p>
          </table:table-cell>
          <table:table-cell office:value-type="float" office:value="112.8261">
            <text:p>112.8261</text:p>
          </table:table-cell>
          <table:table-cell/>
          <table:table-cell office:value-type="float" office:value="1400847737.34235">
            <text:p>1400847737.34235</text:p>
          </table:table-cell>
          <table:table-cell office:value-type="float" office:value="67.898994">
            <text:p>67.898994</text:p>
          </table:table-cell>
          <table:table-cell office:value-type="float" office:value="1400847735.43277">
            <text:p>1400847735.43277</text:p>
          </table:table-cell>
          <table:table-cell office:value-type="float" office:value="73.71372">
            <text:p>73.71372</text:p>
          </table:table-cell>
          <table:table-cell/>
          <table:table-cell office:value-type="float" office:value="1400847884.66824">
            <text:p>1400847884.66824</text:p>
          </table:table-cell>
          <table:table-cell office:value-type="float" office:value="41.69873">
            <text:p>41.69873</text:p>
          </table:table-cell>
          <table:table-cell office:value-type="float" office:value="1400847877.21524">
            <text:p>1400847877.21524</text:p>
          </table:table-cell>
          <table:table-cell office:value-type="float" office:value="108.5144">
            <text:p>108.51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51862">
            <text:p>1400846539.51862</text:p>
          </table:table-cell>
          <table:table-cell office:value-type="float" office:value="110.3623">
            <text:p>110.3623</text:p>
          </table:table-cell>
          <table:table-cell/>
          <table:table-cell office:value-type="float" office:value="1400847737.39267">
            <text:p>1400847737.39267</text:p>
          </table:table-cell>
          <table:table-cell office:value-type="float" office:value="63.869087">
            <text:p>63.869087</text:p>
          </table:table-cell>
          <table:table-cell office:value-type="float" office:value="1400847735.46555">
            <text:p>1400847735.46555</text:p>
          </table:table-cell>
          <table:table-cell office:value-type="float" office:value="79.56517">
            <text:p>79.56517</text:p>
          </table:table-cell>
          <table:table-cell/>
          <table:table-cell office:value-type="float" office:value="1400847884.76857">
            <text:p>1400847884.76857</text:p>
          </table:table-cell>
          <table:table-cell office:value-type="float" office:value="36.703709">
            <text:p>36.703709</text:p>
          </table:table-cell>
          <table:table-cell office:value-type="float" office:value="1400847877.24837">
            <text:p>1400847877.24837</text:p>
          </table:table-cell>
          <table:table-cell office:value-type="float" office:value="108.5144">
            <text:p>108.51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55043">
            <text:p>1400846539.55043</text:p>
          </table:table-cell>
          <table:table-cell office:value-type="float" office:value="108.2065">
            <text:p>108.2065</text:p>
          </table:table-cell>
          <table:table-cell/>
          <table:table-cell office:value-type="float" office:value="1400847737.44298">
            <text:p>1400847737.44298</text:p>
          </table:table-cell>
          <table:table-cell office:value-type="float" office:value="60">
            <text:p>60</text:p>
          </table:table-cell>
          <table:table-cell office:value-type="float" office:value="1400847735.5328">
            <text:p>1400847735.5328</text:p>
          </table:table-cell>
          <table:table-cell office:value-type="float" office:value="82.64488">
            <text:p>82.64488</text:p>
          </table:table-cell>
          <table:table-cell/>
          <table:table-cell office:value-type="float" office:value="1400847884.86892">
            <text:p>1400847884.86892</text:p>
          </table:table-cell>
          <table:table-cell office:value-type="float" office:value="35">
            <text:p>35</text:p>
          </table:table-cell>
          <table:table-cell office:value-type="float" office:value="1400847877.29178">
            <text:p>1400847877.29178</text:p>
          </table:table-cell>
          <table:table-cell office:value-type="float" office:value="109.4383">
            <text:p>109.43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58204">
            <text:p>1400846539.58204</text:p>
          </table:table-cell>
          <table:table-cell office:value-type="float" office:value="103.8949">
            <text:p>103.8949</text:p>
          </table:table-cell>
          <table:table-cell/>
          <table:table-cell office:value-type="float" office:value="1400847737.49331">
            <text:p>1400847737.49331</text:p>
          </table:table-cell>
          <table:table-cell office:value-type="float" office:value="56.321178">
            <text:p>56.321178</text:p>
          </table:table-cell>
          <table:table-cell office:value-type="float" office:value="1400847735.53289">
            <text:p>1400847735.53289</text:p>
          </table:table-cell>
          <table:table-cell office:value-type="float" office:value="84.80069">
            <text:p>84.80069</text:p>
          </table:table-cell>
          <table:table-cell/>
          <table:table-cell office:value-type="float" office:value="1400847884.96923">
            <text:p>1400847884.96923</text:p>
          </table:table-cell>
          <table:table-cell office:value-type="float" office:value="36.703709">
            <text:p>36.703709</text:p>
          </table:table-cell>
          <table:table-cell office:value-type="float" office:value="1400847877.30478">
            <text:p>1400847877.30478</text:p>
          </table:table-cell>
          <table:table-cell office:value-type="float" office:value="108.2065">
            <text:p>108.20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62315">
            <text:p>1400846539.62315</text:p>
          </table:table-cell>
          <table:table-cell office:value-type="float" office:value="98.04341">
            <text:p>98.04341</text:p>
          </table:table-cell>
          <table:table-cell/>
          <table:table-cell office:value-type="float" office:value="1400847737.54364">
            <text:p>1400847737.54364</text:p>
          </table:table-cell>
          <table:table-cell office:value-type="float" office:value="52.860619">
            <text:p>52.860619</text:p>
          </table:table-cell>
          <table:table-cell office:value-type="float" office:value="1400847735.56303">
            <text:p>1400847735.56303</text:p>
          </table:table-cell>
          <table:table-cell office:value-type="float" office:value="87.26446">
            <text:p>87.26446</text:p>
          </table:table-cell>
          <table:table-cell/>
          <table:table-cell office:value-type="float" office:value="1400847885.06952">
            <text:p>1400847885.06952</text:p>
          </table:table-cell>
          <table:table-cell office:value-type="float" office:value="41.69873">
            <text:p>41.69873</text:p>
          </table:table-cell>
          <table:table-cell office:value-type="float" office:value="1400847877.33662">
            <text:p>1400847877.33662</text:p>
          </table:table-cell>
          <table:table-cell office:value-type="float" office:value="108.2065">
            <text:p>108.20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62881">
            <text:p>1400846539.62881</text:p>
          </table:table-cell>
          <table:table-cell office:value-type="float" office:value="95.57969">
            <text:p>95.57969</text:p>
          </table:table-cell>
          <table:table-cell/>
          <table:table-cell office:value-type="float" office:value="1400847737.59392">
            <text:p>1400847737.59392</text:p>
          </table:table-cell>
          <table:table-cell office:value-type="float" office:value="49.644661">
            <text:p>49.644661</text:p>
          </table:table-cell>
          <table:table-cell office:value-type="float" office:value="1400847735.62794">
            <text:p>1400847735.62794</text:p>
          </table:table-cell>
          <table:table-cell office:value-type="float" office:value="90.34417">
            <text:p>90.34417</text:p>
          </table:table-cell>
          <table:table-cell/>
          <table:table-cell office:value-type="float" office:value="1400847885.16986">
            <text:p>1400847885.16986</text:p>
          </table:table-cell>
          <table:table-cell office:value-type="float" office:value="49.644661">
            <text:p>49.644661</text:p>
          </table:table-cell>
          <table:table-cell office:value-type="float" office:value="1400847877.40589">
            <text:p>1400847877.40589</text:p>
          </table:table-cell>
          <table:table-cell office:value-type="float" office:value="106.0507">
            <text:p>106.05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66098">
            <text:p>1400846539.66098</text:p>
          </table:table-cell>
          <table:table-cell office:value-type="float" office:value="90.34417">
            <text:p>90.34417</text:p>
          </table:table-cell>
          <table:table-cell/>
          <table:table-cell office:value-type="float" office:value="1400847737.64416">
            <text:p>1400847737.64416</text:p>
          </table:table-cell>
          <table:table-cell office:value-type="float" office:value="46.697777">
            <text:p>46.697777</text:p>
          </table:table-cell>
          <table:table-cell office:value-type="float" office:value="1400847735.62818">
            <text:p>1400847735.62818</text:p>
          </table:table-cell>
          <table:table-cell office:value-type="float" office:value="95.27167">
            <text:p>95.27167</text:p>
          </table:table-cell>
          <table:table-cell/>
          <table:table-cell office:value-type="float" office:value="1400847885.27021">
            <text:p>1400847885.27021</text:p>
          </table:table-cell>
          <table:table-cell office:value-type="float" office:value="60">
            <text:p>60</text:p>
          </table:table-cell>
          <table:table-cell office:value-type="float" office:value="1400847877.40618">
            <text:p>1400847877.40618</text:p>
          </table:table-cell>
          <table:table-cell office:value-type="float" office:value="102.663">
            <text:p>102.6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69241">
            <text:p>1400846539.69241</text:p>
          </table:table-cell>
          <table:table-cell office:value-type="float" office:value="85.41662">
            <text:p>85.41662</text:p>
          </table:table-cell>
          <table:table-cell/>
          <table:table-cell office:value-type="float" office:value="1400847737.69436">
            <text:p>1400847737.69436</text:p>
          </table:table-cell>
          <table:table-cell office:value-type="float" office:value="44.042397">
            <text:p>44.042397</text:p>
          </table:table-cell>
          <table:table-cell office:value-type="float" office:value="1400847735.68649">
            <text:p>1400847735.68649</text:p>
          </table:table-cell>
          <table:table-cell office:value-type="float" office:value="95.88765">
            <text:p>95.88765</text:p>
          </table:table-cell>
          <table:table-cell/>
          <table:table-cell office:value-type="float" office:value="1400847885.37052">
            <text:p>1400847885.37052</text:p>
          </table:table-cell>
          <table:table-cell office:value-type="float" office:value="72.059052">
            <text:p>72.059052</text:p>
          </table:table-cell>
          <table:table-cell office:value-type="float" office:value="1400847877.43742">
            <text:p>1400847877.43742</text:p>
          </table:table-cell>
          <table:table-cell office:value-type="float" office:value="93.42388">
            <text:p>93.423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72562">
            <text:p>1400846539.72562</text:p>
          </table:table-cell>
          <table:table-cell office:value-type="float" office:value="82.33691">
            <text:p>82.33691</text:p>
          </table:table-cell>
          <table:table-cell/>
          <table:table-cell office:value-type="float" office:value="1400847737.74453">
            <text:p>1400847737.74453</text:p>
          </table:table-cell>
          <table:table-cell office:value-type="float" office:value="41.69873">
            <text:p>41.69873</text:p>
          </table:table-cell>
          <table:table-cell office:value-type="float" office:value="1400847735.72974">
            <text:p>1400847735.72974</text:p>
          </table:table-cell>
          <table:table-cell office:value-type="float" office:value="96.19562">
            <text:p>96.19562</text:p>
          </table:table-cell>
          <table:table-cell/>
          <table:table-cell office:value-type="float" office:value="1400847885.47083">
            <text:p>1400847885.47083</text:p>
          </table:table-cell>
          <table:table-cell office:value-type="float" office:value="85">
            <text:p>85</text:p>
          </table:table-cell>
          <table:table-cell office:value-type="float" office:value="1400847877.50241">
            <text:p>1400847877.50241</text:p>
          </table:table-cell>
          <table:table-cell office:value-type="float" office:value="82.33691">
            <text:p>82.33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7561">
            <text:p>1400846539.7561</text:p>
          </table:table-cell>
          <table:table-cell office:value-type="float" office:value="79.56517">
            <text:p>79.56517</text:p>
          </table:table-cell>
          <table:table-cell/>
          <table:table-cell office:value-type="float" office:value="1400847737.7948">
            <text:p>1400847737.7948</text:p>
          </table:table-cell>
          <table:table-cell office:value-type="float" office:value="39.684612">
            <text:p>39.684612</text:p>
          </table:table-cell>
          <table:table-cell office:value-type="float" office:value="1400847735.72998">
            <text:p>1400847735.72998</text:p>
          </table:table-cell>
          <table:table-cell office:value-type="float" office:value="99.58329">
            <text:p>99.58329</text:p>
          </table:table-cell>
          <table:table-cell/>
          <table:table-cell office:value-type="float" office:value="1400847885.57114">
            <text:p>1400847885.57114</text:p>
          </table:table-cell>
          <table:table-cell office:value-type="float" office:value="97.940948">
            <text:p>97.940948</text:p>
          </table:table-cell>
          <table:table-cell office:value-type="float" office:value="1400847877.50269">
            <text:p>1400847877.50269</text:p>
          </table:table-cell>
          <table:table-cell office:value-type="float" office:value="71.24995">
            <text:p>71.249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82392">
            <text:p>1400846539.82392</text:p>
          </table:table-cell>
          <table:table-cell office:value-type="float" office:value="75.86954">
            <text:p>75.86954</text:p>
          </table:table-cell>
          <table:table-cell/>
          <table:table-cell office:value-type="float" office:value="1400847737.84515">
            <text:p>1400847737.84515</text:p>
          </table:table-cell>
          <table:table-cell office:value-type="float" office:value="38.015369">
            <text:p>38.015369</text:p>
          </table:table-cell>
          <table:table-cell office:value-type="float" office:value="1400847735.79024">
            <text:p>1400847735.79024</text:p>
          </table:table-cell>
          <table:table-cell office:value-type="float" office:value="103.2789">
            <text:p>103.2789</text:p>
          </table:table-cell>
          <table:table-cell/>
          <table:table-cell office:value-type="float" office:value="1400847885.67145">
            <text:p>1400847885.67145</text:p>
          </table:table-cell>
          <table:table-cell office:value-type="float" office:value="110">
            <text:p>110</text:p>
          </table:table-cell>
          <table:table-cell office:value-type="float" office:value="1400847877.51301">
            <text:p>1400847877.51301</text:p>
          </table:table-cell>
          <table:table-cell office:value-type="float" office:value="59.54705">
            <text:p>59.547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82419">
            <text:p>1400846539.82419</text:p>
          </table:table-cell>
          <table:table-cell office:value-type="float" office:value="72.48181">
            <text:p>72.48181</text:p>
          </table:table-cell>
          <table:table-cell/>
          <table:table-cell office:value-type="float" office:value="1400847737.8955">
            <text:p>1400847737.8955</text:p>
          </table:table-cell>
          <table:table-cell office:value-type="float" office:value="36.703709">
            <text:p>36.703709</text:p>
          </table:table-cell>
          <table:table-cell office:value-type="float" office:value="1400847735.79046">
            <text:p>1400847735.79046</text:p>
          </table:table-cell>
          <table:table-cell office:value-type="float" office:value="107.2826">
            <text:p>107.2826</text:p>
          </table:table-cell>
          <table:table-cell/>
          <table:table-cell office:value-type="float" office:value="1400847885.77181">
            <text:p>1400847885.77181</text:p>
          </table:table-cell>
          <table:table-cell office:value-type="float" office:value="120.355339">
            <text:p>120.355339</text:p>
          </table:table-cell>
          <table:table-cell office:value-type="float" office:value="1400847877.54381">
            <text:p>1400847877.54381</text:p>
          </table:table-cell>
          <table:table-cell office:value-type="float" office:value="53.38764">
            <text:p>53.387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85393">
            <text:p>1400846539.85393</text:p>
          </table:table-cell>
          <table:table-cell office:value-type="float" office:value="66.63036">
            <text:p>66.63036</text:p>
          </table:table-cell>
          <table:table-cell/>
          <table:table-cell office:value-type="float" office:value="1400847737.94583">
            <text:p>1400847737.94583</text:p>
          </table:table-cell>
          <table:table-cell office:value-type="float" office:value="35.759613">
            <text:p>35.759613</text:p>
          </table:table-cell>
          <table:table-cell office:value-type="float" office:value="1400847735.83117">
            <text:p>1400847735.83117</text:p>
          </table:table-cell>
          <table:table-cell office:value-type="float" office:value="110.0543">
            <text:p>110.0543</text:p>
          </table:table-cell>
          <table:table-cell/>
          <table:table-cell office:value-type="float" office:value="1400847885.87215">
            <text:p>1400847885.87215</text:p>
          </table:table-cell>
          <table:table-cell office:value-type="float" office:value="128.30127">
            <text:p>128.30127</text:p>
          </table:table-cell>
          <table:table-cell office:value-type="float" office:value="1400847877.61295">
            <text:p>1400847877.61295</text:p>
          </table:table-cell>
          <table:table-cell office:value-type="float" office:value="48.55067">
            <text:p>48.550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88641">
            <text:p>1400846539.88641</text:p>
          </table:table-cell>
          <table:table-cell office:value-type="float" office:value="64.78257">
            <text:p>64.78257</text:p>
          </table:table-cell>
          <table:table-cell/>
          <table:table-cell office:value-type="float" office:value="1400847737.99617">
            <text:p>1400847737.99617</text:p>
          </table:table-cell>
          <table:table-cell office:value-type="float" office:value="35.190266">
            <text:p>35.190266</text:p>
          </table:table-cell>
          <table:table-cell office:value-type="float" office:value="1400847735.89192">
            <text:p>1400847735.89192</text:p>
          </table:table-cell>
          <table:table-cell office:value-type="float" office:value="113.134">
            <text:p>113.134</text:p>
          </table:table-cell>
          <table:table-cell/>
          <table:table-cell office:value-type="float" office:value="1400847885.97247">
            <text:p>1400847885.97247</text:p>
          </table:table-cell>
          <table:table-cell office:value-type="float" office:value="133.296295">
            <text:p>133.296295</text:p>
          </table:table-cell>
          <table:table-cell office:value-type="float" office:value="1400847877.61323">
            <text:p>1400847877.61323</text:p>
          </table:table-cell>
          <table:table-cell office:value-type="float" office:value="46.37676">
            <text:p>46.376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91762">
            <text:p>1400846539.91762</text:p>
          </table:table-cell>
          <table:table-cell office:value-type="float" office:value="61.08688">
            <text:p>61.08688</text:p>
          </table:table-cell>
          <table:table-cell/>
          <table:table-cell office:value-type="float" office:value="1400847738.04647">
            <text:p>1400847738.04647</text:p>
          </table:table-cell>
          <table:table-cell office:value-type="float" office:value="35">
            <text:p>35</text:p>
          </table:table-cell>
          <table:table-cell office:value-type="float" office:value="1400847735.9381">
            <text:p>1400847735.9381</text:p>
          </table:table-cell>
          <table:table-cell office:value-type="float" office:value="113.75">
            <text:p>113.75</text:p>
          </table:table-cell>
          <table:table-cell/>
          <table:table-cell office:value-type="float" office:value="1400847886.07278">
            <text:p>1400847886.07278</text:p>
          </table:table-cell>
          <table:table-cell office:value-type="float" office:value="135">
            <text:p>135</text:p>
          </table:table-cell>
          <table:table-cell office:value-type="float" office:value="1400847877.64184">
            <text:p>1400847877.64184</text:p>
          </table:table-cell>
          <table:table-cell office:value-type="float" office:value="44.20284">
            <text:p>44.202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94983">
            <text:p>1400846539.94983</text:p>
          </table:table-cell>
          <table:table-cell office:value-type="float" office:value="57.08328">
            <text:p>57.08328</text:p>
          </table:table-cell>
          <table:table-cell/>
          <table:table-cell office:value-type="float" office:value="1400847738.09678">
            <text:p>1400847738.09678</text:p>
          </table:table-cell>
          <table:table-cell office:value-type="float" office:value="35.190266">
            <text:p>35.190266</text:p>
          </table:table-cell>
          <table:table-cell office:value-type="float" office:value="1400847735.93833">
            <text:p>1400847735.93833</text:p>
          </table:table-cell>
          <table:table-cell office:value-type="float" office:value="114.3659">
            <text:p>114.3659</text:p>
          </table:table-cell>
          <table:table-cell/>
          <table:table-cell office:value-type="float" office:value="1400847886.17312">
            <text:p>1400847886.17312</text:p>
          </table:table-cell>
          <table:table-cell office:value-type="float" office:value="133.296295">
            <text:p>133.296295</text:p>
          </table:table-cell>
          <table:table-cell office:value-type="float" office:value="1400847877.7096">
            <text:p>1400847877.7096</text:p>
          </table:table-cell>
          <table:table-cell office:value-type="float" office:value="41.66664">
            <text:p>41.666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39.98309">
            <text:p>1400846539.98309</text:p>
          </table:table-cell>
          <table:table-cell office:value-type="float" office:value="53.38764">
            <text:p>53.38764</text:p>
          </table:table-cell>
          <table:table-cell/>
          <table:table-cell office:value-type="float" office:value="1400847738.14706">
            <text:p>1400847738.14706</text:p>
          </table:table-cell>
          <table:table-cell office:value-type="float" office:value="35.759613">
            <text:p>35.759613</text:p>
          </table:table-cell>
          <table:table-cell office:value-type="float" office:value="1400847735.96344">
            <text:p>1400847735.96344</text:p>
          </table:table-cell>
          <table:table-cell office:value-type="float" office:value="115.2898">
            <text:p>115.2898</text:p>
          </table:table-cell>
          <table:table-cell/>
          <table:table-cell office:value-type="float" office:value="1400847886.27343">
            <text:p>1400847886.27343</text:p>
          </table:table-cell>
          <table:table-cell office:value-type="float" office:value="128.30127">
            <text:p>128.30127</text:p>
          </table:table-cell>
          <table:table-cell office:value-type="float" office:value="1400847877.70988">
            <text:p>1400847877.70988</text:p>
          </table:table-cell>
          <table:table-cell office:value-type="float" office:value="39.85501">
            <text:p>39.855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02887">
            <text:p>1400846540.02887</text:p>
          </table:table-cell>
          <table:table-cell office:value-type="float" office:value="50.92387">
            <text:p>50.92387</text:p>
          </table:table-cell>
          <table:table-cell/>
          <table:table-cell office:value-type="float" office:value="1400847738.19732">
            <text:p>1400847738.19732</text:p>
          </table:table-cell>
          <table:table-cell office:value-type="float" office:value="36.703709">
            <text:p>36.703709</text:p>
          </table:table-cell>
          <table:table-cell office:value-type="float" office:value="1400847735.98974">
            <text:p>1400847735.98974</text:p>
          </table:table-cell>
          <table:table-cell office:value-type="float" office:value="119.6014">
            <text:p>119.6014</text:p>
          </table:table-cell>
          <table:table-cell/>
          <table:table-cell office:value-type="float" office:value="1400847886.37372">
            <text:p>1400847886.37372</text:p>
          </table:table-cell>
          <table:table-cell office:value-type="float" office:value="120.355339">
            <text:p>120.355339</text:p>
          </table:table-cell>
          <table:table-cell office:value-type="float" office:value="1400847877.74417">
            <text:p>1400847877.74417</text:p>
          </table:table-cell>
          <table:table-cell office:value-type="float" office:value="38.40577">
            <text:p>38.405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05698">
            <text:p>1400846540.05698</text:p>
          </table:table-cell>
          <table:table-cell office:value-type="float" office:value="46.7391">
            <text:p>46.7391</text:p>
          </table:table-cell>
          <table:table-cell/>
          <table:table-cell office:value-type="float" office:value="1400847738.24762">
            <text:p>1400847738.24762</text:p>
          </table:table-cell>
          <table:table-cell office:value-type="float" office:value="38.015369">
            <text:p>38.015369</text:p>
          </table:table-cell>
          <table:table-cell office:value-type="float" office:value="1400847736.03123">
            <text:p>1400847736.03123</text:p>
          </table:table-cell>
          <table:table-cell office:value-type="float" office:value="121.4493">
            <text:p>121.4493</text:p>
          </table:table-cell>
          <table:table-cell/>
          <table:table-cell office:value-type="float" office:value="1400847886.47402">
            <text:p>1400847886.47402</text:p>
          </table:table-cell>
          <table:table-cell office:value-type="float" office:value="110">
            <text:p>110</text:p>
          </table:table-cell>
          <table:table-cell office:value-type="float" office:value="1400847877.80918">
            <text:p>1400847877.80918</text:p>
          </table:table-cell>
          <table:table-cell office:value-type="float" office:value="37.31881">
            <text:p>37.318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08972">
            <text:p>1400846540.08972</text:p>
          </table:table-cell>
          <table:table-cell office:value-type="float" office:value="43.8405">
            <text:p>43.8405</text:p>
          </table:table-cell>
          <table:table-cell/>
          <table:table-cell office:value-type="float" office:value="1400847738.29783">
            <text:p>1400847738.29783</text:p>
          </table:table-cell>
          <table:table-cell office:value-type="float" office:value="39.684612">
            <text:p>39.684612</text:p>
          </table:table-cell>
          <table:table-cell office:value-type="float" office:value="1400847736.03708">
            <text:p>1400847736.03708</text:p>
          </table:table-cell>
          <table:table-cell office:value-type="float" office:value="124.8369">
            <text:p>124.8369</text:p>
          </table:table-cell>
          <table:table-cell/>
          <table:table-cell office:value-type="float" office:value="1400847886.57433">
            <text:p>1400847886.57433</text:p>
          </table:table-cell>
          <table:table-cell office:value-type="float" office:value="97.940948">
            <text:p>97.940948</text:p>
          </table:table-cell>
          <table:table-cell office:value-type="float" office:value="1400847877.80947">
            <text:p>1400847877.80947</text:p>
          </table:table-cell>
          <table:table-cell office:value-type="float" office:value="36.95647">
            <text:p>36.956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11904">
            <text:p>1400846540.11904</text:p>
          </table:table-cell>
          <table:table-cell office:value-type="float" office:value="43.11588">
            <text:p>43.11588</text:p>
          </table:table-cell>
          <table:table-cell/>
          <table:table-cell office:value-type="float" office:value="1400847738.34811">
            <text:p>1400847738.34811</text:p>
          </table:table-cell>
          <table:table-cell office:value-type="float" office:value="41.69873">
            <text:p>41.69873</text:p>
          </table:table-cell>
          <table:table-cell office:value-type="float" office:value="1400847736.08017">
            <text:p>1400847736.08017</text:p>
          </table:table-cell>
          <table:table-cell office:value-type="float" office:value="125.4529">
            <text:p>125.4529</text:p>
          </table:table-cell>
          <table:table-cell/>
          <table:table-cell office:value-type="float" office:value="1400847886.67463">
            <text:p>1400847886.67463</text:p>
          </table:table-cell>
          <table:table-cell office:value-type="float" office:value="85">
            <text:p>85</text:p>
          </table:table-cell>
          <table:table-cell office:value-type="float" office:value="1400847877.83334">
            <text:p>1400847877.83334</text:p>
          </table:table-cell>
          <table:table-cell office:value-type="float" office:value="34.78255">
            <text:p>34.782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15077">
            <text:p>1400846540.15077</text:p>
          </table:table-cell>
          <table:table-cell office:value-type="float" office:value="41.3043">
            <text:p>41.3043</text:p>
          </table:table-cell>
          <table:table-cell/>
          <table:table-cell office:value-type="float" office:value="1400847738.39839">
            <text:p>1400847738.39839</text:p>
          </table:table-cell>
          <table:table-cell office:value-type="float" office:value="44.042397">
            <text:p>44.042397</text:p>
          </table:table-cell>
          <table:table-cell office:value-type="float" office:value="1400847736.13731">
            <text:p>1400847736.13731</text:p>
          </table:table-cell>
          <table:table-cell office:value-type="float" office:value="126.6848">
            <text:p>126.6848</text:p>
          </table:table-cell>
          <table:table-cell/>
          <table:table-cell office:value-type="float" office:value="1400847886.77498">
            <text:p>1400847886.77498</text:p>
          </table:table-cell>
          <table:table-cell office:value-type="float" office:value="72.059052">
            <text:p>72.059052</text:p>
          </table:table-cell>
          <table:table-cell office:value-type="float" office:value="1400847877.90129">
            <text:p>1400847877.90129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18293">
            <text:p>1400846540.18293</text:p>
          </table:table-cell>
          <table:table-cell office:value-type="float" office:value="39.85501">
            <text:p>39.85501</text:p>
          </table:table-cell>
          <table:table-cell/>
          <table:table-cell office:value-type="float" office:value="1400847738.44857">
            <text:p>1400847738.44857</text:p>
          </table:table-cell>
          <table:table-cell office:value-type="float" office:value="46.697777">
            <text:p>46.697777</text:p>
          </table:table-cell>
          <table:table-cell office:value-type="float" office:value="1400847736.13767">
            <text:p>1400847736.13767</text:p>
          </table:table-cell>
          <table:table-cell office:value-type="float" office:value="129.1485">
            <text:p>129.1485</text:p>
          </table:table-cell>
          <table:table-cell/>
          <table:table-cell office:value-type="float" office:value="1400847886.87528">
            <text:p>1400847886.87528</text:p>
          </table:table-cell>
          <table:table-cell office:value-type="float" office:value="60">
            <text:p>60</text:p>
          </table:table-cell>
          <table:table-cell office:value-type="float" office:value="1400847877.90515">
            <text:p>1400847877.90515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22337">
            <text:p>1400846540.22337</text:p>
          </table:table-cell>
          <table:table-cell office:value-type="float" office:value="39.85501">
            <text:p>39.85501</text:p>
          </table:table-cell>
          <table:table-cell/>
          <table:table-cell office:value-type="float" office:value="1400847738.4989">
            <text:p>1400847738.4989</text:p>
          </table:table-cell>
          <table:table-cell office:value-type="float" office:value="49.644661">
            <text:p>49.644661</text:p>
          </table:table-cell>
          <table:table-cell office:value-type="float" office:value="1400847736.16761">
            <text:p>1400847736.16761</text:p>
          </table:table-cell>
          <table:table-cell office:value-type="float" office:value="130.0724">
            <text:p>130.0724</text:p>
          </table:table-cell>
          <table:table-cell/>
          <table:table-cell office:value-type="float" office:value="1400847886.97559">
            <text:p>1400847886.97559</text:p>
          </table:table-cell>
          <table:table-cell office:value-type="float" office:value="49.644661">
            <text:p>49.644661</text:p>
          </table:table-cell>
          <table:table-cell office:value-type="float" office:value="1400847877.93672">
            <text:p>1400847877.93672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25795">
            <text:p>1400846540.25795</text:p>
          </table:table-cell>
          <table:table-cell office:value-type="float" office:value="37.68109">
            <text:p>37.68109</text:p>
          </table:table-cell>
          <table:table-cell/>
          <table:table-cell office:value-type="float" office:value="1400847738.54918">
            <text:p>1400847738.54918</text:p>
          </table:table-cell>
          <table:table-cell office:value-type="float" office:value="52.860619">
            <text:p>52.860619</text:p>
          </table:table-cell>
          <table:table-cell office:value-type="float" office:value="1400847736.23296">
            <text:p>1400847736.23296</text:p>
          </table:table-cell>
          <table:table-cell office:value-type="float" office:value="131.6123">
            <text:p>131.6123</text:p>
          </table:table-cell>
          <table:table-cell/>
          <table:table-cell office:value-type="float" office:value="1400847887.0759">
            <text:p>1400847887.0759</text:p>
          </table:table-cell>
          <table:table-cell office:value-type="float" office:value="41.69873">
            <text:p>41.69873</text:p>
          </table:table-cell>
          <table:table-cell office:value-type="float" office:value="1400847878.00547">
            <text:p>1400847878.00547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28637">
            <text:p>1400846540.28637</text:p>
          </table:table-cell>
          <table:table-cell office:value-type="float" office:value="36.59413">
            <text:p>36.59413</text:p>
          </table:table-cell>
          <table:table-cell/>
          <table:table-cell office:value-type="float" office:value="1400847738.59949">
            <text:p>1400847738.59949</text:p>
          </table:table-cell>
          <table:table-cell office:value-type="float" office:value="56.321178">
            <text:p>56.321178</text:p>
          </table:table-cell>
          <table:table-cell office:value-type="float" office:value="1400847736.23323">
            <text:p>1400847736.23323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87.17616">
            <text:p>1400847887.17616</text:p>
          </table:table-cell>
          <table:table-cell office:value-type="float" office:value="36.703709">
            <text:p>36.703709</text:p>
          </table:table-cell>
          <table:table-cell office:value-type="float" office:value="1400847878.00574">
            <text:p>1400847878.00574</text:p>
          </table:table-cell>
          <table:table-cell office:value-type="float" office:value="33.33331">
            <text:p>33.333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38973">
            <text:p>1400846540.38973</text:p>
          </table:table-cell>
          <table:table-cell office:value-type="float" office:value="35.50717">
            <text:p>35.50717</text:p>
          </table:table-cell>
          <table:table-cell/>
          <table:table-cell office:value-type="float" office:value="1400847738.64982">
            <text:p>1400847738.64982</text:p>
          </table:table-cell>
          <table:table-cell office:value-type="float" office:value="60">
            <text:p>60</text:p>
          </table:table-cell>
          <table:table-cell office:value-type="float" office:value="1400847736.29163">
            <text:p>1400847736.29163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87.27642">
            <text:p>1400847887.27642</text:p>
          </table:table-cell>
          <table:table-cell office:value-type="float" office:value="35">
            <text:p>35</text:p>
          </table:table-cell>
          <table:table-cell office:value-type="float" office:value="1400847878.03518">
            <text:p>1400847878.03518</text:p>
          </table:table-cell>
          <table:table-cell office:value-type="float" office:value="35.86951">
            <text:p>35.869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38996">
            <text:p>1400846540.38996</text:p>
          </table:table-cell>
          <table:table-cell office:value-type="float" office:value="35.14489">
            <text:p>35.14489</text:p>
          </table:table-cell>
          <table:table-cell/>
          <table:table-cell office:value-type="float" office:value="1400847738.70007">
            <text:p>1400847738.70007</text:p>
          </table:table-cell>
          <table:table-cell office:value-type="float" office:value="63.869087">
            <text:p>63.869087</text:p>
          </table:table-cell>
          <table:table-cell office:value-type="float" office:value="1400847736.33686">
            <text:p>1400847736.33686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887.37666">
            <text:p>1400847887.37666</text:p>
          </table:table-cell>
          <table:table-cell office:value-type="float" office:value="36.703709">
            <text:p>36.703709</text:p>
          </table:table-cell>
          <table:table-cell office:value-type="float" office:value="1400847878.11112">
            <text:p>1400847878.11112</text:p>
          </table:table-cell>
          <table:table-cell office:value-type="float" office:value="37.31881">
            <text:p>37.318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39012">
            <text:p>1400846540.39012</text:p>
          </table:table-cell>
          <table:table-cell office:value-type="float" office:value="35.50717">
            <text:p>35.50717</text:p>
          </table:table-cell>
          <table:table-cell/>
          <table:table-cell office:value-type="float" office:value="1400847738.75037">
            <text:p>1400847738.75037</text:p>
          </table:table-cell>
          <table:table-cell office:value-type="float" office:value="67.898994">
            <text:p>67.898994</text:p>
          </table:table-cell>
          <table:table-cell office:value-type="float" office:value="1400847736.33708">
            <text:p>1400847736.33708</text:p>
          </table:table-cell>
          <table:table-cell office:value-type="float" office:value="133.1521">
            <text:p>133.1521</text:p>
          </table:table-cell>
          <table:table-cell/>
          <table:table-cell office:value-type="float" office:value="1400847887.47692">
            <text:p>1400847887.47692</text:p>
          </table:table-cell>
          <table:table-cell office:value-type="float" office:value="41.69873">
            <text:p>41.69873</text:p>
          </table:table-cell>
          <table:table-cell office:value-type="float" office:value="1400847878.11139">
            <text:p>1400847878.11139</text:p>
          </table:table-cell>
          <table:table-cell office:value-type="float" office:value="38.40577">
            <text:p>38.405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40111">
            <text:p>1400846540.40111</text:p>
          </table:table-cell>
          <table:table-cell office:value-type="float" office:value="35.86951">
            <text:p>35.86951</text:p>
          </table:table-cell>
          <table:table-cell/>
          <table:table-cell office:value-type="float" office:value="1400847738.80068">
            <text:p>1400847738.80068</text:p>
          </table:table-cell>
          <table:table-cell office:value-type="float" office:value="72.059052">
            <text:p>72.059052</text:p>
          </table:table-cell>
          <table:table-cell office:value-type="float" office:value="1400847736.36293">
            <text:p>1400847736.36293</text:p>
          </table:table-cell>
          <table:table-cell office:value-type="float" office:value="133.7681">
            <text:p>133.7681</text:p>
          </table:table-cell>
          <table:table-cell/>
          <table:table-cell office:value-type="float" office:value="1400847887.5772">
            <text:p>1400847887.5772</text:p>
          </table:table-cell>
          <table:table-cell office:value-type="float" office:value="49.644661">
            <text:p>49.644661</text:p>
          </table:table-cell>
          <table:table-cell office:value-type="float" office:value="1400847878.15693">
            <text:p>1400847878.15693</text:p>
          </table:table-cell>
          <table:table-cell office:value-type="float" office:value="39.13039">
            <text:p>39.130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43425">
            <text:p>1400846540.43425</text:p>
          </table:table-cell>
          <table:table-cell office:value-type="float" office:value="37.31881">
            <text:p>37.31881</text:p>
          </table:table-cell>
          <table:table-cell/>
          <table:table-cell office:value-type="float" office:value="1400847738.85099">
            <text:p>1400847738.85099</text:p>
          </table:table-cell>
          <table:table-cell office:value-type="float" office:value="76.317589">
            <text:p>76.317589</text:p>
          </table:table-cell>
          <table:table-cell office:value-type="float" office:value="1400847736.39442">
            <text:p>1400847736.39442</text:p>
          </table:table-cell>
          <table:table-cell office:value-type="float" office:value="134.692">
            <text:p>134.692</text:p>
          </table:table-cell>
          <table:table-cell/>
          <table:table-cell office:value-type="float" office:value="1400847887.6775">
            <text:p>1400847887.6775</text:p>
          </table:table-cell>
          <table:table-cell office:value-type="float" office:value="60">
            <text:p>60</text:p>
          </table:table-cell>
          <table:table-cell office:value-type="float" office:value="1400847878.20167">
            <text:p>1400847878.20167</text:p>
          </table:table-cell>
          <table:table-cell office:value-type="float" office:value="41.3043">
            <text:p>41.30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46257">
            <text:p>1400846540.46257</text:p>
          </table:table-cell>
          <table:table-cell office:value-type="float" office:value="38.40577">
            <text:p>38.40577</text:p>
          </table:table-cell>
          <table:table-cell/>
          <table:table-cell office:value-type="float" office:value="1400847738.90127">
            <text:p>1400847738.90127</text:p>
          </table:table-cell>
          <table:table-cell office:value-type="float" office:value="80.642212">
            <text:p>80.642212</text:p>
          </table:table-cell>
          <table:table-cell office:value-type="float" office:value="1400847736.43519">
            <text:p>1400847736.43519</text:p>
          </table:table-cell>
          <table:table-cell office:value-type="float" office:value="134.076">
            <text:p>134.076</text:p>
          </table:table-cell>
          <table:table-cell/>
          <table:table-cell office:value-type="float" office:value="1400847887.77834">
            <text:p>1400847887.77834</text:p>
          </table:table-cell>
          <table:table-cell office:value-type="float" office:value="72.059052">
            <text:p>72.059052</text:p>
          </table:table-cell>
          <table:table-cell office:value-type="float" office:value="1400847878.20573">
            <text:p>1400847878.20573</text:p>
          </table:table-cell>
          <table:table-cell office:value-type="float" office:value="45.2898">
            <text:p>45.28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49417">
            <text:p>1400846540.49417</text:p>
          </table:table-cell>
          <table:table-cell office:value-type="float" office:value="39.13039">
            <text:p>39.13039</text:p>
          </table:table-cell>
          <table:table-cell/>
          <table:table-cell office:value-type="float" office:value="1400847738.95153">
            <text:p>1400847738.95153</text:p>
          </table:table-cell>
          <table:table-cell office:value-type="float" office:value="85">
            <text:p>85</text:p>
          </table:table-cell>
          <table:table-cell office:value-type="float" office:value="1400847736.49216">
            <text:p>1400847736.49216</text:p>
          </table:table-cell>
          <table:table-cell office:value-type="float" office:value="133.4601">
            <text:p>133.4601</text:p>
          </table:table-cell>
          <table:table-cell/>
          <table:table-cell office:value-type="float" office:value="1400847887.87863">
            <text:p>1400847887.87863</text:p>
          </table:table-cell>
          <table:table-cell office:value-type="float" office:value="85">
            <text:p>85</text:p>
          </table:table-cell>
          <table:table-cell office:value-type="float" office:value="1400847878.26161">
            <text:p>1400847878.26161</text:p>
          </table:table-cell>
          <table:table-cell office:value-type="float" office:value="49.99997">
            <text:p>49.999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52494">
            <text:p>1400846540.52494</text:p>
          </table:table-cell>
          <table:table-cell office:value-type="float" office:value="40.21735">
            <text:p>40.21735</text:p>
          </table:table-cell>
          <table:table-cell/>
          <table:table-cell office:value-type="float" office:value="1400847739.00179">
            <text:p>1400847739.00179</text:p>
          </table:table-cell>
          <table:table-cell office:value-type="float" office:value="89.357788">
            <text:p>89.357788</text:p>
          </table:table-cell>
          <table:table-cell office:value-type="float" office:value="1400847736.53771">
            <text:p>1400847736.53771</text:p>
          </table:table-cell>
          <table:table-cell office:value-type="float" office:value="134.076">
            <text:p>134.076</text:p>
          </table:table-cell>
          <table:table-cell/>
          <table:table-cell office:value-type="float" office:value="1400847887.97894">
            <text:p>1400847887.97894</text:p>
          </table:table-cell>
          <table:table-cell office:value-type="float" office:value="97.940948">
            <text:p>97.940948</text:p>
          </table:table-cell>
          <table:table-cell office:value-type="float" office:value="1400847878.26178">
            <text:p>1400847878.26178</text:p>
          </table:table-cell>
          <table:table-cell office:value-type="float" office:value="53.69561">
            <text:p>53.695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55721">
            <text:p>1400846540.55721</text:p>
          </table:table-cell>
          <table:table-cell office:value-type="float" office:value="43.11588">
            <text:p>43.11588</text:p>
          </table:table-cell>
          <table:table-cell/>
          <table:table-cell office:value-type="float" office:value="1400847739.05212">
            <text:p>1400847739.05212</text:p>
          </table:table-cell>
          <table:table-cell office:value-type="float" office:value="93.682411">
            <text:p>93.682411</text:p>
          </table:table-cell>
          <table:table-cell office:value-type="float" office:value="1400847736.53791">
            <text:p>1400847736.53791</text:p>
          </table:table-cell>
          <table:table-cell office:value-type="float" office:value="135">
            <text:p>135</text:p>
          </table:table-cell>
          <table:table-cell/>
          <table:table-cell office:value-type="float" office:value="1400847888.07926">
            <text:p>1400847888.07926</text:p>
          </table:table-cell>
          <table:table-cell office:value-type="float" office:value="110">
            <text:p>110</text:p>
          </table:table-cell>
          <table:table-cell office:value-type="float" office:value="1400847878.30327">
            <text:p>1400847878.30327</text:p>
          </table:table-cell>
          <table:table-cell office:value-type="float" office:value="57.39124">
            <text:p>57.391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62794">
            <text:p>1400846540.62794</text:p>
          </table:table-cell>
          <table:table-cell office:value-type="float" office:value="46.01442">
            <text:p>46.01442</text:p>
          </table:table-cell>
          <table:table-cell/>
          <table:table-cell office:value-type="float" office:value="1400847739.10244">
            <text:p>1400847739.10244</text:p>
          </table:table-cell>
          <table:table-cell office:value-type="float" office:value="97.940948">
            <text:p>97.940948</text:p>
          </table:table-cell>
          <table:table-cell office:value-type="float" office:value="1400847736.56255">
            <text:p>1400847736.56255</text:p>
          </table:table-cell>
          <table:table-cell office:value-type="float" office:value="135">
            <text:p>135</text:p>
          </table:table-cell>
          <table:table-cell/>
          <table:table-cell office:value-type="float" office:value="1400847888.17955">
            <text:p>1400847888.17955</text:p>
          </table:table-cell>
          <table:table-cell office:value-type="float" office:value="120.355339">
            <text:p>120.355339</text:p>
          </table:table-cell>
          <table:table-cell office:value-type="float" office:value="1400847878.31162">
            <text:p>1400847878.31162</text:p>
          </table:table-cell>
          <table:table-cell office:value-type="float" office:value="61.08688">
            <text:p>61.086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62821">
            <text:p>1400846540.62821</text:p>
          </table:table-cell>
          <table:table-cell office:value-type="float" office:value="48.18834">
            <text:p>48.18834</text:p>
          </table:table-cell>
          <table:table-cell/>
          <table:table-cell office:value-type="float" office:value="1400847739.15278">
            <text:p>1400847739.15278</text:p>
          </table:table-cell>
          <table:table-cell office:value-type="float" office:value="102.101006">
            <text:p>102.101006</text:p>
          </table:table-cell>
          <table:table-cell office:value-type="float" office:value="1400847736.59093">
            <text:p>1400847736.59093</text:p>
          </table:table-cell>
          <table:table-cell office:value-type="float" office:value="135">
            <text:p>135</text:p>
          </table:table-cell>
          <table:table-cell/>
          <table:table-cell office:value-type="float" office:value="1400847888.27983">
            <text:p>1400847888.27983</text:p>
          </table:table-cell>
          <table:table-cell office:value-type="float" office:value="128.30127">
            <text:p>128.30127</text:p>
          </table:table-cell>
          <table:table-cell office:value-type="float" office:value="1400847878.36572">
            <text:p>1400847878.36572</text:p>
          </table:table-cell>
          <table:table-cell office:value-type="float" office:value="63.85862">
            <text:p>63.858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74373">
            <text:p>1400846540.74373</text:p>
          </table:table-cell>
          <table:table-cell office:value-type="float" office:value="51.5398">
            <text:p>51.5398</text:p>
          </table:table-cell>
          <table:table-cell/>
          <table:table-cell office:value-type="float" office:value="1400847739.20307">
            <text:p>1400847739.20307</text:p>
          </table:table-cell>
          <table:table-cell office:value-type="float" office:value="106.130913">
            <text:p>106.130913</text:p>
          </table:table-cell>
          <table:table-cell office:value-type="float" office:value="1400847736.63375">
            <text:p>1400847736.63375</text:p>
          </table:table-cell>
          <table:table-cell office:value-type="float" office:value="134.076">
            <text:p>134.076</text:p>
          </table:table-cell>
          <table:table-cell/>
          <table:table-cell office:value-type="float" office:value="1400847888.38016">
            <text:p>1400847888.38016</text:p>
          </table:table-cell>
          <table:table-cell office:value-type="float" office:value="133.296295">
            <text:p>133.296295</text:p>
          </table:table-cell>
          <table:table-cell office:value-type="float" office:value="1400847878.40775">
            <text:p>1400847878.40775</text:p>
          </table:table-cell>
          <table:table-cell office:value-type="float" office:value="66.3224">
            <text:p>66.32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744">
            <text:p>1400846540.744</text:p>
          </table:table-cell>
          <table:table-cell office:value-type="float" office:value="53.69561">
            <text:p>53.69561</text:p>
          </table:table-cell>
          <table:table-cell/>
          <table:table-cell office:value-type="float" office:value="1400847739.2534">
            <text:p>1400847739.2534</text:p>
          </table:table-cell>
          <table:table-cell office:value-type="float" office:value="110">
            <text:p>110</text:p>
          </table:table-cell>
          <table:table-cell office:value-type="float" office:value="1400847736.69381">
            <text:p>1400847736.69381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888.48047">
            <text:p>1400847888.48047</text:p>
          </table:table-cell>
          <table:table-cell office:value-type="float" office:value="135">
            <text:p>135</text:p>
          </table:table-cell>
          <table:table-cell office:value-type="float" office:value="1400847878.40798">
            <text:p>1400847878.40798</text:p>
          </table:table-cell>
          <table:table-cell office:value-type="float" office:value="67.86228">
            <text:p>67.862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74427">
            <text:p>1400846540.74427</text:p>
          </table:table-cell>
          <table:table-cell office:value-type="float" office:value="58.93112">
            <text:p>58.93112</text:p>
          </table:table-cell>
          <table:table-cell/>
          <table:table-cell office:value-type="float" office:value="1400847739.30369">
            <text:p>1400847739.30369</text:p>
          </table:table-cell>
          <table:table-cell office:value-type="float" office:value="113.678825">
            <text:p>113.678825</text:p>
          </table:table-cell>
          <table:table-cell office:value-type="float" office:value="1400847736.69405">
            <text:p>1400847736.69405</text:p>
          </table:table-cell>
          <table:table-cell office:value-type="float" office:value="130.9963">
            <text:p>130.9963</text:p>
          </table:table-cell>
          <table:table-cell/>
          <table:table-cell office:value-type="float" office:value="1400847888.58075">
            <text:p>1400847888.58075</text:p>
          </table:table-cell>
          <table:table-cell office:value-type="float" office:value="133.296295">
            <text:p>133.296295</text:p>
          </table:table-cell>
          <table:table-cell office:value-type="float" office:value="1400847878.45901">
            <text:p>1400847878.45901</text:p>
          </table:table-cell>
          <table:table-cell office:value-type="float" office:value="71.86588">
            <text:p>71.865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74999">
            <text:p>1400846540.74999</text:p>
          </table:table-cell>
          <table:table-cell office:value-type="float" office:value="64.16664">
            <text:p>64.16664</text:p>
          </table:table-cell>
          <table:table-cell/>
          <table:table-cell office:value-type="float" office:value="1400847739.35397">
            <text:p>1400847739.35397</text:p>
          </table:table-cell>
          <table:table-cell office:value-type="float" office:value="117.139381">
            <text:p>117.139381</text:p>
          </table:table-cell>
          <table:table-cell office:value-type="float" office:value="1400847736.73751">
            <text:p>1400847736.73751</text:p>
          </table:table-cell>
          <table:table-cell office:value-type="float" office:value="131.6123">
            <text:p>131.6123</text:p>
          </table:table-cell>
          <table:table-cell table:number-columns-repeated="3"/>
          <table:table-cell office:value-type="float" office:value="1400847878.50759">
            <text:p>1400847878.50759</text:p>
          </table:table-cell>
          <table:table-cell office:value-type="float" office:value="78.94924">
            <text:p>78.949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79047">
            <text:p>1400846540.79047</text:p>
          </table:table-cell>
          <table:table-cell office:value-type="float" office:value="68.47821">
            <text:p>68.47821</text:p>
          </table:table-cell>
          <table:table-cell/>
          <table:table-cell office:value-type="float" office:value="1400847739.40424">
            <text:p>1400847739.40424</text:p>
          </table:table-cell>
          <table:table-cell office:value-type="float" office:value="120.355339">
            <text:p>120.355339</text:p>
          </table:table-cell>
          <table:table-cell office:value-type="float" office:value="1400847736.79566">
            <text:p>1400847736.79566</text:p>
          </table:table-cell>
          <table:table-cell office:value-type="float" office:value="128.8405">
            <text:p>128.8405</text:p>
          </table:table-cell>
          <table:table-cell table:number-columns-repeated="3"/>
          <table:table-cell office:value-type="float" office:value="1400847878.50789">
            <text:p>1400847878.50789</text:p>
          </table:table-cell>
          <table:table-cell office:value-type="float" office:value="84.49272">
            <text:p>84.492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83173">
            <text:p>1400846540.83173</text:p>
          </table:table-cell>
          <table:table-cell office:value-type="float" office:value="73.09779">
            <text:p>73.09779</text:p>
          </table:table-cell>
          <table:table-cell/>
          <table:table-cell office:value-type="float" office:value="1400847739.45448">
            <text:p>1400847739.45448</text:p>
          </table:table-cell>
          <table:table-cell office:value-type="float" office:value="123.302223">
            <text:p>123.302223</text:p>
          </table:table-cell>
          <table:table-cell office:value-type="float" office:value="1400847736.79589">
            <text:p>1400847736.79589</text:p>
          </table:table-cell>
          <table:table-cell office:value-type="float" office:value="127.3007">
            <text:p>127.3007</text:p>
          </table:table-cell>
          <table:table-cell table:number-columns-repeated="3"/>
          <table:table-cell office:value-type="float" office:value="1400847878.54067">
            <text:p>1400847878.54067</text:p>
          </table:table-cell>
          <table:table-cell office:value-type="float" office:value="86.9565">
            <text:p>86.95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857">
            <text:p>1400846540.857</text:p>
          </table:table-cell>
          <table:table-cell office:value-type="float" office:value="76.48546">
            <text:p>76.48546</text:p>
          </table:table-cell>
          <table:table-cell/>
          <table:table-cell office:value-type="float" office:value="1400847739.50478">
            <text:p>1400847739.50478</text:p>
          </table:table-cell>
          <table:table-cell office:value-type="float" office:value="125.957603">
            <text:p>125.957603</text:p>
          </table:table-cell>
          <table:table-cell office:value-type="float" office:value="1400847736.84292">
            <text:p>1400847736.84292</text:p>
          </table:table-cell>
          <table:table-cell office:value-type="float" office:value="126.3767">
            <text:p>126.3767</text:p>
          </table:table-cell>
          <table:table-cell table:number-columns-repeated="3"/>
          <table:table-cell office:value-type="float" office:value="1400847878.60969">
            <text:p>1400847878.60969</text:p>
          </table:table-cell>
          <table:table-cell office:value-type="float" office:value="90.65213">
            <text:p>90.652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8868">
            <text:p>1400846540.8868</text:p>
          </table:table-cell>
          <table:table-cell office:value-type="float" office:value="81.41302">
            <text:p>81.41302</text:p>
          </table:table-cell>
          <table:table-cell/>
          <table:table-cell office:value-type="float" office:value="1400847739.55508">
            <text:p>1400847739.55508</text:p>
          </table:table-cell>
          <table:table-cell office:value-type="float" office:value="128.30127">
            <text:p>128.30127</text:p>
          </table:table-cell>
          <table:table-cell office:value-type="float" office:value="1400847736.84314">
            <text:p>1400847736.84314</text:p>
          </table:table-cell>
          <table:table-cell office:value-type="float" office:value="124.8369">
            <text:p>124.8369</text:p>
          </table:table-cell>
          <table:table-cell table:number-columns-repeated="3"/>
          <table:table-cell office:value-type="float" office:value="1400847878.60998">
            <text:p>1400847878.60998</text:p>
          </table:table-cell>
          <table:table-cell office:value-type="float" office:value="94.65574">
            <text:p>94.655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91935">
            <text:p>1400846540.91935</text:p>
          </table:table-cell>
          <table:table-cell office:value-type="float" office:value="85.41662">
            <text:p>85.41662</text:p>
          </table:table-cell>
          <table:table-cell/>
          <table:table-cell office:value-type="float" office:value="1400847739.60532">
            <text:p>1400847739.60532</text:p>
          </table:table-cell>
          <table:table-cell office:value-type="float" office:value="130.315384">
            <text:p>130.315384</text:p>
          </table:table-cell>
          <table:table-cell office:value-type="float" office:value="1400847736.86894">
            <text:p>1400847736.86894</text:p>
          </table:table-cell>
          <table:table-cell office:value-type="float" office:value="122.9891">
            <text:p>122.9891</text:p>
          </table:table-cell>
          <table:table-cell table:number-columns-repeated="3"/>
          <table:table-cell office:value-type="float" office:value="1400847878.63361">
            <text:p>1400847878.63361</text:p>
          </table:table-cell>
          <table:table-cell office:value-type="float" office:value="100.5072">
            <text:p>100.50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95205">
            <text:p>1400846540.95205</text:p>
          </table:table-cell>
          <table:table-cell office:value-type="float" office:value="90.34417">
            <text:p>90.34417</text:p>
          </table:table-cell>
          <table:table-cell/>
          <table:table-cell office:value-type="float" office:value="1400847739.6556">
            <text:p>1400847739.6556</text:p>
          </table:table-cell>
          <table:table-cell office:value-type="float" office:value="131.984634">
            <text:p>131.984634</text:p>
          </table:table-cell>
          <table:table-cell office:value-type="float" office:value="1400847736.93683">
            <text:p>1400847736.93683</text:p>
          </table:table-cell>
          <table:table-cell office:value-type="float" office:value="120.2173">
            <text:p>120.2173</text:p>
          </table:table-cell>
          <table:table-cell table:number-columns-repeated="3"/>
          <table:table-cell office:value-type="float" office:value="1400847878.71021">
            <text:p>1400847878.71021</text:p>
          </table:table-cell>
          <table:table-cell office:value-type="float" office:value="103.2789">
            <text:p>103.27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0.99051">
            <text:p>1400846540.99051</text:p>
          </table:table-cell>
          <table:table-cell office:value-type="float" office:value="92.80795">
            <text:p>92.80795</text:p>
          </table:table-cell>
          <table:table-cell/>
          <table:table-cell office:value-type="float" office:value="1400847739.70592">
            <text:p>1400847739.70592</text:p>
          </table:table-cell>
          <table:table-cell office:value-type="float" office:value="133.296295">
            <text:p>133.296295</text:p>
          </table:table-cell>
          <table:table-cell office:value-type="float" office:value="1400847736.93709">
            <text:p>1400847736.93709</text:p>
          </table:table-cell>
          <table:table-cell office:value-type="float" office:value="117.7536">
            <text:p>117.7536</text:p>
          </table:table-cell>
          <table:table-cell table:number-columns-repeated="3"/>
          <table:table-cell office:value-type="float" office:value="1400847878.71049">
            <text:p>1400847878.71049</text:p>
          </table:table-cell>
          <table:table-cell office:value-type="float" office:value="103.8949">
            <text:p>103.89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03135">
            <text:p>1400846541.03135</text:p>
          </table:table-cell>
          <table:table-cell office:value-type="float" office:value="94.34777">
            <text:p>94.34777</text:p>
          </table:table-cell>
          <table:table-cell/>
          <table:table-cell office:value-type="float" office:value="1400847739.7562">
            <text:p>1400847739.7562</text:p>
          </table:table-cell>
          <table:table-cell office:value-type="float" office:value="134.240387">
            <text:p>134.240387</text:p>
          </table:table-cell>
          <table:table-cell office:value-type="float" office:value="1400847736.99509">
            <text:p>1400847736.99509</text:p>
          </table:table-cell>
          <table:table-cell office:value-type="float" office:value="117.4456">
            <text:p>117.4456</text:p>
          </table:table-cell>
          <table:table-cell table:number-columns-repeated="3"/>
          <table:table-cell office:value-type="float" office:value="1400847878.74048">
            <text:p>1400847878.74048</text:p>
          </table:table-cell>
          <table:table-cell office:value-type="float" office:value="106.3586">
            <text:p>106.35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05591">
            <text:p>1400846541.05591</text:p>
          </table:table-cell>
          <table:table-cell office:value-type="float" office:value="100.5072">
            <text:p>100.5072</text:p>
          </table:table-cell>
          <table:table-cell/>
          <table:table-cell office:value-type="float" office:value="1400847739.80647">
            <text:p>1400847739.80647</text:p>
          </table:table-cell>
          <table:table-cell office:value-type="float" office:value="134.809738">
            <text:p>134.809738</text:p>
          </table:table-cell>
          <table:table-cell office:value-type="float" office:value="1400847736.99533">
            <text:p>1400847736.99533</text:p>
          </table:table-cell>
          <table:table-cell office:value-type="float" office:value="115.9058">
            <text:p>115.9058</text:p>
          </table:table-cell>
          <table:table-cell table:number-columns-repeated="3"/>
          <table:table-cell office:value-type="float" office:value="1400847878.78265">
            <text:p>1400847878.78265</text:p>
          </table:table-cell>
          <table:table-cell office:value-type="float" office:value="113.75">
            <text:p>113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08676">
            <text:p>1400846541.08676</text:p>
          </table:table-cell>
          <table:table-cell office:value-type="float" office:value="106.3586">
            <text:p>106.3586</text:p>
          </table:table-cell>
          <table:table-cell/>
          <table:table-cell office:value-type="float" office:value="1400847739.85675">
            <text:p>1400847739.85675</text:p>
          </table:table-cell>
          <table:table-cell office:value-type="float" office:value="135">
            <text:p>135</text:p>
          </table:table-cell>
          <table:table-cell office:value-type="float" office:value="1400847737.03931">
            <text:p>1400847737.03931</text:p>
          </table:table-cell>
          <table:table-cell office:value-type="float" office:value="112.5181">
            <text:p>112.5181</text:p>
          </table:table-cell>
          <table:table-cell table:number-columns-repeated="3"/>
          <table:table-cell office:value-type="float" office:value="1400847878.8237">
            <text:p>1400847878.8237</text:p>
          </table:table-cell>
          <table:table-cell office:value-type="float" office:value="119.9094">
            <text:p>119.90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11854">
            <text:p>1400846541.11854</text:p>
          </table:table-cell>
          <table:table-cell office:value-type="float" office:value="110.0543">
            <text:p>110.0543</text:p>
          </table:table-cell>
          <table:table-cell/>
          <table:table-cell office:value-type="float" office:value="1400847739.90706">
            <text:p>1400847739.90706</text:p>
          </table:table-cell>
          <table:table-cell office:value-type="float" office:value="134.809738">
            <text:p>134.809738</text:p>
          </table:table-cell>
          <table:table-cell office:value-type="float" office:value="1400847737.09573">
            <text:p>1400847737.09573</text:p>
          </table:table-cell>
          <table:table-cell office:value-type="float" office:value="110.6703">
            <text:p>110.6703</text:p>
          </table:table-cell>
          <table:table-cell table:number-columns-repeated="3"/>
          <table:table-cell office:value-type="float" office:value="1400847878.83364">
            <text:p>1400847878.83364</text:p>
          </table:table-cell>
          <table:table-cell office:value-type="float" office:value="121.7572">
            <text:p>121.75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15226">
            <text:p>1400846541.15226</text:p>
          </table:table-cell>
          <table:table-cell office:value-type="float" office:value="111.9021">
            <text:p>111.9021</text:p>
          </table:table-cell>
          <table:table-cell/>
          <table:table-cell office:value-type="float" office:value="1400847739.9574">
            <text:p>1400847739.9574</text:p>
          </table:table-cell>
          <table:table-cell office:value-type="float" office:value="134.240387">
            <text:p>134.240387</text:p>
          </table:table-cell>
          <table:table-cell office:value-type="float" office:value="1400847737.09596">
            <text:p>1400847737.09596</text:p>
          </table:table-cell>
          <table:table-cell office:value-type="float" office:value="107.8985">
            <text:p>107.8985</text:p>
          </table:table-cell>
          <table:table-cell table:number-columns-repeated="3"/>
          <table:table-cell office:value-type="float" office:value="1400847878.88455">
            <text:p>1400847878.88455</text:p>
          </table:table-cell>
          <table:table-cell office:value-type="float" office:value="123.297">
            <text:p>123.2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16537">
            <text:p>1400846541.16537</text:p>
          </table:table-cell>
          <table:table-cell office:value-type="float" office:value="115.5978">
            <text:p>115.5978</text:p>
          </table:table-cell>
          <table:table-cell/>
          <table:table-cell office:value-type="float" office:value="1400847740.00771">
            <text:p>1400847740.00771</text:p>
          </table:table-cell>
          <table:table-cell office:value-type="float" office:value="133.296295">
            <text:p>133.296295</text:p>
          </table:table-cell>
          <table:table-cell office:value-type="float" office:value="1400847737.13927">
            <text:p>1400847737.13927</text:p>
          </table:table-cell>
          <table:table-cell office:value-type="float" office:value="104.2029">
            <text:p>104.2029</text:p>
          </table:table-cell>
          <table:table-cell table:number-columns-repeated="3"/>
          <table:table-cell office:value-type="float" office:value="1400847878.94188">
            <text:p>1400847878.94188</text:p>
          </table:table-cell>
          <table:table-cell office:value-type="float" office:value="126.0688">
            <text:p>126.06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23221">
            <text:p>1400846541.23221</text:p>
          </table:table-cell>
          <table:table-cell office:value-type="float" office:value="118.0616">
            <text:p>118.0616</text:p>
          </table:table-cell>
          <table:table-cell/>
          <table:table-cell office:value-type="float" office:value="1400847740.05805">
            <text:p>1400847740.05805</text:p>
          </table:table-cell>
          <table:table-cell office:value-type="float" office:value="131.984634">
            <text:p>131.984634</text:p>
          </table:table-cell>
          <table:table-cell office:value-type="float" office:value="1400847737.19517">
            <text:p>1400847737.19517</text:p>
          </table:table-cell>
          <table:table-cell office:value-type="float" office:value="100.8151">
            <text:p>100.8151</text:p>
          </table:table-cell>
          <table:table-cell table:number-columns-repeated="3"/>
          <table:table-cell office:value-type="float" office:value="1400847878.94215">
            <text:p>1400847878.94215</text:p>
          </table:table-cell>
          <table:table-cell office:value-type="float" office:value="127.6087">
            <text:p>127.60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23247">
            <text:p>1400846541.23247</text:p>
          </table:table-cell>
          <table:table-cell office:value-type="float" office:value="122.3731">
            <text:p>122.3731</text:p>
          </table:table-cell>
          <table:table-cell/>
          <table:table-cell office:value-type="float" office:value="1400847740.10836">
            <text:p>1400847740.10836</text:p>
          </table:table-cell>
          <table:table-cell office:value-type="float" office:value="130.315384">
            <text:p>130.315384</text:p>
          </table:table-cell>
          <table:table-cell office:value-type="float" office:value="1400847737.19539">
            <text:p>1400847737.19539</text:p>
          </table:table-cell>
          <table:table-cell office:value-type="float" office:value="98.04341">
            <text:p>98.04341</text:p>
          </table:table-cell>
          <table:table-cell table:number-columns-repeated="3"/>
          <table:table-cell office:value-type="float" office:value="1400847878.9777">
            <text:p>1400847878.9777</text:p>
          </table:table-cell>
          <table:table-cell office:value-type="float" office:value="130.0724">
            <text:p>130.07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26197">
            <text:p>1400846541.26197</text:p>
          </table:table-cell>
          <table:table-cell office:value-type="float" office:value="123.913">
            <text:p>123.913</text:p>
          </table:table-cell>
          <table:table-cell/>
          <table:table-cell office:value-type="float" office:value="1400847740.15863">
            <text:p>1400847740.15863</text:p>
          </table:table-cell>
          <table:table-cell office:value-type="float" office:value="128.30127">
            <text:p>128.30127</text:p>
          </table:table-cell>
          <table:table-cell office:value-type="float" office:value="1400847737.22931">
            <text:p>1400847737.22931</text:p>
          </table:table-cell>
          <table:table-cell office:value-type="float" office:value="94.34777">
            <text:p>94.34777</text:p>
          </table:table-cell>
          <table:table-cell table:number-columns-repeated="3"/>
          <table:table-cell office:value-type="float" office:value="1400847879.04067">
            <text:p>1400847879.04067</text:p>
          </table:table-cell>
          <table:table-cell office:value-type="float" office:value="132.2283">
            <text:p>132.22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29236">
            <text:p>1400846541.29236</text:p>
          </table:table-cell>
          <table:table-cell office:value-type="float" office:value="125.4529">
            <text:p>125.4529</text:p>
          </table:table-cell>
          <table:table-cell/>
          <table:table-cell office:value-type="float" office:value="1400847740.20893">
            <text:p>1400847740.20893</text:p>
          </table:table-cell>
          <table:table-cell office:value-type="float" office:value="125.957603">
            <text:p>125.957603</text:p>
          </table:table-cell>
          <table:table-cell office:value-type="float" office:value="1400847737.2971">
            <text:p>1400847737.2971</text:p>
          </table:table-cell>
          <table:table-cell office:value-type="float" office:value="91.88399">
            <text:p>91.88399</text:p>
          </table:table-cell>
          <table:table-cell table:number-columns-repeated="3"/>
          <table:table-cell office:value-type="float" office:value="1400847879.04091">
            <text:p>1400847879.04091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32394">
            <text:p>1400846541.32394</text:p>
          </table:table-cell>
          <table:table-cell office:value-type="float" office:value="127.9166">
            <text:p>127.9166</text:p>
          </table:table-cell>
          <table:table-cell/>
          <table:table-cell office:value-type="float" office:value="1400847740.25922">
            <text:p>1400847740.25922</text:p>
          </table:table-cell>
          <table:table-cell office:value-type="float" office:value="123.302223">
            <text:p>123.302223</text:p>
          </table:table-cell>
          <table:table-cell office:value-type="float" office:value="1400847737.29733">
            <text:p>1400847737.29733</text:p>
          </table:table-cell>
          <table:table-cell office:value-type="float" office:value="89.72824">
            <text:p>89.72824</text:p>
          </table:table-cell>
          <table:table-cell table:number-columns-repeated="3"/>
          <table:table-cell office:value-type="float" office:value="1400847879.04928">
            <text:p>1400847879.04928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35703">
            <text:p>1400846541.35703</text:p>
          </table:table-cell>
          <table:table-cell office:value-type="float" office:value="130.3804">
            <text:p>130.3804</text:p>
          </table:table-cell>
          <table:table-cell/>
          <table:table-cell office:value-type="float" office:value="1400847740.30951">
            <text:p>1400847740.30951</text:p>
          </table:table-cell>
          <table:table-cell office:value-type="float" office:value="120.355339">
            <text:p>120.355339</text:p>
          </table:table-cell>
          <table:table-cell office:value-type="float" office:value="1400847737.33052">
            <text:p>1400847737.33052</text:p>
          </table:table-cell>
          <table:table-cell office:value-type="float" office:value="87.26446">
            <text:p>87.26446</text:p>
          </table:table-cell>
          <table:table-cell table:number-columns-repeated="3"/>
          <table:table-cell office:value-type="float" office:value="1400847879.11919">
            <text:p>1400847879.11919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3906">
            <text:p>1400846541.3906</text:p>
          </table:table-cell>
          <table:table-cell office:value-type="float" office:value="130.0724">
            <text:p>130.0724</text:p>
          </table:table-cell>
          <table:table-cell/>
          <table:table-cell office:value-type="float" office:value="1400847740.35977">
            <text:p>1400847740.35977</text:p>
          </table:table-cell>
          <table:table-cell office:value-type="float" office:value="117.139381">
            <text:p>117.139381</text:p>
          </table:table-cell>
          <table:table-cell office:value-type="float" office:value="1400847737.39957">
            <text:p>1400847737.39957</text:p>
          </table:table-cell>
          <table:table-cell office:value-type="float" office:value="83.56877">
            <text:p>83.56877</text:p>
          </table:table-cell>
          <table:table-cell table:number-columns-repeated="3"/>
          <table:table-cell office:value-type="float" office:value="1400847879.11942">
            <text:p>1400847879.11942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43273">
            <text:p>1400846541.43273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740.41007">
            <text:p>1400847740.41007</text:p>
          </table:table-cell>
          <table:table-cell office:value-type="float" office:value="113.678825">
            <text:p>113.678825</text:p>
          </table:table-cell>
          <table:table-cell office:value-type="float" office:value="1400847737.39981">
            <text:p>1400847737.39981</text:p>
          </table:table-cell>
          <table:table-cell office:value-type="float" office:value="80.79703">
            <text:p>80.79703</text:p>
          </table:table-cell>
          <table:table-cell table:number-columns-repeated="3"/>
          <table:table-cell office:value-type="float" office:value="1400847879.14269">
            <text:p>1400847879.14269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54295">
            <text:p>1400846541.54295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740.46034">
            <text:p>1400847740.46034</text:p>
          </table:table-cell>
          <table:table-cell office:value-type="float" office:value="110">
            <text:p>110</text:p>
          </table:table-cell>
          <table:table-cell office:value-type="float" office:value="1400847737.43328">
            <text:p>1400847737.43328</text:p>
          </table:table-cell>
          <table:table-cell office:value-type="float" office:value="78.94924">
            <text:p>78.94924</text:p>
          </table:table-cell>
          <table:table-cell table:number-columns-repeated="3"/>
          <table:table-cell office:value-type="float" office:value="1400847879.21304">
            <text:p>1400847879.21304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54321">
            <text:p>1400846541.54321</text:p>
          </table:table-cell>
          <table:table-cell office:value-type="float" office:value="134.076">
            <text:p>134.076</text:p>
          </table:table-cell>
          <table:table-cell/>
          <table:table-cell office:value-type="float" office:value="1400847740.51064">
            <text:p>1400847740.51064</text:p>
          </table:table-cell>
          <table:table-cell office:value-type="float" office:value="106.130913">
            <text:p>106.130913</text:p>
          </table:table-cell>
          <table:table-cell office:value-type="float" office:value="1400847737.50007">
            <text:p>1400847737.50007</text:p>
          </table:table-cell>
          <table:table-cell office:value-type="float" office:value="78.64128">
            <text:p>78.64128</text:p>
          </table:table-cell>
          <table:table-cell table:number-columns-repeated="3"/>
          <table:table-cell office:value-type="float" office:value="1400847879.21331">
            <text:p>1400847879.21331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54349">
            <text:p>1400846541.54349</text:p>
          </table:table-cell>
          <table:table-cell office:value-type="float" office:value="133.4601">
            <text:p>133.4601</text:p>
          </table:table-cell>
          <table:table-cell/>
          <table:table-cell office:value-type="float" office:value="1400847740.56099">
            <text:p>1400847740.56099</text:p>
          </table:table-cell>
          <table:table-cell office:value-type="float" office:value="102.101006">
            <text:p>102.101006</text:p>
          </table:table-cell>
          <table:table-cell office:value-type="float" office:value="1400847737.5003">
            <text:p>1400847737.5003</text:p>
          </table:table-cell>
          <table:table-cell office:value-type="float" office:value="74.94558">
            <text:p>74.94558</text:p>
          </table:table-cell>
          <table:table-cell table:number-columns-repeated="3"/>
          <table:table-cell office:value-type="float" office:value="1400847879.23972">
            <text:p>1400847879.23972</text:p>
          </table:table-cell>
          <table:table-cell office:value-type="float" office:value="132.2283">
            <text:p>132.22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5535">
            <text:p>1400846541.5535</text:p>
          </table:table-cell>
          <table:table-cell office:value-type="float" office:value="133.4601">
            <text:p>133.4601</text:p>
          </table:table-cell>
          <table:table-cell/>
          <table:table-cell office:value-type="float" office:value="1400847740.61129">
            <text:p>1400847740.61129</text:p>
          </table:table-cell>
          <table:table-cell office:value-type="float" office:value="97.940948">
            <text:p>97.940948</text:p>
          </table:table-cell>
          <table:table-cell office:value-type="float" office:value="1400847737.53044">
            <text:p>1400847737.53044</text:p>
          </table:table-cell>
          <table:table-cell office:value-type="float" office:value="71.24995">
            <text:p>71.24995</text:p>
          </table:table-cell>
          <table:table-cell table:number-columns-repeated="3"/>
          <table:table-cell office:value-type="float" office:value="1400847879.30925">
            <text:p>1400847879.30925</text:p>
          </table:table-cell>
          <table:table-cell office:value-type="float" office:value="130.3804">
            <text:p>130.38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59152">
            <text:p>1400846541.59152</text:p>
          </table:table-cell>
          <table:table-cell office:value-type="float" office:value="134.076">
            <text:p>134.076</text:p>
          </table:table-cell>
          <table:table-cell/>
          <table:table-cell office:value-type="float" office:value="1400847740.66156">
            <text:p>1400847740.66156</text:p>
          </table:table-cell>
          <table:table-cell office:value-type="float" office:value="93.682411">
            <text:p>93.682411</text:p>
          </table:table-cell>
          <table:table-cell office:value-type="float" office:value="1400847737.55706">
            <text:p>1400847737.55706</text:p>
          </table:table-cell>
          <table:table-cell office:value-type="float" office:value="67.86228">
            <text:p>67.86228</text:p>
          </table:table-cell>
          <table:table-cell table:number-columns-repeated="3"/>
          <table:table-cell office:value-type="float" office:value="1400847879.30953">
            <text:p>1400847879.30953</text:p>
          </table:table-cell>
          <table:table-cell office:value-type="float" office:value="127.3007">
            <text:p>127.3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63703">
            <text:p>1400846541.63703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740.71182">
            <text:p>1400847740.71182</text:p>
          </table:table-cell>
          <table:table-cell office:value-type="float" office:value="89.357788">
            <text:p>89.357788</text:p>
          </table:table-cell>
          <table:table-cell office:value-type="float" office:value="1400847737.60262">
            <text:p>1400847737.60262</text:p>
          </table:table-cell>
          <table:table-cell office:value-type="float" office:value="65.09054">
            <text:p>65.09054</text:p>
          </table:table-cell>
          <table:table-cell table:number-columns-repeated="3"/>
          <table:table-cell office:value-type="float" office:value="1400847879.33925">
            <text:p>1400847879.33925</text:p>
          </table:table-cell>
          <table:table-cell office:value-type="float" office:value="125.1449">
            <text:p>125.14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65664">
            <text:p>1400846541.65664</text:p>
          </table:table-cell>
          <table:table-cell office:value-type="float" office:value="130.9963">
            <text:p>130.9963</text:p>
          </table:table-cell>
          <table:table-cell/>
          <table:table-cell office:value-type="float" office:value="1400847740.76215">
            <text:p>1400847740.76215</text:p>
          </table:table-cell>
          <table:table-cell office:value-type="float" office:value="85">
            <text:p>85</text:p>
          </table:table-cell>
          <table:table-cell office:value-type="float" office:value="1400847737.60675">
            <text:p>1400847737.60675</text:p>
          </table:table-cell>
          <table:table-cell office:value-type="float" office:value="62.62676">
            <text:p>62.62676</text:p>
          </table:table-cell>
          <table:table-cell table:number-columns-repeated="3"/>
          <table:table-cell office:value-type="float" office:value="1400847879.40775">
            <text:p>1400847879.40775</text:p>
          </table:table-cell>
          <table:table-cell office:value-type="float" office:value="124.221">
            <text:p>124.2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68714">
            <text:p>1400846541.68714</text:p>
          </table:table-cell>
          <table:table-cell office:value-type="float" office:value="130.3804">
            <text:p>130.3804</text:p>
          </table:table-cell>
          <table:table-cell/>
          <table:table-cell office:value-type="float" office:value="1400847740.81251">
            <text:p>1400847740.81251</text:p>
          </table:table-cell>
          <table:table-cell office:value-type="float" office:value="80.642212">
            <text:p>80.642212</text:p>
          </table:table-cell>
          <table:table-cell office:value-type="float" office:value="1400847737.63587">
            <text:p>1400847737.63587</text:p>
          </table:table-cell>
          <table:table-cell office:value-type="float" office:value="60.47095">
            <text:p>60.47095</text:p>
          </table:table-cell>
          <table:table-cell table:number-columns-repeated="3"/>
          <table:table-cell office:value-type="float" office:value="1400847879.40803">
            <text:p>1400847879.40803</text:p>
          </table:table-cell>
          <table:table-cell office:value-type="float" office:value="120.5253">
            <text:p>120.52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7192">
            <text:p>1400846541.7192</text:p>
          </table:table-cell>
          <table:table-cell office:value-type="float" office:value="130.3804">
            <text:p>130.3804</text:p>
          </table:table-cell>
          <table:table-cell/>
          <table:table-cell office:value-type="float" office:value="1400847740.86279">
            <text:p>1400847740.86279</text:p>
          </table:table-cell>
          <table:table-cell office:value-type="float" office:value="76.317589">
            <text:p>76.317589</text:p>
          </table:table-cell>
          <table:table-cell office:value-type="float" office:value="1400847737.66794">
            <text:p>1400847737.66794</text:p>
          </table:table-cell>
          <table:table-cell office:value-type="float" office:value="58.93112">
            <text:p>58.93112</text:p>
          </table:table-cell>
          <table:table-cell table:number-columns-repeated="3"/>
          <table:table-cell office:value-type="float" office:value="1400847879.4413">
            <text:p>1400847879.4413</text:p>
          </table:table-cell>
          <table:table-cell office:value-type="float" office:value="116.8297">
            <text:p>116.82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76552">
            <text:p>1400846541.76552</text:p>
          </table:table-cell>
          <table:table-cell office:value-type="float" office:value="127.6087">
            <text:p>127.6087</text:p>
          </table:table-cell>
          <table:table-cell/>
          <table:table-cell office:value-type="float" office:value="1400847740.91313">
            <text:p>1400847740.91313</text:p>
          </table:table-cell>
          <table:table-cell office:value-type="float" office:value="72.059052">
            <text:p>72.059052</text:p>
          </table:table-cell>
          <table:table-cell office:value-type="float" office:value="1400847737.70322">
            <text:p>1400847737.70322</text:p>
          </table:table-cell>
          <table:table-cell office:value-type="float" office:value="57.39124">
            <text:p>57.39124</text:p>
          </table:table-cell>
          <table:table-cell table:number-columns-repeated="3"/>
          <table:table-cell office:value-type="float" office:value="1400847879.50867">
            <text:p>1400847879.50867</text:p>
          </table:table-cell>
          <table:table-cell office:value-type="float" office:value="114.3659">
            <text:p>114.36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79388">
            <text:p>1400846541.79388</text:p>
          </table:table-cell>
          <table:table-cell office:value-type="float" office:value="125.4529">
            <text:p>125.4529</text:p>
          </table:table-cell>
          <table:table-cell/>
          <table:table-cell office:value-type="float" office:value="1400847740.96344">
            <text:p>1400847740.96344</text:p>
          </table:table-cell>
          <table:table-cell office:value-type="float" office:value="67.898994">
            <text:p>67.898994</text:p>
          </table:table-cell>
          <table:table-cell office:value-type="float" office:value="1400847737.73135">
            <text:p>1400847737.73135</text:p>
          </table:table-cell>
          <table:table-cell office:value-type="float" office:value="56.46735">
            <text:p>56.46735</text:p>
          </table:table-cell>
          <table:table-cell table:number-columns-repeated="3"/>
          <table:table-cell office:value-type="float" office:value="1400847879.50894">
            <text:p>1400847879.50894</text:p>
          </table:table-cell>
          <table:table-cell office:value-type="float" office:value="110.3623">
            <text:p>110.36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83633">
            <text:p>1400846541.83633</text:p>
          </table:table-cell>
          <table:table-cell office:value-type="float" office:value="121.7572">
            <text:p>121.7572</text:p>
          </table:table-cell>
          <table:table-cell/>
          <table:table-cell office:value-type="float" office:value="1400847741.01378">
            <text:p>1400847741.01378</text:p>
          </table:table-cell>
          <table:table-cell office:value-type="float" office:value="63.869087">
            <text:p>63.869087</text:p>
          </table:table-cell>
          <table:table-cell office:value-type="float" office:value="1400847737.76277">
            <text:p>1400847737.76277</text:p>
          </table:table-cell>
          <table:table-cell office:value-type="float" office:value="56.46735">
            <text:p>56.46735</text:p>
          </table:table-cell>
          <table:table-cell table:number-columns-repeated="3"/>
          <table:table-cell office:value-type="float" office:value="1400847879.54086">
            <text:p>1400847879.54086</text:p>
          </table:table-cell>
          <table:table-cell office:value-type="float" office:value="102.971">
            <text:p>102.9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85831">
            <text:p>1400846541.85831</text:p>
          </table:table-cell>
          <table:table-cell office:value-type="float" office:value="117.7536">
            <text:p>117.7536</text:p>
          </table:table-cell>
          <table:table-cell/>
          <table:table-cell office:value-type="float" office:value="1400847741.06406">
            <text:p>1400847741.06406</text:p>
          </table:table-cell>
          <table:table-cell office:value-type="float" office:value="60">
            <text:p>60</text:p>
          </table:table-cell>
          <table:table-cell office:value-type="float" office:value="1400847737.79897">
            <text:p>1400847737.79897</text:p>
          </table:table-cell>
          <table:table-cell office:value-type="float" office:value="56.15938">
            <text:p>56.15938</text:p>
          </table:table-cell>
          <table:table-cell table:number-columns-repeated="3"/>
          <table:table-cell office:value-type="float" office:value="1400847879.60782">
            <text:p>1400847879.60782</text:p>
          </table:table-cell>
          <table:table-cell office:value-type="float" office:value="98.35143">
            <text:p>98.35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88804">
            <text:p>1400846541.88804</text:p>
          </table:table-cell>
          <table:table-cell office:value-type="float" office:value="112.2101">
            <text:p>112.2101</text:p>
          </table:table-cell>
          <table:table-cell/>
          <table:table-cell office:value-type="float" office:value="1400847741.11437">
            <text:p>1400847741.11437</text:p>
          </table:table-cell>
          <table:table-cell office:value-type="float" office:value="56.321178">
            <text:p>56.321178</text:p>
          </table:table-cell>
          <table:table-cell office:value-type="float" office:value="1400847737.85074">
            <text:p>1400847737.85074</text:p>
          </table:table-cell>
          <table:table-cell office:value-type="float" office:value="56.15938">
            <text:p>56.15938</text:p>
          </table:table-cell>
          <table:table-cell table:number-columns-repeated="3"/>
          <table:table-cell office:value-type="float" office:value="1400847879.6081">
            <text:p>1400847879.6081</text:p>
          </table:table-cell>
          <table:table-cell office:value-type="float" office:value="95.88765">
            <text:p>95.887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91702">
            <text:p>1400846541.91702</text:p>
          </table:table-cell>
          <table:table-cell office:value-type="float" office:value="110.6703">
            <text:p>110.6703</text:p>
          </table:table-cell>
          <table:table-cell/>
          <table:table-cell office:value-type="float" office:value="1400847741.16463">
            <text:p>1400847741.16463</text:p>
          </table:table-cell>
          <table:table-cell office:value-type="float" office:value="52.860619">
            <text:p>52.860619</text:p>
          </table:table-cell>
          <table:table-cell office:value-type="float" office:value="1400847737.89203">
            <text:p>1400847737.89203</text:p>
          </table:table-cell>
          <table:table-cell office:value-type="float" office:value="55.5434">
            <text:p>55.5434</text:p>
          </table:table-cell>
          <table:table-cell table:number-columns-repeated="3"/>
          <table:table-cell office:value-type="float" office:value="1400847879.64321">
            <text:p>1400847879.64321</text:p>
          </table:table-cell>
          <table:table-cell office:value-type="float" office:value="93.73184">
            <text:p>93.731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93423">
            <text:p>1400846541.93423</text:p>
          </table:table-cell>
          <table:table-cell office:value-type="float" office:value="108.2065">
            <text:p>108.2065</text:p>
          </table:table-cell>
          <table:table-cell/>
          <table:table-cell office:value-type="float" office:value="1400847741.21497">
            <text:p>1400847741.21497</text:p>
          </table:table-cell>
          <table:table-cell office:value-type="float" office:value="49.644661">
            <text:p>49.644661</text:p>
          </table:table-cell>
          <table:table-cell office:value-type="float" office:value="1400847737.89734">
            <text:p>1400847737.89734</text:p>
          </table:table-cell>
          <table:table-cell office:value-type="float" office:value="56.15938">
            <text:p>56.15938</text:p>
          </table:table-cell>
          <table:table-cell table:number-columns-repeated="3"/>
          <table:table-cell office:value-type="float" office:value="1400847879.71196">
            <text:p>1400847879.71196</text:p>
          </table:table-cell>
          <table:table-cell office:value-type="float" office:value="89.72824">
            <text:p>89.728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1.96537">
            <text:p>1400846541.96537</text:p>
          </table:table-cell>
          <table:table-cell office:value-type="float" office:value="103.8949">
            <text:p>103.8949</text:p>
          </table:table-cell>
          <table:table-cell/>
          <table:table-cell office:value-type="float" office:value="1400847741.26528">
            <text:p>1400847741.26528</text:p>
          </table:table-cell>
          <table:table-cell office:value-type="float" office:value="46.697777">
            <text:p>46.697777</text:p>
          </table:table-cell>
          <table:table-cell office:value-type="float" office:value="1400847737.94053">
            <text:p>1400847737.94053</text:p>
          </table:table-cell>
          <table:table-cell office:value-type="float" office:value="56.46735">
            <text:p>56.46735</text:p>
          </table:table-cell>
          <table:table-cell table:number-columns-repeated="3"/>
          <table:table-cell office:value-type="float" office:value="1400847879.71226">
            <text:p>1400847879.71226</text:p>
          </table:table-cell>
          <table:table-cell office:value-type="float" office:value="87.26446">
            <text:p>87.264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03201">
            <text:p>1400846542.03201</text:p>
          </table:table-cell>
          <table:table-cell office:value-type="float" office:value="100.5072">
            <text:p>100.5072</text:p>
          </table:table-cell>
          <table:table-cell/>
          <table:table-cell office:value-type="float" office:value="1400847741.31563">
            <text:p>1400847741.31563</text:p>
          </table:table-cell>
          <table:table-cell office:value-type="float" office:value="44.042397">
            <text:p>44.042397</text:p>
          </table:table-cell>
          <table:table-cell office:value-type="float" office:value="1400847737.99101">
            <text:p>1400847737.99101</text:p>
          </table:table-cell>
          <table:table-cell office:value-type="float" office:value="53.69561">
            <text:p>53.69561</text:p>
          </table:table-cell>
          <table:table-cell table:number-columns-repeated="3"/>
          <table:table-cell office:value-type="float" office:value="1400847879.73993">
            <text:p>1400847879.73993</text:p>
          </table:table-cell>
          <table:table-cell office:value-type="float" office:value="81.41302">
            <text:p>81.413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03228">
            <text:p>1400846542.03228</text:p>
          </table:table-cell>
          <table:table-cell office:value-type="float" office:value="96.19562">
            <text:p>96.19562</text:p>
          </table:table-cell>
          <table:table-cell/>
          <table:table-cell office:value-type="float" office:value="1400847741.36591">
            <text:p>1400847741.36591</text:p>
          </table:table-cell>
          <table:table-cell office:value-type="float" office:value="41.69873">
            <text:p>41.69873</text:p>
          </table:table-cell>
          <table:table-cell office:value-type="float" office:value="1400847737.99881">
            <text:p>1400847737.99881</text:p>
          </table:table-cell>
          <table:table-cell office:value-type="float" office:value="44.20284">
            <text:p>44.20284</text:p>
          </table:table-cell>
          <table:table-cell table:number-columns-repeated="3"/>
          <table:table-cell office:value-type="float" office:value="1400847879.80764">
            <text:p>1400847879.80764</text:p>
          </table:table-cell>
          <table:table-cell office:value-type="float" office:value="74.63762">
            <text:p>74.637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06021">
            <text:p>1400846542.06021</text:p>
          </table:table-cell>
          <table:table-cell office:value-type="float" office:value="93.11591">
            <text:p>93.11591</text:p>
          </table:table-cell>
          <table:table-cell/>
          <table:table-cell office:value-type="float" office:value="1400847741.41626">
            <text:p>1400847741.41626</text:p>
          </table:table-cell>
          <table:table-cell office:value-type="float" office:value="39.684612">
            <text:p>39.684612</text:p>
          </table:table-cell>
          <table:table-cell office:value-type="float" office:value="1400847738.04309">
            <text:p>1400847738.04309</text:p>
          </table:table-cell>
          <table:table-cell office:value-type="float" office:value="40.21735">
            <text:p>40.21735</text:p>
          </table:table-cell>
          <table:table-cell table:number-columns-repeated="3"/>
          <table:table-cell office:value-type="float" office:value="1400847879.80795">
            <text:p>1400847879.80795</text:p>
          </table:table-cell>
          <table:table-cell office:value-type="float" office:value="72.17384">
            <text:p>72.173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09297">
            <text:p>1400846542.09297</text:p>
          </table:table-cell>
          <table:table-cell office:value-type="float" office:value="88.80429">
            <text:p>88.80429</text:p>
          </table:table-cell>
          <table:table-cell/>
          <table:table-cell office:value-type="float" office:value="1400847741.46656">
            <text:p>1400847741.46656</text:p>
          </table:table-cell>
          <table:table-cell office:value-type="float" office:value="38.015369">
            <text:p>38.015369</text:p>
          </table:table-cell>
          <table:table-cell office:value-type="float" office:value="1400847738.10044">
            <text:p>1400847738.10044</text:p>
          </table:table-cell>
          <table:table-cell office:value-type="float" office:value="37.31881">
            <text:p>37.31881</text:p>
          </table:table-cell>
          <table:table-cell table:number-columns-repeated="3"/>
          <table:table-cell office:value-type="float" office:value="1400847879.81697">
            <text:p>1400847879.81697</text:p>
          </table:table-cell>
          <table:table-cell office:value-type="float" office:value="70.01809">
            <text:p>70.01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12373">
            <text:p>1400846542.12373</text:p>
          </table:table-cell>
          <table:table-cell office:value-type="float" office:value="86.03255">
            <text:p>86.03255</text:p>
          </table:table-cell>
          <table:table-cell/>
          <table:table-cell office:value-type="float" office:value="1400847741.51691">
            <text:p>1400847741.51691</text:p>
          </table:table-cell>
          <table:table-cell office:value-type="float" office:value="36.703709">
            <text:p>36.703709</text:p>
          </table:table-cell>
          <table:table-cell office:value-type="float" office:value="1400847738.10067">
            <text:p>1400847738.10067</text:p>
          </table:table-cell>
          <table:table-cell office:value-type="float" office:value="37.31881">
            <text:p>37.31881</text:p>
          </table:table-cell>
          <table:table-cell table:number-columns-repeated="3"/>
          <table:table-cell office:value-type="float" office:value="1400847879.84848">
            <text:p>1400847879.84848</text:p>
          </table:table-cell>
          <table:table-cell office:value-type="float" office:value="64.16664">
            <text:p>64.166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1578">
            <text:p>1400846542.1578</text:p>
          </table:table-cell>
          <table:table-cell office:value-type="float" office:value="81.41302">
            <text:p>81.41302</text:p>
          </table:table-cell>
          <table:table-cell/>
          <table:table-cell office:value-type="float" office:value="1400847741.56721">
            <text:p>1400847741.56721</text:p>
          </table:table-cell>
          <table:table-cell office:value-type="float" office:value="35.759613">
            <text:p>35.759613</text:p>
          </table:table-cell>
          <table:table-cell office:value-type="float" office:value="1400847738.13099">
            <text:p>1400847738.13099</text:p>
          </table:table-cell>
          <table:table-cell office:value-type="float" office:value="36.95647">
            <text:p>36.95647</text:p>
          </table:table-cell>
          <table:table-cell table:number-columns-repeated="3"/>
          <table:table-cell office:value-type="float" office:value="1400847879.91861">
            <text:p>1400847879.91861</text:p>
          </table:table-cell>
          <table:table-cell office:value-type="float" office:value="60.77891">
            <text:p>60.778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19101">
            <text:p>1400846542.19101</text:p>
          </table:table-cell>
          <table:table-cell office:value-type="float" office:value="77.10139">
            <text:p>77.10139</text:p>
          </table:table-cell>
          <table:table-cell/>
          <table:table-cell office:value-type="float" office:value="1400847741.61751">
            <text:p>1400847741.61751</text:p>
          </table:table-cell>
          <table:table-cell office:value-type="float" office:value="35.190266">
            <text:p>35.190266</text:p>
          </table:table-cell>
          <table:table-cell office:value-type="float" office:value="1400847738.19531">
            <text:p>1400847738.19531</text:p>
          </table:table-cell>
          <table:table-cell office:value-type="float" office:value="36.95647">
            <text:p>36.95647</text:p>
          </table:table-cell>
          <table:table-cell table:number-columns-repeated="3"/>
          <table:table-cell office:value-type="float" office:value="1400847879.91902">
            <text:p>1400847879.91902</text:p>
          </table:table-cell>
          <table:table-cell office:value-type="float" office:value="56.46735">
            <text:p>56.467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23455">
            <text:p>1400846542.23455</text:p>
          </table:table-cell>
          <table:table-cell office:value-type="float" office:value="72.78983">
            <text:p>72.78983</text:p>
          </table:table-cell>
          <table:table-cell/>
          <table:table-cell office:value-type="float" office:value="1400847741.66783">
            <text:p>1400847741.66783</text:p>
          </table:table-cell>
          <table:table-cell office:value-type="float" office:value="35">
            <text:p>35</text:p>
          </table:table-cell>
          <table:table-cell office:value-type="float" office:value="1400847738.19946">
            <text:p>1400847738.19946</text:p>
          </table:table-cell>
          <table:table-cell office:value-type="float" office:value="35.50717">
            <text:p>35.50717</text:p>
          </table:table-cell>
          <table:table-cell table:number-columns-repeated="3"/>
          <table:table-cell office:value-type="float" office:value="1400847879.94339">
            <text:p>1400847879.94339</text:p>
          </table:table-cell>
          <table:table-cell office:value-type="float" office:value="53.38764">
            <text:p>53.387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2571">
            <text:p>1400846542.2571</text:p>
          </table:table-cell>
          <table:table-cell office:value-type="float" office:value="70.63402">
            <text:p>70.63402</text:p>
          </table:table-cell>
          <table:table-cell/>
          <table:table-cell office:value-type="float" office:value="1400847741.71813">
            <text:p>1400847741.71813</text:p>
          </table:table-cell>
          <table:table-cell office:value-type="float" office:value="35.190266">
            <text:p>35.190266</text:p>
          </table:table-cell>
          <table:table-cell office:value-type="float" office:value="1400847738.24315">
            <text:p>1400847738.24315</text:p>
          </table:table-cell>
          <table:table-cell office:value-type="float" office:value="34.78255">
            <text:p>34.78255</text:p>
          </table:table-cell>
          <table:table-cell table:number-columns-repeated="3"/>
          <table:table-cell office:value-type="float" office:value="1400847880.01303">
            <text:p>1400847880.01303</text:p>
          </table:table-cell>
          <table:table-cell office:value-type="float" office:value="50.30794">
            <text:p>50.307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28648">
            <text:p>1400846542.28648</text:p>
          </table:table-cell>
          <table:table-cell office:value-type="float" office:value="64.16664">
            <text:p>64.16664</text:p>
          </table:table-cell>
          <table:table-cell/>
          <table:table-cell office:value-type="float" office:value="1400847741.76835">
            <text:p>1400847741.76835</text:p>
          </table:table-cell>
          <table:table-cell office:value-type="float" office:value="35.759613">
            <text:p>35.759613</text:p>
          </table:table-cell>
          <table:table-cell office:value-type="float" office:value="1400847738.29777">
            <text:p>1400847738.29777</text:p>
          </table:table-cell>
          <table:table-cell office:value-type="float" office:value="35.50717">
            <text:p>35.50717</text:p>
          </table:table-cell>
          <table:table-cell table:number-columns-repeated="3"/>
          <table:table-cell office:value-type="float" office:value="1400847880.0133">
            <text:p>1400847880.0133</text:p>
          </table:table-cell>
          <table:table-cell office:value-type="float" office:value="47.10138">
            <text:p>47.10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3179">
            <text:p>1400846542.3179</text:p>
          </table:table-cell>
          <table:table-cell office:value-type="float" office:value="60.16298">
            <text:p>60.16298</text:p>
          </table:table-cell>
          <table:table-cell/>
          <table:table-cell office:value-type="float" office:value="1400847741.81862">
            <text:p>1400847741.81862</text:p>
          </table:table-cell>
          <table:table-cell office:value-type="float" office:value="36.703709">
            <text:p>36.703709</text:p>
          </table:table-cell>
          <table:table-cell office:value-type="float" office:value="1400847738.298">
            <text:p>1400847738.298</text:p>
          </table:table-cell>
          <table:table-cell office:value-type="float" office:value="34.42022">
            <text:p>34.42022</text:p>
          </table:table-cell>
          <table:table-cell table:number-columns-repeated="3"/>
          <table:table-cell office:value-type="float" office:value="1400847880.04562">
            <text:p>1400847880.04562</text:p>
          </table:table-cell>
          <table:table-cell office:value-type="float" office:value="45.65214">
            <text:p>45.652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35768">
            <text:p>1400846542.35768</text:p>
          </table:table-cell>
          <table:table-cell office:value-type="float" office:value="57.08328">
            <text:p>57.08328</text:p>
          </table:table-cell>
          <table:table-cell/>
          <table:table-cell office:value-type="float" office:value="1400847741.86886">
            <text:p>1400847741.86886</text:p>
          </table:table-cell>
          <table:table-cell office:value-type="float" office:value="38.015369">
            <text:p>38.015369</text:p>
          </table:table-cell>
          <table:table-cell office:value-type="float" office:value="1400847738.35416">
            <text:p>1400847738.35416</text:p>
          </table:table-cell>
          <table:table-cell office:value-type="float" office:value="34.78255">
            <text:p>34.78255</text:p>
          </table:table-cell>
          <table:table-cell table:number-columns-repeated="3"/>
          <table:table-cell office:value-type="float" office:value="1400847880.11201">
            <text:p>1400847880.11201</text:p>
          </table:table-cell>
          <table:table-cell office:value-type="float" office:value="43.8405">
            <text:p>43.84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39247">
            <text:p>1400846542.39247</text:p>
          </table:table-cell>
          <table:table-cell office:value-type="float" office:value="54.92747">
            <text:p>54.92747</text:p>
          </table:table-cell>
          <table:table-cell/>
          <table:table-cell office:value-type="float" office:value="1400847741.91912">
            <text:p>1400847741.91912</text:p>
          </table:table-cell>
          <table:table-cell office:value-type="float" office:value="39.684612">
            <text:p>39.684612</text:p>
          </table:table-cell>
          <table:table-cell office:value-type="float" office:value="1400847738.39706">
            <text:p>1400847738.39706</text:p>
          </table:table-cell>
          <table:table-cell office:value-type="float" office:value="34.78255">
            <text:p>34.78255</text:p>
          </table:table-cell>
          <table:table-cell table:number-columns-repeated="3"/>
          <table:table-cell office:value-type="float" office:value="1400847880.11229">
            <text:p>1400847880.11229</text:p>
          </table:table-cell>
          <table:table-cell office:value-type="float" office:value="42.39126">
            <text:p>42.391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43796">
            <text:p>1400846542.43796</text:p>
          </table:table-cell>
          <table:table-cell office:value-type="float" office:value="52.77166">
            <text:p>52.77166</text:p>
          </table:table-cell>
          <table:table-cell/>
          <table:table-cell office:value-type="float" office:value="1400847741.96947">
            <text:p>1400847741.96947</text:p>
          </table:table-cell>
          <table:table-cell office:value-type="float" office:value="41.69873">
            <text:p>41.69873</text:p>
          </table:table-cell>
          <table:table-cell office:value-type="float" office:value="1400847738.39733">
            <text:p>1400847738.39733</text:p>
          </table:table-cell>
          <table:table-cell office:value-type="float" office:value="34.78255">
            <text:p>34.78255</text:p>
          </table:table-cell>
          <table:table-cell table:number-columns-repeated="3"/>
          <table:table-cell office:value-type="float" office:value="1400847880.14288">
            <text:p>1400847880.14288</text:p>
          </table:table-cell>
          <table:table-cell office:value-type="float" office:value="41.66664">
            <text:p>41.666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45597">
            <text:p>1400846542.45597</text:p>
          </table:table-cell>
          <table:table-cell office:value-type="float" office:value="48.91301">
            <text:p>48.91301</text:p>
          </table:table-cell>
          <table:table-cell/>
          <table:table-cell office:value-type="float" office:value="1400847742.01978">
            <text:p>1400847742.01978</text:p>
          </table:table-cell>
          <table:table-cell office:value-type="float" office:value="44.042397">
            <text:p>44.042397</text:p>
          </table:table-cell>
          <table:table-cell office:value-type="float" office:value="1400847738.46332">
            <text:p>1400847738.46332</text:p>
          </table:table-cell>
          <table:table-cell office:value-type="float" office:value="35.86951">
            <text:p>35.86951</text:p>
          </table:table-cell>
          <table:table-cell table:number-columns-repeated="3"/>
          <table:table-cell office:value-type="float" office:value="1400847880.20931">
            <text:p>1400847880.20931</text:p>
          </table:table-cell>
          <table:table-cell office:value-type="float" office:value="38.40577">
            <text:p>38.405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48595">
            <text:p>1400846542.48595</text:p>
          </table:table-cell>
          <table:table-cell office:value-type="float" office:value="43.8405">
            <text:p>43.8405</text:p>
          </table:table-cell>
          <table:table-cell/>
          <table:table-cell office:value-type="float" office:value="1400847742.07008">
            <text:p>1400847742.07008</text:p>
          </table:table-cell>
          <table:table-cell office:value-type="float" office:value="46.697777">
            <text:p>46.697777</text:p>
          </table:table-cell>
          <table:table-cell office:value-type="float" office:value="1400847738.46343">
            <text:p>1400847738.46343</text:p>
          </table:table-cell>
          <table:table-cell office:value-type="float" office:value="35.14489">
            <text:p>35.14489</text:p>
          </table:table-cell>
          <table:table-cell table:number-columns-repeated="3"/>
          <table:table-cell office:value-type="float" office:value="1400847880.20958">
            <text:p>1400847880.20958</text:p>
          </table:table-cell>
          <table:table-cell office:value-type="float" office:value="35.86951">
            <text:p>35.869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51991">
            <text:p>1400846542.51991</text:p>
          </table:table-cell>
          <table:table-cell office:value-type="float" office:value="42.39126">
            <text:p>42.39126</text:p>
          </table:table-cell>
          <table:table-cell/>
          <table:table-cell office:value-type="float" office:value="1400847742.12038">
            <text:p>1400847742.12038</text:p>
          </table:table-cell>
          <table:table-cell office:value-type="float" office:value="49.644661">
            <text:p>49.644661</text:p>
          </table:table-cell>
          <table:table-cell office:value-type="float" office:value="1400847738.46942">
            <text:p>1400847738.46942</text:p>
          </table:table-cell>
          <table:table-cell office:value-type="float" office:value="35.50717">
            <text:p>35.50717</text:p>
          </table:table-cell>
          <table:table-cell table:number-columns-repeated="3"/>
          <table:table-cell office:value-type="float" office:value="1400847880.24381">
            <text:p>1400847880.24381</text:p>
          </table:table-cell>
          <table:table-cell office:value-type="float" office:value="35.86951">
            <text:p>35.869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55804">
            <text:p>1400846542.55804</text:p>
          </table:table-cell>
          <table:table-cell office:value-type="float" office:value="40.94197">
            <text:p>40.94197</text:p>
          </table:table-cell>
          <table:table-cell/>
          <table:table-cell office:value-type="float" office:value="1400847742.17064">
            <text:p>1400847742.17064</text:p>
          </table:table-cell>
          <table:table-cell office:value-type="float" office:value="52.860619">
            <text:p>52.860619</text:p>
          </table:table-cell>
          <table:table-cell office:value-type="float" office:value="1400847738.50426">
            <text:p>1400847738.50426</text:p>
          </table:table-cell>
          <table:table-cell office:value-type="float" office:value="37.31881">
            <text:p>37.31881</text:p>
          </table:table-cell>
          <table:table-cell table:number-columns-repeated="3"/>
          <table:table-cell office:value-type="float" office:value="1400847880.3096">
            <text:p>1400847880.3096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59162">
            <text:p>1400846542.59162</text:p>
          </table:table-cell>
          <table:table-cell office:value-type="float" office:value="39.85501">
            <text:p>39.85501</text:p>
          </table:table-cell>
          <table:table-cell/>
          <table:table-cell office:value-type="float" office:value="1400847742.22094">
            <text:p>1400847742.22094</text:p>
          </table:table-cell>
          <table:table-cell office:value-type="float" office:value="56.321178">
            <text:p>56.321178</text:p>
          </table:table-cell>
          <table:table-cell office:value-type="float" office:value="1400847738.54756">
            <text:p>1400847738.54756</text:p>
          </table:table-cell>
          <table:table-cell office:value-type="float" office:value="39.13039">
            <text:p>39.13039</text:p>
          </table:table-cell>
          <table:table-cell table:number-columns-repeated="3"/>
          <table:table-cell office:value-type="float" office:value="1400847880.30988">
            <text:p>1400847880.30988</text:p>
          </table:table-cell>
          <table:table-cell office:value-type="float" office:value="34.05793">
            <text:p>34.057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63527">
            <text:p>1400846542.63527</text:p>
          </table:table-cell>
          <table:table-cell office:value-type="float" office:value="39.13039">
            <text:p>39.13039</text:p>
          </table:table-cell>
          <table:table-cell/>
          <table:table-cell office:value-type="float" office:value="1400847742.27123">
            <text:p>1400847742.27123</text:p>
          </table:table-cell>
          <table:table-cell office:value-type="float" office:value="60">
            <text:p>60</text:p>
          </table:table-cell>
          <table:table-cell office:value-type="float" office:value="1400847738.60198">
            <text:p>1400847738.60198</text:p>
          </table:table-cell>
          <table:table-cell office:value-type="float" office:value="41.66664">
            <text:p>41.66664</text:p>
          </table:table-cell>
          <table:table-cell table:number-columns-repeated="3"/>
          <table:table-cell office:value-type="float" office:value="1400847880.34038">
            <text:p>1400847880.34038</text:p>
          </table:table-cell>
          <table:table-cell office:value-type="float" office:value="33.6956">
            <text:p>33.69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65695">
            <text:p>1400846542.65695</text:p>
          </table:table-cell>
          <table:table-cell office:value-type="float" office:value="37.68109">
            <text:p>37.68109</text:p>
          </table:table-cell>
          <table:table-cell/>
          <table:table-cell office:value-type="float" office:value="1400847742.32148">
            <text:p>1400847742.32148</text:p>
          </table:table-cell>
          <table:table-cell office:value-type="float" office:value="63.869087">
            <text:p>63.869087</text:p>
          </table:table-cell>
          <table:table-cell office:value-type="float" office:value="1400847738.60225">
            <text:p>1400847738.60225</text:p>
          </table:table-cell>
          <table:table-cell office:value-type="float" office:value="43.11588">
            <text:p>43.11588</text:p>
          </table:table-cell>
          <table:table-cell table:number-columns-repeated="3"/>
          <table:table-cell office:value-type="float" office:value="1400847880.40779">
            <text:p>1400847880.40779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68826">
            <text:p>1400846542.68826</text:p>
          </table:table-cell>
          <table:table-cell office:value-type="float" office:value="37.31881">
            <text:p>37.31881</text:p>
          </table:table-cell>
          <table:table-cell/>
          <table:table-cell office:value-type="float" office:value="1400847742.37174">
            <text:p>1400847742.37174</text:p>
          </table:table-cell>
          <table:table-cell office:value-type="float" office:value="67.898994">
            <text:p>67.898994</text:p>
          </table:table-cell>
          <table:table-cell office:value-type="float" office:value="1400847738.63427">
            <text:p>1400847738.63427</text:p>
          </table:table-cell>
          <table:table-cell office:value-type="float" office:value="42.75354">
            <text:p>42.75354</text:p>
          </table:table-cell>
          <table:table-cell table:number-columns-repeated="3"/>
          <table:table-cell office:value-type="float" office:value="1400847880.40809">
            <text:p>1400847880.40809</text:p>
          </table:table-cell>
          <table:table-cell office:value-type="float" office:value="33.6956">
            <text:p>33.69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71803">
            <text:p>1400846542.71803</text:p>
          </table:table-cell>
          <table:table-cell office:value-type="float" office:value="35.86951">
            <text:p>35.86951</text:p>
          </table:table-cell>
          <table:table-cell/>
          <table:table-cell office:value-type="float" office:value="1400847742.42207">
            <text:p>1400847742.42207</text:p>
          </table:table-cell>
          <table:table-cell office:value-type="float" office:value="72.059052">
            <text:p>72.059052</text:p>
          </table:table-cell>
          <table:table-cell office:value-type="float" office:value="1400847738.69997">
            <text:p>1400847738.69997</text:p>
          </table:table-cell>
          <table:table-cell office:value-type="float" office:value="42.75354">
            <text:p>42.75354</text:p>
          </table:table-cell>
          <table:table-cell table:number-columns-repeated="3"/>
          <table:table-cell office:value-type="float" office:value="1400847880.43999">
            <text:p>1400847880.43999</text:p>
          </table:table-cell>
          <table:table-cell office:value-type="float" office:value="34.05793">
            <text:p>34.057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73272">
            <text:p>1400846542.73272</text:p>
          </table:table-cell>
          <table:table-cell office:value-type="float" office:value="35.50717">
            <text:p>35.50717</text:p>
          </table:table-cell>
          <table:table-cell/>
          <table:table-cell office:value-type="float" office:value="1400847742.47239">
            <text:p>1400847742.47239</text:p>
          </table:table-cell>
          <table:table-cell office:value-type="float" office:value="76.317589">
            <text:p>76.317589</text:p>
          </table:table-cell>
          <table:table-cell office:value-type="float" office:value="1400847738.70023">
            <text:p>1400847738.70023</text:p>
          </table:table-cell>
          <table:table-cell office:value-type="float" office:value="42.75354">
            <text:p>42.75354</text:p>
          </table:table-cell>
          <table:table-cell table:number-columns-repeated="3"/>
          <table:table-cell office:value-type="float" office:value="1400847880.50984">
            <text:p>1400847880.50984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76416">
            <text:p>1400846542.76416</text:p>
          </table:table-cell>
          <table:table-cell office:value-type="float" office:value="35.86951">
            <text:p>35.86951</text:p>
          </table:table-cell>
          <table:table-cell/>
          <table:table-cell office:value-type="float" office:value="1400847742.52274">
            <text:p>1400847742.52274</text:p>
          </table:table-cell>
          <table:table-cell office:value-type="float" office:value="80.642212">
            <text:p>80.642212</text:p>
          </table:table-cell>
          <table:table-cell office:value-type="float" office:value="1400847738.75597">
            <text:p>1400847738.75597</text:p>
          </table:table-cell>
          <table:table-cell office:value-type="float" office:value="46.37676">
            <text:p>46.37676</text:p>
          </table:table-cell>
          <table:table-cell table:number-columns-repeated="3"/>
          <table:table-cell office:value-type="float" office:value="1400847880.51012">
            <text:p>1400847880.51012</text:p>
          </table:table-cell>
          <table:table-cell office:value-type="float" office:value="36.59413">
            <text:p>36.594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8365">
            <text:p>1400846542.8365</text:p>
          </table:table-cell>
          <table:table-cell office:value-type="float" office:value="35.14489">
            <text:p>35.14489</text:p>
          </table:table-cell>
          <table:table-cell/>
          <table:table-cell office:value-type="float" office:value="1400847742.573">
            <text:p>1400847742.573</text:p>
          </table:table-cell>
          <table:table-cell office:value-type="float" office:value="85">
            <text:p>85</text:p>
          </table:table-cell>
          <table:table-cell office:value-type="float" office:value="1400847738.7562">
            <text:p>1400847738.7562</text:p>
          </table:table-cell>
          <table:table-cell office:value-type="float" office:value="51.5398">
            <text:p>51.5398</text:p>
          </table:table-cell>
          <table:table-cell table:number-columns-repeated="3"/>
          <table:table-cell office:value-type="float" office:value="1400847880.53748">
            <text:p>1400847880.53748</text:p>
          </table:table-cell>
          <table:table-cell office:value-type="float" office:value="40.21735">
            <text:p>40.217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83677">
            <text:p>1400846542.83677</text:p>
          </table:table-cell>
          <table:table-cell office:value-type="float" office:value="36.95647">
            <text:p>36.95647</text:p>
          </table:table-cell>
          <table:table-cell/>
          <table:table-cell office:value-type="float" office:value="1400847742.62331">
            <text:p>1400847742.62331</text:p>
          </table:table-cell>
          <table:table-cell office:value-type="float" office:value="89.357788">
            <text:p>89.357788</text:p>
          </table:table-cell>
          <table:table-cell office:value-type="float" office:value="1400847738.79914">
            <text:p>1400847738.79914</text:p>
          </table:table-cell>
          <table:table-cell office:value-type="float" office:value="54.31154">
            <text:p>54.31154</text:p>
          </table:table-cell>
          <table:table-cell table:number-columns-repeated="3"/>
          <table:table-cell office:value-type="float" office:value="1400847880.60824">
            <text:p>1400847880.60824</text:p>
          </table:table-cell>
          <table:table-cell office:value-type="float" office:value="42.75354">
            <text:p>42.753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86028">
            <text:p>1400846542.86028</text:p>
          </table:table-cell>
          <table:table-cell office:value-type="float" office:value="37.31881">
            <text:p>37.31881</text:p>
          </table:table-cell>
          <table:table-cell/>
          <table:table-cell office:value-type="float" office:value="1400847742.67362">
            <text:p>1400847742.67362</text:p>
          </table:table-cell>
          <table:table-cell office:value-type="float" office:value="93.682411">
            <text:p>93.682411</text:p>
          </table:table-cell>
          <table:table-cell office:value-type="float" office:value="1400847738.85528">
            <text:p>1400847738.85528</text:p>
          </table:table-cell>
          <table:table-cell office:value-type="float" office:value="56.46735">
            <text:p>56.46735</text:p>
          </table:table-cell>
          <table:table-cell table:number-columns-repeated="3"/>
          <table:table-cell office:value-type="float" office:value="1400847880.60856">
            <text:p>1400847880.60856</text:p>
          </table:table-cell>
          <table:table-cell office:value-type="float" office:value="46.01442">
            <text:p>46.01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89313">
            <text:p>1400846542.89313</text:p>
          </table:table-cell>
          <table:table-cell office:value-type="float" office:value="38.40577">
            <text:p>38.40577</text:p>
          </table:table-cell>
          <table:table-cell/>
          <table:table-cell office:value-type="float" office:value="1400847742.72389">
            <text:p>1400847742.72389</text:p>
          </table:table-cell>
          <table:table-cell office:value-type="float" office:value="97.940948">
            <text:p>97.940948</text:p>
          </table:table-cell>
          <table:table-cell office:value-type="float" office:value="1400847738.90003">
            <text:p>1400847738.90003</text:p>
          </table:table-cell>
          <table:table-cell office:value-type="float" office:value="59.54705">
            <text:p>59.54705</text:p>
          </table:table-cell>
          <table:table-cell table:number-columns-repeated="3"/>
          <table:table-cell office:value-type="float" office:value="1400847880.61693">
            <text:p>1400847880.61693</text:p>
          </table:table-cell>
          <table:table-cell office:value-type="float" office:value="49.27529">
            <text:p>49.275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92515">
            <text:p>1400846542.92515</text:p>
          </table:table-cell>
          <table:table-cell office:value-type="float" office:value="40.21735">
            <text:p>40.21735</text:p>
          </table:table-cell>
          <table:table-cell/>
          <table:table-cell office:value-type="float" office:value="1400847742.77417">
            <text:p>1400847742.77417</text:p>
          </table:table-cell>
          <table:table-cell office:value-type="float" office:value="102.101006">
            <text:p>102.101006</text:p>
          </table:table-cell>
          <table:table-cell office:value-type="float" office:value="1400847738.90031">
            <text:p>1400847738.90031</text:p>
          </table:table-cell>
          <table:table-cell office:value-type="float" office:value="62.93472">
            <text:p>62.93472</text:p>
          </table:table-cell>
          <table:table-cell table:number-columns-repeated="3"/>
          <table:table-cell office:value-type="float" office:value="1400847880.64758">
            <text:p>1400847880.64758</text:p>
          </table:table-cell>
          <table:table-cell office:value-type="float" office:value="53.38764">
            <text:p>53.387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95826">
            <text:p>1400846542.95826</text:p>
          </table:table-cell>
          <table:table-cell office:value-type="float" office:value="42.02892">
            <text:p>42.02892</text:p>
          </table:table-cell>
          <table:table-cell/>
          <table:table-cell office:value-type="float" office:value="1400847742.8244">
            <text:p>1400847742.8244</text:p>
          </table:table-cell>
          <table:table-cell office:value-type="float" office:value="106.130913">
            <text:p>106.130913</text:p>
          </table:table-cell>
          <table:table-cell office:value-type="float" office:value="1400847738.957">
            <text:p>1400847738.957</text:p>
          </table:table-cell>
          <table:table-cell office:value-type="float" office:value="64.47461">
            <text:p>64.47461</text:p>
          </table:table-cell>
          <table:table-cell table:number-columns-repeated="3"/>
          <table:table-cell office:value-type="float" office:value="1400847880.71705">
            <text:p>1400847880.71705</text:p>
          </table:table-cell>
          <table:table-cell office:value-type="float" office:value="56.77531">
            <text:p>56.775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2.99404">
            <text:p>1400846542.99404</text:p>
          </table:table-cell>
          <table:table-cell office:value-type="float" office:value="45.65214">
            <text:p>45.65214</text:p>
          </table:table-cell>
          <table:table-cell/>
          <table:table-cell office:value-type="float" office:value="1400847742.87467">
            <text:p>1400847742.87467</text:p>
          </table:table-cell>
          <table:table-cell office:value-type="float" office:value="110">
            <text:p>110</text:p>
          </table:table-cell>
          <table:table-cell office:value-type="float" office:value="1400847738.9996">
            <text:p>1400847738.9996</text:p>
          </table:table-cell>
          <table:table-cell office:value-type="float" office:value="66.3224">
            <text:p>66.3224</text:p>
          </table:table-cell>
          <table:table-cell table:number-columns-repeated="3"/>
          <table:table-cell office:value-type="float" office:value="1400847880.71733">
            <text:p>1400847880.71733</text:p>
          </table:table-cell>
          <table:table-cell office:value-type="float" office:value="61.3949">
            <text:p>61.39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0352">
            <text:p>1400846543.0352</text:p>
          </table:table-cell>
          <table:table-cell office:value-type="float" office:value="47.46372">
            <text:p>47.46372</text:p>
          </table:table-cell>
          <table:table-cell/>
          <table:table-cell office:value-type="float" office:value="1400847742.92494">
            <text:p>1400847742.92494</text:p>
          </table:table-cell>
          <table:table-cell office:value-type="float" office:value="113.678825">
            <text:p>113.678825</text:p>
          </table:table-cell>
          <table:table-cell office:value-type="float" office:value="1400847738.99987">
            <text:p>1400847738.99987</text:p>
          </table:table-cell>
          <table:table-cell office:value-type="float" office:value="68.47821">
            <text:p>68.47821</text:p>
          </table:table-cell>
          <table:table-cell table:number-columns-repeated="3"/>
          <table:table-cell office:value-type="float" office:value="1400847880.74204">
            <text:p>1400847880.74204</text:p>
          </table:table-cell>
          <table:table-cell office:value-type="float" office:value="65.09054">
            <text:p>65.090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05948">
            <text:p>1400846543.05948</text:p>
          </table:table-cell>
          <table:table-cell office:value-type="float" office:value="51.5398">
            <text:p>51.5398</text:p>
          </table:table-cell>
          <table:table-cell/>
          <table:table-cell office:value-type="float" office:value="1400847742.97528">
            <text:p>1400847742.97528</text:p>
          </table:table-cell>
          <table:table-cell office:value-type="float" office:value="117.139381">
            <text:p>117.139381</text:p>
          </table:table-cell>
          <table:table-cell office:value-type="float" office:value="1400847739.05833">
            <text:p>1400847739.05833</text:p>
          </table:table-cell>
          <table:table-cell office:value-type="float" office:value="72.48181">
            <text:p>72.48181</text:p>
          </table:table-cell>
          <table:table-cell table:number-columns-repeated="3"/>
          <table:table-cell office:value-type="float" office:value="1400847880.81474">
            <text:p>1400847880.81474</text:p>
          </table:table-cell>
          <table:table-cell office:value-type="float" office:value="69.09414">
            <text:p>69.094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08576">
            <text:p>1400846543.08576</text:p>
          </table:table-cell>
          <table:table-cell office:value-type="float" office:value="56.15938">
            <text:p>56.15938</text:p>
          </table:table-cell>
          <table:table-cell/>
          <table:table-cell office:value-type="float" office:value="1400847743.02557">
            <text:p>1400847743.02557</text:p>
          </table:table-cell>
          <table:table-cell office:value-type="float" office:value="120.355339">
            <text:p>120.355339</text:p>
          </table:table-cell>
          <table:table-cell office:value-type="float" office:value="1400847739.10093">
            <text:p>1400847739.10093</text:p>
          </table:table-cell>
          <table:table-cell office:value-type="float" office:value="75.25355">
            <text:p>75.25355</text:p>
          </table:table-cell>
          <table:table-cell table:number-columns-repeated="3"/>
          <table:table-cell office:value-type="float" office:value="1400847880.81514">
            <text:p>1400847880.81514</text:p>
          </table:table-cell>
          <table:table-cell office:value-type="float" office:value="72.48181">
            <text:p>72.48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12708">
            <text:p>1400846543.12708</text:p>
          </table:table-cell>
          <table:table-cell office:value-type="float" office:value="59.23909">
            <text:p>59.23909</text:p>
          </table:table-cell>
          <table:table-cell/>
          <table:table-cell office:value-type="float" office:value="1400847743.07581">
            <text:p>1400847743.07581</text:p>
          </table:table-cell>
          <table:table-cell office:value-type="float" office:value="123.302223">
            <text:p>123.302223</text:p>
          </table:table-cell>
          <table:table-cell office:value-type="float" office:value="1400847739.10116">
            <text:p>1400847739.10116</text:p>
          </table:table-cell>
          <table:table-cell office:value-type="float" office:value="78.64128">
            <text:p>78.64128</text:p>
          </table:table-cell>
          <table:table-cell table:number-columns-repeated="3"/>
          <table:table-cell office:value-type="float" office:value="1400847880.84374">
            <text:p>1400847880.84374</text:p>
          </table:table-cell>
          <table:table-cell office:value-type="float" office:value="76.1775">
            <text:p>76.17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1588">
            <text:p>1400846543.1588</text:p>
          </table:table-cell>
          <table:table-cell office:value-type="float" office:value="63.55065">
            <text:p>63.55065</text:p>
          </table:table-cell>
          <table:table-cell/>
          <table:table-cell office:value-type="float" office:value="1400847743.12608">
            <text:p>1400847743.12608</text:p>
          </table:table-cell>
          <table:table-cell office:value-type="float" office:value="125.957603">
            <text:p>125.957603</text:p>
          </table:table-cell>
          <table:table-cell office:value-type="float" office:value="1400847739.15863">
            <text:p>1400847739.15863</text:p>
          </table:table-cell>
          <table:table-cell office:value-type="float" office:value="80.79703">
            <text:p>80.79703</text:p>
          </table:table-cell>
          <table:table-cell table:number-columns-repeated="3"/>
          <table:table-cell office:value-type="float" office:value="1400847880.91188">
            <text:p>1400847880.91188</text:p>
          </table:table-cell>
          <table:table-cell office:value-type="float" office:value="78.02529">
            <text:p>78.025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19393">
            <text:p>1400846543.19393</text:p>
          </table:table-cell>
          <table:table-cell office:value-type="float" office:value="67.55431">
            <text:p>67.55431</text:p>
          </table:table-cell>
          <table:table-cell/>
          <table:table-cell office:value-type="float" office:value="1400847743.17642">
            <text:p>1400847743.17642</text:p>
          </table:table-cell>
          <table:table-cell office:value-type="float" office:value="128.30127">
            <text:p>128.30127</text:p>
          </table:table-cell>
          <table:table-cell office:value-type="float" office:value="1400847739.15891">
            <text:p>1400847739.15891</text:p>
          </table:table-cell>
          <table:table-cell office:value-type="float" office:value="82.02895">
            <text:p>82.02895</text:p>
          </table:table-cell>
          <table:table-cell table:number-columns-repeated="3"/>
          <table:table-cell office:value-type="float" office:value="1400847880.91202">
            <text:p>1400847880.91202</text:p>
          </table:table-cell>
          <table:table-cell office:value-type="float" office:value="82.64488">
            <text:p>82.644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23655">
            <text:p>1400846543.23655</text:p>
          </table:table-cell>
          <table:table-cell office:value-type="float" office:value="71.86588">
            <text:p>71.86588</text:p>
          </table:table-cell>
          <table:table-cell/>
          <table:table-cell office:value-type="float" office:value="1400847743.22676">
            <text:p>1400847743.22676</text:p>
          </table:table-cell>
          <table:table-cell office:value-type="float" office:value="130.315384">
            <text:p>130.315384</text:p>
          </table:table-cell>
          <table:table-cell office:value-type="float" office:value="1400847739.19907">
            <text:p>1400847739.19907</text:p>
          </table:table-cell>
          <table:table-cell office:value-type="float" office:value="82.95284">
            <text:p>82.95284</text:p>
          </table:table-cell>
          <table:table-cell table:number-columns-repeated="3"/>
          <table:table-cell office:value-type="float" office:value="1400847880.93787">
            <text:p>1400847880.93787</text:p>
          </table:table-cell>
          <table:table-cell office:value-type="float" office:value="90.34417">
            <text:p>90.344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25804">
            <text:p>1400846543.25804</text:p>
          </table:table-cell>
          <table:table-cell office:value-type="float" office:value="76.48546">
            <text:p>76.48546</text:p>
          </table:table-cell>
          <table:table-cell/>
          <table:table-cell office:value-type="float" office:value="1400847743.27708">
            <text:p>1400847743.27708</text:p>
          </table:table-cell>
          <table:table-cell office:value-type="float" office:value="131.984634">
            <text:p>131.984634</text:p>
          </table:table-cell>
          <table:table-cell office:value-type="float" office:value="1400847739.20633">
            <text:p>1400847739.20633</text:p>
          </table:table-cell>
          <table:table-cell office:value-type="float" office:value="87.26446">
            <text:p>87.26446</text:p>
          </table:table-cell>
          <table:table-cell table:number-columns-repeated="3"/>
          <table:table-cell office:value-type="float" office:value="1400847881.00438">
            <text:p>1400847881.00438</text:p>
          </table:table-cell>
          <table:table-cell office:value-type="float" office:value="98.35143">
            <text:p>98.35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28799">
            <text:p>1400846543.28799</text:p>
          </table:table-cell>
          <table:table-cell office:value-type="float" office:value="82.02895">
            <text:p>82.02895</text:p>
          </table:table-cell>
          <table:table-cell/>
          <table:table-cell office:value-type="float" office:value="1400847743.32735">
            <text:p>1400847743.32735</text:p>
          </table:table-cell>
          <table:table-cell office:value-type="float" office:value="133.296295">
            <text:p>133.296295</text:p>
          </table:table-cell>
          <table:table-cell office:value-type="float" office:value="1400847739.24714">
            <text:p>1400847739.24714</text:p>
          </table:table-cell>
          <table:table-cell office:value-type="float" office:value="91.88399">
            <text:p>91.88399</text:p>
          </table:table-cell>
          <table:table-cell table:number-columns-repeated="3"/>
          <table:table-cell office:value-type="float" office:value="1400847881.00869">
            <text:p>1400847881.00869</text:p>
          </table:table-cell>
          <table:table-cell office:value-type="float" office:value="99.27532">
            <text:p>99.275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32759">
            <text:p>1400846543.32759</text:p>
          </table:table-cell>
          <table:table-cell office:value-type="float" office:value="84.49272">
            <text:p>84.49272</text:p>
          </table:table-cell>
          <table:table-cell/>
          <table:table-cell office:value-type="float" office:value="1400847743.37767">
            <text:p>1400847743.37767</text:p>
          </table:table-cell>
          <table:table-cell office:value-type="float" office:value="134.240387">
            <text:p>134.240387</text:p>
          </table:table-cell>
          <table:table-cell office:value-type="float" office:value="1400847739.30521">
            <text:p>1400847739.30521</text:p>
          </table:table-cell>
          <table:table-cell office:value-type="float" office:value="95.27167">
            <text:p>95.27167</text:p>
          </table:table-cell>
          <table:table-cell table:number-columns-repeated="3"/>
          <table:table-cell office:value-type="float" office:value="1400847881.04186">
            <text:p>1400847881.04186</text:p>
          </table:table-cell>
          <table:table-cell office:value-type="float" office:value="101.7391">
            <text:p>101.73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35894">
            <text:p>1400846543.35894</text:p>
          </table:table-cell>
          <table:table-cell office:value-type="float" office:value="86.64848">
            <text:p>86.64848</text:p>
          </table:table-cell>
          <table:table-cell/>
          <table:table-cell office:value-type="float" office:value="1400847743.42794">
            <text:p>1400847743.42794</text:p>
          </table:table-cell>
          <table:table-cell office:value-type="float" office:value="134.809738">
            <text:p>134.809738</text:p>
          </table:table-cell>
          <table:table-cell office:value-type="float" office:value="1400847739.30545">
            <text:p>1400847739.30545</text:p>
          </table:table-cell>
          <table:table-cell office:value-type="float" office:value="97.73544">
            <text:p>97.73544</text:p>
          </table:table-cell>
          <table:table-cell table:number-columns-repeated="3"/>
          <table:table-cell office:value-type="float" office:value="1400847881.11005">
            <text:p>1400847881.11005</text:p>
          </table:table-cell>
          <table:table-cell office:value-type="float" office:value="106.6667">
            <text:p>106.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39189">
            <text:p>1400846543.39189</text:p>
          </table:table-cell>
          <table:table-cell office:value-type="float" office:value="90.9601">
            <text:p>90.9601</text:p>
          </table:table-cell>
          <table:table-cell/>
          <table:table-cell office:value-type="float" office:value="1400847743.47828">
            <text:p>1400847743.47828</text:p>
          </table:table-cell>
          <table:table-cell office:value-type="float" office:value="135">
            <text:p>135</text:p>
          </table:table-cell>
          <table:table-cell office:value-type="float" office:value="1400847739.42221">
            <text:p>1400847739.42221</text:p>
          </table:table-cell>
          <table:table-cell office:value-type="float" office:value="100.8151">
            <text:p>100.8151</text:p>
          </table:table-cell>
          <table:table-cell table:number-columns-repeated="3"/>
          <table:table-cell office:value-type="float" office:value="1400847881.11032">
            <text:p>1400847881.11032</text:p>
          </table:table-cell>
          <table:table-cell office:value-type="float" office:value="110.6703">
            <text:p>110.67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43535">
            <text:p>1400846543.43535</text:p>
          </table:table-cell>
          <table:table-cell office:value-type="float" office:value="95.88765">
            <text:p>95.88765</text:p>
          </table:table-cell>
          <table:table-cell/>
          <table:table-cell office:value-type="float" office:value="1400847743.52855">
            <text:p>1400847743.52855</text:p>
          </table:table-cell>
          <table:table-cell office:value-type="float" office:value="134.809738">
            <text:p>134.809738</text:p>
          </table:table-cell>
          <table:table-cell office:value-type="float" office:value="1400847739.42244">
            <text:p>1400847739.42244</text:p>
          </table:table-cell>
          <table:table-cell office:value-type="float" office:value="103.8949">
            <text:p>103.8949</text:p>
          </table:table-cell>
          <table:table-cell table:number-columns-repeated="3"/>
          <table:table-cell office:value-type="float" office:value="1400847881.14119">
            <text:p>1400847881.14119</text:p>
          </table:table-cell>
          <table:table-cell office:value-type="float" office:value="111.9021">
            <text:p>111.90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45563">
            <text:p>1400846543.45563</text:p>
          </table:table-cell>
          <table:table-cell office:value-type="float" office:value="101.4311">
            <text:p>101.4311</text:p>
          </table:table-cell>
          <table:table-cell/>
          <table:table-cell office:value-type="float" office:value="1400847743.57888">
            <text:p>1400847743.57888</text:p>
          </table:table-cell>
          <table:table-cell office:value-type="float" office:value="134.240387">
            <text:p>134.240387</text:p>
          </table:table-cell>
          <table:table-cell office:value-type="float" office:value="1400847739.42264">
            <text:p>1400847739.42264</text:p>
          </table:table-cell>
          <table:table-cell office:value-type="float" office:value="105.7427">
            <text:p>105.7427</text:p>
          </table:table-cell>
          <table:table-cell table:number-columns-repeated="3"/>
          <table:table-cell office:value-type="float" office:value="1400847881.20776">
            <text:p>1400847881.20776</text:p>
          </table:table-cell>
          <table:table-cell office:value-type="float" office:value="115.2898">
            <text:p>115.28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48612">
            <text:p>1400846543.48612</text:p>
          </table:table-cell>
          <table:table-cell office:value-type="float" office:value="107.8985">
            <text:p>107.8985</text:p>
          </table:table-cell>
          <table:table-cell/>
          <table:table-cell office:value-type="float" office:value="1400847743.62918">
            <text:p>1400847743.62918</text:p>
          </table:table-cell>
          <table:table-cell office:value-type="float" office:value="133.296295">
            <text:p>133.296295</text:p>
          </table:table-cell>
          <table:table-cell office:value-type="float" office:value="1400847739.46375">
            <text:p>1400847739.46375</text:p>
          </table:table-cell>
          <table:table-cell office:value-type="float" office:value="108.2065">
            <text:p>108.2065</text:p>
          </table:table-cell>
          <table:table-cell table:number-columns-repeated="3"/>
          <table:table-cell office:value-type="float" office:value="1400847881.20801">
            <text:p>1400847881.20801</text:p>
          </table:table-cell>
          <table:table-cell office:value-type="float" office:value="118.3695">
            <text:p>118.36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50076">
            <text:p>1400846543.50076</text:p>
          </table:table-cell>
          <table:table-cell office:value-type="float" office:value="110.0543">
            <text:p>110.0543</text:p>
          </table:table-cell>
          <table:table-cell/>
          <table:table-cell office:value-type="float" office:value="1400847743.67953">
            <text:p>1400847743.67953</text:p>
          </table:table-cell>
          <table:table-cell office:value-type="float" office:value="131.984634">
            <text:p>131.984634</text:p>
          </table:table-cell>
          <table:table-cell office:value-type="float" office:value="1400847739.46401">
            <text:p>1400847739.46401</text:p>
          </table:table-cell>
          <table:table-cell office:value-type="float" office:value="112.5181">
            <text:p>112.5181</text:p>
          </table:table-cell>
          <table:table-cell table:number-columns-repeated="3"/>
          <table:table-cell office:value-type="float" office:value="1400847881.24081">
            <text:p>1400847881.24081</text:p>
          </table:table-cell>
          <table:table-cell office:value-type="float" office:value="122.9891">
            <text:p>122.98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53221">
            <text:p>1400846543.53221</text:p>
          </table:table-cell>
          <table:table-cell office:value-type="float" office:value="112.8261">
            <text:p>112.8261</text:p>
          </table:table-cell>
          <table:table-cell/>
          <table:table-cell office:value-type="float" office:value="1400847743.72984">
            <text:p>1400847743.72984</text:p>
          </table:table-cell>
          <table:table-cell office:value-type="float" office:value="130.315384">
            <text:p>130.315384</text:p>
          </table:table-cell>
          <table:table-cell office:value-type="float" office:value="1400847739.50913">
            <text:p>1400847739.50913</text:p>
          </table:table-cell>
          <table:table-cell office:value-type="float" office:value="113.75">
            <text:p>113.75</text:p>
          </table:table-cell>
          <table:table-cell table:number-columns-repeated="3"/>
          <table:table-cell office:value-type="float" office:value="1400847881.31194">
            <text:p>1400847881.31194</text:p>
          </table:table-cell>
          <table:table-cell office:value-type="float" office:value="125.1449">
            <text:p>125.14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56424">
            <text:p>1400846543.56424</text:p>
          </table:table-cell>
          <table:table-cell office:value-type="float" office:value="114.9818">
            <text:p>114.9818</text:p>
          </table:table-cell>
          <table:table-cell/>
          <table:table-cell office:value-type="float" office:value="1400847743.78104">
            <text:p>1400847743.78104</text:p>
          </table:table-cell>
          <table:table-cell office:value-type="float" office:value="128.30127">
            <text:p>128.30127</text:p>
          </table:table-cell>
          <table:table-cell office:value-type="float" office:value="1400847739.5512">
            <text:p>1400847739.5512</text:p>
          </table:table-cell>
          <table:table-cell office:value-type="float" office:value="114.9818">
            <text:p>114.9818</text:p>
          </table:table-cell>
          <table:table-cell table:number-columns-repeated="3"/>
          <table:table-cell office:value-type="float" office:value="1400847881.31223">
            <text:p>1400847881.31223</text:p>
          </table:table-cell>
          <table:table-cell office:value-type="float" office:value="127.6087">
            <text:p>127.60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63241">
            <text:p>1400846543.63241</text:p>
          </table:table-cell>
          <table:table-cell office:value-type="float" office:value="117.7536">
            <text:p>117.7536</text:p>
          </table:table-cell>
          <table:table-cell/>
          <table:table-cell office:value-type="float" office:value="1400847743.83124">
            <text:p>1400847743.83124</text:p>
          </table:table-cell>
          <table:table-cell office:value-type="float" office:value="125.957603">
            <text:p>125.957603</text:p>
          </table:table-cell>
          <table:table-cell office:value-type="float" office:value="1400847739.60998">
            <text:p>1400847739.60998</text:p>
          </table:table-cell>
          <table:table-cell office:value-type="float" office:value="115.5978">
            <text:p>115.5978</text:p>
          </table:table-cell>
          <table:table-cell table:number-columns-repeated="3"/>
          <table:table-cell office:value-type="float" office:value="1400847881.33791">
            <text:p>1400847881.33791</text:p>
          </table:table-cell>
          <table:table-cell office:value-type="float" office:value="130.3804">
            <text:p>130.38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63267">
            <text:p>1400846543.63267</text:p>
          </table:table-cell>
          <table:table-cell office:value-type="float" office:value="119.9094">
            <text:p>119.9094</text:p>
          </table:table-cell>
          <table:table-cell/>
          <table:table-cell office:value-type="float" office:value="1400847743.88145">
            <text:p>1400847743.88145</text:p>
          </table:table-cell>
          <table:table-cell office:value-type="float" office:value="123.302223">
            <text:p>123.302223</text:p>
          </table:table-cell>
          <table:table-cell office:value-type="float" office:value="1400847739.6102">
            <text:p>1400847739.6102</text:p>
          </table:table-cell>
          <table:table-cell office:value-type="float" office:value="114.3659">
            <text:p>114.3659</text:p>
          </table:table-cell>
          <table:table-cell table:number-columns-repeated="3"/>
          <table:table-cell office:value-type="float" office:value="1400847881.40636">
            <text:p>1400847881.40636</text:p>
          </table:table-cell>
          <table:table-cell office:value-type="float" office:value="130.3804">
            <text:p>130.38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66011">
            <text:p>1400846543.66011</text:p>
          </table:table-cell>
          <table:table-cell office:value-type="float" office:value="122.6811">
            <text:p>122.6811</text:p>
          </table:table-cell>
          <table:table-cell/>
          <table:table-cell office:value-type="float" office:value="1400847743.93172">
            <text:p>1400847743.93172</text:p>
          </table:table-cell>
          <table:table-cell office:value-type="float" office:value="120.355339">
            <text:p>120.355339</text:p>
          </table:table-cell>
          <table:table-cell office:value-type="float" office:value="1400847739.66188">
            <text:p>1400847739.66188</text:p>
          </table:table-cell>
          <table:table-cell office:value-type="float" office:value="114.0579">
            <text:p>114.0579</text:p>
          </table:table-cell>
          <table:table-cell table:number-columns-repeated="3"/>
          <table:table-cell office:value-type="float" office:value="1400847881.40664">
            <text:p>1400847881.40664</text:p>
          </table:table-cell>
          <table:table-cell office:value-type="float" office:value="132.2283">
            <text:p>132.22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69299">
            <text:p>1400846543.69299</text:p>
          </table:table-cell>
          <table:table-cell office:value-type="float" office:value="125.4529">
            <text:p>125.4529</text:p>
          </table:table-cell>
          <table:table-cell/>
          <table:table-cell office:value-type="float" office:value="1400847743.98212">
            <text:p>1400847743.98212</text:p>
          </table:table-cell>
          <table:table-cell office:value-type="float" office:value="117.139381">
            <text:p>117.139381</text:p>
          </table:table-cell>
          <table:table-cell office:value-type="float" office:value="1400847739.70786">
            <text:p>1400847739.70786</text:p>
          </table:table-cell>
          <table:table-cell office:value-type="float" office:value="117.7536">
            <text:p>117.7536</text:p>
          </table:table-cell>
          <table:table-cell table:number-columns-repeated="3"/>
          <table:table-cell office:value-type="float" office:value="1400847881.41591">
            <text:p>1400847881.41591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72603">
            <text:p>1400846543.72603</text:p>
          </table:table-cell>
          <table:table-cell office:value-type="float" office:value="127.6087">
            <text:p>127.6087</text:p>
          </table:table-cell>
          <table:table-cell/>
          <table:table-cell office:value-type="float" office:value="1400847744.0324">
            <text:p>1400847744.0324</text:p>
          </table:table-cell>
          <table:table-cell office:value-type="float" office:value="113.678825">
            <text:p>113.678825</text:p>
          </table:table-cell>
          <table:table-cell office:value-type="float" office:value="1400847739.7081">
            <text:p>1400847739.7081</text:p>
          </table:table-cell>
          <table:table-cell office:value-type="float" office:value="123.605">
            <text:p>123.605</text:p>
          </table:table-cell>
          <table:table-cell table:number-columns-repeated="3"/>
          <table:table-cell office:value-type="float" office:value="1400847881.44717">
            <text:p>1400847881.44717</text:p>
          </table:table-cell>
          <table:table-cell office:value-type="float" office:value="133.1521">
            <text:p>133.15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75779">
            <text:p>1400846543.75779</text:p>
          </table:table-cell>
          <table:table-cell office:value-type="float" office:value="129.7645">
            <text:p>129.7645</text:p>
          </table:table-cell>
          <table:table-cell/>
          <table:table-cell office:value-type="float" office:value="1400847744.08271">
            <text:p>1400847744.08271</text:p>
          </table:table-cell>
          <table:table-cell office:value-type="float" office:value="110">
            <text:p>110</text:p>
          </table:table-cell>
          <table:table-cell office:value-type="float" office:value="1400847739.73701">
            <text:p>1400847739.73701</text:p>
          </table:table-cell>
          <table:table-cell office:value-type="float" office:value="126.0688">
            <text:p>126.0688</text:p>
          </table:table-cell>
          <table:table-cell table:number-columns-repeated="3"/>
          <table:table-cell office:value-type="float" office:value="1400847881.51677">
            <text:p>1400847881.51677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79062">
            <text:p>1400846543.79062</text:p>
          </table:table-cell>
          <table:table-cell office:value-type="float" office:value="130.3804">
            <text:p>130.3804</text:p>
          </table:table-cell>
          <table:table-cell/>
          <table:table-cell office:value-type="float" office:value="1400847744.13303">
            <text:p>1400847744.13303</text:p>
          </table:table-cell>
          <table:table-cell office:value-type="float" office:value="106.130913">
            <text:p>106.130913</text:p>
          </table:table-cell>
          <table:table-cell office:value-type="float" office:value="1400847739.80822">
            <text:p>1400847739.80822</text:p>
          </table:table-cell>
          <table:table-cell office:value-type="float" office:value="127.9166">
            <text:p>127.9166</text:p>
          </table:table-cell>
          <table:table-cell table:number-columns-repeated="3"/>
          <table:table-cell office:value-type="float" office:value="1400847881.51703">
            <text:p>1400847881.51703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83127">
            <text:p>1400846543.83127</text:p>
          </table:table-cell>
          <table:table-cell office:value-type="float" office:value="130.9963">
            <text:p>130.9963</text:p>
          </table:table-cell>
          <table:table-cell/>
          <table:table-cell office:value-type="float" office:value="1400847744.18335">
            <text:p>1400847744.18335</text:p>
          </table:table-cell>
          <table:table-cell office:value-type="float" office:value="102.101006">
            <text:p>102.101006</text:p>
          </table:table-cell>
          <table:table-cell office:value-type="float" office:value="1400847739.80845">
            <text:p>1400847739.80845</text:p>
          </table:table-cell>
          <table:table-cell office:value-type="float" office:value="129.7645">
            <text:p>129.7645</text:p>
          </table:table-cell>
          <table:table-cell table:number-columns-repeated="3"/>
          <table:table-cell office:value-type="float" office:value="1400847881.54218">
            <text:p>1400847881.54218</text:p>
          </table:table-cell>
          <table:table-cell office:value-type="float" office:value="133.1521">
            <text:p>133.15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85803">
            <text:p>1400846543.85803</text:p>
          </table:table-cell>
          <table:table-cell office:value-type="float" office:value="132.8442">
            <text:p>132.8442</text:p>
          </table:table-cell>
          <table:table-cell/>
          <table:table-cell office:value-type="float" office:value="1400847744.23368">
            <text:p>1400847744.23368</text:p>
          </table:table-cell>
          <table:table-cell office:value-type="float" office:value="97.940948">
            <text:p>97.940948</text:p>
          </table:table-cell>
          <table:table-cell office:value-type="float" office:value="1400847739.86301">
            <text:p>1400847739.86301</text:p>
          </table:table-cell>
          <table:table-cell office:value-type="float" office:value="130.3804">
            <text:p>130.3804</text:p>
          </table:table-cell>
          <table:table-cell table:number-columns-repeated="3"/>
          <table:table-cell office:value-type="float" office:value="1400847881.61243">
            <text:p>1400847881.61243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88678">
            <text:p>1400846543.88678</text:p>
          </table:table-cell>
          <table:table-cell office:value-type="float" office:value="134.076">
            <text:p>134.076</text:p>
          </table:table-cell>
          <table:table-cell/>
          <table:table-cell office:value-type="float" office:value="1400847744.28397">
            <text:p>1400847744.28397</text:p>
          </table:table-cell>
          <table:table-cell office:value-type="float" office:value="93.682411">
            <text:p>93.682411</text:p>
          </table:table-cell>
          <table:table-cell office:value-type="float" office:value="1400847739.86313">
            <text:p>1400847739.86313</text:p>
          </table:table-cell>
          <table:table-cell office:value-type="float" office:value="132.8442">
            <text:p>132.8442</text:p>
          </table:table-cell>
          <table:table-cell table:number-columns-repeated="3"/>
          <table:table-cell office:value-type="float" office:value="1400847881.6127">
            <text:p>1400847881.6127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92862">
            <text:p>1400846543.92862</text:p>
          </table:table-cell>
          <table:table-cell office:value-type="float" office:value="133.7681">
            <text:p>133.7681</text:p>
          </table:table-cell>
          <table:table-cell/>
          <table:table-cell office:value-type="float" office:value="1400847744.33431">
            <text:p>1400847744.33431</text:p>
          </table:table-cell>
          <table:table-cell office:value-type="float" office:value="89.357788">
            <text:p>89.357788</text:p>
          </table:table-cell>
          <table:table-cell office:value-type="float" office:value="1400847739.90724">
            <text:p>1400847739.90724</text:p>
          </table:table-cell>
          <table:table-cell office:value-type="float" office:value="132.5362">
            <text:p>132.5362</text:p>
          </table:table-cell>
          <table:table-cell table:number-columns-repeated="3"/>
          <table:table-cell office:value-type="float" office:value="1400847881.64331">
            <text:p>1400847881.64331</text:p>
          </table:table-cell>
          <table:table-cell office:value-type="float" office:value="131.9202">
            <text:p>131.92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95949">
            <text:p>1400846543.95949</text:p>
          </table:table-cell>
          <table:table-cell office:value-type="float" office:value="135">
            <text:p>135</text:p>
          </table:table-cell>
          <table:table-cell/>
          <table:table-cell office:value-type="float" office:value="1400847744.38465">
            <text:p>1400847744.38465</text:p>
          </table:table-cell>
          <table:table-cell office:value-type="float" office:value="85">
            <text:p>85</text:p>
          </table:table-cell>
          <table:table-cell office:value-type="float" office:value="1400847739.93101">
            <text:p>1400847739.93101</text:p>
          </table:table-cell>
          <table:table-cell office:value-type="float" office:value="134.076">
            <text:p>134.076</text:p>
          </table:table-cell>
          <table:table-cell table:number-columns-repeated="3"/>
          <table:table-cell office:value-type="float" office:value="1400847881.70856">
            <text:p>1400847881.70856</text:p>
          </table:table-cell>
          <table:table-cell office:value-type="float" office:value="130.3804">
            <text:p>130.38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3.99252">
            <text:p>1400846543.99252</text:p>
          </table:table-cell>
          <table:table-cell office:value-type="float" office:value="134.692">
            <text:p>134.692</text:p>
          </table:table-cell>
          <table:table-cell/>
          <table:table-cell office:value-type="float" office:value="1400847744.435">
            <text:p>1400847744.435</text:p>
          </table:table-cell>
          <table:table-cell office:value-type="float" office:value="80.642212">
            <text:p>80.642212</text:p>
          </table:table-cell>
          <table:table-cell office:value-type="float" office:value="1400847739.94027">
            <text:p>1400847739.94027</text:p>
          </table:table-cell>
          <table:table-cell office:value-type="float" office:value="133.4601">
            <text:p>133.4601</text:p>
          </table:table-cell>
          <table:table-cell table:number-columns-repeated="3"/>
          <table:table-cell office:value-type="float" office:value="1400847881.70885">
            <text:p>1400847881.70885</text:p>
          </table:table-cell>
          <table:table-cell office:value-type="float" office:value="127.9166">
            <text:p>127.91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03605">
            <text:p>1400846544.03605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744.48535">
            <text:p>1400847744.48535</text:p>
          </table:table-cell>
          <table:table-cell office:value-type="float" office:value="76.317589">
            <text:p>76.317589</text:p>
          </table:table-cell>
          <table:table-cell office:value-type="float" office:value="1400847740.00879">
            <text:p>1400847740.00879</text:p>
          </table:table-cell>
          <table:table-cell office:value-type="float" office:value="133.7681">
            <text:p>133.7681</text:p>
          </table:table-cell>
          <table:table-cell table:number-columns-repeated="3"/>
          <table:table-cell office:value-type="float" office:value="1400847881.73796">
            <text:p>1400847881.73796</text:p>
          </table:table-cell>
          <table:table-cell office:value-type="float" office:value="123.297">
            <text:p>123.2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05767">
            <text:p>1400846544.05767</text:p>
          </table:table-cell>
          <table:table-cell office:value-type="float" office:value="130.9963">
            <text:p>130.9963</text:p>
          </table:table-cell>
          <table:table-cell/>
          <table:table-cell office:value-type="float" office:value="1400847744.53564">
            <text:p>1400847744.53564</text:p>
          </table:table-cell>
          <table:table-cell office:value-type="float" office:value="72.059052">
            <text:p>72.059052</text:p>
          </table:table-cell>
          <table:table-cell office:value-type="float" office:value="1400847740.00909">
            <text:p>1400847740.00909</text:p>
          </table:table-cell>
          <table:table-cell office:value-type="float" office:value="134.076">
            <text:p>134.076</text:p>
          </table:table-cell>
          <table:table-cell table:number-columns-repeated="3"/>
          <table:table-cell office:value-type="float" office:value="1400847881.80465">
            <text:p>1400847881.80465</text:p>
          </table:table-cell>
          <table:table-cell office:value-type="float" office:value="120.2173">
            <text:p>120.21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08694">
            <text:p>1400846544.08694</text:p>
          </table:table-cell>
          <table:table-cell office:value-type="float" office:value="131.6123">
            <text:p>131.6123</text:p>
          </table:table-cell>
          <table:table-cell/>
          <table:table-cell office:value-type="float" office:value="1400847744.58599">
            <text:p>1400847744.58599</text:p>
          </table:table-cell>
          <table:table-cell office:value-type="float" office:value="67.898994">
            <text:p>67.898994</text:p>
          </table:table-cell>
          <table:table-cell office:value-type="float" office:value="1400847740.03715">
            <text:p>1400847740.03715</text:p>
          </table:table-cell>
          <table:table-cell office:value-type="float" office:value="134.692">
            <text:p>134.692</text:p>
          </table:table-cell>
          <table:table-cell table:number-columns-repeated="3"/>
          <table:table-cell office:value-type="float" office:value="1400847881.80964">
            <text:p>1400847881.80964</text:p>
          </table:table-cell>
          <table:table-cell office:value-type="float" office:value="118.9855">
            <text:p>118.98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12756">
            <text:p>1400846544.12756</text:p>
          </table:table-cell>
          <table:table-cell office:value-type="float" office:value="130.3804">
            <text:p>130.3804</text:p>
          </table:table-cell>
          <table:table-cell/>
          <table:table-cell office:value-type="float" office:value="1400847744.6363">
            <text:p>1400847744.6363</text:p>
          </table:table-cell>
          <table:table-cell office:value-type="float" office:value="63.869087">
            <text:p>63.869087</text:p>
          </table:table-cell>
          <table:table-cell office:value-type="float" office:value="1400847740.10485">
            <text:p>1400847740.10485</text:p>
          </table:table-cell>
          <table:table-cell office:value-type="float" office:value="134.076">
            <text:p>134.076</text:p>
          </table:table-cell>
          <table:table-cell table:number-columns-repeated="3"/>
          <table:table-cell office:value-type="float" office:value="1400847881.84124">
            <text:p>1400847881.84124</text:p>
          </table:table-cell>
          <table:table-cell office:value-type="float" office:value="115.5978">
            <text:p>115.59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15909">
            <text:p>1400846544.15909</text:p>
          </table:table-cell>
          <table:table-cell office:value-type="float" office:value="126.3767">
            <text:p>126.3767</text:p>
          </table:table-cell>
          <table:table-cell/>
          <table:table-cell office:value-type="float" office:value="1400847744.68662">
            <text:p>1400847744.68662</text:p>
          </table:table-cell>
          <table:table-cell office:value-type="float" office:value="60">
            <text:p>60</text:p>
          </table:table-cell>
          <table:table-cell office:value-type="float" office:value="1400847740.10511">
            <text:p>1400847740.10511</text:p>
          </table:table-cell>
          <table:table-cell office:value-type="float" office:value="133.4601">
            <text:p>133.4601</text:p>
          </table:table-cell>
          <table:table-cell table:number-columns-repeated="3"/>
          <table:table-cell office:value-type="float" office:value="1400847881.90852">
            <text:p>1400847881.90852</text:p>
          </table:table-cell>
          <table:table-cell office:value-type="float" office:value="112.5181">
            <text:p>112.5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19119">
            <text:p>1400846544.19119</text:p>
          </table:table-cell>
          <table:table-cell office:value-type="float" office:value="124.221">
            <text:p>124.221</text:p>
          </table:table-cell>
          <table:table-cell/>
          <table:table-cell office:value-type="float" office:value="1400847744.73694">
            <text:p>1400847744.73694</text:p>
          </table:table-cell>
          <table:table-cell office:value-type="float" office:value="56.321178">
            <text:p>56.321178</text:p>
          </table:table-cell>
          <table:table-cell office:value-type="float" office:value="1400847740.16311">
            <text:p>1400847740.16311</text:p>
          </table:table-cell>
          <table:table-cell office:value-type="float" office:value="134.692">
            <text:p>134.692</text:p>
          </table:table-cell>
          <table:table-cell table:number-columns-repeated="3"/>
          <table:table-cell office:value-type="float" office:value="1400847881.90875">
            <text:p>1400847881.90875</text:p>
          </table:table-cell>
          <table:table-cell office:value-type="float" office:value="108.2065">
            <text:p>108.20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23524">
            <text:p>1400846544.23524</text:p>
          </table:table-cell>
          <table:table-cell office:value-type="float" office:value="120.5253">
            <text:p>120.5253</text:p>
          </table:table-cell>
          <table:table-cell/>
          <table:table-cell office:value-type="float" office:value="1400847744.78725">
            <text:p>1400847744.78725</text:p>
          </table:table-cell>
          <table:table-cell office:value-type="float" office:value="52.860619">
            <text:p>52.860619</text:p>
          </table:table-cell>
          <table:table-cell office:value-type="float" office:value="1400847740.20845">
            <text:p>1400847740.20845</text:p>
          </table:table-cell>
          <table:table-cell office:value-type="float" office:value="134.692">
            <text:p>134.692</text:p>
          </table:table-cell>
          <table:table-cell table:number-columns-repeated="3"/>
          <table:table-cell office:value-type="float" office:value="1400847881.94068">
            <text:p>1400847881.94068</text:p>
          </table:table-cell>
          <table:table-cell office:value-type="float" office:value="105.1268">
            <text:p>105.12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25875">
            <text:p>1400846544.25875</text:p>
          </table:table-cell>
          <table:table-cell office:value-type="float" office:value="117.4456">
            <text:p>117.4456</text:p>
          </table:table-cell>
          <table:table-cell/>
          <table:table-cell office:value-type="float" office:value="1400847744.83758">
            <text:p>1400847744.83758</text:p>
          </table:table-cell>
          <table:table-cell office:value-type="float" office:value="49.644661">
            <text:p>49.644661</text:p>
          </table:table-cell>
          <table:table-cell office:value-type="float" office:value="1400847740.20874">
            <text:p>1400847740.20874</text:p>
          </table:table-cell>
          <table:table-cell office:value-type="float" office:value="133.4601">
            <text:p>133.4601</text:p>
          </table:table-cell>
          <table:table-cell table:number-columns-repeated="3"/>
          <table:table-cell office:value-type="float" office:value="1400847882.00779">
            <text:p>1400847882.00779</text:p>
          </table:table-cell>
          <table:table-cell office:value-type="float" office:value="99.58329">
            <text:p>99.583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28806">
            <text:p>1400846544.28806</text:p>
          </table:table-cell>
          <table:table-cell office:value-type="float" office:value="113.442">
            <text:p>113.442</text:p>
          </table:table-cell>
          <table:table-cell/>
          <table:table-cell office:value-type="float" office:value="1400847744.88789">
            <text:p>1400847744.88789</text:p>
          </table:table-cell>
          <table:table-cell office:value-type="float" office:value="46.697777">
            <text:p>46.697777</text:p>
          </table:table-cell>
          <table:table-cell office:value-type="float" office:value="1400847740.26679">
            <text:p>1400847740.26679</text:p>
          </table:table-cell>
          <table:table-cell office:value-type="float" office:value="133.7681">
            <text:p>133.7681</text:p>
          </table:table-cell>
          <table:table-cell table:number-columns-repeated="3"/>
          <table:table-cell office:value-type="float" office:value="1400847882.01301">
            <text:p>1400847882.01301</text:p>
          </table:table-cell>
          <table:table-cell office:value-type="float" office:value="97.73544">
            <text:p>97.735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30173">
            <text:p>1400846544.30173</text:p>
          </table:table-cell>
          <table:table-cell office:value-type="float" office:value="111.9021">
            <text:p>111.9021</text:p>
          </table:table-cell>
          <table:table-cell/>
          <table:table-cell office:value-type="float" office:value="1400847744.93815">
            <text:p>1400847744.93815</text:p>
          </table:table-cell>
          <table:table-cell office:value-type="float" office:value="44.042397">
            <text:p>44.042397</text:p>
          </table:table-cell>
          <table:table-cell office:value-type="float" office:value="1400847740.26708">
            <text:p>1400847740.26708</text:p>
          </table:table-cell>
          <table:table-cell office:value-type="float" office:value="132.5362">
            <text:p>132.5362</text:p>
          </table:table-cell>
          <table:table-cell table:number-columns-repeated="3"/>
          <table:table-cell office:value-type="float" office:value="1400847882.04418">
            <text:p>1400847882.04418</text:p>
          </table:table-cell>
          <table:table-cell office:value-type="float" office:value="93.42388">
            <text:p>93.423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33322">
            <text:p>1400846544.33322</text:p>
          </table:table-cell>
          <table:table-cell office:value-type="float" office:value="108.5144">
            <text:p>108.5144</text:p>
          </table:table-cell>
          <table:table-cell/>
          <table:table-cell office:value-type="float" office:value="1400847744.98837">
            <text:p>1400847744.98837</text:p>
          </table:table-cell>
          <table:table-cell office:value-type="float" office:value="41.69873">
            <text:p>41.69873</text:p>
          </table:table-cell>
          <table:table-cell office:value-type="float" office:value="1400847740.30724">
            <text:p>1400847740.30724</text:p>
          </table:table-cell>
          <table:table-cell office:value-type="float" office:value="132.2283">
            <text:p>132.2283</text:p>
          </table:table-cell>
          <table:table-cell table:number-columns-repeated="3"/>
          <table:table-cell office:value-type="float" office:value="1400847882.10981">
            <text:p>1400847882.10981</text:p>
          </table:table-cell>
          <table:table-cell office:value-type="float" office:value="88.18836">
            <text:p>88.188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36408">
            <text:p>1400846544.36408</text:p>
          </table:table-cell>
          <table:table-cell office:value-type="float" office:value="106.3586">
            <text:p>106.3586</text:p>
          </table:table-cell>
          <table:table-cell/>
          <table:table-cell office:value-type="float" office:value="1400847745.04007">
            <text:p>1400847745.04007</text:p>
          </table:table-cell>
          <table:table-cell office:value-type="float" office:value="39.684612">
            <text:p>39.684612</text:p>
          </table:table-cell>
          <table:table-cell office:value-type="float" office:value="1400847740.36679">
            <text:p>1400847740.36679</text:p>
          </table:table-cell>
          <table:table-cell office:value-type="float" office:value="131.3043">
            <text:p>131.3043</text:p>
          </table:table-cell>
          <table:table-cell table:number-columns-repeated="3"/>
          <table:table-cell office:value-type="float" office:value="1400847882.10994">
            <text:p>1400847882.10994</text:p>
          </table:table-cell>
          <table:table-cell office:value-type="float" office:value="83.56877">
            <text:p>83.568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43205">
            <text:p>1400846544.43205</text:p>
          </table:table-cell>
          <table:table-cell office:value-type="float" office:value="102.0471">
            <text:p>102.0471</text:p>
          </table:table-cell>
          <table:table-cell/>
          <table:table-cell office:value-type="float" office:value="1400847745.09032">
            <text:p>1400847745.09032</text:p>
          </table:table-cell>
          <table:table-cell office:value-type="float" office:value="38.015369">
            <text:p>38.015369</text:p>
          </table:table-cell>
          <table:table-cell office:value-type="float" office:value="1400847740.36874">
            <text:p>1400847740.36874</text:p>
          </table:table-cell>
          <table:table-cell office:value-type="float" office:value="130.3804">
            <text:p>130.3804</text:p>
          </table:table-cell>
          <table:table-cell table:number-columns-repeated="3"/>
          <table:table-cell office:value-type="float" office:value="1400847882.14408">
            <text:p>1400847882.14408</text:p>
          </table:table-cell>
          <table:table-cell office:value-type="float" office:value="81.105">
            <text:p>81.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4323">
            <text:p>1400846544.4323</text:p>
          </table:table-cell>
          <table:table-cell office:value-type="float" office:value="98.96736">
            <text:p>98.96736</text:p>
          </table:table-cell>
          <table:table-cell/>
          <table:table-cell office:value-type="float" office:value="1400847745.14056">
            <text:p>1400847745.14056</text:p>
          </table:table-cell>
          <table:table-cell office:value-type="float" office:value="36.703709">
            <text:p>36.703709</text:p>
          </table:table-cell>
          <table:table-cell office:value-type="float" office:value="1400847740.40233">
            <text:p>1400847740.40233</text:p>
          </table:table-cell>
          <table:table-cell office:value-type="float" office:value="127.3007">
            <text:p>127.3007</text:p>
          </table:table-cell>
          <table:table-cell table:number-columns-repeated="3"/>
          <table:table-cell office:value-type="float" office:value="1400847882.15291">
            <text:p>1400847882.15291</text:p>
          </table:table-cell>
          <table:table-cell office:value-type="float" office:value="76.48546">
            <text:p>76.485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46003">
            <text:p>1400846544.46003</text:p>
          </table:table-cell>
          <table:table-cell office:value-type="float" office:value="94.65574">
            <text:p>94.65574</text:p>
          </table:table-cell>
          <table:table-cell/>
          <table:table-cell office:value-type="float" office:value="1400847745.19084">
            <text:p>1400847745.19084</text:p>
          </table:table-cell>
          <table:table-cell office:value-type="float" office:value="35.759613">
            <text:p>35.759613</text:p>
          </table:table-cell>
          <table:table-cell office:value-type="float" office:value="1400847740.4687">
            <text:p>1400847740.4687</text:p>
          </table:table-cell>
          <table:table-cell office:value-type="float" office:value="126.0688">
            <text:p>126.0688</text:p>
          </table:table-cell>
          <table:table-cell table:number-columns-repeated="3"/>
          <table:table-cell office:value-type="float" office:value="1400847882.22176">
            <text:p>1400847882.22176</text:p>
          </table:table-cell>
          <table:table-cell office:value-type="float" office:value="73.09779">
            <text:p>73.097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49425">
            <text:p>1400846544.49425</text:p>
          </table:table-cell>
          <table:table-cell office:value-type="float" office:value="90.03621">
            <text:p>90.03621</text:p>
          </table:table-cell>
          <table:table-cell/>
          <table:table-cell office:value-type="float" office:value="1400847745.24115">
            <text:p>1400847745.24115</text:p>
          </table:table-cell>
          <table:table-cell office:value-type="float" office:value="35.190266">
            <text:p>35.190266</text:p>
          </table:table-cell>
          <table:table-cell office:value-type="float" office:value="1400847740.46894">
            <text:p>1400847740.46894</text:p>
          </table:table-cell>
          <table:table-cell office:value-type="float" office:value="124.221">
            <text:p>124.221</text:p>
          </table:table-cell>
          <table:table-cell table:number-columns-repeated="3"/>
          <table:table-cell office:value-type="float" office:value="1400847882.22206">
            <text:p>1400847882.22206</text:p>
          </table:table-cell>
          <table:table-cell office:value-type="float" office:value="70.01809">
            <text:p>70.01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52988">
            <text:p>1400846544.52988</text:p>
          </table:table-cell>
          <table:table-cell office:value-type="float" office:value="87.26446">
            <text:p>87.26446</text:p>
          </table:table-cell>
          <table:table-cell/>
          <table:table-cell office:value-type="float" office:value="1400847745.29152">
            <text:p>1400847745.29152</text:p>
          </table:table-cell>
          <table:table-cell office:value-type="float" office:value="35">
            <text:p>35</text:p>
          </table:table-cell>
          <table:table-cell office:value-type="float" office:value="1400847740.51458">
            <text:p>1400847740.51458</text:p>
          </table:table-cell>
          <table:table-cell office:value-type="float" office:value="122.9891">
            <text:p>122.9891</text:p>
          </table:table-cell>
          <table:table-cell table:number-columns-repeated="3"/>
          <table:table-cell office:value-type="float" office:value="1400847882.24784">
            <text:p>1400847882.24784</text:p>
          </table:table-cell>
          <table:table-cell office:value-type="float" office:value="65.09054">
            <text:p>65.090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55857">
            <text:p>1400846544.55857</text:p>
          </table:table-cell>
          <table:table-cell office:value-type="float" office:value="82.33691">
            <text:p>82.33691</text:p>
          </table:table-cell>
          <table:table-cell/>
          <table:table-cell office:value-type="float" office:value="1400847745.34187">
            <text:p>1400847745.34187</text:p>
          </table:table-cell>
          <table:table-cell office:value-type="float" office:value="35.190266">
            <text:p>35.190266</text:p>
          </table:table-cell>
          <table:table-cell office:value-type="float" office:value="1400847740.54098">
            <text:p>1400847740.54098</text:p>
          </table:table-cell>
          <table:table-cell office:value-type="float" office:value="122.3731">
            <text:p>122.3731</text:p>
          </table:table-cell>
          <table:table-cell table:number-columns-repeated="3"/>
          <table:table-cell office:value-type="float" office:value="1400847882.31975">
            <text:p>1400847882.31975</text:p>
          </table:table-cell>
          <table:table-cell office:value-type="float" office:value="62.62676">
            <text:p>62.626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59189">
            <text:p>1400846544.59189</text:p>
          </table:table-cell>
          <table:table-cell office:value-type="float" office:value="80.1811">
            <text:p>80.1811</text:p>
          </table:table-cell>
          <table:table-cell/>
          <table:table-cell office:value-type="float" office:value="1400847745.39213">
            <text:p>1400847745.39213</text:p>
          </table:table-cell>
          <table:table-cell office:value-type="float" office:value="35.759613">
            <text:p>35.759613</text:p>
          </table:table-cell>
          <table:table-cell office:value-type="float" office:value="1400847740.5708">
            <text:p>1400847740.5708</text:p>
          </table:table-cell>
          <table:table-cell office:value-type="float" office:value="120.5253">
            <text:p>120.5253</text:p>
          </table:table-cell>
          <table:table-cell table:number-columns-repeated="3"/>
          <table:table-cell office:value-type="float" office:value="1400847882.31999">
            <text:p>1400847882.31999</text:p>
          </table:table-cell>
          <table:table-cell office:value-type="float" office:value="61.3949">
            <text:p>61.39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63571">
            <text:p>1400846544.63571</text:p>
          </table:table-cell>
          <table:table-cell office:value-type="float" office:value="74.32965">
            <text:p>74.32965</text:p>
          </table:table-cell>
          <table:table-cell/>
          <table:table-cell office:value-type="float" office:value="1400847745.44239">
            <text:p>1400847745.44239</text:p>
          </table:table-cell>
          <table:table-cell office:value-type="float" office:value="36.703709">
            <text:p>36.703709</text:p>
          </table:table-cell>
          <table:table-cell office:value-type="float" office:value="1400847740.61163">
            <text:p>1400847740.61163</text:p>
          </table:table-cell>
          <table:table-cell office:value-type="float" office:value="118.0616">
            <text:p>118.0616</text:p>
          </table:table-cell>
          <table:table-cell table:number-columns-repeated="3"/>
          <table:table-cell office:value-type="float" office:value="1400847882.34325">
            <text:p>1400847882.34325</text:p>
          </table:table-cell>
          <table:table-cell office:value-type="float" office:value="58.62316">
            <text:p>58.623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65638">
            <text:p>1400846544.65638</text:p>
          </table:table-cell>
          <table:table-cell office:value-type="float" office:value="70.01809">
            <text:p>70.01809</text:p>
          </table:table-cell>
          <table:table-cell/>
          <table:table-cell office:value-type="float" office:value="1400847745.49269">
            <text:p>1400847745.49269</text:p>
          </table:table-cell>
          <table:table-cell office:value-type="float" office:value="38.015369">
            <text:p>38.015369</text:p>
          </table:table-cell>
          <table:table-cell office:value-type="float" office:value="1400847740.63551">
            <text:p>1400847740.63551</text:p>
          </table:table-cell>
          <table:table-cell office:value-type="float" office:value="116.5217">
            <text:p>116.5217</text:p>
          </table:table-cell>
          <table:table-cell table:number-columns-repeated="3"/>
          <table:table-cell office:value-type="float" office:value="1400847882.4138">
            <text:p>1400847882.4138</text:p>
          </table:table-cell>
          <table:table-cell office:value-type="float" office:value="54.31154">
            <text:p>54.311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69383">
            <text:p>1400846544.69383</text:p>
          </table:table-cell>
          <table:table-cell office:value-type="float" office:value="65.3985">
            <text:p>65.3985</text:p>
          </table:table-cell>
          <table:table-cell/>
          <table:table-cell office:value-type="float" office:value="1400847745.543">
            <text:p>1400847745.543</text:p>
          </table:table-cell>
          <table:table-cell office:value-type="float" office:value="39.684612">
            <text:p>39.684612</text:p>
          </table:table-cell>
          <table:table-cell office:value-type="float" office:value="1400847740.66094">
            <text:p>1400847740.66094</text:p>
          </table:table-cell>
          <table:table-cell office:value-type="float" office:value="113.134">
            <text:p>113.134</text:p>
          </table:table-cell>
          <table:table-cell table:number-columns-repeated="3"/>
          <table:table-cell office:value-type="float" office:value="1400847882.4141">
            <text:p>1400847882.4141</text:p>
          </table:table-cell>
          <table:table-cell office:value-type="float" office:value="51.23183">
            <text:p>51.231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72761">
            <text:p>1400846544.72761</text:p>
          </table:table-cell>
          <table:table-cell office:value-type="float" office:value="63.55065">
            <text:p>63.55065</text:p>
          </table:table-cell>
          <table:table-cell/>
          <table:table-cell office:value-type="float" office:value="1400847745.59331">
            <text:p>1400847745.59331</text:p>
          </table:table-cell>
          <table:table-cell office:value-type="float" office:value="41.69873">
            <text:p>41.69873</text:p>
          </table:table-cell>
          <table:table-cell office:value-type="float" office:value="1400847740.71855">
            <text:p>1400847740.71855</text:p>
          </table:table-cell>
          <table:table-cell office:value-type="float" office:value="110.6703">
            <text:p>110.6703</text:p>
          </table:table-cell>
          <table:table-cell table:number-columns-repeated="3"/>
          <table:table-cell office:value-type="float" office:value="1400847882.44329">
            <text:p>1400847882.44329</text:p>
          </table:table-cell>
          <table:table-cell office:value-type="float" office:value="46.7391">
            <text:p>46.73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76115">
            <text:p>1400846544.76115</text:p>
          </table:table-cell>
          <table:table-cell office:value-type="float" office:value="59.54705">
            <text:p>59.54705</text:p>
          </table:table-cell>
          <table:table-cell/>
          <table:table-cell office:value-type="float" office:value="1400847745.64359">
            <text:p>1400847745.64359</text:p>
          </table:table-cell>
          <table:table-cell office:value-type="float" office:value="44.042397">
            <text:p>44.042397</text:p>
          </table:table-cell>
          <table:table-cell office:value-type="float" office:value="1400847740.71878">
            <text:p>1400847740.71878</text:p>
          </table:table-cell>
          <table:table-cell office:value-type="float" office:value="107.2826">
            <text:p>107.2826</text:p>
          </table:table-cell>
          <table:table-cell table:number-columns-repeated="3"/>
          <table:table-cell office:value-type="float" office:value="1400847882.50854">
            <text:p>1400847882.50854</text:p>
          </table:table-cell>
          <table:table-cell office:value-type="float" office:value="42.75354">
            <text:p>42.753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7937">
            <text:p>1400846544.7937</text:p>
          </table:table-cell>
          <table:table-cell office:value-type="float" office:value="55.5434">
            <text:p>55.5434</text:p>
          </table:table-cell>
          <table:table-cell/>
          <table:table-cell office:value-type="float" office:value="1400847745.69394">
            <text:p>1400847745.69394</text:p>
          </table:table-cell>
          <table:table-cell office:value-type="float" office:value="46.697777">
            <text:p>46.697777</text:p>
          </table:table-cell>
          <table:table-cell office:value-type="float" office:value="1400847740.75917">
            <text:p>1400847740.75917</text:p>
          </table:table-cell>
          <table:table-cell office:value-type="float" office:value="104.2029">
            <text:p>104.2029</text:p>
          </table:table-cell>
          <table:table-cell table:number-columns-repeated="3"/>
          <table:table-cell office:value-type="float" office:value="1400847882.50885">
            <text:p>1400847882.50885</text:p>
          </table:table-cell>
          <table:table-cell office:value-type="float" office:value="40.94197">
            <text:p>40.941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8388">
            <text:p>1400846544.8388</text:p>
          </table:table-cell>
          <table:table-cell office:value-type="float" office:value="52.77166">
            <text:p>52.77166</text:p>
          </table:table-cell>
          <table:table-cell/>
          <table:table-cell office:value-type="float" office:value="1400847745.74422">
            <text:p>1400847745.74422</text:p>
          </table:table-cell>
          <table:table-cell office:value-type="float" office:value="49.644661">
            <text:p>49.644661</text:p>
          </table:table-cell>
          <table:table-cell office:value-type="float" office:value="1400847740.80879">
            <text:p>1400847740.80879</text:p>
          </table:table-cell>
          <table:table-cell office:value-type="float" office:value="101.7391">
            <text:p>101.7391</text:p>
          </table:table-cell>
          <table:table-cell table:number-columns-repeated="3"/>
          <table:table-cell office:value-type="float" office:value="1400847882.53732">
            <text:p>1400847882.53732</text:p>
          </table:table-cell>
          <table:table-cell office:value-type="float" office:value="38.76805">
            <text:p>38.768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85725">
            <text:p>1400846544.85725</text:p>
          </table:table-cell>
          <table:table-cell office:value-type="float" office:value="48.91301">
            <text:p>48.91301</text:p>
          </table:table-cell>
          <table:table-cell/>
          <table:table-cell office:value-type="float" office:value="1400847745.79451">
            <text:p>1400847745.79451</text:p>
          </table:table-cell>
          <table:table-cell office:value-type="float" office:value="52.860619">
            <text:p>52.860619</text:p>
          </table:table-cell>
          <table:table-cell office:value-type="float" office:value="1400847740.80905">
            <text:p>1400847740.80905</text:p>
          </table:table-cell>
          <table:table-cell office:value-type="float" office:value="100.8151">
            <text:p>100.8151</text:p>
          </table:table-cell>
          <table:table-cell table:number-columns-repeated="3"/>
          <table:table-cell office:value-type="float" office:value="1400847882.61248">
            <text:p>1400847882.61248</text:p>
          </table:table-cell>
          <table:table-cell office:value-type="float" office:value="37.68109">
            <text:p>37.681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8955">
            <text:p>1400846544.8955</text:p>
          </table:table-cell>
          <table:table-cell office:value-type="float" office:value="46.7391">
            <text:p>46.7391</text:p>
          </table:table-cell>
          <table:table-cell/>
          <table:table-cell office:value-type="float" office:value="1400847745.8448">
            <text:p>1400847745.8448</text:p>
          </table:table-cell>
          <table:table-cell office:value-type="float" office:value="56.321178">
            <text:p>56.321178</text:p>
          </table:table-cell>
          <table:table-cell office:value-type="float" office:value="1400847740.86756">
            <text:p>1400847740.86756</text:p>
          </table:table-cell>
          <table:table-cell office:value-type="float" office:value="100.1992">
            <text:p>100.1992</text:p>
          </table:table-cell>
          <table:table-cell table:number-columns-repeated="3"/>
          <table:table-cell office:value-type="float" office:value="1400847882.61277">
            <text:p>1400847882.61277</text:p>
          </table:table-cell>
          <table:table-cell office:value-type="float" office:value="36.59413">
            <text:p>36.594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92819">
            <text:p>1400846544.92819</text:p>
          </table:table-cell>
          <table:table-cell office:value-type="float" office:value="44.20284">
            <text:p>44.20284</text:p>
          </table:table-cell>
          <table:table-cell/>
          <table:table-cell office:value-type="float" office:value="1400847745.89514">
            <text:p>1400847745.89514</text:p>
          </table:table-cell>
          <table:table-cell office:value-type="float" office:value="60">
            <text:p>60</text:p>
          </table:table-cell>
          <table:table-cell office:value-type="float" office:value="1400847740.86775">
            <text:p>1400847740.86775</text:p>
          </table:table-cell>
          <table:table-cell office:value-type="float" office:value="95.27167">
            <text:p>95.27167</text:p>
          </table:table-cell>
          <table:table-cell table:number-columns-repeated="3"/>
          <table:table-cell office:value-type="float" office:value="1400847882.64343">
            <text:p>1400847882.64343</text:p>
          </table:table-cell>
          <table:table-cell office:value-type="float" office:value="35.86951">
            <text:p>35.869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95854">
            <text:p>1400846544.95854</text:p>
          </table:table-cell>
          <table:table-cell office:value-type="float" office:value="41.66664">
            <text:p>41.66664</text:p>
          </table:table-cell>
          <table:table-cell/>
          <table:table-cell office:value-type="float" office:value="1400847745.94547">
            <text:p>1400847745.94547</text:p>
          </table:table-cell>
          <table:table-cell office:value-type="float" office:value="63.869087">
            <text:p>63.869087</text:p>
          </table:table-cell>
          <table:table-cell office:value-type="float" office:value="1400847740.91131">
            <text:p>1400847740.91131</text:p>
          </table:table-cell>
          <table:table-cell office:value-type="float" office:value="91.26806">
            <text:p>91.26806</text:p>
          </table:table-cell>
          <table:table-cell table:number-columns-repeated="3"/>
          <table:table-cell office:value-type="float" office:value="1400847882.71209">
            <text:p>1400847882.71209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4.99076">
            <text:p>1400846544.99076</text:p>
          </table:table-cell>
          <table:table-cell office:value-type="float" office:value="41.3043">
            <text:p>41.3043</text:p>
          </table:table-cell>
          <table:table-cell/>
          <table:table-cell office:value-type="float" office:value="1400847745.99571">
            <text:p>1400847745.99571</text:p>
          </table:table-cell>
          <table:table-cell office:value-type="float" office:value="67.898994">
            <text:p>67.898994</text:p>
          </table:table-cell>
          <table:table-cell office:value-type="float" office:value="1400847740.96894">
            <text:p>1400847740.96894</text:p>
          </table:table-cell>
          <table:table-cell office:value-type="float" office:value="88.49632">
            <text:p>88.49632</text:p>
          </table:table-cell>
          <table:table-cell table:number-columns-repeated="3"/>
          <table:table-cell office:value-type="float" office:value="1400847882.71236">
            <text:p>1400847882.71236</text:p>
          </table:table-cell>
          <table:table-cell office:value-type="float" office:value="34.05793">
            <text:p>34.057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0234">
            <text:p>1400846545.0234</text:p>
          </table:table-cell>
          <table:table-cell office:value-type="float" office:value="40.94197">
            <text:p>40.94197</text:p>
          </table:table-cell>
          <table:table-cell/>
          <table:table-cell office:value-type="float" office:value="1400847746.04592">
            <text:p>1400847746.04592</text:p>
          </table:table-cell>
          <table:table-cell office:value-type="float" office:value="72.059052">
            <text:p>72.059052</text:p>
          </table:table-cell>
          <table:table-cell office:value-type="float" office:value="1400847740.96917">
            <text:p>1400847740.96917</text:p>
          </table:table-cell>
          <table:table-cell office:value-type="float" office:value="85.41662">
            <text:p>85.41662</text:p>
          </table:table-cell>
          <table:table-cell table:number-columns-repeated="3"/>
          <table:table-cell office:value-type="float" office:value="1400847882.73937">
            <text:p>1400847882.73937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06821">
            <text:p>1400846545.06821</text:p>
          </table:table-cell>
          <table:table-cell office:value-type="float" office:value="41.66664">
            <text:p>41.66664</text:p>
          </table:table-cell>
          <table:table-cell/>
          <table:table-cell office:value-type="float" office:value="1400847746.0962">
            <text:p>1400847746.0962</text:p>
          </table:table-cell>
          <table:table-cell office:value-type="float" office:value="76.317589">
            <text:p>76.317589</text:p>
          </table:table-cell>
          <table:table-cell office:value-type="float" office:value="1400847741.01133">
            <text:p>1400847741.01133</text:p>
          </table:table-cell>
          <table:table-cell office:value-type="float" office:value="81.41302">
            <text:p>81.41302</text:p>
          </table:table-cell>
          <table:table-cell table:number-columns-repeated="3"/>
          <table:table-cell office:value-type="float" office:value="1400847882.81352">
            <text:p>1400847882.81352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07472">
            <text:p>1400846545.07472</text:p>
          </table:table-cell>
          <table:table-cell office:value-type="float" office:value="41.66664">
            <text:p>41.66664</text:p>
          </table:table-cell>
          <table:table-cell/>
          <table:table-cell office:value-type="float" office:value="1400847746.14642">
            <text:p>1400847746.14642</text:p>
          </table:table-cell>
          <table:table-cell office:value-type="float" office:value="80.642212">
            <text:p>80.642212</text:p>
          </table:table-cell>
          <table:table-cell office:value-type="float" office:value="1400847741.06915">
            <text:p>1400847741.06915</text:p>
          </table:table-cell>
          <table:table-cell office:value-type="float" office:value="79.87314">
            <text:p>79.87314</text:p>
          </table:table-cell>
          <table:table-cell table:number-columns-repeated="3"/>
          <table:table-cell office:value-type="float" office:value="1400847882.81379">
            <text:p>1400847882.81379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11527">
            <text:p>1400846545.11527</text:p>
          </table:table-cell>
          <table:table-cell office:value-type="float" office:value="41.66664">
            <text:p>41.66664</text:p>
          </table:table-cell>
          <table:table-cell/>
          <table:table-cell office:value-type="float" office:value="1400847746.19661">
            <text:p>1400847746.19661</text:p>
          </table:table-cell>
          <table:table-cell office:value-type="float" office:value="85">
            <text:p>85</text:p>
          </table:table-cell>
          <table:table-cell office:value-type="float" office:value="1400847741.06935">
            <text:p>1400847741.06935</text:p>
          </table:table-cell>
          <table:table-cell office:value-type="float" office:value="74.63762">
            <text:p>74.63762</text:p>
          </table:table-cell>
          <table:table-cell table:number-columns-repeated="3"/>
          <table:table-cell office:value-type="float" office:value="1400847882.84402">
            <text:p>1400847882.84402</text:p>
          </table:table-cell>
          <table:table-cell office:value-type="float" office:value="34.05793">
            <text:p>34.057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1338">
            <text:p>1400846545.1338</text:p>
          </table:table-cell>
          <table:table-cell office:value-type="float" office:value="41.3043">
            <text:p>41.3043</text:p>
          </table:table-cell>
          <table:table-cell/>
          <table:table-cell office:value-type="float" office:value="1400847746.24682">
            <text:p>1400847746.24682</text:p>
          </table:table-cell>
          <table:table-cell office:value-type="float" office:value="89.357788">
            <text:p>89.357788</text:p>
          </table:table-cell>
          <table:table-cell office:value-type="float" office:value="1400847741.09848">
            <text:p>1400847741.09848</text:p>
          </table:table-cell>
          <table:table-cell office:value-type="float" office:value="71.86588">
            <text:p>71.86588</text:p>
          </table:table-cell>
          <table:table-cell table:number-columns-repeated="3"/>
          <table:table-cell office:value-type="float" office:value="1400847882.91333">
            <text:p>1400847882.91333</text:p>
          </table:table-cell>
          <table:table-cell office:value-type="float" office:value="37.31881">
            <text:p>37.318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1695">
            <text:p>1400846545.1695</text:p>
          </table:table-cell>
          <table:table-cell office:value-type="float" office:value="40.94197">
            <text:p>40.94197</text:p>
          </table:table-cell>
          <table:table-cell/>
          <table:table-cell office:value-type="float" office:value="1400847746.29713">
            <text:p>1400847746.29713</text:p>
          </table:table-cell>
          <table:table-cell office:value-type="float" office:value="93.682411">
            <text:p>93.682411</text:p>
          </table:table-cell>
          <table:table-cell office:value-type="float" office:value="1400847741.16848">
            <text:p>1400847741.16848</text:p>
          </table:table-cell>
          <table:table-cell office:value-type="float" office:value="68.78617">
            <text:p>68.78617</text:p>
          </table:table-cell>
          <table:table-cell table:number-columns-repeated="3"/>
          <table:table-cell office:value-type="float" office:value="1400847882.91359">
            <text:p>1400847882.91359</text:p>
          </table:table-cell>
          <table:table-cell office:value-type="float" office:value="38.40577">
            <text:p>38.405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19698">
            <text:p>1400846545.19698</text:p>
          </table:table-cell>
          <table:table-cell office:value-type="float" office:value="41.3043">
            <text:p>41.3043</text:p>
          </table:table-cell>
          <table:table-cell/>
          <table:table-cell office:value-type="float" office:value="1400847746.34743">
            <text:p>1400847746.34743</text:p>
          </table:table-cell>
          <table:table-cell office:value-type="float" office:value="97.940948">
            <text:p>97.940948</text:p>
          </table:table-cell>
          <table:table-cell office:value-type="float" office:value="1400847741.16871">
            <text:p>1400847741.16871</text:p>
          </table:table-cell>
          <table:table-cell office:value-type="float" office:value="68.47821">
            <text:p>68.47821</text:p>
          </table:table-cell>
          <table:table-cell table:number-columns-repeated="3"/>
          <table:table-cell office:value-type="float" office:value="1400847882.94284">
            <text:p>1400847882.94284</text:p>
          </table:table-cell>
          <table:table-cell office:value-type="float" office:value="40.21735">
            <text:p>40.217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23923">
            <text:p>1400846545.23923</text:p>
          </table:table-cell>
          <table:table-cell office:value-type="float" office:value="41.3043">
            <text:p>41.3043</text:p>
          </table:table-cell>
          <table:table-cell/>
          <table:table-cell office:value-type="float" office:value="1400847746.39778">
            <text:p>1400847746.39778</text:p>
          </table:table-cell>
          <table:table-cell office:value-type="float" office:value="102.101006">
            <text:p>102.101006</text:p>
          </table:table-cell>
          <table:table-cell office:value-type="float" office:value="1400847741.2015">
            <text:p>1400847741.2015</text:p>
          </table:table-cell>
          <table:table-cell office:value-type="float" office:value="67.55431">
            <text:p>67.55431</text:p>
          </table:table-cell>
          <table:table-cell table:number-columns-repeated="3"/>
          <table:table-cell office:value-type="float" office:value="1400847882.95115">
            <text:p>1400847882.95115</text:p>
          </table:table-cell>
          <table:table-cell office:value-type="float" office:value="42.75354">
            <text:p>42.753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26178">
            <text:p>1400846545.26178</text:p>
          </table:table-cell>
          <table:table-cell office:value-type="float" office:value="40.57968">
            <text:p>40.57968</text:p>
          </table:table-cell>
          <table:table-cell/>
          <table:table-cell office:value-type="float" office:value="1400847746.44809">
            <text:p>1400847746.44809</text:p>
          </table:table-cell>
          <table:table-cell office:value-type="float" office:value="106.130913">
            <text:p>106.130913</text:p>
          </table:table-cell>
          <table:table-cell office:value-type="float" office:value="1400847741.26959">
            <text:p>1400847741.26959</text:p>
          </table:table-cell>
          <table:table-cell office:value-type="float" office:value="64.78257">
            <text:p>64.78257</text:p>
          </table:table-cell>
          <table:table-cell table:number-columns-repeated="3"/>
          <table:table-cell office:value-type="float" office:value="1400847883.02109">
            <text:p>1400847883.02109</text:p>
          </table:table-cell>
          <table:table-cell office:value-type="float" office:value="44.56518">
            <text:p>44.565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2989">
            <text:p>1400846545.2989</text:p>
          </table:table-cell>
          <table:table-cell office:value-type="float" office:value="41.66664">
            <text:p>41.66664</text:p>
          </table:table-cell>
          <table:table-cell/>
          <table:table-cell office:value-type="float" office:value="1400847746.49844">
            <text:p>1400847746.49844</text:p>
          </table:table-cell>
          <table:table-cell office:value-type="float" office:value="110">
            <text:p>110</text:p>
          </table:table-cell>
          <table:table-cell office:value-type="float" office:value="1400847741.26982">
            <text:p>1400847741.26982</text:p>
          </table:table-cell>
          <table:table-cell office:value-type="float" office:value="60.47095">
            <text:p>60.47095</text:p>
          </table:table-cell>
          <table:table-cell table:number-columns-repeated="3"/>
          <table:table-cell office:value-type="float" office:value="1400847883.02136">
            <text:p>1400847883.02136</text:p>
          </table:table-cell>
          <table:table-cell office:value-type="float" office:value="48.91301">
            <text:p>48.913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32732">
            <text:p>1400846545.32732</text:p>
          </table:table-cell>
          <table:table-cell office:value-type="float" office:value="41.3043">
            <text:p>41.3043</text:p>
          </table:table-cell>
          <table:table-cell/>
          <table:table-cell office:value-type="float" office:value="1400847746.54879">
            <text:p>1400847746.54879</text:p>
          </table:table-cell>
          <table:table-cell office:value-type="float" office:value="113.678825">
            <text:p>113.678825</text:p>
          </table:table-cell>
          <table:table-cell office:value-type="float" office:value="1400847741.29915">
            <text:p>1400847741.29915</text:p>
          </table:table-cell>
          <table:table-cell office:value-type="float" office:value="58.62316">
            <text:p>58.62316</text:p>
          </table:table-cell>
          <table:table-cell table:number-columns-repeated="3"/>
          <table:table-cell office:value-type="float" office:value="1400847883.0464">
            <text:p>1400847883.0464</text:p>
          </table:table-cell>
          <table:table-cell office:value-type="float" office:value="52.15573">
            <text:p>52.155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35877">
            <text:p>1400846545.35877</text:p>
          </table:table-cell>
          <table:table-cell office:value-type="float" office:value="41.3043">
            <text:p>41.3043</text:p>
          </table:table-cell>
          <table:table-cell/>
          <table:table-cell office:value-type="float" office:value="1400847746.59914">
            <text:p>1400847746.59914</text:p>
          </table:table-cell>
          <table:table-cell office:value-type="float" office:value="117.139381">
            <text:p>117.139381</text:p>
          </table:table-cell>
          <table:table-cell office:value-type="float" office:value="1400847741.36996">
            <text:p>1400847741.36996</text:p>
          </table:table-cell>
          <table:table-cell office:value-type="float" office:value="58.00717">
            <text:p>58.00717</text:p>
          </table:table-cell>
          <table:table-cell table:number-columns-repeated="3"/>
          <table:table-cell office:value-type="float" office:value="1400847883.11606">
            <text:p>1400847883.11606</text:p>
          </table:table-cell>
          <table:table-cell office:value-type="float" office:value="54.31154">
            <text:p>54.311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39329">
            <text:p>1400846545.39329</text:p>
          </table:table-cell>
          <table:table-cell office:value-type="float" office:value="44.20284">
            <text:p>44.20284</text:p>
          </table:table-cell>
          <table:table-cell/>
          <table:table-cell office:value-type="float" office:value="1400847746.64948">
            <text:p>1400847746.64948</text:p>
          </table:table-cell>
          <table:table-cell office:value-type="float" office:value="120.355339">
            <text:p>120.355339</text:p>
          </table:table-cell>
          <table:table-cell office:value-type="float" office:value="1400847741.3702">
            <text:p>1400847741.3702</text:p>
          </table:table-cell>
          <table:table-cell office:value-type="float" office:value="55.23543">
            <text:p>55.23543</text:p>
          </table:table-cell>
          <table:table-cell table:number-columns-repeated="3"/>
          <table:table-cell office:value-type="float" office:value="1400847883.11633">
            <text:p>1400847883.11633</text:p>
          </table:table-cell>
          <table:table-cell office:value-type="float" office:value="56.46735">
            <text:p>56.467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43546">
            <text:p>1400846545.43546</text:p>
          </table:table-cell>
          <table:table-cell office:value-type="float" office:value="47.46372">
            <text:p>47.46372</text:p>
          </table:table-cell>
          <table:table-cell/>
          <table:table-cell office:value-type="float" office:value="1400847746.69979">
            <text:p>1400847746.69979</text:p>
          </table:table-cell>
          <table:table-cell office:value-type="float" office:value="123.302223">
            <text:p>123.302223</text:p>
          </table:table-cell>
          <table:table-cell office:value-type="float" office:value="1400847741.40189">
            <text:p>1400847741.40189</text:p>
          </table:table-cell>
          <table:table-cell office:value-type="float" office:value="53.38764">
            <text:p>53.38764</text:p>
          </table:table-cell>
          <table:table-cell table:number-columns-repeated="3"/>
          <table:table-cell office:value-type="float" office:value="1400847883.14166">
            <text:p>1400847883.14166</text:p>
          </table:table-cell>
          <table:table-cell office:value-type="float" office:value="60.77891">
            <text:p>60.778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45594">
            <text:p>1400846545.45594</text:p>
          </table:table-cell>
          <table:table-cell office:value-type="float" office:value="50.30794">
            <text:p>50.30794</text:p>
          </table:table-cell>
          <table:table-cell/>
          <table:table-cell office:value-type="float" office:value="1400847746.75013">
            <text:p>1400847746.75013</text:p>
          </table:table-cell>
          <table:table-cell office:value-type="float" office:value="125.957603">
            <text:p>125.957603</text:p>
          </table:table-cell>
          <table:table-cell office:value-type="float" office:value="1400847741.46818">
            <text:p>1400847741.46818</text:p>
          </table:table-cell>
          <table:table-cell office:value-type="float" office:value="49.99997">
            <text:p>49.99997</text:p>
          </table:table-cell>
          <table:table-cell table:number-columns-repeated="3"/>
          <table:table-cell office:value-type="float" office:value="1400847883.21519">
            <text:p>1400847883.21519</text:p>
          </table:table-cell>
          <table:table-cell office:value-type="float" office:value="66.93833">
            <text:p>66.93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49381">
            <text:p>1400846545.49381</text:p>
          </table:table-cell>
          <table:table-cell office:value-type="float" office:value="54.92747">
            <text:p>54.92747</text:p>
          </table:table-cell>
          <table:table-cell/>
          <table:table-cell office:value-type="float" office:value="1400847746.80039">
            <text:p>1400847746.80039</text:p>
          </table:table-cell>
          <table:table-cell office:value-type="float" office:value="128.30127">
            <text:p>128.30127</text:p>
          </table:table-cell>
          <table:table-cell office:value-type="float" office:value="1400847741.46844">
            <text:p>1400847741.46844</text:p>
          </table:table-cell>
          <table:table-cell office:value-type="float" office:value="48.91301">
            <text:p>48.91301</text:p>
          </table:table-cell>
          <table:table-cell table:number-columns-repeated="3"/>
          <table:table-cell office:value-type="float" office:value="1400847883.21546">
            <text:p>1400847883.21546</text:p>
          </table:table-cell>
          <table:table-cell office:value-type="float" office:value="70.01809">
            <text:p>70.01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5279">
            <text:p>1400846545.5279</text:p>
          </table:table-cell>
          <table:table-cell office:value-type="float" office:value="54.92747">
            <text:p>54.92747</text:p>
          </table:table-cell>
          <table:table-cell/>
          <table:table-cell office:value-type="float" office:value="1400847746.85068">
            <text:p>1400847746.85068</text:p>
          </table:table-cell>
          <table:table-cell office:value-type="float" office:value="130.315384">
            <text:p>130.315384</text:p>
          </table:table-cell>
          <table:table-cell office:value-type="float" office:value="1400847741.49987">
            <text:p>1400847741.49987</text:p>
          </table:table-cell>
          <table:table-cell office:value-type="float" office:value="47.10138">
            <text:p>47.10138</text:p>
          </table:table-cell>
          <table:table-cell table:number-columns-repeated="3"/>
          <table:table-cell office:value-type="float" office:value="1400847883.24386">
            <text:p>1400847883.24386</text:p>
          </table:table-cell>
          <table:table-cell office:value-type="float" office:value="73.40576">
            <text:p>73.405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5591">
            <text:p>1400846545.5591</text:p>
          </table:table-cell>
          <table:table-cell office:value-type="float" office:value="55.85142">
            <text:p>55.85142</text:p>
          </table:table-cell>
          <table:table-cell/>
          <table:table-cell office:value-type="float" office:value="1400847746.90103">
            <text:p>1400847746.90103</text:p>
          </table:table-cell>
          <table:table-cell office:value-type="float" office:value="131.984634">
            <text:p>131.984634</text:p>
          </table:table-cell>
          <table:table-cell office:value-type="float" office:value="1400847741.50936">
            <text:p>1400847741.50936</text:p>
          </table:table-cell>
          <table:table-cell office:value-type="float" office:value="46.37676">
            <text:p>46.37676</text:p>
          </table:table-cell>
          <table:table-cell table:number-columns-repeated="3"/>
          <table:table-cell office:value-type="float" office:value="1400847883.30863">
            <text:p>1400847883.30863</text:p>
          </table:table-cell>
          <table:table-cell office:value-type="float" office:value="78.33331">
            <text:p>78.333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59019">
            <text:p>1400846545.59019</text:p>
          </table:table-cell>
          <table:table-cell office:value-type="float" office:value="61.3949">
            <text:p>61.3949</text:p>
          </table:table-cell>
          <table:table-cell/>
          <table:table-cell office:value-type="float" office:value="1400847746.95133">
            <text:p>1400847746.95133</text:p>
          </table:table-cell>
          <table:table-cell office:value-type="float" office:value="133.296295">
            <text:p>133.296295</text:p>
          </table:table-cell>
          <table:table-cell office:value-type="float" office:value="1400847741.57894">
            <text:p>1400847741.57894</text:p>
          </table:table-cell>
          <table:table-cell office:value-type="float" office:value="44.56518">
            <text:p>44.56518</text:p>
          </table:table-cell>
          <table:table-cell table:number-columns-repeated="3"/>
          <table:table-cell office:value-type="float" office:value="1400847883.30902">
            <text:p>1400847883.30902</text:p>
          </table:table-cell>
          <table:table-cell office:value-type="float" office:value="83.56877">
            <text:p>83.568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63151">
            <text:p>1400846545.63151</text:p>
          </table:table-cell>
          <table:table-cell office:value-type="float" office:value="68.17024">
            <text:p>68.17024</text:p>
          </table:table-cell>
          <table:table-cell/>
          <table:table-cell office:value-type="float" office:value="1400847747.00168">
            <text:p>1400847747.00168</text:p>
          </table:table-cell>
          <table:table-cell office:value-type="float" office:value="134.240387">
            <text:p>134.240387</text:p>
          </table:table-cell>
          <table:table-cell office:value-type="float" office:value="1400847741.57922">
            <text:p>1400847741.57922</text:p>
          </table:table-cell>
          <table:table-cell office:value-type="float" office:value="42.75354">
            <text:p>42.75354</text:p>
          </table:table-cell>
          <table:table-cell table:number-columns-repeated="3"/>
          <table:table-cell office:value-type="float" office:value="1400847883.33942">
            <text:p>1400847883.33942</text:p>
          </table:table-cell>
          <table:table-cell office:value-type="float" office:value="88.49632">
            <text:p>88.496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65931">
            <text:p>1400846545.65931</text:p>
          </table:table-cell>
          <table:table-cell office:value-type="float" office:value="72.78983">
            <text:p>72.78983</text:p>
          </table:table-cell>
          <table:table-cell/>
          <table:table-cell office:value-type="float" office:value="1400847747.05203">
            <text:p>1400847747.05203</text:p>
          </table:table-cell>
          <table:table-cell office:value-type="float" office:value="134.809738">
            <text:p>134.809738</text:p>
          </table:table-cell>
          <table:table-cell office:value-type="float" office:value="1400847741.62176">
            <text:p>1400847741.62176</text:p>
          </table:table-cell>
          <table:table-cell office:value-type="float" office:value="40.57968">
            <text:p>40.57968</text:p>
          </table:table-cell>
          <table:table-cell table:number-columns-repeated="3"/>
          <table:table-cell office:value-type="float" office:value="1400847883.42105">
            <text:p>1400847883.42105</text:p>
          </table:table-cell>
          <table:table-cell office:value-type="float" office:value="93.42388">
            <text:p>93.423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69367">
            <text:p>1400846545.69367</text:p>
          </table:table-cell>
          <table:table-cell office:value-type="float" office:value="79.25721">
            <text:p>79.25721</text:p>
          </table:table-cell>
          <table:table-cell/>
          <table:table-cell office:value-type="float" office:value="1400847747.10234">
            <text:p>1400847747.10234</text:p>
          </table:table-cell>
          <table:table-cell office:value-type="float" office:value="135">
            <text:p>135</text:p>
          </table:table-cell>
          <table:table-cell office:value-type="float" office:value="1400847741.64095">
            <text:p>1400847741.64095</text:p>
          </table:table-cell>
          <table:table-cell office:value-type="float" office:value="40.21735">
            <text:p>40.21735</text:p>
          </table:table-cell>
          <table:table-cell table:number-columns-repeated="3"/>
          <table:table-cell office:value-type="float" office:value="1400847883.42132">
            <text:p>1400847883.42132</text:p>
          </table:table-cell>
          <table:table-cell office:value-type="float" office:value="96.81155">
            <text:p>96.811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72715">
            <text:p>1400846545.72715</text:p>
          </table:table-cell>
          <table:table-cell office:value-type="float" office:value="84.49272">
            <text:p>84.49272</text:p>
          </table:table-cell>
          <table:table-cell/>
          <table:table-cell office:value-type="float" office:value="1400847747.15263">
            <text:p>1400847747.15263</text:p>
          </table:table-cell>
          <table:table-cell office:value-type="float" office:value="134.809738">
            <text:p>134.809738</text:p>
          </table:table-cell>
          <table:table-cell office:value-type="float" office:value="1400847741.66904">
            <text:p>1400847741.66904</text:p>
          </table:table-cell>
          <table:table-cell office:value-type="float" office:value="38.76805">
            <text:p>38.76805</text:p>
          </table:table-cell>
          <table:table-cell table:number-columns-repeated="3"/>
          <table:table-cell office:value-type="float" office:value="1400847883.44388">
            <text:p>1400847883.44388</text:p>
          </table:table-cell>
          <table:table-cell office:value-type="float" office:value="101.7391">
            <text:p>101.73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76035">
            <text:p>1400846545.76035</text:p>
          </table:table-cell>
          <table:table-cell office:value-type="float" office:value="88.49632">
            <text:p>88.49632</text:p>
          </table:table-cell>
          <table:table-cell/>
          <table:table-cell office:value-type="float" office:value="1400847747.20295">
            <text:p>1400847747.20295</text:p>
          </table:table-cell>
          <table:table-cell office:value-type="float" office:value="134.240387">
            <text:p>134.240387</text:p>
          </table:table-cell>
          <table:table-cell office:value-type="float" office:value="1400847741.7127">
            <text:p>1400847741.7127</text:p>
          </table:table-cell>
          <table:table-cell office:value-type="float" office:value="37.31881">
            <text:p>37.31881</text:p>
          </table:table-cell>
          <table:table-cell table:number-columns-repeated="3"/>
          <table:table-cell office:value-type="float" office:value="1400847883.52123">
            <text:p>1400847883.52123</text:p>
          </table:table-cell>
          <table:table-cell office:value-type="float" office:value="106.6667">
            <text:p>106.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79021">
            <text:p>1400846545.79021</text:p>
          </table:table-cell>
          <table:table-cell office:value-type="float" office:value="90.9601">
            <text:p>90.9601</text:p>
          </table:table-cell>
          <table:table-cell/>
          <table:table-cell office:value-type="float" office:value="1400847747.25329">
            <text:p>1400847747.25329</text:p>
          </table:table-cell>
          <table:table-cell office:value-type="float" office:value="133.296295">
            <text:p>133.296295</text:p>
          </table:table-cell>
          <table:table-cell office:value-type="float" office:value="1400847741.76812">
            <text:p>1400847741.76812</text:p>
          </table:table-cell>
          <table:table-cell office:value-type="float" office:value="36.95647">
            <text:p>36.95647</text:p>
          </table:table-cell>
          <table:table-cell table:number-columns-repeated="3"/>
          <table:table-cell office:value-type="float" office:value="1400847883.52146">
            <text:p>1400847883.52146</text:p>
          </table:table-cell>
          <table:table-cell office:value-type="float" office:value="110.3623">
            <text:p>110.36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86268">
            <text:p>1400846545.86268</text:p>
          </table:table-cell>
          <table:table-cell office:value-type="float" office:value="95.27167">
            <text:p>95.27167</text:p>
          </table:table-cell>
          <table:table-cell/>
          <table:table-cell office:value-type="float" office:value="1400847747.30357">
            <text:p>1400847747.30357</text:p>
          </table:table-cell>
          <table:table-cell office:value-type="float" office:value="131.984634">
            <text:p>131.984634</text:p>
          </table:table-cell>
          <table:table-cell office:value-type="float" office:value="1400847741.76841">
            <text:p>1400847741.76841</text:p>
          </table:table-cell>
          <table:table-cell office:value-type="float" office:value="35.50717">
            <text:p>35.50717</text:p>
          </table:table-cell>
          <table:table-cell table:number-columns-repeated="3"/>
          <table:table-cell office:value-type="float" office:value="1400847883.55036">
            <text:p>1400847883.55036</text:p>
          </table:table-cell>
          <table:table-cell office:value-type="float" office:value="112.8261">
            <text:p>112.82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86282">
            <text:p>1400846545.86282</text:p>
          </table:table-cell>
          <table:table-cell office:value-type="float" office:value="99.27532">
            <text:p>99.27532</text:p>
          </table:table-cell>
          <table:table-cell/>
          <table:table-cell office:value-type="float" office:value="1400847747.35383">
            <text:p>1400847747.35383</text:p>
          </table:table-cell>
          <table:table-cell office:value-type="float" office:value="130.315384">
            <text:p>130.315384</text:p>
          </table:table-cell>
          <table:table-cell office:value-type="float" office:value="1400847741.82535">
            <text:p>1400847741.82535</text:p>
          </table:table-cell>
          <table:table-cell office:value-type="float" office:value="35.86951">
            <text:p>35.86951</text:p>
          </table:table-cell>
          <table:table-cell table:number-columns-repeated="3"/>
          <table:table-cell office:value-type="float" office:value="1400847883.61819">
            <text:p>1400847883.61819</text:p>
          </table:table-cell>
          <table:table-cell office:value-type="float" office:value="115.5978">
            <text:p>115.59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87051">
            <text:p>1400846545.87051</text:p>
          </table:table-cell>
          <table:table-cell office:value-type="float" office:value="104.5108">
            <text:p>104.5108</text:p>
          </table:table-cell>
          <table:table-cell/>
          <table:table-cell office:value-type="float" office:value="1400847747.40407">
            <text:p>1400847747.40407</text:p>
          </table:table-cell>
          <table:table-cell office:value-type="float" office:value="128.30127">
            <text:p>128.30127</text:p>
          </table:table-cell>
          <table:table-cell office:value-type="float" office:value="1400847741.86776">
            <text:p>1400847741.86776</text:p>
          </table:table-cell>
          <table:table-cell office:value-type="float" office:value="35.86951">
            <text:p>35.86951</text:p>
          </table:table-cell>
          <table:table-cell table:number-columns-repeated="3"/>
          <table:table-cell office:value-type="float" office:value="1400847883.61846">
            <text:p>1400847883.61846</text:p>
          </table:table-cell>
          <table:table-cell office:value-type="float" office:value="119.2934">
            <text:p>119.2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90225">
            <text:p>1400846545.90225</text:p>
          </table:table-cell>
          <table:table-cell office:value-type="float" office:value="106.9746">
            <text:p>106.9746</text:p>
          </table:table-cell>
          <table:table-cell/>
          <table:table-cell office:value-type="float" office:value="1400847747.4543">
            <text:p>1400847747.4543</text:p>
          </table:table-cell>
          <table:table-cell office:value-type="float" office:value="125.957603">
            <text:p>125.957603</text:p>
          </table:table-cell>
          <table:table-cell office:value-type="float" office:value="1400847741.86803">
            <text:p>1400847741.86803</text:p>
          </table:table-cell>
          <table:table-cell office:value-type="float" office:value="36.59413">
            <text:p>36.59413</text:p>
          </table:table-cell>
          <table:table-cell table:number-columns-repeated="3"/>
          <table:table-cell office:value-type="float" office:value="1400847883.64196">
            <text:p>1400847883.64196</text:p>
          </table:table-cell>
          <table:table-cell office:value-type="float" office:value="122.9891">
            <text:p>122.98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93323">
            <text:p>1400846545.93323</text:p>
          </table:table-cell>
          <table:table-cell office:value-type="float" office:value="108.2065">
            <text:p>108.2065</text:p>
          </table:table-cell>
          <table:table-cell/>
          <table:table-cell office:value-type="float" office:value="1400847747.50458">
            <text:p>1400847747.50458</text:p>
          </table:table-cell>
          <table:table-cell office:value-type="float" office:value="123.302223">
            <text:p>123.302223</text:p>
          </table:table-cell>
          <table:table-cell office:value-type="float" office:value="1400847741.92767">
            <text:p>1400847741.92767</text:p>
          </table:table-cell>
          <table:table-cell office:value-type="float" office:value="35.14489">
            <text:p>35.14489</text:p>
          </table:table-cell>
          <table:table-cell table:number-columns-repeated="3"/>
          <table:table-cell office:value-type="float" office:value="1400847883.67515">
            <text:p>1400847883.67515</text:p>
          </table:table-cell>
          <table:table-cell office:value-type="float" office:value="125.7608">
            <text:p>125.76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96551">
            <text:p>1400846545.96551</text:p>
          </table:table-cell>
          <table:table-cell office:value-type="float" office:value="107.5905">
            <text:p>107.5905</text:p>
          </table:table-cell>
          <table:table-cell/>
          <table:table-cell office:value-type="float" office:value="1400847747.55488">
            <text:p>1400847747.55488</text:p>
          </table:table-cell>
          <table:table-cell office:value-type="float" office:value="120.355339">
            <text:p>120.355339</text:p>
          </table:table-cell>
          <table:table-cell office:value-type="float" office:value="1400847741.97225">
            <text:p>1400847741.97225</text:p>
          </table:table-cell>
          <table:table-cell office:value-type="float" office:value="34.78255">
            <text:p>34.78255</text:p>
          </table:table-cell>
          <table:table-cell table:number-columns-repeated="3"/>
          <table:table-cell office:value-type="float" office:value="1400847883.73419">
            <text:p>1400847883.73419</text:p>
          </table:table-cell>
          <table:table-cell office:value-type="float" office:value="127.9166">
            <text:p>127.91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5.99729">
            <text:p>1400846545.99729</text:p>
          </table:table-cell>
          <table:table-cell office:value-type="float" office:value="110.3623">
            <text:p>110.3623</text:p>
          </table:table-cell>
          <table:table-cell/>
          <table:table-cell office:value-type="float" office:value="1400847747.60515">
            <text:p>1400847747.60515</text:p>
          </table:table-cell>
          <table:table-cell office:value-type="float" office:value="117.139381">
            <text:p>117.139381</text:p>
          </table:table-cell>
          <table:table-cell office:value-type="float" office:value="1400847741.97252">
            <text:p>1400847741.97252</text:p>
          </table:table-cell>
          <table:table-cell office:value-type="float" office:value="34.78255">
            <text:p>34.78255</text:p>
          </table:table-cell>
          <table:table-cell table:number-columns-repeated="3"/>
          <table:table-cell office:value-type="float" office:value="1400847883.73446">
            <text:p>1400847883.73446</text:p>
          </table:table-cell>
          <table:table-cell office:value-type="float" office:value="128.8405">
            <text:p>128.84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04083">
            <text:p>1400846546.04083</text:p>
          </table:table-cell>
          <table:table-cell office:value-type="float" office:value="115.2898">
            <text:p>115.2898</text:p>
          </table:table-cell>
          <table:table-cell/>
          <table:table-cell office:value-type="float" office:value="1400847747.65538">
            <text:p>1400847747.65538</text:p>
          </table:table-cell>
          <table:table-cell office:value-type="float" office:value="113.678825">
            <text:p>113.678825</text:p>
          </table:table-cell>
          <table:table-cell office:value-type="float" office:value="1400847742.00444">
            <text:p>1400847742.00444</text:p>
          </table:table-cell>
          <table:table-cell office:value-type="float" office:value="35.86951">
            <text:p>35.86951</text:p>
          </table:table-cell>
          <table:table-cell table:number-columns-repeated="3"/>
          <table:table-cell office:value-type="float" office:value="1400847883.76974">
            <text:p>1400847883.76974</text:p>
          </table:table-cell>
          <table:table-cell office:value-type="float" office:value="131.6123">
            <text:p>131.6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06688">
            <text:p>1400846546.06688</text:p>
          </table:table-cell>
          <table:table-cell office:value-type="float" office:value="119.9094">
            <text:p>119.9094</text:p>
          </table:table-cell>
          <table:table-cell/>
          <table:table-cell office:value-type="float" office:value="1400847747.70565">
            <text:p>1400847747.70565</text:p>
          </table:table-cell>
          <table:table-cell office:value-type="float" office:value="110">
            <text:p>110</text:p>
          </table:table-cell>
          <table:table-cell office:value-type="float" office:value="1400847742.06771">
            <text:p>1400847742.06771</text:p>
          </table:table-cell>
          <table:table-cell office:value-type="float" office:value="35.14489">
            <text:p>35.14489</text:p>
          </table:table-cell>
          <table:table-cell table:number-columns-repeated="3"/>
          <table:table-cell office:value-type="float" office:value="1400847883.81324">
            <text:p>1400847883.81324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09465">
            <text:p>1400846546.09465</text:p>
          </table:table-cell>
          <table:table-cell office:value-type="float" office:value="122.9891">
            <text:p>122.9891</text:p>
          </table:table-cell>
          <table:table-cell/>
          <table:table-cell office:value-type="float" office:value="1400847747.75592">
            <text:p>1400847747.75592</text:p>
          </table:table-cell>
          <table:table-cell office:value-type="float" office:value="106.130913">
            <text:p>106.130913</text:p>
          </table:table-cell>
          <table:table-cell office:value-type="float" office:value="1400847742.06799">
            <text:p>1400847742.06799</text:p>
          </table:table-cell>
          <table:table-cell office:value-type="float" office:value="35.14489">
            <text:p>35.14489</text:p>
          </table:table-cell>
          <table:table-cell table:number-columns-repeated="3"/>
          <table:table-cell office:value-type="float" office:value="1400847883.81919">
            <text:p>1400847883.81919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13121">
            <text:p>1400846546.13121</text:p>
          </table:table-cell>
          <table:table-cell office:value-type="float" office:value="126.3767">
            <text:p>126.3767</text:p>
          </table:table-cell>
          <table:table-cell/>
          <table:table-cell office:value-type="float" office:value="1400847747.8062">
            <text:p>1400847747.8062</text:p>
          </table:table-cell>
          <table:table-cell office:value-type="float" office:value="102.101006">
            <text:p>102.101006</text:p>
          </table:table-cell>
          <table:table-cell office:value-type="float" office:value="1400847742.12474">
            <text:p>1400847742.12474</text:p>
          </table:table-cell>
          <table:table-cell office:value-type="float" office:value="35.86951">
            <text:p>35.86951</text:p>
          </table:table-cell>
          <table:table-cell table:number-columns-repeated="3"/>
          <table:table-cell office:value-type="float" office:value="1400847883.84664">
            <text:p>1400847883.84664</text:p>
          </table:table-cell>
          <table:table-cell office:value-type="float" office:value="134.076">
            <text:p>134.0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15871">
            <text:p>1400846546.15871</text:p>
          </table:table-cell>
          <table:table-cell office:value-type="float" office:value="129.7645">
            <text:p>129.7645</text:p>
          </table:table-cell>
          <table:table-cell/>
          <table:table-cell office:value-type="float" office:value="1400847747.85647">
            <text:p>1400847747.85647</text:p>
          </table:table-cell>
          <table:table-cell office:value-type="float" office:value="97.940948">
            <text:p>97.940948</text:p>
          </table:table-cell>
          <table:table-cell office:value-type="float" office:value="1400847742.16774">
            <text:p>1400847742.16774</text:p>
          </table:table-cell>
          <table:table-cell office:value-type="float" office:value="37.31881">
            <text:p>37.31881</text:p>
          </table:table-cell>
          <table:table-cell table:number-columns-repeated="3"/>
          <table:table-cell office:value-type="float" office:value="1400847883.91648">
            <text:p>1400847883.91648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19253">
            <text:p>1400846546.19253</text:p>
          </table:table-cell>
          <table:table-cell office:value-type="float" office:value="130.6884">
            <text:p>130.6884</text:p>
          </table:table-cell>
          <table:table-cell/>
          <table:table-cell office:value-type="float" office:value="1400847747.90671">
            <text:p>1400847747.90671</text:p>
          </table:table-cell>
          <table:table-cell office:value-type="float" office:value="93.682411">
            <text:p>93.682411</text:p>
          </table:table-cell>
          <table:table-cell office:value-type="float" office:value="1400847742.16795">
            <text:p>1400847742.16795</text:p>
          </table:table-cell>
          <table:table-cell office:value-type="float" office:value="38.40577">
            <text:p>38.40577</text:p>
          </table:table-cell>
          <table:table-cell table:number-columns-repeated="3"/>
          <table:table-cell office:value-type="float" office:value="1400847883.91675">
            <text:p>1400847883.91675</text:p>
          </table:table-cell>
          <table:table-cell office:value-type="float" office:value="133.4601">
            <text:p>133.46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23707">
            <text:p>1400846546.23707</text:p>
          </table:table-cell>
          <table:table-cell office:value-type="float" office:value="131.3043">
            <text:p>131.3043</text:p>
          </table:table-cell>
          <table:table-cell/>
          <table:table-cell office:value-type="float" office:value="1400847747.95698">
            <text:p>1400847747.95698</text:p>
          </table:table-cell>
          <table:table-cell office:value-type="float" office:value="89.357788">
            <text:p>89.357788</text:p>
          </table:table-cell>
          <table:table-cell office:value-type="float" office:value="1400847742.22636">
            <text:p>1400847742.22636</text:p>
          </table:table-cell>
          <table:table-cell office:value-type="float" office:value="39.85501">
            <text:p>39.85501</text:p>
          </table:table-cell>
          <table:table-cell table:number-columns-repeated="3"/>
          <table:table-cell office:value-type="float" office:value="1400847883.94688">
            <text:p>1400847883.94688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26426">
            <text:p>1400846546.26426</text:p>
          </table:table-cell>
          <table:table-cell office:value-type="float" office:value="132.5362">
            <text:p>132.5362</text:p>
          </table:table-cell>
          <table:table-cell/>
          <table:table-cell office:value-type="float" office:value="1400847748.00721">
            <text:p>1400847748.00721</text:p>
          </table:table-cell>
          <table:table-cell office:value-type="float" office:value="85">
            <text:p>85</text:p>
          </table:table-cell>
          <table:table-cell office:value-type="float" office:value="1400847742.26974">
            <text:p>1400847742.26974</text:p>
          </table:table-cell>
          <table:table-cell office:value-type="float" office:value="42.39126">
            <text:p>42.39126</text:p>
          </table:table-cell>
          <table:table-cell table:number-columns-repeated="3"/>
          <table:table-cell office:value-type="float" office:value="1400847884.01258">
            <text:p>1400847884.01258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29862">
            <text:p>1400846546.29862</text:p>
          </table:table-cell>
          <table:table-cell office:value-type="float" office:value="133.7681">
            <text:p>133.7681</text:p>
          </table:table-cell>
          <table:table-cell/>
          <table:table-cell office:value-type="float" office:value="1400847748.05748">
            <text:p>1400847748.05748</text:p>
          </table:table-cell>
          <table:table-cell office:value-type="float" office:value="80.642212">
            <text:p>80.642212</text:p>
          </table:table-cell>
          <table:table-cell office:value-type="float" office:value="1400847742.26998">
            <text:p>1400847742.26998</text:p>
          </table:table-cell>
          <table:table-cell office:value-type="float" office:value="43.47822">
            <text:p>43.47822</text:p>
          </table:table-cell>
          <table:table-cell table:number-columns-repeated="3"/>
          <table:table-cell office:value-type="float" office:value="1400847884.01286">
            <text:p>1400847884.01286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32695">
            <text:p>1400846546.32695</text:p>
          </table:table-cell>
          <table:table-cell office:value-type="float" office:value="134.692">
            <text:p>134.692</text:p>
          </table:table-cell>
          <table:table-cell/>
          <table:table-cell office:value-type="float" office:value="1400847748.10774">
            <text:p>1400847748.10774</text:p>
          </table:table-cell>
          <table:table-cell office:value-type="float" office:value="76.317589">
            <text:p>76.317589</text:p>
          </table:table-cell>
          <table:table-cell office:value-type="float" office:value="1400847742.27683">
            <text:p>1400847742.27683</text:p>
          </table:table-cell>
          <table:table-cell office:value-type="float" office:value="45.65214">
            <text:p>45.65214</text:p>
          </table:table-cell>
          <table:table-cell table:number-columns-repeated="3"/>
          <table:table-cell office:value-type="float" office:value="1400847884.0426">
            <text:p>1400847884.0426</text:p>
          </table:table-cell>
          <table:table-cell office:value-type="float" office:value="131.9202">
            <text:p>131.92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36069">
            <text:p>1400846546.36069</text:p>
          </table:table-cell>
          <table:table-cell office:value-type="float" office:value="134.076">
            <text:p>134.076</text:p>
          </table:table-cell>
          <table:table-cell/>
          <table:table-cell office:value-type="float" office:value="1400847748.15797">
            <text:p>1400847748.15797</text:p>
          </table:table-cell>
          <table:table-cell office:value-type="float" office:value="72.059052">
            <text:p>72.059052</text:p>
          </table:table-cell>
          <table:table-cell office:value-type="float" office:value="1400847742.32076">
            <text:p>1400847742.32076</text:p>
          </table:table-cell>
          <table:table-cell office:value-type="float" office:value="48.18834">
            <text:p>48.18834</text:p>
          </table:table-cell>
          <table:table-cell table:number-columns-repeated="3"/>
          <table:table-cell office:value-type="float" office:value="1400847884.07379">
            <text:p>1400847884.07379</text:p>
          </table:table-cell>
          <table:table-cell office:value-type="float" office:value="130.0724">
            <text:p>130.07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3906">
            <text:p>1400846546.3906</text:p>
          </table:table-cell>
          <table:table-cell office:value-type="float" office:value="134.076">
            <text:p>134.076</text:p>
          </table:table-cell>
          <table:table-cell/>
          <table:table-cell office:value-type="float" office:value="1400847748.20822">
            <text:p>1400847748.20822</text:p>
          </table:table-cell>
          <table:table-cell office:value-type="float" office:value="67.898994">
            <text:p>67.898994</text:p>
          </table:table-cell>
          <table:table-cell office:value-type="float" office:value="1400847742.3768">
            <text:p>1400847742.3768</text:p>
          </table:table-cell>
          <table:table-cell office:value-type="float" office:value="49.27529">
            <text:p>49.27529</text:p>
          </table:table-cell>
          <table:table-cell table:number-columns-repeated="3"/>
          <table:table-cell office:value-type="float" office:value="1400847884.11583">
            <text:p>1400847884.11583</text:p>
          </table:table-cell>
          <table:table-cell office:value-type="float" office:value="128.8405">
            <text:p>128.84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46387">
            <text:p>1400846546.46387</text:p>
          </table:table-cell>
          <table:table-cell office:value-type="float" office:value="132.2283">
            <text:p>132.2283</text:p>
          </table:table-cell>
          <table:table-cell/>
          <table:table-cell office:value-type="float" office:value="1400847748.25845">
            <text:p>1400847748.25845</text:p>
          </table:table-cell>
          <table:table-cell office:value-type="float" office:value="63.869087">
            <text:p>63.869087</text:p>
          </table:table-cell>
          <table:table-cell office:value-type="float" office:value="1400847742.37704">
            <text:p>1400847742.37704</text:p>
          </table:table-cell>
          <table:table-cell office:value-type="float" office:value="50.92387">
            <text:p>50.92387</text:p>
          </table:table-cell>
          <table:table-cell table:number-columns-repeated="3"/>
          <table:table-cell office:value-type="float" office:value="1400847884.14701">
            <text:p>1400847884.14701</text:p>
          </table:table-cell>
          <table:table-cell office:value-type="float" office:value="125.4529">
            <text:p>125.45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46412">
            <text:p>1400846546.46412</text:p>
          </table:table-cell>
          <table:table-cell office:value-type="float" office:value="132.2283">
            <text:p>132.2283</text:p>
          </table:table-cell>
          <table:table-cell/>
          <table:table-cell office:value-type="float" office:value="1400847748.30868">
            <text:p>1400847748.30868</text:p>
          </table:table-cell>
          <table:table-cell office:value-type="float" office:value="60">
            <text:p>60</text:p>
          </table:table-cell>
          <table:table-cell office:value-type="float" office:value="1400847742.40463">
            <text:p>1400847742.40463</text:p>
          </table:table-cell>
          <table:table-cell office:value-type="float" office:value="54.31154">
            <text:p>54.31154</text:p>
          </table:table-cell>
          <table:table-cell table:number-columns-repeated="3"/>
          <table:table-cell office:value-type="float" office:value="1400847884.21237">
            <text:p>1400847884.21237</text:p>
          </table:table-cell>
          <table:table-cell office:value-type="float" office:value="122.6811">
            <text:p>122.68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49482">
            <text:p>1400846546.49482</text:p>
          </table:table-cell>
          <table:table-cell office:value-type="float" office:value="130.3804">
            <text:p>130.3804</text:p>
          </table:table-cell>
          <table:table-cell/>
          <table:table-cell office:value-type="float" office:value="1400847748.35893">
            <text:p>1400847748.35893</text:p>
          </table:table-cell>
          <table:table-cell office:value-type="float" office:value="56.321178">
            <text:p>56.321178</text:p>
          </table:table-cell>
          <table:table-cell office:value-type="float" office:value="1400847742.47461">
            <text:p>1400847742.47461</text:p>
          </table:table-cell>
          <table:table-cell office:value-type="float" office:value="55.85142">
            <text:p>55.85142</text:p>
          </table:table-cell>
          <table:table-cell table:number-columns-repeated="3"/>
          <table:table-cell office:value-type="float" office:value="1400847884.21251">
            <text:p>1400847884.21251</text:p>
          </table:table-cell>
          <table:table-cell office:value-type="float" office:value="119.6014">
            <text:p>119.6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59919">
            <text:p>1400846546.59919</text:p>
          </table:table-cell>
          <table:table-cell office:value-type="float" office:value="129.7645">
            <text:p>129.7645</text:p>
          </table:table-cell>
          <table:table-cell/>
          <table:table-cell office:value-type="float" office:value="1400847748.40915">
            <text:p>1400847748.40915</text:p>
          </table:table-cell>
          <table:table-cell office:value-type="float" office:value="52.860619">
            <text:p>52.860619</text:p>
          </table:table-cell>
          <table:table-cell office:value-type="float" office:value="1400847742.47496">
            <text:p>1400847742.47496</text:p>
          </table:table-cell>
          <table:table-cell office:value-type="float" office:value="58.62316">
            <text:p>58.62316</text:p>
          </table:table-cell>
          <table:table-cell table:number-columns-repeated="3"/>
          <table:table-cell office:value-type="float" office:value="1400847884.244">
            <text:p>1400847884.244</text:p>
          </table:table-cell>
          <table:table-cell office:value-type="float" office:value="116.8297">
            <text:p>116.82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59943">
            <text:p>1400846546.59943</text:p>
          </table:table-cell>
          <table:table-cell office:value-type="float" office:value="127.6087">
            <text:p>127.6087</text:p>
          </table:table-cell>
          <table:table-cell/>
          <table:table-cell office:value-type="float" office:value="1400847748.45938">
            <text:p>1400847748.45938</text:p>
          </table:table-cell>
          <table:table-cell office:value-type="float" office:value="49.644661">
            <text:p>49.644661</text:p>
          </table:table-cell>
          <table:table-cell office:value-type="float" office:value="1400847742.50675">
            <text:p>1400847742.50675</text:p>
          </table:table-cell>
          <table:table-cell office:value-type="float" office:value="62.62676">
            <text:p>62.62676</text:p>
          </table:table-cell>
          <table:table-cell table:number-columns-repeated="3"/>
          <table:table-cell office:value-type="float" office:value="1400847884.31183">
            <text:p>1400847884.31183</text:p>
          </table:table-cell>
          <table:table-cell office:value-type="float" office:value="111.2862">
            <text:p>111.28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59958">
            <text:p>1400846546.59958</text:p>
          </table:table-cell>
          <table:table-cell office:value-type="float" office:value="124.8369">
            <text:p>124.8369</text:p>
          </table:table-cell>
          <table:table-cell/>
          <table:table-cell office:value-type="float" office:value="1400847748.50962">
            <text:p>1400847748.50962</text:p>
          </table:table-cell>
          <table:table-cell office:value-type="float" office:value="46.697777">
            <text:p>46.697777</text:p>
          </table:table-cell>
          <table:table-cell office:value-type="float" office:value="1400847742.57385">
            <text:p>1400847742.57385</text:p>
          </table:table-cell>
          <table:table-cell office:value-type="float" office:value="63.55065">
            <text:p>63.55065</text:p>
          </table:table-cell>
          <table:table-cell table:number-columns-repeated="3"/>
          <table:table-cell office:value-type="float" office:value="1400847884.3121">
            <text:p>1400847884.3121</text:p>
          </table:table-cell>
          <table:table-cell office:value-type="float" office:value="109.1304">
            <text:p>109.13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63154">
            <text:p>1400846546.63154</text:p>
          </table:table-cell>
          <table:table-cell office:value-type="float" office:value="121.7572">
            <text:p>121.7572</text:p>
          </table:table-cell>
          <table:table-cell/>
          <table:table-cell office:value-type="float" office:value="1400847748.55985">
            <text:p>1400847748.55985</text:p>
          </table:table-cell>
          <table:table-cell office:value-type="float" office:value="44.042397">
            <text:p>44.042397</text:p>
          </table:table-cell>
          <table:table-cell office:value-type="float" office:value="1400847742.57407">
            <text:p>1400847742.57407</text:p>
          </table:table-cell>
          <table:table-cell office:value-type="float" office:value="65.70647">
            <text:p>65.70647</text:p>
          </table:table-cell>
          <table:table-cell table:number-columns-repeated="3"/>
          <table:table-cell office:value-type="float" office:value="1400847884.3455">
            <text:p>1400847884.3455</text:p>
          </table:table-cell>
          <table:table-cell office:value-type="float" office:value="105.7427">
            <text:p>105.74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63864">
            <text:p>1400846546.63864</text:p>
          </table:table-cell>
          <table:table-cell office:value-type="float" office:value="118.6775">
            <text:p>118.6775</text:p>
          </table:table-cell>
          <table:table-cell/>
          <table:table-cell office:value-type="float" office:value="1400847748.61009">
            <text:p>1400847748.61009</text:p>
          </table:table-cell>
          <table:table-cell office:value-type="float" office:value="41.69873">
            <text:p>41.69873</text:p>
          </table:table-cell>
          <table:table-cell office:value-type="float" office:value="1400847742.62758">
            <text:p>1400847742.62758</text:p>
          </table:table-cell>
          <table:table-cell office:value-type="float" office:value="68.17024">
            <text:p>68.17024</text:p>
          </table:table-cell>
          <table:table-cell table:number-columns-repeated="3"/>
          <table:table-cell office:value-type="float" office:value="1400847884.4136">
            <text:p>1400847884.4136</text:p>
          </table:table-cell>
          <table:table-cell office:value-type="float" office:value="103.5869">
            <text:p>103.58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66901">
            <text:p>1400846546.66901</text:p>
          </table:table-cell>
          <table:table-cell office:value-type="float" office:value="116.8297">
            <text:p>116.8297</text:p>
          </table:table-cell>
          <table:table-cell/>
          <table:table-cell office:value-type="float" office:value="1400847748.6603">
            <text:p>1400847748.6603</text:p>
          </table:table-cell>
          <table:table-cell office:value-type="float" office:value="39.684612">
            <text:p>39.684612</text:p>
          </table:table-cell>
          <table:table-cell office:value-type="float" office:value="1400847742.67975">
            <text:p>1400847742.67975</text:p>
          </table:table-cell>
          <table:table-cell office:value-type="float" office:value="69.71007">
            <text:p>69.71007</text:p>
          </table:table-cell>
          <table:table-cell table:number-columns-repeated="3"/>
          <table:table-cell office:value-type="float" office:value="1400847884.41388">
            <text:p>1400847884.41388</text:p>
          </table:table-cell>
          <table:table-cell office:value-type="float" office:value="99.27532">
            <text:p>99.275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70154">
            <text:p>1400846546.70154</text:p>
          </table:table-cell>
          <table:table-cell office:value-type="float" office:value="113.134">
            <text:p>113.134</text:p>
          </table:table-cell>
          <table:table-cell/>
          <table:table-cell office:value-type="float" office:value="1400847748.71055">
            <text:p>1400847748.71055</text:p>
          </table:table-cell>
          <table:table-cell office:value-type="float" office:value="38.015369">
            <text:p>38.015369</text:p>
          </table:table-cell>
          <table:table-cell office:value-type="float" office:value="1400847742.67998">
            <text:p>1400847742.67998</text:p>
          </table:table-cell>
          <table:table-cell office:value-type="float" office:value="73.40576">
            <text:p>73.40576</text:p>
          </table:table-cell>
          <table:table-cell table:number-columns-repeated="3"/>
          <table:table-cell office:value-type="float" office:value="1400847884.44407">
            <text:p>1400847884.44407</text:p>
          </table:table-cell>
          <table:table-cell office:value-type="float" office:value="92.80795">
            <text:p>92.807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73261">
            <text:p>1400846546.73261</text:p>
          </table:table-cell>
          <table:table-cell office:value-type="float" office:value="110.3623">
            <text:p>110.3623</text:p>
          </table:table-cell>
          <table:table-cell/>
          <table:table-cell office:value-type="float" office:value="1400847748.7608">
            <text:p>1400847748.7608</text:p>
          </table:table-cell>
          <table:table-cell office:value-type="float" office:value="36.703709">
            <text:p>36.703709</text:p>
          </table:table-cell>
          <table:table-cell office:value-type="float" office:value="1400847742.70425">
            <text:p>1400847742.70425</text:p>
          </table:table-cell>
          <table:table-cell office:value-type="float" office:value="76.1775">
            <text:p>76.1775</text:p>
          </table:table-cell>
          <table:table-cell table:number-columns-repeated="3"/>
          <table:table-cell office:value-type="float" office:value="1400847884.47268">
            <text:p>1400847884.47268</text:p>
          </table:table-cell>
          <table:table-cell office:value-type="float" office:value="85.41662">
            <text:p>85.416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76469">
            <text:p>1400846546.76469</text:p>
          </table:table-cell>
          <table:table-cell office:value-type="float" office:value="108.2065">
            <text:p>108.2065</text:p>
          </table:table-cell>
          <table:table-cell/>
          <table:table-cell office:value-type="float" office:value="1400847748.81107">
            <text:p>1400847748.81107</text:p>
          </table:table-cell>
          <table:table-cell office:value-type="float" office:value="35.759613">
            <text:p>35.759613</text:p>
          </table:table-cell>
          <table:table-cell office:value-type="float" office:value="1400847742.73479">
            <text:p>1400847742.73479</text:p>
          </table:table-cell>
          <table:table-cell office:value-type="float" office:value="78.64128">
            <text:p>78.64128</text:p>
          </table:table-cell>
          <table:table-cell table:number-columns-repeated="3"/>
          <table:table-cell office:value-type="float" office:value="1400847884.51638">
            <text:p>1400847884.51638</text:p>
          </table:table-cell>
          <table:table-cell office:value-type="float" office:value="82.95284">
            <text:p>82.952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79807">
            <text:p>1400846546.79807</text:p>
          </table:table-cell>
          <table:table-cell office:value-type="float" office:value="105.7427">
            <text:p>105.7427</text:p>
          </table:table-cell>
          <table:table-cell/>
          <table:table-cell office:value-type="float" office:value="1400847748.86128">
            <text:p>1400847748.86128</text:p>
          </table:table-cell>
          <table:table-cell office:value-type="float" office:value="35.190266">
            <text:p>35.190266</text:p>
          </table:table-cell>
          <table:table-cell office:value-type="float" office:value="1400847742.76597">
            <text:p>1400847742.76597</text:p>
          </table:table-cell>
          <table:table-cell office:value-type="float" office:value="83.56877">
            <text:p>83.56877</text:p>
          </table:table-cell>
          <table:table-cell table:number-columns-repeated="3"/>
          <table:table-cell office:value-type="float" office:value="1400847884.52217">
            <text:p>1400847884.52217</text:p>
          </table:table-cell>
          <table:table-cell office:value-type="float" office:value="82.33691">
            <text:p>82.33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83933">
            <text:p>1400846546.83933</text:p>
          </table:table-cell>
          <table:table-cell office:value-type="float" office:value="100.8151">
            <text:p>100.8151</text:p>
          </table:table-cell>
          <table:table-cell/>
          <table:table-cell office:value-type="float" office:value="1400847748.9115">
            <text:p>1400847748.9115</text:p>
          </table:table-cell>
          <table:table-cell office:value-type="float" office:value="35">
            <text:p>35</text:p>
          </table:table-cell>
          <table:table-cell office:value-type="float" office:value="1400847742.79837">
            <text:p>1400847742.79837</text:p>
          </table:table-cell>
          <table:table-cell office:value-type="float" office:value="86.9565">
            <text:p>86.9565</text:p>
          </table:table-cell>
          <table:table-cell table:number-columns-repeated="3"/>
          <table:table-cell office:value-type="float" office:value="1400847884.5517">
            <text:p>1400847884.5517</text:p>
          </table:table-cell>
          <table:table-cell office:value-type="float" office:value="78.94924">
            <text:p>78.949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8637">
            <text:p>1400846546.8637</text:p>
          </table:table-cell>
          <table:table-cell office:value-type="float" office:value="97.11951">
            <text:p>97.11951</text:p>
          </table:table-cell>
          <table:table-cell/>
          <table:table-cell office:value-type="float" office:value="1400847748.96163">
            <text:p>1400847748.96163</text:p>
          </table:table-cell>
          <table:table-cell office:value-type="float" office:value="35.190266">
            <text:p>35.190266</text:p>
          </table:table-cell>
          <table:table-cell office:value-type="float" office:value="1400847742.8321">
            <text:p>1400847742.8321</text:p>
          </table:table-cell>
          <table:table-cell office:value-type="float" office:value="89.72824">
            <text:p>89.72824</text:p>
          </table:table-cell>
          <table:table-cell table:number-columns-repeated="3"/>
          <table:table-cell office:value-type="float" office:value="1400847884.62147">
            <text:p>1400847884.62147</text:p>
          </table:table-cell>
          <table:table-cell office:value-type="float" office:value="74.94558">
            <text:p>74.945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89466">
            <text:p>1400846546.89466</text:p>
          </table:table-cell>
          <table:table-cell office:value-type="float" office:value="93.42388">
            <text:p>93.42388</text:p>
          </table:table-cell>
          <table:table-cell/>
          <table:table-cell office:value-type="float" office:value="1400847749.01176">
            <text:p>1400847749.01176</text:p>
          </table:table-cell>
          <table:table-cell office:value-type="float" office:value="35.759613">
            <text:p>35.759613</text:p>
          </table:table-cell>
          <table:table-cell office:value-type="float" office:value="1400847742.8609">
            <text:p>1400847742.8609</text:p>
          </table:table-cell>
          <table:table-cell office:value-type="float" office:value="89.42022">
            <text:p>89.42022</text:p>
          </table:table-cell>
          <table:table-cell table:number-columns-repeated="3"/>
          <table:table-cell office:value-type="float" office:value="1400847884.62174">
            <text:p>1400847884.62174</text:p>
          </table:table-cell>
          <table:table-cell office:value-type="float" office:value="69.71007">
            <text:p>69.71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92653">
            <text:p>1400846546.92653</text:p>
          </table:table-cell>
          <table:table-cell office:value-type="float" office:value="89.72824">
            <text:p>89.72824</text:p>
          </table:table-cell>
          <table:table-cell/>
          <table:table-cell office:value-type="float" office:value="1400847749.06197">
            <text:p>1400847749.06197</text:p>
          </table:table-cell>
          <table:table-cell office:value-type="float" office:value="36.703709">
            <text:p>36.703709</text:p>
          </table:table-cell>
          <table:table-cell office:value-type="float" office:value="1400847742.9377">
            <text:p>1400847742.9377</text:p>
          </table:table-cell>
          <table:table-cell office:value-type="float" office:value="90.65213">
            <text:p>90.65213</text:p>
          </table:table-cell>
          <table:table-cell table:number-columns-repeated="3"/>
          <table:table-cell office:value-type="float" office:value="1400847884.64856">
            <text:p>1400847884.64856</text:p>
          </table:table-cell>
          <table:table-cell office:value-type="float" office:value="67.55431">
            <text:p>67.554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95904">
            <text:p>1400846546.95904</text:p>
          </table:table-cell>
          <table:table-cell office:value-type="float" office:value="84.49272">
            <text:p>84.49272</text:p>
          </table:table-cell>
          <table:table-cell/>
          <table:table-cell office:value-type="float" office:value="1400847749.11216">
            <text:p>1400847749.11216</text:p>
          </table:table-cell>
          <table:table-cell office:value-type="float" office:value="38.015369">
            <text:p>38.015369</text:p>
          </table:table-cell>
          <table:table-cell office:value-type="float" office:value="1400847742.93814">
            <text:p>1400847742.93814</text:p>
          </table:table-cell>
          <table:table-cell office:value-type="float" office:value="89.72824">
            <text:p>89.72824</text:p>
          </table:table-cell>
          <table:table-cell table:number-columns-repeated="3"/>
          <table:table-cell office:value-type="float" office:value="1400847884.71317">
            <text:p>1400847884.71317</text:p>
          </table:table-cell>
          <table:table-cell office:value-type="float" office:value="62.62676">
            <text:p>62.626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6.99014">
            <text:p>1400846546.99014</text:p>
          </table:table-cell>
          <table:table-cell office:value-type="float" office:value="80.79703">
            <text:p>80.79703</text:p>
          </table:table-cell>
          <table:table-cell/>
          <table:table-cell office:value-type="float" office:value="1400847749.16239">
            <text:p>1400847749.16239</text:p>
          </table:table-cell>
          <table:table-cell office:value-type="float" office:value="39.684612">
            <text:p>39.684612</text:p>
          </table:table-cell>
          <table:table-cell office:value-type="float" office:value="1400847742.97972">
            <text:p>1400847742.97972</text:p>
          </table:table-cell>
          <table:table-cell office:value-type="float" office:value="90.34417">
            <text:p>90.34417</text:p>
          </table:table-cell>
          <table:table-cell table:number-columns-repeated="3"/>
          <table:table-cell office:value-type="float" office:value="1400847884.71344">
            <text:p>1400847884.71344</text:p>
          </table:table-cell>
          <table:table-cell office:value-type="float" office:value="58.62316">
            <text:p>58.623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06506">
            <text:p>1400846547.06506</text:p>
          </table:table-cell>
          <table:table-cell office:value-type="float" office:value="76.48546">
            <text:p>76.48546</text:p>
          </table:table-cell>
          <table:table-cell/>
          <table:table-cell office:value-type="float" office:value="1400847749.21264">
            <text:p>1400847749.21264</text:p>
          </table:table-cell>
          <table:table-cell office:value-type="float" office:value="41.69873">
            <text:p>41.69873</text:p>
          </table:table-cell>
          <table:table-cell office:value-type="float" office:value="1400847743.02333">
            <text:p>1400847743.02333</text:p>
          </table:table-cell>
          <table:table-cell office:value-type="float" office:value="89.72824">
            <text:p>89.72824</text:p>
          </table:table-cell>
          <table:table-cell table:number-columns-repeated="3"/>
          <table:table-cell office:value-type="float" office:value="1400847884.74432">
            <text:p>1400847884.74432</text:p>
          </table:table-cell>
          <table:table-cell office:value-type="float" office:value="56.15938">
            <text:p>56.159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06533">
            <text:p>1400846547.06533</text:p>
          </table:table-cell>
          <table:table-cell office:value-type="float" office:value="71.24995">
            <text:p>71.24995</text:p>
          </table:table-cell>
          <table:table-cell/>
          <table:table-cell office:value-type="float" office:value="1400847749.26289">
            <text:p>1400847749.26289</text:p>
          </table:table-cell>
          <table:table-cell office:value-type="float" office:value="44.042397">
            <text:p>44.042397</text:p>
          </table:table-cell>
          <table:table-cell office:value-type="float" office:value="1400847743.03101">
            <text:p>1400847743.03101</text:p>
          </table:table-cell>
          <table:table-cell office:value-type="float" office:value="89.72824">
            <text:p>89.72824</text:p>
          </table:table-cell>
          <table:table-cell table:number-columns-repeated="3"/>
          <table:table-cell office:value-type="float" office:value="1400847884.8127">
            <text:p>1400847884.8127</text:p>
          </table:table-cell>
          <table:table-cell office:value-type="float" office:value="52.77166">
            <text:p>52.771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09502">
            <text:p>1400846547.09502</text:p>
          </table:table-cell>
          <table:table-cell office:value-type="float" office:value="67.24635">
            <text:p>67.24635</text:p>
          </table:table-cell>
          <table:table-cell/>
          <table:table-cell office:value-type="float" office:value="1400847749.31316">
            <text:p>1400847749.31316</text:p>
          </table:table-cell>
          <table:table-cell office:value-type="float" office:value="46.697777">
            <text:p>46.697777</text:p>
          </table:table-cell>
          <table:table-cell office:value-type="float" office:value="1400847743.07571">
            <text:p>1400847743.07571</text:p>
          </table:table-cell>
          <table:table-cell office:value-type="float" office:value="90.03621">
            <text:p>90.03621</text:p>
          </table:table-cell>
          <table:table-cell table:number-columns-repeated="3"/>
          <table:table-cell office:value-type="float" office:value="1400847884.81294">
            <text:p>1400847884.81294</text:p>
          </table:table-cell>
          <table:table-cell office:value-type="float" office:value="49.27529">
            <text:p>49.275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12823">
            <text:p>1400846547.12823</text:p>
          </table:table-cell>
          <table:table-cell office:value-type="float" office:value="65.70647">
            <text:p>65.70647</text:p>
          </table:table-cell>
          <table:table-cell/>
          <table:table-cell office:value-type="float" office:value="1400847749.3634">
            <text:p>1400847749.3634</text:p>
          </table:table-cell>
          <table:table-cell office:value-type="float" office:value="49.644661">
            <text:p>49.644661</text:p>
          </table:table-cell>
          <table:table-cell office:value-type="float" office:value="1400847743.07594">
            <text:p>1400847743.07594</text:p>
          </table:table-cell>
          <table:table-cell office:value-type="float" office:value="91.57603">
            <text:p>91.57603</text:p>
          </table:table-cell>
          <table:table-cell table:number-columns-repeated="3"/>
          <table:table-cell office:value-type="float" office:value="1400847884.8434">
            <text:p>1400847884.8434</text:p>
          </table:table-cell>
          <table:table-cell office:value-type="float" office:value="46.01442">
            <text:p>46.01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16991">
            <text:p>1400846547.16991</text:p>
          </table:table-cell>
          <table:table-cell office:value-type="float" office:value="63.55065">
            <text:p>63.55065</text:p>
          </table:table-cell>
          <table:table-cell/>
          <table:table-cell office:value-type="float" office:value="1400847749.41363">
            <text:p>1400847749.41363</text:p>
          </table:table-cell>
          <table:table-cell office:value-type="float" office:value="52.860619">
            <text:p>52.860619</text:p>
          </table:table-cell>
          <table:table-cell office:value-type="float" office:value="1400847743.1329">
            <text:p>1400847743.1329</text:p>
          </table:table-cell>
          <table:table-cell office:value-type="float" office:value="95.88765">
            <text:p>95.88765</text:p>
          </table:table-cell>
          <table:table-cell table:number-columns-repeated="3"/>
          <table:table-cell office:value-type="float" office:value="1400847884.87445">
            <text:p>1400847884.87445</text:p>
          </table:table-cell>
          <table:table-cell office:value-type="float" office:value="43.11588">
            <text:p>43.115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19426">
            <text:p>1400846547.19426</text:p>
          </table:table-cell>
          <table:table-cell office:value-type="float" office:value="58.93112">
            <text:p>58.93112</text:p>
          </table:table-cell>
          <table:table-cell/>
          <table:table-cell office:value-type="float" office:value="1400847749.46387">
            <text:p>1400847749.46387</text:p>
          </table:table-cell>
          <table:table-cell office:value-type="float" office:value="56.321178">
            <text:p>56.321178</text:p>
          </table:table-cell>
          <table:table-cell office:value-type="float" office:value="1400847743.17677">
            <text:p>1400847743.17677</text:p>
          </table:table-cell>
          <table:table-cell office:value-type="float" office:value="97.73544">
            <text:p>97.73544</text:p>
          </table:table-cell>
          <table:table-cell table:number-columns-repeated="3"/>
          <table:table-cell office:value-type="float" office:value="1400847884.91592">
            <text:p>1400847884.91592</text:p>
          </table:table-cell>
          <table:table-cell office:value-type="float" office:value="40.57968">
            <text:p>40.579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24307">
            <text:p>1400846547.24307</text:p>
          </table:table-cell>
          <table:table-cell office:value-type="float" office:value="55.23543">
            <text:p>55.23543</text:p>
          </table:table-cell>
          <table:table-cell/>
          <table:table-cell office:value-type="float" office:value="1400847749.51414">
            <text:p>1400847749.51414</text:p>
          </table:table-cell>
          <table:table-cell office:value-type="float" office:value="60">
            <text:p>60</text:p>
          </table:table-cell>
          <table:table-cell office:value-type="float" office:value="1400847743.17706">
            <text:p>1400847743.17706</text:p>
          </table:table-cell>
          <table:table-cell office:value-type="float" office:value="100.1992">
            <text:p>100.1992</text:p>
          </table:table-cell>
          <table:table-cell table:number-columns-repeated="3"/>
          <table:table-cell office:value-type="float" office:value="1400847884.9491">
            <text:p>1400847884.9491</text:p>
          </table:table-cell>
          <table:table-cell office:value-type="float" office:value="38.76805">
            <text:p>38.768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26728">
            <text:p>1400846547.26728</text:p>
          </table:table-cell>
          <table:table-cell office:value-type="float" office:value="51.5398">
            <text:p>51.5398</text:p>
          </table:table-cell>
          <table:table-cell/>
          <table:table-cell office:value-type="float" office:value="1400847749.56441">
            <text:p>1400847749.56441</text:p>
          </table:table-cell>
          <table:table-cell office:value-type="float" office:value="63.869087">
            <text:p>63.869087</text:p>
          </table:table-cell>
          <table:table-cell office:value-type="float" office:value="1400847743.2049">
            <text:p>1400847743.2049</text:p>
          </table:table-cell>
          <table:table-cell office:value-type="float" office:value="105.4347">
            <text:p>105.4347</text:p>
          </table:table-cell>
          <table:table-cell table:number-columns-repeated="3"/>
          <table:table-cell office:value-type="float" office:value="1400847885.01753">
            <text:p>1400847885.01753</text:p>
          </table:table-cell>
          <table:table-cell office:value-type="float" office:value="36.95647">
            <text:p>36.956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29906">
            <text:p>1400846547.29906</text:p>
          </table:table-cell>
          <table:table-cell office:value-type="float" office:value="46.7391">
            <text:p>46.7391</text:p>
          </table:table-cell>
          <table:table-cell/>
          <table:table-cell office:value-type="float" office:value="1400847749.61468">
            <text:p>1400847749.61468</text:p>
          </table:table-cell>
          <table:table-cell office:value-type="float" office:value="67.898994">
            <text:p>67.898994</text:p>
          </table:table-cell>
          <table:table-cell office:value-type="float" office:value="1400847743.27181">
            <text:p>1400847743.27181</text:p>
          </table:table-cell>
          <table:table-cell office:value-type="float" office:value="115.2898">
            <text:p>115.2898</text:p>
          </table:table-cell>
          <table:table-cell table:number-columns-repeated="3"/>
          <table:table-cell office:value-type="float" office:value="1400847885.01777">
            <text:p>1400847885.01777</text:p>
          </table:table-cell>
          <table:table-cell office:value-type="float" office:value="36.23185">
            <text:p>36.23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32694">
            <text:p>1400846547.32694</text:p>
          </table:table-cell>
          <table:table-cell office:value-type="float" office:value="44.20284">
            <text:p>44.20284</text:p>
          </table:table-cell>
          <table:table-cell/>
          <table:table-cell office:value-type="float" office:value="1400847749.66495">
            <text:p>1400847749.66495</text:p>
          </table:table-cell>
          <table:table-cell office:value-type="float" office:value="72.059052">
            <text:p>72.059052</text:p>
          </table:table-cell>
          <table:table-cell office:value-type="float" office:value="1400847743.27207">
            <text:p>1400847743.27207</text:p>
          </table:table-cell>
          <table:table-cell office:value-type="float" office:value="122.6811">
            <text:p>122.6811</text:p>
          </table:table-cell>
          <table:table-cell table:number-columns-repeated="3"/>
          <table:table-cell office:value-type="float" office:value="1400847885.04398">
            <text:p>1400847885.04398</text:p>
          </table:table-cell>
          <table:table-cell office:value-type="float" office:value="34.78255">
            <text:p>34.782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3601">
            <text:p>1400846547.3601</text:p>
          </table:table-cell>
          <table:table-cell office:value-type="float" office:value="40.57968">
            <text:p>40.57968</text:p>
          </table:table-cell>
          <table:table-cell/>
          <table:table-cell office:value-type="float" office:value="1400847749.71523">
            <text:p>1400847749.71523</text:p>
          </table:table-cell>
          <table:table-cell office:value-type="float" office:value="76.317589">
            <text:p>76.317589</text:p>
          </table:table-cell>
          <table:table-cell office:value-type="float" office:value="1400847743.33647">
            <text:p>1400847743.33647</text:p>
          </table:table-cell>
          <table:table-cell office:value-type="float" office:value="126.6848">
            <text:p>126.6848</text:p>
          </table:table-cell>
          <table:table-cell table:number-columns-repeated="3"/>
          <table:table-cell office:value-type="float" office:value="1400847885.07407">
            <text:p>1400847885.07407</text:p>
          </table:table-cell>
          <table:table-cell office:value-type="float" office:value="34.78255">
            <text:p>34.782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39061">
            <text:p>1400846547.39061</text:p>
          </table:table-cell>
          <table:table-cell office:value-type="float" office:value="40.21735">
            <text:p>40.21735</text:p>
          </table:table-cell>
          <table:table-cell/>
          <table:table-cell office:value-type="float" office:value="1400847749.7655">
            <text:p>1400847749.7655</text:p>
          </table:table-cell>
          <table:table-cell office:value-type="float" office:value="80.642212">
            <text:p>80.642212</text:p>
          </table:table-cell>
          <table:table-cell office:value-type="float" office:value="1400847743.33675">
            <text:p>1400847743.33675</text:p>
          </table:table-cell>
          <table:table-cell office:value-type="float" office:value="125.4529">
            <text:p>125.4529</text:p>
          </table:table-cell>
          <table:table-cell table:number-columns-repeated="3"/>
          <table:table-cell office:value-type="float" office:value="1400847885.11735">
            <text:p>1400847885.11735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44281">
            <text:p>1400846547.44281</text:p>
          </table:table-cell>
          <table:table-cell office:value-type="float" office:value="39.49273">
            <text:p>39.49273</text:p>
          </table:table-cell>
          <table:table-cell/>
          <table:table-cell office:value-type="float" office:value="1400847749.81573">
            <text:p>1400847749.81573</text:p>
          </table:table-cell>
          <table:table-cell office:value-type="float" office:value="85">
            <text:p>85</text:p>
          </table:table-cell>
          <table:table-cell office:value-type="float" office:value="1400847743.37933">
            <text:p>1400847743.37933</text:p>
          </table:table-cell>
          <table:table-cell office:value-type="float" office:value="127.6087">
            <text:p>127.6087</text:p>
          </table:table-cell>
          <table:table-cell table:number-columns-repeated="3"/>
          <table:table-cell office:value-type="float" office:value="1400847885.14802">
            <text:p>1400847885.14802</text:p>
          </table:table-cell>
          <table:table-cell office:value-type="float" office:value="35.14489">
            <text:p>35.144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4431">
            <text:p>1400846547.4431</text:p>
          </table:table-cell>
          <table:table-cell office:value-type="float" office:value="38.76805">
            <text:p>38.76805</text:p>
          </table:table-cell>
          <table:table-cell/>
          <table:table-cell office:value-type="float" office:value="1400847749.866">
            <text:p>1400847749.866</text:p>
          </table:table-cell>
          <table:table-cell office:value-type="float" office:value="89.357788">
            <text:p>89.357788</text:p>
          </table:table-cell>
          <table:table-cell office:value-type="float" office:value="1400847743.40135">
            <text:p>1400847743.40135</text:p>
          </table:table-cell>
          <table:table-cell office:value-type="float" office:value="128.2246">
            <text:p>128.2246</text:p>
          </table:table-cell>
          <table:table-cell table:number-columns-repeated="3"/>
          <table:table-cell office:value-type="float" office:value="1400847885.19978">
            <text:p>1400847885.19978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46814">
            <text:p>1400846547.46814</text:p>
          </table:table-cell>
          <table:table-cell office:value-type="float" office:value="36.59413">
            <text:p>36.59413</text:p>
          </table:table-cell>
          <table:table-cell/>
          <table:table-cell office:value-type="float" office:value="1400847749.91627">
            <text:p>1400847749.91627</text:p>
          </table:table-cell>
          <table:table-cell office:value-type="float" office:value="93.682411">
            <text:p>93.682411</text:p>
          </table:table-cell>
          <table:table-cell office:value-type="float" office:value="1400847743.43095">
            <text:p>1400847743.43095</text:p>
          </table:table-cell>
          <table:table-cell office:value-type="float" office:value="130.3804">
            <text:p>130.3804</text:p>
          </table:table-cell>
          <table:table-cell table:number-columns-repeated="3"/>
          <table:table-cell office:value-type="float" office:value="1400847885.20846">
            <text:p>1400847885.20846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5008">
            <text:p>1400846547.5008</text:p>
          </table:table-cell>
          <table:table-cell office:value-type="float" office:value="35.86951">
            <text:p>35.86951</text:p>
          </table:table-cell>
          <table:table-cell/>
          <table:table-cell office:value-type="float" office:value="1400847749.96654">
            <text:p>1400847749.96654</text:p>
          </table:table-cell>
          <table:table-cell office:value-type="float" office:value="97.940948">
            <text:p>97.940948</text:p>
          </table:table-cell>
          <table:table-cell office:value-type="float" office:value="1400847743.47119">
            <text:p>1400847743.47119</text:p>
          </table:table-cell>
          <table:table-cell office:value-type="float" office:value="130.9963">
            <text:p>130.9963</text:p>
          </table:table-cell>
          <table:table-cell table:number-columns-repeated="3"/>
          <table:table-cell office:value-type="float" office:value="1400847885.27958">
            <text:p>1400847885.27958</text:p>
          </table:table-cell>
          <table:table-cell office:value-type="float" office:value="35.14489">
            <text:p>35.144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53239">
            <text:p>1400846547.53239</text:p>
          </table:table-cell>
          <table:table-cell office:value-type="float" office:value="35.86951">
            <text:p>35.86951</text:p>
          </table:table-cell>
          <table:table-cell/>
          <table:table-cell office:value-type="float" office:value="1400847750.01681">
            <text:p>1400847750.01681</text:p>
          </table:table-cell>
          <table:table-cell office:value-type="float" office:value="102.101006">
            <text:p>102.101006</text:p>
          </table:table-cell>
          <table:table-cell office:value-type="float" office:value="1400847743.53911">
            <text:p>1400847743.53911</text:p>
          </table:table-cell>
          <table:table-cell office:value-type="float" office:value="132.5362">
            <text:p>132.5362</text:p>
          </table:table-cell>
          <table:table-cell table:number-columns-repeated="3"/>
          <table:table-cell office:value-type="float" office:value="1400847885.27982">
            <text:p>1400847885.27982</text:p>
          </table:table-cell>
          <table:table-cell office:value-type="float" office:value="34.78255">
            <text:p>34.782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56689">
            <text:p>1400846547.56689</text:p>
          </table:table-cell>
          <table:table-cell office:value-type="float" office:value="34.78255">
            <text:p>34.78255</text:p>
          </table:table-cell>
          <table:table-cell/>
          <table:table-cell office:value-type="float" office:value="1400847750.06703">
            <text:p>1400847750.06703</text:p>
          </table:table-cell>
          <table:table-cell office:value-type="float" office:value="106.130913">
            <text:p>106.130913</text:p>
          </table:table-cell>
          <table:table-cell office:value-type="float" office:value="1400847743.53941">
            <text:p>1400847743.53941</text:p>
          </table:table-cell>
          <table:table-cell office:value-type="float" office:value="135">
            <text:p>135</text:p>
          </table:table-cell>
          <table:table-cell table:number-columns-repeated="3"/>
          <table:table-cell office:value-type="float" office:value="1400847885.33883">
            <text:p>1400847885.33883</text:p>
          </table:table-cell>
          <table:table-cell office:value-type="float" office:value="36.95647">
            <text:p>36.956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60297">
            <text:p>1400846547.60297</text:p>
          </table:table-cell>
          <table:table-cell office:value-type="float" office:value="34.78255">
            <text:p>34.78255</text:p>
          </table:table-cell>
          <table:table-cell/>
          <table:table-cell office:value-type="float" office:value="1400847750.11728">
            <text:p>1400847750.11728</text:p>
          </table:table-cell>
          <table:table-cell office:value-type="float" office:value="110">
            <text:p>110</text:p>
          </table:table-cell>
          <table:table-cell office:value-type="float" office:value="1400847743.58339">
            <text:p>1400847743.58339</text:p>
          </table:table-cell>
          <table:table-cell office:value-type="float" office:value="133.4601">
            <text:p>133.4601</text:p>
          </table:table-cell>
          <table:table-cell table:number-columns-repeated="3"/>
          <table:table-cell office:value-type="float" office:value="1400847885.33908">
            <text:p>1400847885.33908</text:p>
          </table:table-cell>
          <table:table-cell office:value-type="float" office:value="38.76805">
            <text:p>38.768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64381">
            <text:p>1400846547.64381</text:p>
          </table:table-cell>
          <table:table-cell office:value-type="float" office:value="35.14489">
            <text:p>35.14489</text:p>
          </table:table-cell>
          <table:table-cell/>
          <table:table-cell office:value-type="float" office:value="1400847750.16751">
            <text:p>1400847750.16751</text:p>
          </table:table-cell>
          <table:table-cell office:value-type="float" office:value="113.678825">
            <text:p>113.678825</text:p>
          </table:table-cell>
          <table:table-cell office:value-type="float" office:value="1400847743.63467">
            <text:p>1400847743.63467</text:p>
          </table:table-cell>
          <table:table-cell office:value-type="float" office:value="135">
            <text:p>135</text:p>
          </table:table-cell>
          <table:table-cell table:number-columns-repeated="3"/>
          <table:table-cell office:value-type="float" office:value="1400847885.37714">
            <text:p>1400847885.37714</text:p>
          </table:table-cell>
          <table:table-cell office:value-type="float" office:value="41.3043">
            <text:p>41.30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66733">
            <text:p>1400846547.66733</text:p>
          </table:table-cell>
          <table:table-cell office:value-type="float" office:value="37.31881">
            <text:p>37.31881</text:p>
          </table:table-cell>
          <table:table-cell/>
          <table:table-cell office:value-type="float" office:value="1400847750.21778">
            <text:p>1400847750.21778</text:p>
          </table:table-cell>
          <table:table-cell office:value-type="float" office:value="117.139381">
            <text:p>117.139381</text:p>
          </table:table-cell>
          <table:table-cell office:value-type="float" office:value="1400847743.63497">
            <text:p>1400847743.63497</text:p>
          </table:table-cell>
          <table:table-cell office:value-type="float" office:value="134.076">
            <text:p>134.076</text:p>
          </table:table-cell>
          <table:table-cell table:number-columns-repeated="3"/>
          <table:table-cell office:value-type="float" office:value="1400847885.42995">
            <text:p>1400847885.42995</text:p>
          </table:table-cell>
          <table:table-cell office:value-type="float" office:value="42.39126">
            <text:p>42.391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69562">
            <text:p>1400846547.69562</text:p>
          </table:table-cell>
          <table:table-cell office:value-type="float" office:value="38.76805">
            <text:p>38.76805</text:p>
          </table:table-cell>
          <table:table-cell/>
          <table:table-cell office:value-type="float" office:value="1400847750.26805">
            <text:p>1400847750.26805</text:p>
          </table:table-cell>
          <table:table-cell office:value-type="float" office:value="120.355339">
            <text:p>120.355339</text:p>
          </table:table-cell>
          <table:table-cell office:value-type="float" office:value="1400847743.67519">
            <text:p>1400847743.67519</text:p>
          </table:table-cell>
          <table:table-cell office:value-type="float" office:value="134.076">
            <text:p>134.076</text:p>
          </table:table-cell>
          <table:table-cell table:number-columns-repeated="3"/>
          <table:table-cell office:value-type="float" office:value="1400847885.43022">
            <text:p>1400847885.43022</text:p>
          </table:table-cell>
          <table:table-cell office:value-type="float" office:value="45.65214">
            <text:p>45.652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72701">
            <text:p>1400846547.72701</text:p>
          </table:table-cell>
          <table:table-cell office:value-type="float" office:value="39.85501">
            <text:p>39.85501</text:p>
          </table:table-cell>
          <table:table-cell/>
          <table:table-cell office:value-type="float" office:value="1400847750.31829">
            <text:p>1400847750.31829</text:p>
          </table:table-cell>
          <table:table-cell office:value-type="float" office:value="123.302223">
            <text:p>123.302223</text:p>
          </table:table-cell>
          <table:table-cell office:value-type="float" office:value="1400847743.73928">
            <text:p>1400847743.73928</text:p>
          </table:table-cell>
          <table:table-cell office:value-type="float" office:value="134.692">
            <text:p>134.692</text:p>
          </table:table-cell>
          <table:table-cell table:number-columns-repeated="3"/>
          <table:table-cell office:value-type="float" office:value="1400847885.44695">
            <text:p>1400847885.44695</text:p>
          </table:table-cell>
          <table:table-cell office:value-type="float" office:value="48.55067">
            <text:p>48.550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75898">
            <text:p>1400846547.75898</text:p>
          </table:table-cell>
          <table:table-cell office:value-type="float" office:value="43.47822">
            <text:p>43.47822</text:p>
          </table:table-cell>
          <table:table-cell/>
          <table:table-cell office:value-type="float" office:value="1400847750.36852">
            <text:p>1400847750.36852</text:p>
          </table:table-cell>
          <table:table-cell office:value-type="float" office:value="125.957603">
            <text:p>125.957603</text:p>
          </table:table-cell>
          <table:table-cell office:value-type="float" office:value="1400847743.73938">
            <text:p>1400847743.73938</text:p>
          </table:table-cell>
          <table:table-cell office:value-type="float" office:value="133.4601">
            <text:p>133.4601</text:p>
          </table:table-cell>
          <table:table-cell table:number-columns-repeated="3"/>
          <table:table-cell office:value-type="float" office:value="1400847885.47898">
            <text:p>1400847885.47898</text:p>
          </table:table-cell>
          <table:table-cell office:value-type="float" office:value="54.00357">
            <text:p>54.003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79011">
            <text:p>1400846547.79011</text:p>
          </table:table-cell>
          <table:table-cell office:value-type="float" office:value="47.10138">
            <text:p>47.10138</text:p>
          </table:table-cell>
          <table:table-cell/>
          <table:table-cell office:value-type="float" office:value="1400847750.41879">
            <text:p>1400847750.41879</text:p>
          </table:table-cell>
          <table:table-cell office:value-type="float" office:value="128.30127">
            <text:p>128.30127</text:p>
          </table:table-cell>
          <table:table-cell office:value-type="float" office:value="1400847743.78323">
            <text:p>1400847743.78323</text:p>
          </table:table-cell>
          <table:table-cell office:value-type="float" office:value="133.4601">
            <text:p>133.4601</text:p>
          </table:table-cell>
          <table:table-cell table:number-columns-repeated="3"/>
          <table:table-cell office:value-type="float" office:value="1400847885.52097">
            <text:p>1400847885.52097</text:p>
          </table:table-cell>
          <table:table-cell office:value-type="float" office:value="57.69921">
            <text:p>57.699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86566">
            <text:p>1400846547.86566</text:p>
          </table:table-cell>
          <table:table-cell office:value-type="float" office:value="49.99997">
            <text:p>49.99997</text:p>
          </table:table-cell>
          <table:table-cell/>
          <table:table-cell office:value-type="float" office:value="1400847750.46909">
            <text:p>1400847750.46909</text:p>
          </table:table-cell>
          <table:table-cell office:value-type="float" office:value="130.315384">
            <text:p>130.315384</text:p>
          </table:table-cell>
          <table:table-cell office:value-type="float" office:value="1400847743.80337">
            <text:p>1400847743.80337</text:p>
          </table:table-cell>
          <table:table-cell office:value-type="float" office:value="134.076">
            <text:p>134.076</text:p>
          </table:table-cell>
          <table:table-cell table:number-columns-repeated="3"/>
          <table:table-cell office:value-type="float" office:value="1400847885.55072">
            <text:p>1400847885.55072</text:p>
          </table:table-cell>
          <table:table-cell office:value-type="float" office:value="61.08688">
            <text:p>61.086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86593">
            <text:p>1400846547.86593</text:p>
          </table:table-cell>
          <table:table-cell office:value-type="float" office:value="53.69561">
            <text:p>53.69561</text:p>
          </table:table-cell>
          <table:table-cell/>
          <table:table-cell office:value-type="float" office:value="1400847750.51933">
            <text:p>1400847750.51933</text:p>
          </table:table-cell>
          <table:table-cell office:value-type="float" office:value="131.984634">
            <text:p>131.984634</text:p>
          </table:table-cell>
          <table:table-cell office:value-type="float" office:value="1400847743.8293">
            <text:p>1400847743.8293</text:p>
          </table:table-cell>
          <table:table-cell office:value-type="float" office:value="134.076">
            <text:p>134.076</text:p>
          </table:table-cell>
          <table:table-cell table:number-columns-repeated="3"/>
          <table:table-cell office:value-type="float" office:value="1400847885.57978">
            <text:p>1400847885.57978</text:p>
          </table:table-cell>
          <table:table-cell office:value-type="float" office:value="65.70647">
            <text:p>65.706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89523">
            <text:p>1400846547.89523</text:p>
          </table:table-cell>
          <table:table-cell office:value-type="float" office:value="57.69921">
            <text:p>57.69921</text:p>
          </table:table-cell>
          <table:table-cell/>
          <table:table-cell office:value-type="float" office:value="1400847750.56956">
            <text:p>1400847750.56956</text:p>
          </table:table-cell>
          <table:table-cell office:value-type="float" office:value="133.296295">
            <text:p>133.296295</text:p>
          </table:table-cell>
          <table:table-cell office:value-type="float" office:value="1400847743.88071">
            <text:p>1400847743.88071</text:p>
          </table:table-cell>
          <table:table-cell office:value-type="float" office:value="134.076">
            <text:p>134.076</text:p>
          </table:table-cell>
          <table:table-cell table:number-columns-repeated="3"/>
          <table:table-cell office:value-type="float" office:value="1400847885.62629">
            <text:p>1400847885.62629</text:p>
          </table:table-cell>
          <table:table-cell office:value-type="float" office:value="70.63402">
            <text:p>70.634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92702">
            <text:p>1400846547.92702</text:p>
          </table:table-cell>
          <table:table-cell office:value-type="float" office:value="59.54705">
            <text:p>59.54705</text:p>
          </table:table-cell>
          <table:table-cell/>
          <table:table-cell office:value-type="float" office:value="1400847750.61982">
            <text:p>1400847750.61982</text:p>
          </table:table-cell>
          <table:table-cell office:value-type="float" office:value="134.240387">
            <text:p>134.240387</text:p>
          </table:table-cell>
          <table:table-cell office:value-type="float" office:value="1400847743.88097">
            <text:p>1400847743.88097</text:p>
          </table:table-cell>
          <table:table-cell office:value-type="float" office:value="134.076">
            <text:p>134.076</text:p>
          </table:table-cell>
          <table:table-cell table:number-columns-repeated="3"/>
          <table:table-cell office:value-type="float" office:value="1400847885.64433">
            <text:p>1400847885.64433</text:p>
          </table:table-cell>
          <table:table-cell office:value-type="float" office:value="75.86954">
            <text:p>75.869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9582">
            <text:p>1400846547.9582</text:p>
          </table:table-cell>
          <table:table-cell office:value-type="float" office:value="63.85862">
            <text:p>63.85862</text:p>
          </table:table-cell>
          <table:table-cell/>
          <table:table-cell office:value-type="float" office:value="1400847750.67009">
            <text:p>1400847750.67009</text:p>
          </table:table-cell>
          <table:table-cell office:value-type="float" office:value="134.809738">
            <text:p>134.809738</text:p>
          </table:table-cell>
          <table:table-cell office:value-type="float" office:value="1400847743.93711">
            <text:p>1400847743.93711</text:p>
          </table:table-cell>
          <table:table-cell office:value-type="float" office:value="131.9202">
            <text:p>131.9202</text:p>
          </table:table-cell>
          <table:table-cell table:number-columns-repeated="3"/>
          <table:table-cell office:value-type="float" office:value="1400847885.67549">
            <text:p>1400847885.67549</text:p>
          </table:table-cell>
          <table:table-cell office:value-type="float" office:value="80.48907">
            <text:p>80.489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7.99008">
            <text:p>1400846547.99008</text:p>
          </table:table-cell>
          <table:table-cell office:value-type="float" office:value="67.55431">
            <text:p>67.55431</text:p>
          </table:table-cell>
          <table:table-cell/>
          <table:table-cell office:value-type="float" office:value="1400847750.72037">
            <text:p>1400847750.72037</text:p>
          </table:table-cell>
          <table:table-cell office:value-type="float" office:value="135">
            <text:p>135</text:p>
          </table:table-cell>
          <table:table-cell office:value-type="float" office:value="1400847743.97985">
            <text:p>1400847743.97985</text:p>
          </table:table-cell>
          <table:table-cell office:value-type="float" office:value="132.2283">
            <text:p>132.2283</text:p>
          </table:table-cell>
          <table:table-cell table:number-columns-repeated="3"/>
          <table:table-cell office:value-type="float" office:value="1400847885.72173">
            <text:p>1400847885.72173</text:p>
          </table:table-cell>
          <table:table-cell office:value-type="float" office:value="84.80069">
            <text:p>84.800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06795">
            <text:p>1400846548.06795</text:p>
          </table:table-cell>
          <table:table-cell office:value-type="float" office:value="71.24995">
            <text:p>71.24995</text:p>
          </table:table-cell>
          <table:table-cell/>
          <table:table-cell office:value-type="float" office:value="1400847750.77064">
            <text:p>1400847750.77064</text:p>
          </table:table-cell>
          <table:table-cell office:value-type="float" office:value="134.809738">
            <text:p>134.809738</text:p>
          </table:table-cell>
          <table:table-cell office:value-type="float" office:value="1400847743.98011">
            <text:p>1400847743.98011</text:p>
          </table:table-cell>
          <table:table-cell office:value-type="float" office:value="130.3804">
            <text:p>130.3804</text:p>
          </table:table-cell>
          <table:table-cell table:number-columns-repeated="3"/>
          <table:table-cell office:value-type="float" office:value="1400847885.74652">
            <text:p>1400847885.74652</text:p>
          </table:table-cell>
          <table:table-cell office:value-type="float" office:value="86.64848">
            <text:p>86.648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06822">
            <text:p>1400846548.06822</text:p>
          </table:table-cell>
          <table:table-cell office:value-type="float" office:value="75.86954">
            <text:p>75.86954</text:p>
          </table:table-cell>
          <table:table-cell/>
          <table:table-cell office:value-type="float" office:value="1400847750.82088">
            <text:p>1400847750.82088</text:p>
          </table:table-cell>
          <table:table-cell office:value-type="float" office:value="134.240387">
            <text:p>134.240387</text:p>
          </table:table-cell>
          <table:table-cell office:value-type="float" office:value="1400847744.03876">
            <text:p>1400847744.03876</text:p>
          </table:table-cell>
          <table:table-cell office:value-type="float" office:value="127.3007">
            <text:p>127.3007</text:p>
          </table:table-cell>
          <table:table-cell table:number-columns-repeated="3"/>
          <table:table-cell office:value-type="float" office:value="1400847885.77789">
            <text:p>1400847885.77789</text:p>
          </table:table-cell>
          <table:table-cell office:value-type="float" office:value="92.49998">
            <text:p>92.499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0995">
            <text:p>1400846548.0995</text:p>
          </table:table-cell>
          <table:table-cell office:value-type="float" office:value="80.79703">
            <text:p>80.79703</text:p>
          </table:table-cell>
          <table:table-cell/>
          <table:table-cell office:value-type="float" office:value="1400847750.87115">
            <text:p>1400847750.87115</text:p>
          </table:table-cell>
          <table:table-cell office:value-type="float" office:value="133.296295">
            <text:p>133.296295</text:p>
          </table:table-cell>
          <table:table-cell office:value-type="float" office:value="1400847744.03902">
            <text:p>1400847744.03902</text:p>
          </table:table-cell>
          <table:table-cell office:value-type="float" office:value="126.6848">
            <text:p>126.6848</text:p>
          </table:table-cell>
          <table:table-cell table:number-columns-repeated="3"/>
          <table:table-cell office:value-type="float" office:value="1400847885.84804">
            <text:p>1400847885.84804</text:p>
          </table:table-cell>
          <table:table-cell office:value-type="float" office:value="98.35143">
            <text:p>98.35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12626">
            <text:p>1400846548.12626</text:p>
          </table:table-cell>
          <table:table-cell office:value-type="float" office:value="85.72458">
            <text:p>85.72458</text:p>
          </table:table-cell>
          <table:table-cell/>
          <table:table-cell office:value-type="float" office:value="1400847750.92142">
            <text:p>1400847750.92142</text:p>
          </table:table-cell>
          <table:table-cell office:value-type="float" office:value="131.984634">
            <text:p>131.984634</text:p>
          </table:table-cell>
          <table:table-cell office:value-type="float" office:value="1400847744.08496">
            <text:p>1400847744.08496</text:p>
          </table:table-cell>
          <table:table-cell office:value-type="float" office:value="124.8369">
            <text:p>124.8369</text:p>
          </table:table-cell>
          <table:table-cell table:number-columns-repeated="3"/>
          <table:table-cell office:value-type="float" office:value="1400847885.84832">
            <text:p>1400847885.84832</text:p>
          </table:table-cell>
          <table:table-cell office:value-type="float" office:value="102.0471">
            <text:p>102.04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15772">
            <text:p>1400846548.15772</text:p>
          </table:table-cell>
          <table:table-cell office:value-type="float" office:value="89.72824">
            <text:p>89.72824</text:p>
          </table:table-cell>
          <table:table-cell/>
          <table:table-cell office:value-type="float" office:value="1400847750.9717">
            <text:p>1400847750.9717</text:p>
          </table:table-cell>
          <table:table-cell office:value-type="float" office:value="130.315384">
            <text:p>130.315384</text:p>
          </table:table-cell>
          <table:table-cell office:value-type="float" office:value="1400847744.10524">
            <text:p>1400847744.10524</text:p>
          </table:table-cell>
          <table:table-cell office:value-type="float" office:value="123.297">
            <text:p>123.297</text:p>
          </table:table-cell>
          <table:table-cell table:number-columns-repeated="3"/>
          <table:table-cell office:value-type="float" office:value="1400847885.87821">
            <text:p>1400847885.87821</text:p>
          </table:table-cell>
          <table:table-cell office:value-type="float" office:value="103.2789">
            <text:p>103.27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19409">
            <text:p>1400846548.19409</text:p>
          </table:table-cell>
          <table:table-cell office:value-type="float" office:value="91.57603">
            <text:p>91.57603</text:p>
          </table:table-cell>
          <table:table-cell/>
          <table:table-cell office:value-type="float" office:value="1400847751.02197">
            <text:p>1400847751.02197</text:p>
          </table:table-cell>
          <table:table-cell office:value-type="float" office:value="128.30127">
            <text:p>128.30127</text:p>
          </table:table-cell>
          <table:table-cell office:value-type="float" office:value="1400847744.13704">
            <text:p>1400847744.13704</text:p>
          </table:table-cell>
          <table:table-cell office:value-type="float" office:value="121.7572">
            <text:p>121.7572</text:p>
          </table:table-cell>
          <table:table-cell table:number-columns-repeated="3"/>
          <table:table-cell office:value-type="float" office:value="1400847885.91921">
            <text:p>1400847885.91921</text:p>
          </table:table-cell>
          <table:table-cell office:value-type="float" office:value="107.5905">
            <text:p>107.59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20582">
            <text:p>1400846548.20582</text:p>
          </table:table-cell>
          <table:table-cell office:value-type="float" office:value="95.88765">
            <text:p>95.88765</text:p>
          </table:table-cell>
          <table:table-cell/>
          <table:table-cell office:value-type="float" office:value="1400847751.07267">
            <text:p>1400847751.07267</text:p>
          </table:table-cell>
          <table:table-cell office:value-type="float" office:value="125.957603">
            <text:p>125.957603</text:p>
          </table:table-cell>
          <table:table-cell office:value-type="float" office:value="1400847744.17926">
            <text:p>1400847744.17926</text:p>
          </table:table-cell>
          <table:table-cell office:value-type="float" office:value="118.9855">
            <text:p>118.9855</text:p>
          </table:table-cell>
          <table:table-cell table:number-columns-repeated="3"/>
          <table:table-cell office:value-type="float" office:value="1400847885.94802">
            <text:p>1400847885.94802</text:p>
          </table:table-cell>
          <table:table-cell office:value-type="float" office:value="112.5181">
            <text:p>112.5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24718">
            <text:p>1400846548.24718</text:p>
          </table:table-cell>
          <table:table-cell office:value-type="float" office:value="99.58329">
            <text:p>99.58329</text:p>
          </table:table-cell>
          <table:table-cell/>
          <table:table-cell office:value-type="float" office:value="1400847751.12283">
            <text:p>1400847751.12283</text:p>
          </table:table-cell>
          <table:table-cell office:value-type="float" office:value="123.302223">
            <text:p>123.302223</text:p>
          </table:table-cell>
          <table:table-cell office:value-type="float" office:value="1400847744.23653">
            <text:p>1400847744.23653</text:p>
          </table:table-cell>
          <table:table-cell office:value-type="float" office:value="115.5978">
            <text:p>115.5978</text:p>
          </table:table-cell>
          <table:table-cell table:number-columns-repeated="3"/>
          <table:table-cell office:value-type="float" office:value="1400847885.9811">
            <text:p>1400847885.9811</text:p>
          </table:table-cell>
          <table:table-cell office:value-type="float" office:value="115.9058">
            <text:p>115.90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2817">
            <text:p>1400846548.2817</text:p>
          </table:table-cell>
          <table:table-cell office:value-type="float" office:value="105.1268">
            <text:p>105.1268</text:p>
          </table:table-cell>
          <table:table-cell/>
          <table:table-cell office:value-type="float" office:value="1400847751.1731">
            <text:p>1400847751.1731</text:p>
          </table:table-cell>
          <table:table-cell office:value-type="float" office:value="120.355339">
            <text:p>120.355339</text:p>
          </table:table-cell>
          <table:table-cell office:value-type="float" office:value="1400847744.2368">
            <text:p>1400847744.2368</text:p>
          </table:table-cell>
          <table:table-cell office:value-type="float" office:value="113.75">
            <text:p>113.75</text:p>
          </table:table-cell>
          <table:table-cell table:number-columns-repeated="3"/>
          <table:table-cell office:value-type="float" office:value="1400847886.02312">
            <text:p>1400847886.02312</text:p>
          </table:table-cell>
          <table:table-cell office:value-type="float" office:value="119.2934">
            <text:p>119.2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3017">
            <text:p>1400846548.3017</text:p>
          </table:table-cell>
          <table:table-cell office:value-type="float" office:value="109.4383">
            <text:p>109.4383</text:p>
          </table:table-cell>
          <table:table-cell/>
          <table:table-cell office:value-type="float" office:value="1400847751.22336">
            <text:p>1400847751.22336</text:p>
          </table:table-cell>
          <table:table-cell office:value-type="float" office:value="117.139381">
            <text:p>117.139381</text:p>
          </table:table-cell>
          <table:table-cell office:value-type="float" office:value="1400847744.27229">
            <text:p>1400847744.27229</text:p>
          </table:table-cell>
          <table:table-cell office:value-type="float" office:value="113.134">
            <text:p>113.134</text:p>
          </table:table-cell>
          <table:table-cell table:number-columns-repeated="3"/>
          <table:table-cell office:value-type="float" office:value="1400847886.04108">
            <text:p>1400847886.04108</text:p>
          </table:table-cell>
          <table:table-cell office:value-type="float" office:value="120.8333">
            <text:p>120.8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33257">
            <text:p>1400846548.33257</text:p>
          </table:table-cell>
          <table:table-cell office:value-type="float" office:value="112.5181">
            <text:p>112.5181</text:p>
          </table:table-cell>
          <table:table-cell/>
          <table:table-cell office:value-type="float" office:value="1400847751.27363">
            <text:p>1400847751.27363</text:p>
          </table:table-cell>
          <table:table-cell office:value-type="float" office:value="113.678825">
            <text:p>113.678825</text:p>
          </table:table-cell>
          <table:table-cell office:value-type="float" office:value="1400847744.33597">
            <text:p>1400847744.33597</text:p>
          </table:table-cell>
          <table:table-cell office:value-type="float" office:value="111.9021">
            <text:p>111.9021</text:p>
          </table:table-cell>
          <table:table-cell table:number-columns-repeated="3"/>
          <table:table-cell office:value-type="float" office:value="1400847886.05442">
            <text:p>1400847886.05442</text:p>
          </table:table-cell>
          <table:table-cell office:value-type="float" office:value="123.297">
            <text:p>123.2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36495">
            <text:p>1400846548.36495</text:p>
          </table:table-cell>
          <table:table-cell office:value-type="float" office:value="113.75">
            <text:p>113.75</text:p>
          </table:table-cell>
          <table:table-cell table:number-columns-repeated="3"/>
          <table:table-cell office:value-type="float" office:value="1400847744.33606">
            <text:p>1400847744.33606</text:p>
          </table:table-cell>
          <table:table-cell office:value-type="float" office:value="108.5144">
            <text:p>108.5144</text:p>
          </table:table-cell>
          <table:table-cell table:number-columns-repeated="3"/>
          <table:table-cell office:value-type="float" office:value="1400847886.12475">
            <text:p>1400847886.12475</text:p>
          </table:table-cell>
          <table:table-cell office:value-type="float" office:value="126.6848">
            <text:p>126.68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39866">
            <text:p>1400846548.39866</text:p>
          </table:table-cell>
          <table:table-cell office:value-type="float" office:value="115.5978">
            <text:p>115.5978</text:p>
          </table:table-cell>
          <table:table-cell table:number-columns-repeated="3"/>
          <table:table-cell office:value-type="float" office:value="1400847744.36987">
            <text:p>1400847744.36987</text:p>
          </table:table-cell>
          <table:table-cell office:value-type="float" office:value="105.4347">
            <text:p>105.4347</text:p>
          </table:table-cell>
          <table:table-cell table:number-columns-repeated="3"/>
          <table:table-cell office:value-type="float" office:value="1400847886.12503">
            <text:p>1400847886.12503</text:p>
          </table:table-cell>
          <table:table-cell office:value-type="float" office:value="129.1485">
            <text:p>129.14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43934">
            <text:p>1400846548.43934</text:p>
          </table:table-cell>
          <table:table-cell office:value-type="float" office:value="119.2934">
            <text:p>119.2934</text:p>
          </table:table-cell>
          <table:table-cell table:number-columns-repeated="3"/>
          <table:table-cell office:value-type="float" office:value="1400847744.43687">
            <text:p>1400847744.43687</text:p>
          </table:table-cell>
          <table:table-cell office:value-type="float" office:value="101.4311">
            <text:p>101.4311</text:p>
          </table:table-cell>
          <table:table-cell table:number-columns-repeated="3"/>
          <table:table-cell office:value-type="float" office:value="1400847886.15114">
            <text:p>1400847886.15114</text:p>
          </table:table-cell>
          <table:table-cell office:value-type="float" office:value="131.6123">
            <text:p>131.6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46395">
            <text:p>1400846548.46395</text:p>
          </table:table-cell>
          <table:table-cell office:value-type="float" office:value="120.8333">
            <text:p>120.8333</text:p>
          </table:table-cell>
          <table:table-cell table:number-columns-repeated="3"/>
          <table:table-cell office:value-type="float" office:value="1400847744.43718">
            <text:p>1400847744.43718</text:p>
          </table:table-cell>
          <table:table-cell office:value-type="float" office:value="99.27532">
            <text:p>99.27532</text:p>
          </table:table-cell>
          <table:table-cell table:number-columns-repeated="3"/>
          <table:table-cell office:value-type="float" office:value="1400847886.21578">
            <text:p>1400847886.21578</text:p>
          </table:table-cell>
          <table:table-cell office:value-type="float" office:value="132.2283">
            <text:p>132.22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49511">
            <text:p>1400846548.49511</text:p>
          </table:table-cell>
          <table:table-cell office:value-type="float" office:value="123.605">
            <text:p>123.605</text:p>
          </table:table-cell>
          <table:table-cell table:number-columns-repeated="3"/>
          <table:table-cell office:value-type="float" office:value="1400847744.47123">
            <text:p>1400847744.47123</text:p>
          </table:table-cell>
          <table:table-cell office:value-type="float" office:value="97.11951">
            <text:p>97.11951</text:p>
          </table:table-cell>
          <table:table-cell table:number-columns-repeated="3"/>
          <table:table-cell office:value-type="float" office:value="1400847886.21606">
            <text:p>1400847886.21606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53937">
            <text:p>1400846548.53937</text:p>
          </table:table-cell>
          <table:table-cell office:value-type="float" office:value="126.6848">
            <text:p>126.6848</text:p>
          </table:table-cell>
          <table:table-cell table:number-columns-repeated="3"/>
          <table:table-cell office:value-type="float" office:value="1400847744.53833">
            <text:p>1400847744.53833</text:p>
          </table:table-cell>
          <table:table-cell office:value-type="float" office:value="94.65574">
            <text:p>94.65574</text:p>
          </table:table-cell>
          <table:table-cell table:number-columns-repeated="3"/>
          <table:table-cell office:value-type="float" office:value="1400847886.24872">
            <text:p>1400847886.24872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55805">
            <text:p>1400846548.55805</text:p>
          </table:table-cell>
          <table:table-cell office:value-type="float" office:value="130.3804">
            <text:p>130.3804</text:p>
          </table:table-cell>
          <table:table-cell table:number-columns-repeated="3"/>
          <table:table-cell office:value-type="float" office:value="1400847744.5386">
            <text:p>1400847744.5386</text:p>
          </table:table-cell>
          <table:table-cell office:value-type="float" office:value="90.9601">
            <text:p>90.9601</text:p>
          </table:table-cell>
          <table:table-cell table:number-columns-repeated="3"/>
          <table:table-cell office:value-type="float" office:value="1400847886.28153">
            <text:p>1400847886.28153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60445">
            <text:p>1400846548.60445</text:p>
          </table:table-cell>
          <table:table-cell office:value-type="float" office:value="130.3804">
            <text:p>130.3804</text:p>
          </table:table-cell>
          <table:table-cell table:number-columns-repeated="3"/>
          <table:table-cell office:value-type="float" office:value="1400847744.57181">
            <text:p>1400847744.57181</text:p>
          </table:table-cell>
          <table:table-cell office:value-type="float" office:value="88.80429">
            <text:p>88.80429</text:p>
          </table:table-cell>
          <table:table-cell table:number-columns-repeated="3"/>
          <table:table-cell office:value-type="float" office:value="1400847886.32413">
            <text:p>1400847886.32413</text:p>
          </table:table-cell>
          <table:table-cell office:value-type="float" office:value="132.2283">
            <text:p>132.22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64983">
            <text:p>1400846548.64983</text:p>
          </table:table-cell>
          <table:table-cell office:value-type="float" office:value="131.9202">
            <text:p>131.9202</text:p>
          </table:table-cell>
          <table:table-cell table:number-columns-repeated="3"/>
          <table:table-cell office:value-type="float" office:value="1400847744.59714">
            <text:p>1400847744.59714</text:p>
          </table:table-cell>
          <table:table-cell office:value-type="float" office:value="87.26446">
            <text:p>87.26446</text:p>
          </table:table-cell>
          <table:table-cell table:number-columns-repeated="3"/>
          <table:table-cell office:value-type="float" office:value="1400847886.34596">
            <text:p>1400847886.34596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6651">
            <text:p>1400846548.6651</text:p>
          </table:table-cell>
          <table:table-cell office:value-type="float" office:value="132.5362">
            <text:p>132.5362</text:p>
          </table:table-cell>
          <table:table-cell table:number-columns-repeated="3"/>
          <table:table-cell office:value-type="float" office:value="1400847744.63984">
            <text:p>1400847744.63984</text:p>
          </table:table-cell>
          <table:table-cell office:value-type="float" office:value="84.80069">
            <text:p>84.80069</text:p>
          </table:table-cell>
          <table:table-cell table:number-columns-repeated="3"/>
          <table:table-cell office:value-type="float" office:value="1400847886.37525">
            <text:p>1400847886.37525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69495">
            <text:p>1400846548.69495</text:p>
          </table:table-cell>
          <table:table-cell office:value-type="float" office:value="133.4601">
            <text:p>133.4601</text:p>
          </table:table-cell>
          <table:table-cell table:number-columns-repeated="3"/>
          <table:table-cell office:value-type="float" office:value="1400847744.64669">
            <text:p>1400847744.64669</text:p>
          </table:table-cell>
          <table:table-cell office:value-type="float" office:value="81.105">
            <text:p>81.105</text:p>
          </table:table-cell>
          <table:table-cell table:number-columns-repeated="3"/>
          <table:table-cell office:value-type="float" office:value="1400847886.42019">
            <text:p>1400847886.42019</text:p>
          </table:table-cell>
          <table:table-cell office:value-type="float" office:value="132.8442">
            <text:p>132.8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7298">
            <text:p>1400846548.7298</text:p>
          </table:table-cell>
          <table:table-cell office:value-type="float" office:value="134.692">
            <text:p>134.692</text:p>
          </table:table-cell>
          <table:table-cell table:number-columns-repeated="3"/>
          <table:table-cell office:value-type="float" office:value="1400847744.67837">
            <text:p>1400847744.67837</text:p>
          </table:table-cell>
          <table:table-cell office:value-type="float" office:value="77.10139">
            <text:p>77.10139</text:p>
          </table:table-cell>
          <table:table-cell table:number-columns-repeated="3"/>
          <table:table-cell office:value-type="float" office:value="1400847886.44076">
            <text:p>1400847886.44076</text:p>
          </table:table-cell>
          <table:table-cell office:value-type="float" office:value="132.5362">
            <text:p>132.5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75908">
            <text:p>1400846548.75908</text:p>
          </table:table-cell>
          <table:table-cell office:value-type="float" office:value="133.7681">
            <text:p>133.7681</text:p>
          </table:table-cell>
          <table:table-cell table:number-columns-repeated="3"/>
          <table:table-cell office:value-type="float" office:value="1400847744.74176">
            <text:p>1400847744.74176</text:p>
          </table:table-cell>
          <table:table-cell office:value-type="float" office:value="75.86954">
            <text:p>75.86954</text:p>
          </table:table-cell>
          <table:table-cell table:number-columns-repeated="3"/>
          <table:table-cell office:value-type="float" office:value="1400847886.48053">
            <text:p>1400847886.48053</text:p>
          </table:table-cell>
          <table:table-cell office:value-type="float" office:value="130.9963">
            <text:p>130.99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798">
            <text:p>1400846548.798</text:p>
          </table:table-cell>
          <table:table-cell office:value-type="float" office:value="133.7681">
            <text:p>133.7681</text:p>
          </table:table-cell>
          <table:table-cell table:number-columns-repeated="3"/>
          <table:table-cell office:value-type="float" office:value="1400847744.74194">
            <text:p>1400847744.74194</text:p>
          </table:table-cell>
          <table:table-cell office:value-type="float" office:value="73.71372">
            <text:p>73.71372</text:p>
          </table:table-cell>
          <table:table-cell table:number-columns-repeated="3"/>
          <table:table-cell office:value-type="float" office:value="1400847886.5266">
            <text:p>1400847886.5266</text:p>
          </table:table-cell>
          <table:table-cell office:value-type="float" office:value="129.1485">
            <text:p>129.14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84056">
            <text:p>1400846548.84056</text:p>
          </table:table-cell>
          <table:table-cell office:value-type="float" office:value="132.5362">
            <text:p>132.5362</text:p>
          </table:table-cell>
          <table:table-cell table:number-columns-repeated="3"/>
          <table:table-cell office:value-type="float" office:value="1400847744.78314">
            <text:p>1400847744.78314</text:p>
          </table:table-cell>
          <table:table-cell office:value-type="float" office:value="70.01809">
            <text:p>70.01809</text:p>
          </table:table-cell>
          <table:table-cell table:number-columns-repeated="3"/>
          <table:table-cell office:value-type="float" office:value="1400847886.54795">
            <text:p>1400847886.54795</text:p>
          </table:table-cell>
          <table:table-cell office:value-type="float" office:value="127.3007">
            <text:p>127.3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8679">
            <text:p>1400846548.8679</text:p>
          </table:table-cell>
          <table:table-cell office:value-type="float" office:value="131.6123">
            <text:p>131.6123</text:p>
          </table:table-cell>
          <table:table-cell table:number-columns-repeated="3"/>
          <table:table-cell office:value-type="float" office:value="1400847744.84016">
            <text:p>1400847744.84016</text:p>
          </table:table-cell>
          <table:table-cell office:value-type="float" office:value="66.93833">
            <text:p>66.93833</text:p>
          </table:table-cell>
          <table:table-cell table:number-columns-repeated="3"/>
          <table:table-cell office:value-type="float" office:value="1400847886.57744">
            <text:p>1400847886.57744</text:p>
          </table:table-cell>
          <table:table-cell office:value-type="float" office:value="122.6811">
            <text:p>122.68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89698">
            <text:p>1400846548.89698</text:p>
          </table:table-cell>
          <table:table-cell office:value-type="float" office:value="130.0724">
            <text:p>130.0724</text:p>
          </table:table-cell>
          <table:table-cell table:number-columns-repeated="3"/>
          <table:table-cell office:value-type="float" office:value="1400847744.8405">
            <text:p>1400847744.8405</text:p>
          </table:table-cell>
          <table:table-cell office:value-type="float" office:value="64.47461">
            <text:p>64.47461</text:p>
          </table:table-cell>
          <table:table-cell table:number-columns-repeated="3"/>
          <table:table-cell office:value-type="float" office:value="1400847886.62203">
            <text:p>1400847886.62203</text:p>
          </table:table-cell>
          <table:table-cell office:value-type="float" office:value="120.5253">
            <text:p>120.52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92765">
            <text:p>1400846548.92765</text:p>
          </table:table-cell>
          <table:table-cell office:value-type="float" office:value="129.7645">
            <text:p>129.7645</text:p>
          </table:table-cell>
          <table:table-cell table:number-columns-repeated="3"/>
          <table:table-cell office:value-type="float" office:value="1400847744.87261">
            <text:p>1400847744.87261</text:p>
          </table:table-cell>
          <table:table-cell office:value-type="float" office:value="61.3949">
            <text:p>61.3949</text:p>
          </table:table-cell>
          <table:table-cell table:number-columns-repeated="3"/>
          <table:table-cell office:value-type="float" office:value="1400847886.64223">
            <text:p>1400847886.64223</text:p>
          </table:table-cell>
          <table:table-cell office:value-type="float" office:value="118.0616">
            <text:p>118.06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95817">
            <text:p>1400846548.95817</text:p>
          </table:table-cell>
          <table:table-cell office:value-type="float" office:value="127.6087">
            <text:p>127.6087</text:p>
          </table:table-cell>
          <table:table-cell table:number-columns-repeated="3"/>
          <table:table-cell office:value-type="float" office:value="1400847744.93571">
            <text:p>1400847744.93571</text:p>
          </table:table-cell>
          <table:table-cell office:value-type="float" office:value="59.85502">
            <text:p>59.85502</text:p>
          </table:table-cell>
          <table:table-cell table:number-columns-repeated="3"/>
          <table:table-cell office:value-type="float" office:value="1400847886.68046">
            <text:p>1400847886.68046</text:p>
          </table:table-cell>
          <table:table-cell office:value-type="float" office:value="114.9818">
            <text:p>114.98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8.97286">
            <text:p>1400846548.97286</text:p>
          </table:table-cell>
          <table:table-cell office:value-type="float" office:value="125.4529">
            <text:p>125.4529</text:p>
          </table:table-cell>
          <table:table-cell table:number-columns-repeated="3"/>
          <table:table-cell office:value-type="float" office:value="1400847744.93594">
            <text:p>1400847744.93594</text:p>
          </table:table-cell>
          <table:table-cell office:value-type="float" office:value="58.93112">
            <text:p>58.93112</text:p>
          </table:table-cell>
          <table:table-cell table:number-columns-repeated="3"/>
          <table:table-cell office:value-type="float" office:value="1400847886.7241">
            <text:p>1400847886.7241</text:p>
          </table:table-cell>
          <table:table-cell office:value-type="float" office:value="113.134">
            <text:p>113.1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9.04488">
            <text:p>1400846549.04488</text:p>
          </table:table-cell>
          <table:table-cell office:value-type="float" office:value="122.9891">
            <text:p>122.9891</text:p>
          </table:table-cell>
          <table:table-cell table:number-columns-repeated="3"/>
          <table:table-cell office:value-type="float" office:value="1400847744.99576">
            <text:p>1400847744.99576</text:p>
          </table:table-cell>
          <table:table-cell office:value-type="float" office:value="55.23543">
            <text:p>55.23543</text:p>
          </table:table-cell>
          <table:table-cell table:number-columns-repeated="3"/>
          <table:table-cell office:value-type="float" office:value="1400847886.7457">
            <text:p>1400847886.7457</text:p>
          </table:table-cell>
          <table:table-cell office:value-type="float" office:value="107.8985">
            <text:p>107.89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9.04514">
            <text:p>1400846549.04514</text:p>
          </table:table-cell>
          <table:table-cell office:value-type="float" office:value="118.0616">
            <text:p>118.0616</text:p>
          </table:table-cell>
          <table:table-cell table:number-columns-repeated="3"/>
          <table:table-cell office:value-type="float" office:value="1400847745.04017">
            <text:p>1400847745.04017</text:p>
          </table:table-cell>
          <table:table-cell office:value-type="float" office:value="51.5398">
            <text:p>51.5398</text:p>
          </table:table-cell>
          <table:table-cell table:number-columns-repeated="3"/>
          <table:table-cell office:value-type="float" office:value="1400847886.77801">
            <text:p>1400847886.77801</text:p>
          </table:table-cell>
          <table:table-cell office:value-type="float" office:value="102.0471">
            <text:p>102.04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9.06814">
            <text:p>1400846549.06814</text:p>
          </table:table-cell>
          <table:table-cell office:value-type="float" office:value="115.2898">
            <text:p>115.2898</text:p>
          </table:table-cell>
          <table:table-cell table:number-columns-repeated="3"/>
          <table:table-cell office:value-type="float" office:value="1400847745.04035">
            <text:p>1400847745.04035</text:p>
          </table:table-cell>
          <table:table-cell office:value-type="float" office:value="49.63763">
            <text:p>49.63763</text:p>
          </table:table-cell>
          <table:table-cell table:number-columns-repeated="3"/>
          <table:table-cell office:value-type="float" office:value="1400847886.82182">
            <text:p>1400847886.82182</text:p>
          </table:table-cell>
          <table:table-cell office:value-type="float" office:value="97.73544">
            <text:p>97.735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9.10221">
            <text:p>1400846549.10221</text:p>
          </table:table-cell>
          <table:table-cell office:value-type="float" office:value="112.8261">
            <text:p>112.8261</text:p>
          </table:table-cell>
          <table:table-cell table:number-columns-repeated="3"/>
          <table:table-cell office:value-type="float" office:value="1400847745.07644">
            <text:p>1400847745.07644</text:p>
          </table:table-cell>
          <table:table-cell office:value-type="float" office:value="48.91301">
            <text:p>48.91301</text:p>
          </table:table-cell>
          <table:table-cell table:number-columns-repeated="3"/>
          <table:table-cell office:value-type="float" office:value="1400847886.8417">
            <text:p>1400847886.8417</text:p>
          </table:table-cell>
          <table:table-cell office:value-type="float" office:value="93.11591">
            <text:p>93.115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9.20483">
            <text:p>1400846549.20483</text:p>
          </table:table-cell>
          <table:table-cell office:value-type="float" office:value="110.6703">
            <text:p>110.6703</text:p>
          </table:table-cell>
          <table:table-cell table:number-columns-repeated="3"/>
          <table:table-cell office:value-type="float" office:value="1400847745.13982">
            <text:p>1400847745.13982</text:p>
          </table:table-cell>
          <table:table-cell office:value-type="float" office:value="46.01442">
            <text:p>46.01442</text:p>
          </table:table-cell>
          <table:table-cell table:number-columns-repeated="3"/>
          <table:table-cell office:value-type="float" office:value="1400847886.85663">
            <text:p>1400847886.85663</text:p>
          </table:table-cell>
          <table:table-cell office:value-type="float" office:value="88.80429">
            <text:p>88.804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9.20506">
            <text:p>1400846549.20506</text:p>
          </table:table-cell>
          <table:table-cell office:value-type="float" office:value="108.2065">
            <text:p>108.2065</text:p>
          </table:table-cell>
          <table:table-cell table:number-columns-repeated="3"/>
          <table:table-cell office:value-type="float" office:value="1400847745.14008">
            <text:p>1400847745.14008</text:p>
          </table:table-cell>
          <table:table-cell office:value-type="float" office:value="43.8405">
            <text:p>43.8405</text:p>
          </table:table-cell>
          <table:table-cell table:number-columns-repeated="3"/>
          <table:table-cell office:value-type="float" office:value="1400847886.92493">
            <text:p>1400847886.92493</text:p>
          </table:table-cell>
          <table:table-cell office:value-type="float" office:value="84.49272">
            <text:p>84.492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9.20534">
            <text:p>1400846549.20534</text:p>
          </table:table-cell>
          <table:table-cell office:value-type="float" office:value="104.8188">
            <text:p>104.8188</text:p>
          </table:table-cell>
          <table:table-cell table:number-columns-repeated="3"/>
          <table:table-cell office:value-type="float" office:value="1400847745.19515">
            <text:p>1400847745.19515</text:p>
          </table:table-cell>
          <table:table-cell office:value-type="float" office:value="43.47822">
            <text:p>43.47822</text:p>
          </table:table-cell>
          <table:table-cell table:number-columns-repeated="3"/>
          <table:table-cell office:value-type="float" office:value="1400847886.92518">
            <text:p>1400847886.92518</text:p>
          </table:table-cell>
          <table:table-cell office:value-type="float" office:value="81.105">
            <text:p>81.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9.23374">
            <text:p>1400846549.23374</text:p>
          </table:table-cell>
          <table:table-cell office:value-type="float" office:value="100.1992">
            <text:p>100.1992</text:p>
          </table:table-cell>
          <table:table-cell table:number-columns-repeated="3"/>
          <table:table-cell office:value-type="float" office:value="1400847745.2451">
            <text:p>1400847745.2451</text:p>
          </table:table-cell>
          <table:table-cell office:value-type="float" office:value="42.39126">
            <text:p>42.39126</text:p>
          </table:table-cell>
          <table:table-cell table:number-columns-repeated="3"/>
          <table:table-cell office:value-type="float" office:value="1400847886.95265">
            <text:p>1400847886.95265</text:p>
          </table:table-cell>
          <table:table-cell office:value-type="float" office:value="81.105">
            <text:p>81.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9.26511">
            <text:p>1400846549.26511</text:p>
          </table:table-cell>
          <table:table-cell office:value-type="float" office:value="97.11951">
            <text:p>97.11951</text:p>
          </table:table-cell>
          <table:table-cell table:number-columns-repeated="3"/>
          <table:table-cell office:value-type="float" office:value="1400847745.24532">
            <text:p>1400847745.24532</text:p>
          </table:table-cell>
          <table:table-cell office:value-type="float" office:value="40.57968">
            <text:p>40.57968</text:p>
          </table:table-cell>
          <table:table-cell table:number-columns-repeated="3"/>
          <table:table-cell office:value-type="float" office:value="1400847887.02179">
            <text:p>1400847887.02179</text:p>
          </table:table-cell>
          <table:table-cell office:value-type="float" office:value="77.71732">
            <text:p>77.71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846549.29617">
            <text:p>1400846549.29617</text:p>
          </table:table-cell>
          <table:table-cell office:value-type="float" office:value="93.42388">
            <text:p>93.42388</text:p>
          </table:table-cell>
          <table:table-cell table:number-columns-repeated="3"/>
          <table:table-cell office:value-type="float" office:value="1400847745.27597">
            <text:p>1400847745.27597</text:p>
          </table:table-cell>
          <table:table-cell office:value-type="float" office:value="39.85501">
            <text:p>39.85501</text:p>
          </table:table-cell>
          <table:table-cell table:number-columns-repeated="3"/>
          <table:table-cell office:value-type="float" office:value="1400847887.02205">
            <text:p>1400847887.02205</text:p>
          </table:table-cell>
          <table:table-cell office:value-type="float" office:value="73.09779">
            <text:p>73.09779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30371">
            <text:p>1400847745.30371</text:p>
          </table:table-cell>
          <table:table-cell office:value-type="float" office:value="38.76805">
            <text:p>38.76805</text:p>
          </table:table-cell>
          <table:table-cell table:number-columns-repeated="3"/>
          <table:table-cell office:value-type="float" office:value="1400847887.0471">
            <text:p>1400847887.0471</text:p>
          </table:table-cell>
          <table:table-cell office:value-type="float" office:value="68.78617">
            <text:p>68.78617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3472">
            <text:p>1400847745.3472</text:p>
          </table:table-cell>
          <table:table-cell office:value-type="float" office:value="37.31881">
            <text:p>37.31881</text:p>
          </table:table-cell>
          <table:table-cell table:number-columns-repeated="3"/>
          <table:table-cell office:value-type="float" office:value="1400847887.07996">
            <text:p>1400847887.07996</text:p>
          </table:table-cell>
          <table:table-cell office:value-type="float" office:value="63.85862">
            <text:p>63.85862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39438">
            <text:p>1400847745.39438</text:p>
          </table:table-cell>
          <table:table-cell office:value-type="float" office:value="36.95647">
            <text:p>36.95647</text:p>
          </table:table-cell>
          <table:table-cell table:number-columns-repeated="3"/>
          <table:table-cell office:value-type="float" office:value="1400847887.1242">
            <text:p>1400847887.1242</text:p>
          </table:table-cell>
          <table:table-cell office:value-type="float" office:value="60.16298">
            <text:p>60.1629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3987">
            <text:p>1400847745.3987</text:p>
          </table:table-cell>
          <table:table-cell office:value-type="float" office:value="37.31881">
            <text:p>37.31881</text:p>
          </table:table-cell>
          <table:table-cell table:number-columns-repeated="3"/>
          <table:table-cell office:value-type="float" office:value="1400847887.14621">
            <text:p>1400847887.14621</text:p>
          </table:table-cell>
          <table:table-cell office:value-type="float" office:value="57.08328">
            <text:p>57.0832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41266">
            <text:p>1400847745.41266</text:p>
          </table:table-cell>
          <table:table-cell office:value-type="float" office:value="37.31881">
            <text:p>37.31881</text:p>
          </table:table-cell>
          <table:table-cell table:number-columns-repeated="3"/>
          <table:table-cell office:value-type="float" office:value="1400847887.1755">
            <text:p>1400847887.1755</text:p>
          </table:table-cell>
          <table:table-cell office:value-type="float" office:value="53.38764">
            <text:p>53.38764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44434">
            <text:p>1400847745.44434</text:p>
          </table:table-cell>
          <table:table-cell office:value-type="float" office:value="36.95647">
            <text:p>36.95647</text:p>
          </table:table-cell>
          <table:table-cell table:number-columns-repeated="3"/>
          <table:table-cell office:value-type="float" office:value="1400847887.24778">
            <text:p>1400847887.24778</text:p>
          </table:table-cell>
          <table:table-cell office:value-type="float" office:value="51.23183">
            <text:p>51.2318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48814">
            <text:p>1400847745.48814</text:p>
          </table:table-cell>
          <table:table-cell office:value-type="float" office:value="35.50717">
            <text:p>35.50717</text:p>
          </table:table-cell>
          <table:table-cell table:number-columns-repeated="3"/>
          <table:table-cell office:value-type="float" office:value="1400847887.24804">
            <text:p>1400847887.24804</text:p>
          </table:table-cell>
          <table:table-cell office:value-type="float" office:value="48.55067">
            <text:p>48.55067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54667">
            <text:p>1400847745.54667</text:p>
          </table:table-cell>
          <table:table-cell office:value-type="float" office:value="35.86951">
            <text:p>35.86951</text:p>
          </table:table-cell>
          <table:table-cell table:number-columns-repeated="3"/>
          <table:table-cell office:value-type="float" office:value="1400847887.28134">
            <text:p>1400847887.28134</text:p>
          </table:table-cell>
          <table:table-cell office:value-type="float" office:value="45.2898">
            <text:p>45.289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54697">
            <text:p>1400847745.54697</text:p>
          </table:table-cell>
          <table:table-cell office:value-type="float" office:value="35.14489">
            <text:p>35.14489</text:p>
          </table:table-cell>
          <table:table-cell table:number-columns-repeated="3"/>
          <table:table-cell office:value-type="float" office:value="1400847887.32547">
            <text:p>1400847887.32547</text:p>
          </table:table-cell>
          <table:table-cell office:value-type="float" office:value="43.11588">
            <text:p>43.1158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57286">
            <text:p>1400847745.57286</text:p>
          </table:table-cell>
          <table:table-cell office:value-type="float" office:value="35.50717">
            <text:p>35.50717</text:p>
          </table:table-cell>
          <table:table-cell table:number-columns-repeated="3"/>
          <table:table-cell office:value-type="float" office:value="1400847887.34597">
            <text:p>1400847887.34597</text:p>
          </table:table-cell>
          <table:table-cell office:value-type="float" office:value="40.21735">
            <text:p>40.21735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64509">
            <text:p>1400847745.64509</text:p>
          </table:table-cell>
          <table:table-cell office:value-type="float" office:value="35.86951">
            <text:p>35.86951</text:p>
          </table:table-cell>
          <table:table-cell table:number-columns-repeated="3"/>
          <table:table-cell office:value-type="float" office:value="1400847887.37559">
            <text:p>1400847887.37559</text:p>
          </table:table-cell>
          <table:table-cell office:value-type="float" office:value="37.31881">
            <text:p>37.31881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64537">
            <text:p>1400847745.64537</text:p>
          </table:table-cell>
          <table:table-cell office:value-type="float" office:value="35.14489">
            <text:p>35.14489</text:p>
          </table:table-cell>
          <table:table-cell table:number-columns-repeated="3"/>
          <table:table-cell office:value-type="float" office:value="1400847887.44907">
            <text:p>1400847887.44907</text:p>
          </table:table-cell>
          <table:table-cell office:value-type="float" office:value="35.86951">
            <text:p>35.86951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69821">
            <text:p>1400847745.69821</text:p>
          </table:table-cell>
          <table:table-cell office:value-type="float" office:value="35.50717">
            <text:p>35.50717</text:p>
          </table:table-cell>
          <table:table-cell table:number-columns-repeated="3"/>
          <table:table-cell office:value-type="float" office:value="1400847887.45433">
            <text:p>1400847887.45433</text:p>
          </table:table-cell>
          <table:table-cell office:value-type="float" office:value="34.78255">
            <text:p>34.78255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74172">
            <text:p>1400847745.74172</text:p>
          </table:table-cell>
          <table:table-cell office:value-type="float" office:value="35.50717">
            <text:p>35.50717</text:p>
          </table:table-cell>
          <table:table-cell table:number-columns-repeated="3"/>
          <table:table-cell office:value-type="float" office:value="1400847887.48481">
            <text:p>1400847887.48481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74205">
            <text:p>1400847745.74205</text:p>
          </table:table-cell>
          <table:table-cell office:value-type="float" office:value="37.31881">
            <text:p>37.31881</text:p>
          </table:table-cell>
          <table:table-cell table:number-columns-repeated="3"/>
          <table:table-cell office:value-type="float" office:value="1400847887.52855">
            <text:p>1400847887.52855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79948">
            <text:p>1400847745.79948</text:p>
          </table:table-cell>
          <table:table-cell office:value-type="float" office:value="38.76805">
            <text:p>38.76805</text:p>
          </table:table-cell>
          <table:table-cell table:number-columns-repeated="3"/>
          <table:table-cell office:value-type="float" office:value="1400847887.5461">
            <text:p>1400847887.5461</text:p>
          </table:table-cell>
          <table:table-cell office:value-type="float" office:value="34.42022">
            <text:p>34.42022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79974">
            <text:p>1400847745.79974</text:p>
          </table:table-cell>
          <table:table-cell office:value-type="float" office:value="39.85501">
            <text:p>39.85501</text:p>
          </table:table-cell>
          <table:table-cell table:number-columns-repeated="3"/>
          <table:table-cell office:value-type="float" office:value="1400847887.58171">
            <text:p>1400847887.58171</text:p>
          </table:table-cell>
          <table:table-cell office:value-type="float" office:value="34.05793">
            <text:p>34.0579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84458">
            <text:p>1400847745.84458</text:p>
          </table:table-cell>
          <table:table-cell office:value-type="float" office:value="40.94197">
            <text:p>40.94197</text:p>
          </table:table-cell>
          <table:table-cell table:number-columns-repeated="3"/>
          <table:table-cell office:value-type="float" office:value="1400847887.62674">
            <text:p>1400847887.62674</text:p>
          </table:table-cell>
          <table:table-cell office:value-type="float" office:value="34.05793">
            <text:p>34.0579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89939">
            <text:p>1400847745.89939</text:p>
          </table:table-cell>
          <table:table-cell office:value-type="float" office:value="43.11588">
            <text:p>43.11588</text:p>
          </table:table-cell>
          <table:table-cell table:number-columns-repeated="3"/>
          <table:table-cell office:value-type="float" office:value="1400847887.62708">
            <text:p>1400847887.62708</text:p>
          </table:table-cell>
          <table:table-cell office:value-type="float" office:value="34.05793">
            <text:p>34.0579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94774">
            <text:p>1400847745.94774</text:p>
          </table:table-cell>
          <table:table-cell office:value-type="float" office:value="46.01442">
            <text:p>46.01442</text:p>
          </table:table-cell>
          <table:table-cell table:number-columns-repeated="3"/>
          <table:table-cell office:value-type="float" office:value="1400847887.65556">
            <text:p>1400847887.65556</text:p>
          </table:table-cell>
          <table:table-cell office:value-type="float" office:value="35.14489">
            <text:p>35.14489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94801">
            <text:p>1400847745.94801</text:p>
          </table:table-cell>
          <table:table-cell office:value-type="float" office:value="48.55067">
            <text:p>48.55067</text:p>
          </table:table-cell>
          <table:table-cell table:number-columns-repeated="3"/>
          <table:table-cell office:value-type="float" office:value="1400847887.72492">
            <text:p>1400847887.72492</text:p>
          </table:table-cell>
          <table:table-cell office:value-type="float" office:value="37.68109">
            <text:p>37.68109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0847745.97021">
            <text:p>1400847745.97021</text:p>
          </table:table-cell>
          <table:table-cell office:value-type="float" office:value="50.92387">
            <text:p>50.92387</text:p>
          </table:table-cell>
          <table:table-cell table:number-columns-repeated="3"/>
          <table:table-cell office:value-type="float" office:value="1400847887.72519">
            <text:p>1400847887.72519</text:p>
          </table:table-cell>
          <table:table-cell office:value-type="float" office:value="39.49273">
            <text:p>39.4927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7.75052">
            <text:p>1400847887.75052</text:p>
          </table:table-cell>
          <table:table-cell office:value-type="float" office:value="40.57968">
            <text:p>40.5796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7.78254">
            <text:p>1400847887.78254</text:p>
          </table:table-cell>
          <table:table-cell office:value-type="float" office:value="43.11588">
            <text:p>43.1158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7.82631">
            <text:p>1400847887.82631</text:p>
          </table:table-cell>
          <table:table-cell office:value-type="float" office:value="46.01442">
            <text:p>46.0144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7.84972">
            <text:p>1400847887.84972</text:p>
          </table:table-cell>
          <table:table-cell office:value-type="float" office:value="48.91301">
            <text:p>48.913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7.88068">
            <text:p>1400847887.88068</text:p>
          </table:table-cell>
          <table:table-cell office:value-type="float" office:value="51.84776">
            <text:p>51.8477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7.92762">
            <text:p>1400847887.92762</text:p>
          </table:table-cell>
          <table:table-cell office:value-type="float" office:value="55.85142">
            <text:p>55.8514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7.94666">
            <text:p>1400847887.94666</text:p>
          </table:table-cell>
          <table:table-cell office:value-type="float" office:value="61.3949">
            <text:p>61.394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7.98091">
            <text:p>1400847887.98091</text:p>
          </table:table-cell>
          <table:table-cell office:value-type="float" office:value="65.09054">
            <text:p>65.0905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02748">
            <text:p>1400847888.02748</text:p>
          </table:table-cell>
          <table:table-cell office:value-type="float" office:value="67.55431">
            <text:p>67.5543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05248">
            <text:p>1400847888.05248</text:p>
          </table:table-cell>
          <table:table-cell office:value-type="float" office:value="70.94198">
            <text:p>70.9419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08398">
            <text:p>1400847888.08398</text:p>
          </table:table-cell>
          <table:table-cell office:value-type="float" office:value="74.94558">
            <text:p>74.9455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13092">
            <text:p>1400847888.13092</text:p>
          </table:table-cell>
          <table:table-cell office:value-type="float" office:value="77.71732">
            <text:p>77.7173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1469">
            <text:p>1400847888.1469</text:p>
          </table:table-cell>
          <table:table-cell office:value-type="float" office:value="81.41302">
            <text:p>81.413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17801">
            <text:p>1400847888.17801</text:p>
          </table:table-cell>
          <table:table-cell office:value-type="float" office:value="85.72458">
            <text:p>85.7245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248">
            <text:p>1400847888.248</text:p>
          </table:table-cell>
          <table:table-cell office:value-type="float" office:value="93.42388">
            <text:p>93.4238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24832">
            <text:p>1400847888.24832</text:p>
          </table:table-cell>
          <table:table-cell office:value-type="float" office:value="99.89125">
            <text:p>99.891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28256">
            <text:p>1400847888.28256</text:p>
          </table:table-cell>
          <table:table-cell office:value-type="float" office:value="102.971">
            <text:p>102.97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32409">
            <text:p>1400847888.32409</text:p>
          </table:table-cell>
          <table:table-cell office:value-type="float" office:value="104.2029">
            <text:p>104.202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34577">
            <text:p>1400847888.34577</text:p>
          </table:table-cell>
          <table:table-cell office:value-type="float" office:value="107.2826">
            <text:p>107.282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37676">
            <text:p>1400847888.37676</text:p>
          </table:table-cell>
          <table:table-cell office:value-type="float" office:value="114.9818">
            <text:p>114.981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44615">
            <text:p>1400847888.44615</text:p>
          </table:table-cell>
          <table:table-cell office:value-type="float" office:value="119.2934">
            <text:p>119.293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44642">
            <text:p>1400847888.44642</text:p>
          </table:table-cell>
          <table:table-cell office:value-type="float" office:value="119.9094">
            <text:p>119.909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45545">
            <text:p>1400847888.45545</text:p>
          </table:table-cell>
          <table:table-cell office:value-type="float" office:value="122.0652">
            <text:p>122.065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52904">
            <text:p>1400847888.52904</text:p>
          </table:table-cell>
          <table:table-cell office:value-type="float" office:value="124.221">
            <text:p>124.22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52944">
            <text:p>1400847888.52944</text:p>
          </table:table-cell>
          <table:table-cell office:value-type="float" office:value="126.6848">
            <text:p>126.684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55158">
            <text:p>1400847888.55158</text:p>
          </table:table-cell>
          <table:table-cell office:value-type="float" office:value="129.1485">
            <text:p>129.148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00847888.58665">
            <text:p>1400847888.58665</text:p>
          </table:table-cell>
          <table:table-cell office:value-type="float" office:value="130.0724">
            <text:p>130.0724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4-05-23T14:05:13</meta:creation-date>
    <dc:title>Tables</dc:title>
    <dc:date>2014-05-23T14:36:37</dc:date>
    <dc:creator>diego </dc:creator>
    <meta:editing-duration>PT3S</meta:editing-duration>
    <meta:editing-cycles>1</meta:editing-cycles>
    <meta:document-statistic meta:table-count="3" meta:cell-count="3885" meta:object-count="3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53cm" svg:height="7.211cm" xlink:href=".." xlink:type="simple" chart:class="chart:scatter" chart:style-name="ch1">
        <chart:legend chart:legend-position="end" svg:x="7.801cm" svg:y="3.057cm" style:legend-expansion="high" chart:style-name="ch2"/>
        <chart:plot-area chart:style-name="ch3" table:cell-range-address="Sheet1.A1:Sheet1.B68 Sheet1.D1:Sheet1.D420" svg:x="0.663cm" svg:y="0.711cm" svg:width="6.712cm" svg:height="5.936cm">
          <chartooo:coordinate-region svg:x="1.589cm" svg:y="0.911cm" svg:width="4.858cm" svg:height="5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8" chart:class="chart:scatter">
            <chart:domain table:cell-range-address="Sheet1.A1:Sheet1.A68"/>
            <chart:data-point chart:repeated="68"/>
          </chart:series>
          <chart:series chart:style-name="ch7" chart:values-cell-range-address="Sheet1.D1:Sheet1.D420" chart:class="chart:scatter">
            <chart:domain table:cell-range-address="Sheet1.C4:Sheet1.C420"/>
            <chart:data-point chart:repeated="4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846535.77281">
                <text:p>1400846535.77281</text:p>
                <draw:g>
                  <svg:desc>Sheet1.A1:Sheet1.A68</svg:desc>
                </draw:g>
              </table:table-cell>
              <table:table-cell office:value-type="float" office:value="85">
                <text:p>85</text:p>
                <draw:g>
                  <svg:desc>Sheet1.B1:Sheet1.B68</svg:desc>
                </draw:g>
              </table:table-cell>
              <table:table-cell office:value-type="float" office:value="1400846536.04326">
                <text:p>1400846536.04326</text:p>
                <draw:g>
                  <svg:desc>Sheet1.C4:Sheet1.C420</svg:desc>
                </draw:g>
              </table:table-cell>
              <table:table-cell office:value-type="float" office:value="74.02169">
                <text:p>74.02169</text:p>
                <draw:g>
                  <svg:desc>Sheet1.D1:Sheet1.D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846535.97324">
                <text:p>1400846535.97324</text:p>
              </table:table-cell>
              <table:table-cell office:value-type="float" office:value="110">
                <text:p>110</text:p>
              </table:table-cell>
              <table:table-cell office:value-type="float" office:value="1400846536.07351">
                <text:p>1400846536.07351</text:p>
              </table:table-cell>
              <table:table-cell office:value-type="float" office:value="73.40576">
                <text:p>73.40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846536.17356">
                <text:p>1400846536.17356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6.10114">
                <text:p>1400846536.10114</text:p>
              </table:table-cell>
              <table:table-cell office:value-type="float" office:value="73.71372">
                <text:p>73.71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846536.37389">
                <text:p>1400846536.37389</text:p>
              </table:table-cell>
              <table:table-cell office:value-type="float" office:value="135">
                <text:p>135</text:p>
              </table:table-cell>
              <table:table-cell office:value-type="float" office:value="1400846536.13459">
                <text:p>1400846536.13459</text:p>
              </table:table-cell>
              <table:table-cell office:value-type="float" office:value="73.40576">
                <text:p>73.40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846536.5742">
                <text:p>1400846536.5742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6.15834">
                <text:p>1400846536.15834</text:p>
              </table:table-cell>
              <table:table-cell office:value-type="float" office:value="73.40576">
                <text:p>73.40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846536.77451">
                <text:p>1400846536.77451</text:p>
              </table:table-cell>
              <table:table-cell office:value-type="float" office:value="110">
                <text:p>110</text:p>
              </table:table-cell>
              <table:table-cell office:value-type="float" office:value="1400846536.18801">
                <text:p>1400846536.18801</text:p>
              </table:table-cell>
              <table:table-cell office:value-type="float" office:value="73.40576">
                <text:p>73.40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846536.9748">
                <text:p>1400846536.9748</text:p>
              </table:table-cell>
              <table:table-cell office:value-type="float" office:value="85">
                <text:p>85</text:p>
              </table:table-cell>
              <table:table-cell office:value-type="float" office:value="1400846536.23189">
                <text:p>1400846536.23189</text:p>
              </table:table-cell>
              <table:table-cell office:value-type="float" office:value="73.40576">
                <text:p>73.4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846537.17513">
                <text:p>1400846537.17513</text:p>
              </table:table-cell>
              <table:table-cell office:value-type="float" office:value="60">
                <text:p>60</text:p>
              </table:table-cell>
              <table:table-cell office:value-type="float" office:value="1400846536.24671">
                <text:p>1400846536.24671</text:p>
              </table:table-cell>
              <table:table-cell office:value-type="float" office:value="74.63762">
                <text:p>74.63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846537.37544">
                <text:p>1400846537.37544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6536.25956">
                <text:p>1400846536.25956</text:p>
              </table:table-cell>
              <table:table-cell office:value-type="float" office:value="78.02529">
                <text:p>78.02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846537.57571">
                <text:p>1400846537.57571</text:p>
              </table:table-cell>
              <table:table-cell office:value-type="float" office:value="35">
                <text:p>35</text:p>
              </table:table-cell>
              <table:table-cell office:value-type="float" office:value="1400846536.28821">
                <text:p>1400846536.28821</text:p>
              </table:table-cell>
              <table:table-cell office:value-type="float" office:value="78.02529">
                <text:p>78.02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846537.77599">
                <text:p>1400846537.77599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6536.31874">
                <text:p>1400846536.31874</text:p>
              </table:table-cell>
              <table:table-cell office:value-type="float" office:value="80.79703">
                <text:p>80.79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846537.9763">
                <text:p>1400846537.9763</text:p>
              </table:table-cell>
              <table:table-cell office:value-type="float" office:value="60">
                <text:p>60</text:p>
              </table:table-cell>
              <table:table-cell office:value-type="float" office:value="1400846536.35112">
                <text:p>1400846536.35112</text:p>
              </table:table-cell>
              <table:table-cell office:value-type="float" office:value="88.80429">
                <text:p>88.80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846538.17667">
                <text:p>1400846538.17667</text:p>
              </table:table-cell>
              <table:table-cell office:value-type="float" office:value="85">
                <text:p>85</text:p>
              </table:table-cell>
              <table:table-cell office:value-type="float" office:value="1400846536.41637">
                <text:p>1400846536.41637</text:p>
              </table:table-cell>
              <table:table-cell office:value-type="float" office:value="96.81155">
                <text:p>96.81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846538.37701">
                <text:p>1400846538.37701</text:p>
              </table:table-cell>
              <table:table-cell office:value-type="float" office:value="110">
                <text:p>110</text:p>
              </table:table-cell>
              <table:table-cell office:value-type="float" office:value="1400846536.41663">
                <text:p>1400846536.41663</text:p>
              </table:table-cell>
              <table:table-cell office:value-type="float" office:value="102.0471">
                <text:p>102.0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846538.5773">
                <text:p>1400846538.5773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6.4654">
                <text:p>1400846536.4654</text:p>
              </table:table-cell>
              <table:table-cell office:value-type="float" office:value="105.1268">
                <text:p>105.1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0846538.77762">
                <text:p>1400846538.77762</text:p>
              </table:table-cell>
              <table:table-cell office:value-type="float" office:value="135">
                <text:p>135</text:p>
              </table:table-cell>
              <table:table-cell office:value-type="float" office:value="1400846536.46567">
                <text:p>1400846536.46567</text:p>
              </table:table-cell>
              <table:table-cell office:value-type="float" office:value="110.6703">
                <text:p>110.6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0846538.97796">
                <text:p>1400846538.97796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6.51096">
                <text:p>1400846536.51096</text:p>
              </table:table-cell>
              <table:table-cell office:value-type="float" office:value="113.134">
                <text:p>113.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0846539.17827">
                <text:p>1400846539.17827</text:p>
              </table:table-cell>
              <table:table-cell office:value-type="float" office:value="110">
                <text:p>110</text:p>
              </table:table-cell>
              <table:table-cell office:value-type="float" office:value="1400846536.52582">
                <text:p>1400846536.52582</text:p>
              </table:table-cell>
              <table:table-cell office:value-type="float" office:value="115.5978">
                <text:p>115.5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0846539.37862">
                <text:p>1400846539.37862</text:p>
              </table:table-cell>
              <table:table-cell office:value-type="float" office:value="85">
                <text:p>85</text:p>
              </table:table-cell>
              <table:table-cell office:value-type="float" office:value="1400846536.58028">
                <text:p>1400846536.58028</text:p>
              </table:table-cell>
              <table:table-cell office:value-type="float" office:value="124.8369">
                <text:p>124.83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0846539.57893">
                <text:p>1400846539.57893</text:p>
              </table:table-cell>
              <table:table-cell office:value-type="float" office:value="60">
                <text:p>60</text:p>
              </table:table-cell>
              <table:table-cell office:value-type="float" office:value="1400846536.62425">
                <text:p>1400846536.62425</text:p>
              </table:table-cell>
              <table:table-cell office:value-type="float" office:value="127.6087">
                <text:p>127.6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846539.78051">
                <text:p>1400846539.78051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6536.62454">
                <text:p>1400846536.62454</text:p>
              </table:table-cell>
              <table:table-cell office:value-type="float" office:value="129.1485">
                <text:p>129.1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0846539.98081">
                <text:p>1400846539.98081</text:p>
              </table:table-cell>
              <table:table-cell office:value-type="float" office:value="35">
                <text:p>35</text:p>
              </table:table-cell>
              <table:table-cell office:value-type="float" office:value="1400846536.65223">
                <text:p>1400846536.65223</text:p>
              </table:table-cell>
              <table:table-cell office:value-type="float" office:value="131.6123">
                <text:p>131.6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0846540.18116">
                <text:p>1400846540.18116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6536.68539">
                <text:p>1400846536.68539</text:p>
              </table:table-cell>
              <table:table-cell office:value-type="float" office:value="130.9963">
                <text:p>130.9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0846540.38152">
                <text:p>1400846540.38152</text:p>
              </table:table-cell>
              <table:table-cell office:value-type="float" office:value="60">
                <text:p>60</text:p>
              </table:table-cell>
              <table:table-cell office:value-type="float" office:value="1400846536.71864">
                <text:p>1400846536.71864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0846540.58185">
                <text:p>1400846540.58185</text:p>
              </table:table-cell>
              <table:table-cell office:value-type="float" office:value="85">
                <text:p>85</text:p>
              </table:table-cell>
              <table:table-cell office:value-type="float" office:value="1400846536.75291">
                <text:p>1400846536.75291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846540.78219">
                <text:p>1400846540.78219</text:p>
              </table:table-cell>
              <table:table-cell office:value-type="float" office:value="110">
                <text:p>110</text:p>
              </table:table-cell>
              <table:table-cell office:value-type="float" office:value="1400846536.81984">
                <text:p>1400846536.81984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846540.98251">
                <text:p>1400846540.98251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6.82011">
                <text:p>1400846536.82011</text:p>
              </table:table-cell>
              <table:table-cell office:value-type="float" office:value="134.692">
                <text:p>134.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846541.18289">
                <text:p>1400846541.18289</text:p>
              </table:table-cell>
              <table:table-cell office:value-type="float" office:value="135">
                <text:p>135</text:p>
              </table:table-cell>
              <table:table-cell office:value-type="float" office:value="1400846536.85074">
                <text:p>1400846536.8507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846541.38318">
                <text:p>1400846541.38318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6.88643">
                <text:p>1400846536.88643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0846541.5835">
                <text:p>1400846541.5835</text:p>
              </table:table-cell>
              <table:table-cell office:value-type="float" office:value="110">
                <text:p>110</text:p>
              </table:table-cell>
              <table:table-cell office:value-type="float" office:value="1400846536.91855">
                <text:p>1400846536.9185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0846541.7838">
                <text:p>1400846541.7838</text:p>
              </table:table-cell>
              <table:table-cell office:value-type="float" office:value="85">
                <text:p>85</text:p>
              </table:table-cell>
              <table:table-cell office:value-type="float" office:value="1400846536.95381">
                <text:p>1400846536.95381</text:p>
              </table:table-cell>
              <table:table-cell office:value-type="float" office:value="130.9963">
                <text:p>130.9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0846541.98415">
                <text:p>1400846541.98415</text:p>
              </table:table-cell>
              <table:table-cell office:value-type="float" office:value="60">
                <text:p>60</text:p>
              </table:table-cell>
              <table:table-cell office:value-type="float" office:value="1400846537.02189">
                <text:p>1400846537.02189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0846542.18447">
                <text:p>1400846542.18447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6537.02213">
                <text:p>1400846537.02213</text:p>
              </table:table-cell>
              <table:table-cell office:value-type="float" office:value="130.0724">
                <text:p>130.07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0846542.38483">
                <text:p>1400846542.38483</text:p>
              </table:table-cell>
              <table:table-cell office:value-type="float" office:value="35">
                <text:p>35</text:p>
              </table:table-cell>
              <table:table-cell office:value-type="float" office:value="1400846537.05003">
                <text:p>1400846537.05003</text:p>
              </table:table-cell>
              <table:table-cell office:value-type="float" office:value="125.7608">
                <text:p>125.7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846542.58515">
                <text:p>1400846542.58515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6537.08532">
                <text:p>1400846537.08532</text:p>
              </table:table-cell>
              <table:table-cell office:value-type="float" office:value="122.9891">
                <text:p>122.9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0846542.78545">
                <text:p>1400846542.78545</text:p>
              </table:table-cell>
              <table:table-cell office:value-type="float" office:value="60">
                <text:p>60</text:p>
              </table:table-cell>
              <table:table-cell office:value-type="float" office:value="1400846537.1206">
                <text:p>1400846537.1206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0846542.98578">
                <text:p>1400846542.98578</text:p>
              </table:table-cell>
              <table:table-cell office:value-type="float" office:value="85">
                <text:p>85</text:p>
              </table:table-cell>
              <table:table-cell office:value-type="float" office:value="1400846537.15149">
                <text:p>1400846537.15149</text:p>
              </table:table-cell>
              <table:table-cell office:value-type="float" office:value="116.8297">
                <text:p>116.8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0846543.18611">
                <text:p>1400846543.18611</text:p>
              </table:table-cell>
              <table:table-cell office:value-type="float" office:value="110">
                <text:p>110</text:p>
              </table:table-cell>
              <table:table-cell office:value-type="float" office:value="1400846537.18344">
                <text:p>1400846537.18344</text:p>
              </table:table-cell>
              <table:table-cell office:value-type="float" office:value="112.5181">
                <text:p>112.5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0846543.38641">
                <text:p>1400846543.38641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7.22737">
                <text:p>1400846537.22737</text:p>
              </table:table-cell>
              <table:table-cell office:value-type="float" office:value="110.0543">
                <text:p>110.0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0846543.5867">
                <text:p>1400846543.5867</text:p>
              </table:table-cell>
              <table:table-cell office:value-type="float" office:value="135">
                <text:p>135</text:p>
              </table:table-cell>
              <table:table-cell office:value-type="float" office:value="1400846537.24658">
                <text:p>1400846537.24658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0846543.78698">
                <text:p>1400846543.78698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7.26207">
                <text:p>1400846537.26207</text:p>
              </table:table-cell>
              <table:table-cell office:value-type="float" office:value="102.971">
                <text:p>102.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0846543.98725">
                <text:p>1400846543.98725</text:p>
              </table:table-cell>
              <table:table-cell office:value-type="float" office:value="110">
                <text:p>110</text:p>
              </table:table-cell>
              <table:table-cell office:value-type="float" office:value="1400846537.29229">
                <text:p>1400846537.29229</text:p>
              </table:table-cell>
              <table:table-cell office:value-type="float" office:value="98.35143">
                <text:p>98.35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0846544.18762">
                <text:p>1400846544.18762</text:p>
              </table:table-cell>
              <table:table-cell office:value-type="float" office:value="85">
                <text:p>85</text:p>
              </table:table-cell>
              <table:table-cell office:value-type="float" office:value="1400846537.32616">
                <text:p>1400846537.32616</text:p>
              </table:table-cell>
              <table:table-cell office:value-type="float" office:value="94.34777">
                <text:p>94.347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0846544.38801">
                <text:p>1400846544.38801</text:p>
              </table:table-cell>
              <table:table-cell office:value-type="float" office:value="60">
                <text:p>60</text:p>
              </table:table-cell>
              <table:table-cell office:value-type="float" office:value="1400846537.35735">
                <text:p>1400846537.35735</text:p>
              </table:table-cell>
              <table:table-cell office:value-type="float" office:value="89.72824">
                <text:p>89.72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0846544.58833">
                <text:p>1400846544.58833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6537.42421">
                <text:p>1400846537.42421</text:p>
              </table:table-cell>
              <table:table-cell office:value-type="float" office:value="86.34051">
                <text:p>86.34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0846544.78864">
                <text:p>1400846544.78864</text:p>
              </table:table-cell>
              <table:table-cell office:value-type="float" office:value="35">
                <text:p>35</text:p>
              </table:table-cell>
              <table:table-cell office:value-type="float" office:value="1400846537.42448">
                <text:p>1400846537.42448</text:p>
              </table:table-cell>
              <table:table-cell office:value-type="float" office:value="82.64488">
                <text:p>82.64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0846544.98891">
                <text:p>1400846544.98891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6537.4515">
                <text:p>1400846537.4515</text:p>
              </table:table-cell>
              <table:table-cell office:value-type="float" office:value="78.64128">
                <text:p>78.64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0846545.18921">
                <text:p>1400846545.18921</text:p>
              </table:table-cell>
              <table:table-cell office:value-type="float" office:value="60">
                <text:p>60</text:p>
              </table:table-cell>
              <table:table-cell office:value-type="float" office:value="1400846537.48587">
                <text:p>1400846537.48587</text:p>
              </table:table-cell>
              <table:table-cell office:value-type="float" office:value="76.79343">
                <text:p>76.793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0846545.38955">
                <text:p>1400846545.38955</text:p>
              </table:table-cell>
              <table:table-cell office:value-type="float" office:value="85">
                <text:p>85</text:p>
              </table:table-cell>
              <table:table-cell office:value-type="float" office:value="1400846537.52075">
                <text:p>1400846537.52075</text:p>
              </table:table-cell>
              <table:table-cell office:value-type="float" office:value="70.94198">
                <text:p>70.94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0846545.58988">
                <text:p>1400846545.58988</text:p>
              </table:table-cell>
              <table:table-cell office:value-type="float" office:value="110">
                <text:p>110</text:p>
              </table:table-cell>
              <table:table-cell office:value-type="float" office:value="1400846537.55076">
                <text:p>1400846537.55076</text:p>
              </table:table-cell>
              <table:table-cell office:value-type="float" office:value="67.24635">
                <text:p>67.246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0846545.79017">
                <text:p>1400846545.79017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7.58391">
                <text:p>1400846537.58391</text:p>
              </table:table-cell>
              <table:table-cell office:value-type="float" office:value="63.85862">
                <text:p>63.85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00846545.9905">
                <text:p>1400846545.9905</text:p>
              </table:table-cell>
              <table:table-cell office:value-type="float" office:value="135">
                <text:p>135</text:p>
              </table:table-cell>
              <table:table-cell office:value-type="float" office:value="1400846537.62727">
                <text:p>1400846537.62727</text:p>
              </table:table-cell>
              <table:table-cell office:value-type="float" office:value="60.16298">
                <text:p>60.162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00846546.19083">
                <text:p>1400846546.19083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7.6566">
                <text:p>1400846537.6566</text:p>
              </table:table-cell>
              <table:table-cell office:value-type="float" office:value="57.69921">
                <text:p>57.699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0846546.39113">
                <text:p>1400846546.39113</text:p>
              </table:table-cell>
              <table:table-cell office:value-type="float" office:value="110">
                <text:p>110</text:p>
              </table:table-cell>
              <table:table-cell office:value-type="float" office:value="1400846537.69409">
                <text:p>1400846537.69409</text:p>
              </table:table-cell>
              <table:table-cell office:value-type="float" office:value="54.92747">
                <text:p>54.92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0846546.59142">
                <text:p>1400846546.59142</text:p>
              </table:table-cell>
              <table:table-cell office:value-type="float" office:value="85">
                <text:p>85</text:p>
              </table:table-cell>
              <table:table-cell office:value-type="float" office:value="1400846537.72158">
                <text:p>1400846537.72158</text:p>
              </table:table-cell>
              <table:table-cell office:value-type="float" office:value="51.23183">
                <text:p>51.23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846546.79178">
                <text:p>1400846546.79178</text:p>
              </table:table-cell>
              <table:table-cell office:value-type="float" office:value="60">
                <text:p>60</text:p>
              </table:table-cell>
              <table:table-cell office:value-type="float" office:value="1400846537.75295">
                <text:p>1400846537.75295</text:p>
              </table:table-cell>
              <table:table-cell office:value-type="float" office:value="47.46372">
                <text:p>47.463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0846546.99206">
                <text:p>1400846546.99206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6537.78394">
                <text:p>1400846537.78394</text:p>
              </table:table-cell>
              <table:table-cell office:value-type="float" office:value="45.2898">
                <text:p>45.2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00846547.19234">
                <text:p>1400846547.19234</text:p>
              </table:table-cell>
              <table:table-cell office:value-type="float" office:value="35">
                <text:p>35</text:p>
              </table:table-cell>
              <table:table-cell office:value-type="float" office:value="1400846537.84168">
                <text:p>1400846537.84168</text:p>
              </table:table-cell>
              <table:table-cell office:value-type="float" office:value="42.39126">
                <text:p>42.39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0846547.39266">
                <text:p>1400846547.39266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6537.85507">
                <text:p>1400846537.85507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0846547.59296">
                <text:p>1400846547.59296</text:p>
              </table:table-cell>
              <table:table-cell office:value-type="float" office:value="60">
                <text:p>60</text:p>
              </table:table-cell>
              <table:table-cell office:value-type="float" office:value="1400846537.88669">
                <text:p>1400846537.88669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0846547.79328">
                <text:p>1400846547.79328</text:p>
              </table:table-cell>
              <table:table-cell office:value-type="float" office:value="85">
                <text:p>85</text:p>
              </table:table-cell>
              <table:table-cell office:value-type="float" office:value="1400846537.91882">
                <text:p>1400846537.91882</text:p>
              </table:table-cell>
              <table:table-cell office:value-type="float" office:value="38.40577">
                <text:p>38.40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0846547.99355">
                <text:p>1400846547.99355</text:p>
              </table:table-cell>
              <table:table-cell office:value-type="float" office:value="110">
                <text:p>110</text:p>
              </table:table-cell>
              <table:table-cell office:value-type="float" office:value="1400846537.95074">
                <text:p>1400846537.95074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0846548.19382">
                <text:p>1400846548.19382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8.02086">
                <text:p>1400846538.02086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00846548.39414">
                <text:p>1400846548.39414</text:p>
              </table:table-cell>
              <table:table-cell office:value-type="float" office:value="135">
                <text:p>135</text:p>
              </table:table-cell>
              <table:table-cell office:value-type="float" office:value="1400846538.02113">
                <text:p>1400846538.02113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00846548.59448">
                <text:p>1400846548.59448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6538.03185">
                <text:p>1400846538.03185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0846548.79483">
                <text:p>1400846548.79483</text:p>
              </table:table-cell>
              <table:table-cell office:value-type="float" office:value="110">
                <text:p>110</text:p>
              </table:table-cell>
              <table:table-cell office:value-type="float" office:value="1400846538.06168">
                <text:p>1400846538.06168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0846548.99513">
                <text:p>1400846548.99513</text:p>
              </table:table-cell>
              <table:table-cell office:value-type="float" office:value="85">
                <text:p>85</text:p>
              </table:table-cell>
              <table:table-cell office:value-type="float" office:value="1400846538.09297">
                <text:p>1400846538.09297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0846549.19546">
                <text:p>1400846549.19546</text:p>
              </table:table-cell>
              <table:table-cell office:value-type="float" office:value="60">
                <text:p>60</text:p>
              </table:table-cell>
              <table:table-cell office:value-type="float" office:value="1400846538.12633">
                <text:p>1400846538.12633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15775">
                <text:p>1400846538.15775</text:p>
              </table:table-cell>
              <table:table-cell office:value-type="float" office:value="38.40577">
                <text:p>38.40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22807">
                <text:p>1400846538.22807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22834">
                <text:p>1400846538.22834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25719">
                <text:p>1400846538.25719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28704">
                <text:p>1400846538.28704</text:p>
              </table:table-cell>
              <table:table-cell office:value-type="float" office:value="48.18834">
                <text:p>48.18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31902">
                <text:p>1400846538.31902</text:p>
              </table:table-cell>
              <table:table-cell office:value-type="float" office:value="50.92387">
                <text:p>50.9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35122">
                <text:p>1400846538.35122</text:p>
              </table:table-cell>
              <table:table-cell office:value-type="float" office:value="53.69561">
                <text:p>53.69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38573">
                <text:p>1400846538.38573</text:p>
              </table:table-cell>
              <table:table-cell office:value-type="float" office:value="55.85142">
                <text:p>55.8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42711">
                <text:p>1400846538.42711</text:p>
              </table:table-cell>
              <table:table-cell office:value-type="float" office:value="58.62316">
                <text:p>58.62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45805">
                <text:p>1400846538.45805</text:p>
              </table:table-cell>
              <table:table-cell office:value-type="float" office:value="62.62676">
                <text:p>62.62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48953">
                <text:p>1400846538.48953</text:p>
              </table:table-cell>
              <table:table-cell office:value-type="float" office:value="67.24635">
                <text:p>67.24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51997">
                <text:p>1400846538.51997</text:p>
              </table:table-cell>
              <table:table-cell office:value-type="float" office:value="73.09779">
                <text:p>73.0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55423">
                <text:p>1400846538.55423</text:p>
              </table:table-cell>
              <table:table-cell office:value-type="float" office:value="78.02529">
                <text:p>78.02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58281">
                <text:p>1400846538.58281</text:p>
              </table:table-cell>
              <table:table-cell office:value-type="float" office:value="83.56877">
                <text:p>83.56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62528">
                <text:p>1400846538.62528</text:p>
              </table:table-cell>
              <table:table-cell office:value-type="float" office:value="86.9565">
                <text:p>86.9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65865">
                <text:p>1400846538.65865</text:p>
              </table:table-cell>
              <table:table-cell office:value-type="float" office:value="88.49632">
                <text:p>88.49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68879">
                <text:p>1400846538.68879</text:p>
              </table:table-cell>
              <table:table-cell office:value-type="float" office:value="92.80795">
                <text:p>92.80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71868">
                <text:p>1400846538.71868</text:p>
              </table:table-cell>
              <table:table-cell office:value-type="float" office:value="95.88765">
                <text:p>95.88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74968">
                <text:p>1400846538.74968</text:p>
              </table:table-cell>
              <table:table-cell office:value-type="float" office:value="100.8151">
                <text:p>100.8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7825">
                <text:p>1400846538.7825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82364">
                <text:p>1400846538.82364</text:p>
              </table:table-cell>
              <table:table-cell office:value-type="float" office:value="111.2862">
                <text:p>111.2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82877">
                <text:p>1400846538.82877</text:p>
              </table:table-cell>
              <table:table-cell office:value-type="float" office:value="112.8261">
                <text:p>112.8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86226">
                <text:p>1400846538.86226</text:p>
              </table:table-cell>
              <table:table-cell office:value-type="float" office:value="115.5978">
                <text:p>115.5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89279">
                <text:p>1400846538.89279</text:p>
              </table:table-cell>
              <table:table-cell office:value-type="float" office:value="118.9855">
                <text:p>118.9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92549">
                <text:p>1400846538.92549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8.95621">
                <text:p>1400846538.95621</text:p>
              </table:table-cell>
              <table:table-cell office:value-type="float" office:value="125.1449">
                <text:p>125.1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02527">
                <text:p>1400846539.02527</text:p>
              </table:table-cell>
              <table:table-cell office:value-type="float" office:value="127.9166">
                <text:p>127.9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02554">
                <text:p>1400846539.02554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05563">
                <text:p>1400846539.05563</text:p>
              </table:table-cell>
              <table:table-cell office:value-type="float" office:value="130.0724">
                <text:p>130.0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08634">
                <text:p>1400846539.08634</text:p>
              </table:table-cell>
              <table:table-cell office:value-type="float" office:value="131.3043">
                <text:p>131.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11824">
                <text:p>1400846539.11824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15148">
                <text:p>1400846539.15148</text:p>
              </table:table-cell>
              <table:table-cell office:value-type="float" office:value="133.1521">
                <text:p>133.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18351">
                <text:p>1400846539.18351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22927">
                <text:p>1400846539.22927</text:p>
              </table:table-cell>
              <table:table-cell office:value-type="float" office:value="133.7681">
                <text:p>133.7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25706">
                <text:p>1400846539.25706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28695">
                <text:p>1400846539.2869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31914">
                <text:p>1400846539.31914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35017">
                <text:p>1400846539.35017</text:p>
              </table:table-cell>
              <table:table-cell office:value-type="float" office:value="130.6884">
                <text:p>130.6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38283">
                <text:p>1400846539.38283</text:p>
              </table:table-cell>
              <table:table-cell office:value-type="float" office:value="130.0724">
                <text:p>130.0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42401">
                <text:p>1400846539.42401</text:p>
              </table:table-cell>
              <table:table-cell office:value-type="float" office:value="130.0724">
                <text:p>130.0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45469">
                <text:p>1400846539.45469</text:p>
              </table:table-cell>
              <table:table-cell office:value-type="float" office:value="125.7608">
                <text:p>125.7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48692">
                <text:p>1400846539.48692</text:p>
              </table:table-cell>
              <table:table-cell office:value-type="float" office:value="124.221">
                <text:p>124.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51862">
                <text:p>1400846539.51862</text:p>
              </table:table-cell>
              <table:table-cell office:value-type="float" office:value="121.1413">
                <text:p>121.1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55043">
                <text:p>1400846539.55043</text:p>
              </table:table-cell>
              <table:table-cell office:value-type="float" office:value="116.8297">
                <text:p>116.8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58204">
                <text:p>1400846539.58204</text:p>
              </table:table-cell>
              <table:table-cell office:value-type="float" office:value="112.8261">
                <text:p>112.8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62315">
                <text:p>1400846539.62315</text:p>
              </table:table-cell>
              <table:table-cell office:value-type="float" office:value="110.3623">
                <text:p>110.3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62881">
                <text:p>1400846539.62881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66098">
                <text:p>1400846539.66098</text:p>
              </table:table-cell>
              <table:table-cell office:value-type="float" office:value="103.8949">
                <text:p>103.8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69241">
                <text:p>1400846539.69241</text:p>
              </table:table-cell>
              <table:table-cell office:value-type="float" office:value="98.04341">
                <text:p>98.04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72562">
                <text:p>1400846539.72562</text:p>
              </table:table-cell>
              <table:table-cell office:value-type="float" office:value="95.57969">
                <text:p>95.57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7561">
                <text:p>1400846539.7561</text:p>
              </table:table-cell>
              <table:table-cell office:value-type="float" office:value="90.34417">
                <text:p>90.34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82392">
                <text:p>1400846539.82392</text:p>
              </table:table-cell>
              <table:table-cell office:value-type="float" office:value="85.41662">
                <text:p>85.41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82419">
                <text:p>1400846539.82419</text:p>
              </table:table-cell>
              <table:table-cell office:value-type="float" office:value="82.33691">
                <text:p>82.33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85393">
                <text:p>1400846539.85393</text:p>
              </table:table-cell>
              <table:table-cell office:value-type="float" office:value="79.56517">
                <text:p>79.5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88641">
                <text:p>1400846539.88641</text:p>
              </table:table-cell>
              <table:table-cell office:value-type="float" office:value="75.86954">
                <text:p>75.86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91762">
                <text:p>1400846539.91762</text:p>
              </table:table-cell>
              <table:table-cell office:value-type="float" office:value="72.48181">
                <text:p>72.48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94983">
                <text:p>1400846539.94983</text:p>
              </table:table-cell>
              <table:table-cell office:value-type="float" office:value="66.63036">
                <text:p>66.63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39.98309">
                <text:p>1400846539.98309</text:p>
              </table:table-cell>
              <table:table-cell office:value-type="float" office:value="64.78257">
                <text:p>64.78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02887">
                <text:p>1400846540.02887</text:p>
              </table:table-cell>
              <table:table-cell office:value-type="float" office:value="61.08688">
                <text:p>61.08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05698">
                <text:p>1400846540.05698</text:p>
              </table:table-cell>
              <table:table-cell office:value-type="float" office:value="57.08328">
                <text:p>57.08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08972">
                <text:p>1400846540.08972</text:p>
              </table:table-cell>
              <table:table-cell office:value-type="float" office:value="53.38764">
                <text:p>53.38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11904">
                <text:p>1400846540.11904</text:p>
              </table:table-cell>
              <table:table-cell office:value-type="float" office:value="50.92387">
                <text:p>50.9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15077">
                <text:p>1400846540.15077</text:p>
              </table:table-cell>
              <table:table-cell office:value-type="float" office:value="46.7391">
                <text:p>46.7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18293">
                <text:p>1400846540.18293</text:p>
              </table:table-cell>
              <table:table-cell office:value-type="float" office:value="43.8405">
                <text:p>43.8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22337">
                <text:p>1400846540.22337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25795">
                <text:p>1400846540.25795</text:p>
              </table:table-cell>
              <table:table-cell office:value-type="float" office:value="41.3043">
                <text:p>41.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28637">
                <text:p>1400846540.28637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38973">
                <text:p>1400846540.38973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38996">
                <text:p>1400846540.38996</text:p>
              </table:table-cell>
              <table:table-cell office:value-type="float" office:value="37.68109">
                <text:p>37.68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39012">
                <text:p>1400846540.39012</text:p>
              </table:table-cell>
              <table:table-cell office:value-type="float" office:value="36.59413">
                <text:p>36.59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40111">
                <text:p>1400846540.40111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43425">
                <text:p>1400846540.43425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46257">
                <text:p>1400846540.46257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49417">
                <text:p>1400846540.49417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52494">
                <text:p>1400846540.52494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55721">
                <text:p>1400846540.55721</text:p>
              </table:table-cell>
              <table:table-cell office:value-type="float" office:value="38.40577">
                <text:p>38.40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62794">
                <text:p>1400846540.62794</text:p>
              </table:table-cell>
              <table:table-cell office:value-type="float" office:value="39.13039">
                <text:p>39.13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62821">
                <text:p>1400846540.62821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74373">
                <text:p>1400846540.74373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744">
                <text:p>1400846540.744</text:p>
              </table:table-cell>
              <table:table-cell office:value-type="float" office:value="46.01442">
                <text:p>46.01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74427">
                <text:p>1400846540.74427</text:p>
              </table:table-cell>
              <table:table-cell office:value-type="float" office:value="48.18834">
                <text:p>48.18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74999">
                <text:p>1400846540.74999</text:p>
              </table:table-cell>
              <table:table-cell office:value-type="float" office:value="51.5398">
                <text:p>51.5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79047">
                <text:p>1400846540.79047</text:p>
              </table:table-cell>
              <table:table-cell office:value-type="float" office:value="53.69561">
                <text:p>53.69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83173">
                <text:p>1400846540.83173</text:p>
              </table:table-cell>
              <table:table-cell office:value-type="float" office:value="58.93112">
                <text:p>58.93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857">
                <text:p>1400846540.857</text:p>
              </table:table-cell>
              <table:table-cell office:value-type="float" office:value="64.16664">
                <text:p>64.16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8868">
                <text:p>1400846540.8868</text:p>
              </table:table-cell>
              <table:table-cell office:value-type="float" office:value="68.47821">
                <text:p>68.47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91935">
                <text:p>1400846540.91935</text:p>
              </table:table-cell>
              <table:table-cell office:value-type="float" office:value="73.09779">
                <text:p>73.0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95205">
                <text:p>1400846540.95205</text:p>
              </table:table-cell>
              <table:table-cell office:value-type="float" office:value="76.48546">
                <text:p>76.48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0.99051">
                <text:p>1400846540.99051</text:p>
              </table:table-cell>
              <table:table-cell office:value-type="float" office:value="81.41302">
                <text:p>81.41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03135">
                <text:p>1400846541.03135</text:p>
              </table:table-cell>
              <table:table-cell office:value-type="float" office:value="85.41662">
                <text:p>85.41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05591">
                <text:p>1400846541.05591</text:p>
              </table:table-cell>
              <table:table-cell office:value-type="float" office:value="90.34417">
                <text:p>90.34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08676">
                <text:p>1400846541.08676</text:p>
              </table:table-cell>
              <table:table-cell office:value-type="float" office:value="92.80795">
                <text:p>92.80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11854">
                <text:p>1400846541.11854</text:p>
              </table:table-cell>
              <table:table-cell office:value-type="float" office:value="94.34777">
                <text:p>94.34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15226">
                <text:p>1400846541.15226</text:p>
              </table:table-cell>
              <table:table-cell office:value-type="float" office:value="100.5072">
                <text:p>100.5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16537">
                <text:p>1400846541.16537</text:p>
              </table:table-cell>
              <table:table-cell office:value-type="float" office:value="106.3586">
                <text:p>106.3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23221">
                <text:p>1400846541.23221</text:p>
              </table:table-cell>
              <table:table-cell office:value-type="float" office:value="110.0543">
                <text:p>110.0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23247">
                <text:p>1400846541.23247</text:p>
              </table:table-cell>
              <table:table-cell office:value-type="float" office:value="111.9021">
                <text:p>111.9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26197">
                <text:p>1400846541.26197</text:p>
              </table:table-cell>
              <table:table-cell office:value-type="float" office:value="115.5978">
                <text:p>115.5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29236">
                <text:p>1400846541.29236</text:p>
              </table:table-cell>
              <table:table-cell office:value-type="float" office:value="118.0616">
                <text:p>118.0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32394">
                <text:p>1400846541.32394</text:p>
              </table:table-cell>
              <table:table-cell office:value-type="float" office:value="122.3731">
                <text:p>122.3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35703">
                <text:p>1400846541.35703</text:p>
              </table:table-cell>
              <table:table-cell office:value-type="float" office:value="123.913">
                <text:p>123.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3906">
                <text:p>1400846541.3906</text:p>
              </table:table-cell>
              <table:table-cell office:value-type="float" office:value="125.4529">
                <text:p>125.4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43273">
                <text:p>1400846541.43273</text:p>
              </table:table-cell>
              <table:table-cell office:value-type="float" office:value="127.9166">
                <text:p>127.9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54295">
                <text:p>1400846541.54295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54321">
                <text:p>1400846541.54321</text:p>
              </table:table-cell>
              <table:table-cell office:value-type="float" office:value="130.0724">
                <text:p>130.0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54349">
                <text:p>1400846541.54349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5535">
                <text:p>1400846541.5535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59152">
                <text:p>1400846541.59152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63703">
                <text:p>1400846541.63703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65664">
                <text:p>1400846541.65664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68714">
                <text:p>1400846541.68714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7192">
                <text:p>1400846541.7192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76552">
                <text:p>1400846541.76552</text:p>
              </table:table-cell>
              <table:table-cell office:value-type="float" office:value="130.9963">
                <text:p>130.9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79388">
                <text:p>1400846541.79388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83633">
                <text:p>1400846541.83633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85831">
                <text:p>1400846541.85831</text:p>
              </table:table-cell>
              <table:table-cell office:value-type="float" office:value="127.6087">
                <text:p>127.6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88804">
                <text:p>1400846541.88804</text:p>
              </table:table-cell>
              <table:table-cell office:value-type="float" office:value="125.4529">
                <text:p>125.4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91702">
                <text:p>1400846541.91702</text:p>
              </table:table-cell>
              <table:table-cell office:value-type="float" office:value="121.7572">
                <text:p>121.7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93423">
                <text:p>1400846541.93423</text:p>
              </table:table-cell>
              <table:table-cell office:value-type="float" office:value="117.7536">
                <text:p>117.7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1.96537">
                <text:p>1400846541.96537</text:p>
              </table:table-cell>
              <table:table-cell office:value-type="float" office:value="112.2101">
                <text:p>112.2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03201">
                <text:p>1400846542.03201</text:p>
              </table:table-cell>
              <table:table-cell office:value-type="float" office:value="110.6703">
                <text:p>110.6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03228">
                <text:p>1400846542.03228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06021">
                <text:p>1400846542.06021</text:p>
              </table:table-cell>
              <table:table-cell office:value-type="float" office:value="103.8949">
                <text:p>103.8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09297">
                <text:p>1400846542.09297</text:p>
              </table:table-cell>
              <table:table-cell office:value-type="float" office:value="100.5072">
                <text:p>100.5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12373">
                <text:p>1400846542.12373</text:p>
              </table:table-cell>
              <table:table-cell office:value-type="float" office:value="96.19562">
                <text:p>96.19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1578">
                <text:p>1400846542.1578</text:p>
              </table:table-cell>
              <table:table-cell office:value-type="float" office:value="93.11591">
                <text:p>93.11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19101">
                <text:p>1400846542.19101</text:p>
              </table:table-cell>
              <table:table-cell office:value-type="float" office:value="88.80429">
                <text:p>88.80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23455">
                <text:p>1400846542.23455</text:p>
              </table:table-cell>
              <table:table-cell office:value-type="float" office:value="86.03255">
                <text:p>86.03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2571">
                <text:p>1400846542.2571</text:p>
              </table:table-cell>
              <table:table-cell office:value-type="float" office:value="81.41302">
                <text:p>81.41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28648">
                <text:p>1400846542.28648</text:p>
              </table:table-cell>
              <table:table-cell office:value-type="float" office:value="77.10139">
                <text:p>77.1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3179">
                <text:p>1400846542.3179</text:p>
              </table:table-cell>
              <table:table-cell office:value-type="float" office:value="72.78983">
                <text:p>72.78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35768">
                <text:p>1400846542.35768</text:p>
              </table:table-cell>
              <table:table-cell office:value-type="float" office:value="70.63402">
                <text:p>70.63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39247">
                <text:p>1400846542.39247</text:p>
              </table:table-cell>
              <table:table-cell office:value-type="float" office:value="64.16664">
                <text:p>64.16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43796">
                <text:p>1400846542.43796</text:p>
              </table:table-cell>
              <table:table-cell office:value-type="float" office:value="60.16298">
                <text:p>60.1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45597">
                <text:p>1400846542.45597</text:p>
              </table:table-cell>
              <table:table-cell office:value-type="float" office:value="57.08328">
                <text:p>57.08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48595">
                <text:p>1400846542.48595</text:p>
              </table:table-cell>
              <table:table-cell office:value-type="float" office:value="54.92747">
                <text:p>54.92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51991">
                <text:p>1400846542.51991</text:p>
              </table:table-cell>
              <table:table-cell office:value-type="float" office:value="52.77166">
                <text:p>52.77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55804">
                <text:p>1400846542.55804</text:p>
              </table:table-cell>
              <table:table-cell office:value-type="float" office:value="48.91301">
                <text:p>48.91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59162">
                <text:p>1400846542.59162</text:p>
              </table:table-cell>
              <table:table-cell office:value-type="float" office:value="43.8405">
                <text:p>43.8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63527">
                <text:p>1400846542.63527</text:p>
              </table:table-cell>
              <table:table-cell office:value-type="float" office:value="42.39126">
                <text:p>42.39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65695">
                <text:p>1400846542.65695</text:p>
              </table:table-cell>
              <table:table-cell office:value-type="float" office:value="40.94197">
                <text:p>40.94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68826">
                <text:p>1400846542.68826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71803">
                <text:p>1400846542.71803</text:p>
              </table:table-cell>
              <table:table-cell office:value-type="float" office:value="39.13039">
                <text:p>39.13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73272">
                <text:p>1400846542.73272</text:p>
              </table:table-cell>
              <table:table-cell office:value-type="float" office:value="37.68109">
                <text:p>37.68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76416">
                <text:p>1400846542.76416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8365">
                <text:p>1400846542.8365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83677">
                <text:p>1400846542.83677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86028">
                <text:p>1400846542.86028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89313">
                <text:p>1400846542.89313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92515">
                <text:p>1400846542.92515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95826">
                <text:p>1400846542.95826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2.99404">
                <text:p>1400846542.99404</text:p>
              </table:table-cell>
              <table:table-cell office:value-type="float" office:value="38.40577">
                <text:p>38.40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0352">
                <text:p>1400846543.0352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05948">
                <text:p>1400846543.05948</text:p>
              </table:table-cell>
              <table:table-cell office:value-type="float" office:value="42.02892">
                <text:p>42.0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08576">
                <text:p>1400846543.08576</text:p>
              </table:table-cell>
              <table:table-cell office:value-type="float" office:value="45.65214">
                <text:p>45.65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12708">
                <text:p>1400846543.12708</text:p>
              </table:table-cell>
              <table:table-cell office:value-type="float" office:value="47.46372">
                <text:p>47.46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1588">
                <text:p>1400846543.1588</text:p>
              </table:table-cell>
              <table:table-cell office:value-type="float" office:value="51.5398">
                <text:p>51.5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19393">
                <text:p>1400846543.19393</text:p>
              </table:table-cell>
              <table:table-cell office:value-type="float" office:value="56.15938">
                <text:p>56.15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23655">
                <text:p>1400846543.23655</text:p>
              </table:table-cell>
              <table:table-cell office:value-type="float" office:value="59.23909">
                <text:p>59.23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25804">
                <text:p>1400846543.25804</text:p>
              </table:table-cell>
              <table:table-cell office:value-type="float" office:value="63.55065">
                <text:p>63.55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28799">
                <text:p>1400846543.28799</text:p>
              </table:table-cell>
              <table:table-cell office:value-type="float" office:value="67.55431">
                <text:p>67.55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32759">
                <text:p>1400846543.32759</text:p>
              </table:table-cell>
              <table:table-cell office:value-type="float" office:value="71.86588">
                <text:p>71.86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35894">
                <text:p>1400846543.35894</text:p>
              </table:table-cell>
              <table:table-cell office:value-type="float" office:value="76.48546">
                <text:p>76.48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39189">
                <text:p>1400846543.39189</text:p>
              </table:table-cell>
              <table:table-cell office:value-type="float" office:value="82.02895">
                <text:p>82.02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43535">
                <text:p>1400846543.43535</text:p>
              </table:table-cell>
              <table:table-cell office:value-type="float" office:value="84.49272">
                <text:p>84.49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45563">
                <text:p>1400846543.45563</text:p>
              </table:table-cell>
              <table:table-cell office:value-type="float" office:value="86.64848">
                <text:p>86.64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48612">
                <text:p>1400846543.48612</text:p>
              </table:table-cell>
              <table:table-cell office:value-type="float" office:value="90.9601">
                <text:p>90.9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50076">
                <text:p>1400846543.50076</text:p>
              </table:table-cell>
              <table:table-cell office:value-type="float" office:value="95.88765">
                <text:p>95.88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53221">
                <text:p>1400846543.53221</text:p>
              </table:table-cell>
              <table:table-cell office:value-type="float" office:value="101.4311">
                <text:p>101.4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56424">
                <text:p>1400846543.56424</text:p>
              </table:table-cell>
              <table:table-cell office:value-type="float" office:value="107.8985">
                <text:p>107.8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63241">
                <text:p>1400846543.63241</text:p>
              </table:table-cell>
              <table:table-cell office:value-type="float" office:value="110.0543">
                <text:p>110.0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63267">
                <text:p>1400846543.63267</text:p>
              </table:table-cell>
              <table:table-cell office:value-type="float" office:value="112.8261">
                <text:p>112.8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66011">
                <text:p>1400846543.66011</text:p>
              </table:table-cell>
              <table:table-cell office:value-type="float" office:value="114.9818">
                <text:p>114.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69299">
                <text:p>1400846543.69299</text:p>
              </table:table-cell>
              <table:table-cell office:value-type="float" office:value="117.7536">
                <text:p>117.7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72603">
                <text:p>1400846543.72603</text:p>
              </table:table-cell>
              <table:table-cell office:value-type="float" office:value="119.9094">
                <text:p>119.9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75779">
                <text:p>1400846543.75779</text:p>
              </table:table-cell>
              <table:table-cell office:value-type="float" office:value="122.6811">
                <text:p>122.6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79062">
                <text:p>1400846543.79062</text:p>
              </table:table-cell>
              <table:table-cell office:value-type="float" office:value="125.4529">
                <text:p>125.4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83127">
                <text:p>1400846543.83127</text:p>
              </table:table-cell>
              <table:table-cell office:value-type="float" office:value="127.6087">
                <text:p>127.6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85803">
                <text:p>1400846543.85803</text:p>
              </table:table-cell>
              <table:table-cell office:value-type="float" office:value="129.7645">
                <text:p>129.7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88678">
                <text:p>1400846543.88678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92862">
                <text:p>1400846543.92862</text:p>
              </table:table-cell>
              <table:table-cell office:value-type="float" office:value="130.9963">
                <text:p>130.9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95949">
                <text:p>1400846543.95949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3.99252">
                <text:p>1400846543.99252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03605">
                <text:p>1400846544.03605</text:p>
              </table:table-cell>
              <table:table-cell office:value-type="float" office:value="133.7681">
                <text:p>133.7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05767">
                <text:p>1400846544.0576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08694">
                <text:p>1400846544.08694</text:p>
              </table:table-cell>
              <table:table-cell office:value-type="float" office:value="134.692">
                <text:p>134.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12756">
                <text:p>1400846544.12756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15909">
                <text:p>1400846544.15909</text:p>
              </table:table-cell>
              <table:table-cell office:value-type="float" office:value="130.9963">
                <text:p>130.9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19119">
                <text:p>1400846544.19119</text:p>
              </table:table-cell>
              <table:table-cell office:value-type="float" office:value="131.6123">
                <text:p>131.6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23524">
                <text:p>1400846544.23524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25875">
                <text:p>1400846544.25875</text:p>
              </table:table-cell>
              <table:table-cell office:value-type="float" office:value="126.3767">
                <text:p>126.3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28806">
                <text:p>1400846544.28806</text:p>
              </table:table-cell>
              <table:table-cell office:value-type="float" office:value="124.221">
                <text:p>124.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30173">
                <text:p>1400846544.30173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33322">
                <text:p>1400846544.33322</text:p>
              </table:table-cell>
              <table:table-cell office:value-type="float" office:value="117.4456">
                <text:p>117.4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36408">
                <text:p>1400846544.36408</text:p>
              </table:table-cell>
              <table:table-cell office:value-type="float" office:value="113.442">
                <text:p>113.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43205">
                <text:p>1400846544.43205</text:p>
              </table:table-cell>
              <table:table-cell office:value-type="float" office:value="111.9021">
                <text:p>111.9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4323">
                <text:p>1400846544.4323</text:p>
              </table:table-cell>
              <table:table-cell office:value-type="float" office:value="108.5144">
                <text:p>108.5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46003">
                <text:p>1400846544.46003</text:p>
              </table:table-cell>
              <table:table-cell office:value-type="float" office:value="106.3586">
                <text:p>106.3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49425">
                <text:p>1400846544.49425</text:p>
              </table:table-cell>
              <table:table-cell office:value-type="float" office:value="102.0471">
                <text:p>102.0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52988">
                <text:p>1400846544.52988</text:p>
              </table:table-cell>
              <table:table-cell office:value-type="float" office:value="98.96736">
                <text:p>98.96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55857">
                <text:p>1400846544.55857</text:p>
              </table:table-cell>
              <table:table-cell office:value-type="float" office:value="94.65574">
                <text:p>94.65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59189">
                <text:p>1400846544.59189</text:p>
              </table:table-cell>
              <table:table-cell office:value-type="float" office:value="90.03621">
                <text:p>90.03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63571">
                <text:p>1400846544.63571</text:p>
              </table:table-cell>
              <table:table-cell office:value-type="float" office:value="87.26446">
                <text:p>87.26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65638">
                <text:p>1400846544.65638</text:p>
              </table:table-cell>
              <table:table-cell office:value-type="float" office:value="82.33691">
                <text:p>82.33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69383">
                <text:p>1400846544.69383</text:p>
              </table:table-cell>
              <table:table-cell office:value-type="float" office:value="80.1811">
                <text:p>80.1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72761">
                <text:p>1400846544.72761</text:p>
              </table:table-cell>
              <table:table-cell office:value-type="float" office:value="74.32965">
                <text:p>74.32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76115">
                <text:p>1400846544.76115</text:p>
              </table:table-cell>
              <table:table-cell office:value-type="float" office:value="70.01809">
                <text:p>70.01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7937">
                <text:p>1400846544.7937</text:p>
              </table:table-cell>
              <table:table-cell office:value-type="float" office:value="65.3985">
                <text:p>65.3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8388">
                <text:p>1400846544.8388</text:p>
              </table:table-cell>
              <table:table-cell office:value-type="float" office:value="63.55065">
                <text:p>63.55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85725">
                <text:p>1400846544.85725</text:p>
              </table:table-cell>
              <table:table-cell office:value-type="float" office:value="59.54705">
                <text:p>59.54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8955">
                <text:p>1400846544.8955</text:p>
              </table:table-cell>
              <table:table-cell office:value-type="float" office:value="55.5434">
                <text:p>55.5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92819">
                <text:p>1400846544.92819</text:p>
              </table:table-cell>
              <table:table-cell office:value-type="float" office:value="52.77166">
                <text:p>52.77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95854">
                <text:p>1400846544.95854</text:p>
              </table:table-cell>
              <table:table-cell office:value-type="float" office:value="48.91301">
                <text:p>48.91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4.99076">
                <text:p>1400846544.99076</text:p>
              </table:table-cell>
              <table:table-cell office:value-type="float" office:value="46.7391">
                <text:p>46.7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0234">
                <text:p>1400846545.0234</text:p>
              </table:table-cell>
              <table:table-cell office:value-type="float" office:value="44.20284">
                <text:p>44.20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06821">
                <text:p>1400846545.06821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07472">
                <text:p>1400846545.07472</text:p>
              </table:table-cell>
              <table:table-cell office:value-type="float" office:value="41.3043">
                <text:p>41.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11527">
                <text:p>1400846545.11527</text:p>
              </table:table-cell>
              <table:table-cell office:value-type="float" office:value="40.94197">
                <text:p>40.94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1338">
                <text:p>1400846545.1338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1695">
                <text:p>1400846545.1695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19698">
                <text:p>1400846545.19698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23923">
                <text:p>1400846545.23923</text:p>
              </table:table-cell>
              <table:table-cell office:value-type="float" office:value="41.3043">
                <text:p>41.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26178">
                <text:p>1400846545.26178</text:p>
              </table:table-cell>
              <table:table-cell office:value-type="float" office:value="40.94197">
                <text:p>40.94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2989">
                <text:p>1400846545.2989</text:p>
              </table:table-cell>
              <table:table-cell office:value-type="float" office:value="41.3043">
                <text:p>41.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32732">
                <text:p>1400846545.32732</text:p>
              </table:table-cell>
              <table:table-cell office:value-type="float" office:value="41.3043">
                <text:p>41.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35877">
                <text:p>1400846545.35877</text:p>
              </table:table-cell>
              <table:table-cell office:value-type="float" office:value="40.57968">
                <text:p>40.57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39329">
                <text:p>1400846545.39329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43546">
                <text:p>1400846545.43546</text:p>
              </table:table-cell>
              <table:table-cell office:value-type="float" office:value="41.3043">
                <text:p>41.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45594">
                <text:p>1400846545.45594</text:p>
              </table:table-cell>
              <table:table-cell office:value-type="float" office:value="41.3043">
                <text:p>41.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49381">
                <text:p>1400846545.49381</text:p>
              </table:table-cell>
              <table:table-cell office:value-type="float" office:value="44.20284">
                <text:p>44.20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5279">
                <text:p>1400846545.5279</text:p>
              </table:table-cell>
              <table:table-cell office:value-type="float" office:value="47.46372">
                <text:p>47.46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5591">
                <text:p>1400846545.5591</text:p>
              </table:table-cell>
              <table:table-cell office:value-type="float" office:value="50.30794">
                <text:p>50.30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59019">
                <text:p>1400846545.59019</text:p>
              </table:table-cell>
              <table:table-cell office:value-type="float" office:value="54.92747">
                <text:p>54.92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63151">
                <text:p>1400846545.63151</text:p>
              </table:table-cell>
              <table:table-cell office:value-type="float" office:value="54.92747">
                <text:p>54.92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65931">
                <text:p>1400846545.65931</text:p>
              </table:table-cell>
              <table:table-cell office:value-type="float" office:value="55.85142">
                <text:p>55.8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69367">
                <text:p>1400846545.69367</text:p>
              </table:table-cell>
              <table:table-cell office:value-type="float" office:value="61.3949">
                <text:p>61.3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72715">
                <text:p>1400846545.72715</text:p>
              </table:table-cell>
              <table:table-cell office:value-type="float" office:value="68.17024">
                <text:p>68.17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76035">
                <text:p>1400846545.76035</text:p>
              </table:table-cell>
              <table:table-cell office:value-type="float" office:value="72.78983">
                <text:p>72.78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79021">
                <text:p>1400846545.79021</text:p>
              </table:table-cell>
              <table:table-cell office:value-type="float" office:value="79.25721">
                <text:p>79.25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86268">
                <text:p>1400846545.86268</text:p>
              </table:table-cell>
              <table:table-cell office:value-type="float" office:value="84.49272">
                <text:p>84.49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86282">
                <text:p>1400846545.86282</text:p>
              </table:table-cell>
              <table:table-cell office:value-type="float" office:value="88.49632">
                <text:p>88.49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87051">
                <text:p>1400846545.87051</text:p>
              </table:table-cell>
              <table:table-cell office:value-type="float" office:value="90.9601">
                <text:p>90.9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90225">
                <text:p>1400846545.90225</text:p>
              </table:table-cell>
              <table:table-cell office:value-type="float" office:value="95.27167">
                <text:p>95.27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93323">
                <text:p>1400846545.93323</text:p>
              </table:table-cell>
              <table:table-cell office:value-type="float" office:value="99.27532">
                <text:p>99.27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96551">
                <text:p>1400846545.96551</text:p>
              </table:table-cell>
              <table:table-cell office:value-type="float" office:value="104.5108">
                <text:p>104.5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5.99729">
                <text:p>1400846545.99729</text:p>
              </table:table-cell>
              <table:table-cell office:value-type="float" office:value="106.9746">
                <text:p>106.9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04083">
                <text:p>1400846546.04083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06688">
                <text:p>1400846546.06688</text:p>
              </table:table-cell>
              <table:table-cell office:value-type="float" office:value="107.5905">
                <text:p>107.5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09465">
                <text:p>1400846546.09465</text:p>
              </table:table-cell>
              <table:table-cell office:value-type="float" office:value="110.3623">
                <text:p>110.3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13121">
                <text:p>1400846546.13121</text:p>
              </table:table-cell>
              <table:table-cell office:value-type="float" office:value="115.2898">
                <text:p>115.2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15871">
                <text:p>1400846546.15871</text:p>
              </table:table-cell>
              <table:table-cell office:value-type="float" office:value="119.9094">
                <text:p>119.9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19253">
                <text:p>1400846546.19253</text:p>
              </table:table-cell>
              <table:table-cell office:value-type="float" office:value="122.9891">
                <text:p>122.9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23707">
                <text:p>1400846546.23707</text:p>
              </table:table-cell>
              <table:table-cell office:value-type="float" office:value="126.3767">
                <text:p>126.3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26426">
                <text:p>1400846546.26426</text:p>
              </table:table-cell>
              <table:table-cell office:value-type="float" office:value="129.7645">
                <text:p>129.7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29862">
                <text:p>1400846546.29862</text:p>
              </table:table-cell>
              <table:table-cell office:value-type="float" office:value="130.6884">
                <text:p>130.6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32695">
                <text:p>1400846546.32695</text:p>
              </table:table-cell>
              <table:table-cell office:value-type="float" office:value="131.3043">
                <text:p>131.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36069">
                <text:p>1400846546.36069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3906">
                <text:p>1400846546.3906</text:p>
              </table:table-cell>
              <table:table-cell office:value-type="float" office:value="133.7681">
                <text:p>133.7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46387">
                <text:p>1400846546.46387</text:p>
              </table:table-cell>
              <table:table-cell office:value-type="float" office:value="134.692">
                <text:p>134.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46412">
                <text:p>1400846546.46412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49482">
                <text:p>1400846546.49482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59919">
                <text:p>1400846546.59919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59943">
                <text:p>1400846546.59943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59958">
                <text:p>1400846546.59958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63154">
                <text:p>1400846546.63154</text:p>
              </table:table-cell>
              <table:table-cell office:value-type="float" office:value="129.7645">
                <text:p>129.7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63864">
                <text:p>1400846546.63864</text:p>
              </table:table-cell>
              <table:table-cell office:value-type="float" office:value="127.6087">
                <text:p>127.6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66901">
                <text:p>1400846546.66901</text:p>
              </table:table-cell>
              <table:table-cell office:value-type="float" office:value="124.8369">
                <text:p>124.8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70154">
                <text:p>1400846546.70154</text:p>
              </table:table-cell>
              <table:table-cell office:value-type="float" office:value="121.7572">
                <text:p>121.7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73261">
                <text:p>1400846546.73261</text:p>
              </table:table-cell>
              <table:table-cell office:value-type="float" office:value="118.6775">
                <text:p>118.6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76469">
                <text:p>1400846546.76469</text:p>
              </table:table-cell>
              <table:table-cell office:value-type="float" office:value="116.8297">
                <text:p>116.8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79807">
                <text:p>1400846546.79807</text:p>
              </table:table-cell>
              <table:table-cell office:value-type="float" office:value="113.134">
                <text:p>113.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83933">
                <text:p>1400846546.83933</text:p>
              </table:table-cell>
              <table:table-cell office:value-type="float" office:value="110.3623">
                <text:p>110.3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8637">
                <text:p>1400846546.8637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89466">
                <text:p>1400846546.89466</text:p>
              </table:table-cell>
              <table:table-cell office:value-type="float" office:value="105.7427">
                <text:p>105.7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92653">
                <text:p>1400846546.92653</text:p>
              </table:table-cell>
              <table:table-cell office:value-type="float" office:value="100.8151">
                <text:p>100.8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95904">
                <text:p>1400846546.95904</text:p>
              </table:table-cell>
              <table:table-cell office:value-type="float" office:value="97.11951">
                <text:p>97.11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6.99014">
                <text:p>1400846546.99014</text:p>
              </table:table-cell>
              <table:table-cell office:value-type="float" office:value="93.42388">
                <text:p>93.4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06506">
                <text:p>1400846547.06506</text:p>
              </table:table-cell>
              <table:table-cell office:value-type="float" office:value="89.72824">
                <text:p>89.72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06533">
                <text:p>1400846547.06533</text:p>
              </table:table-cell>
              <table:table-cell office:value-type="float" office:value="84.49272">
                <text:p>84.49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09502">
                <text:p>1400846547.09502</text:p>
              </table:table-cell>
              <table:table-cell office:value-type="float" office:value="80.79703">
                <text:p>80.79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12823">
                <text:p>1400846547.12823</text:p>
              </table:table-cell>
              <table:table-cell office:value-type="float" office:value="76.48546">
                <text:p>76.48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16991">
                <text:p>1400846547.16991</text:p>
              </table:table-cell>
              <table:table-cell office:value-type="float" office:value="71.24995">
                <text:p>71.24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19426">
                <text:p>1400846547.19426</text:p>
              </table:table-cell>
              <table:table-cell office:value-type="float" office:value="67.24635">
                <text:p>67.24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24307">
                <text:p>1400846547.24307</text:p>
              </table:table-cell>
              <table:table-cell office:value-type="float" office:value="65.70647">
                <text:p>65.70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26728">
                <text:p>1400846547.26728</text:p>
              </table:table-cell>
              <table:table-cell office:value-type="float" office:value="63.55065">
                <text:p>63.55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29906">
                <text:p>1400846547.29906</text:p>
              </table:table-cell>
              <table:table-cell office:value-type="float" office:value="58.93112">
                <text:p>58.93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32694">
                <text:p>1400846547.32694</text:p>
              </table:table-cell>
              <table:table-cell office:value-type="float" office:value="55.23543">
                <text:p>55.23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3601">
                <text:p>1400846547.3601</text:p>
              </table:table-cell>
              <table:table-cell office:value-type="float" office:value="51.5398">
                <text:p>51.5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39061">
                <text:p>1400846547.39061</text:p>
              </table:table-cell>
              <table:table-cell office:value-type="float" office:value="46.7391">
                <text:p>46.7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44281">
                <text:p>1400846547.44281</text:p>
              </table:table-cell>
              <table:table-cell office:value-type="float" office:value="44.20284">
                <text:p>44.20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4431">
                <text:p>1400846547.4431</text:p>
              </table:table-cell>
              <table:table-cell office:value-type="float" office:value="40.57968">
                <text:p>40.57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46814">
                <text:p>1400846547.46814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5008">
                <text:p>1400846547.5008</text:p>
              </table:table-cell>
              <table:table-cell office:value-type="float" office:value="39.49273">
                <text:p>39.49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53239">
                <text:p>1400846547.53239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56689">
                <text:p>1400846547.56689</text:p>
              </table:table-cell>
              <table:table-cell office:value-type="float" office:value="36.59413">
                <text:p>36.59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60297">
                <text:p>1400846547.60297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64381">
                <text:p>1400846547.64381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66733">
                <text:p>1400846547.66733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69562">
                <text:p>1400846547.69562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72701">
                <text:p>1400846547.72701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75898">
                <text:p>1400846547.75898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79011">
                <text:p>1400846547.79011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86566">
                <text:p>1400846547.86566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86593">
                <text:p>1400846547.86593</text:p>
              </table:table-cell>
              <table:table-cell office:value-type="float" office:value="43.47822">
                <text:p>43.47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89523">
                <text:p>1400846547.89523</text:p>
              </table:table-cell>
              <table:table-cell office:value-type="float" office:value="47.10138">
                <text:p>47.10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92702">
                <text:p>1400846547.92702</text:p>
              </table:table-cell>
              <table:table-cell office:value-type="float" office:value="49.99997">
                <text:p>49.99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9582">
                <text:p>1400846547.9582</text:p>
              </table:table-cell>
              <table:table-cell office:value-type="float" office:value="53.69561">
                <text:p>53.69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7.99008">
                <text:p>1400846547.99008</text:p>
              </table:table-cell>
              <table:table-cell office:value-type="float" office:value="57.69921">
                <text:p>57.69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06795">
                <text:p>1400846548.06795</text:p>
              </table:table-cell>
              <table:table-cell office:value-type="float" office:value="59.54705">
                <text:p>59.54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06822">
                <text:p>1400846548.06822</text:p>
              </table:table-cell>
              <table:table-cell office:value-type="float" office:value="63.85862">
                <text:p>63.85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0995">
                <text:p>1400846548.0995</text:p>
              </table:table-cell>
              <table:table-cell office:value-type="float" office:value="67.55431">
                <text:p>67.55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12626">
                <text:p>1400846548.12626</text:p>
              </table:table-cell>
              <table:table-cell office:value-type="float" office:value="71.24995">
                <text:p>71.24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15772">
                <text:p>1400846548.15772</text:p>
              </table:table-cell>
              <table:table-cell office:value-type="float" office:value="75.86954">
                <text:p>75.86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19409">
                <text:p>1400846548.19409</text:p>
              </table:table-cell>
              <table:table-cell office:value-type="float" office:value="80.79703">
                <text:p>80.79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20582">
                <text:p>1400846548.20582</text:p>
              </table:table-cell>
              <table:table-cell office:value-type="float" office:value="85.72458">
                <text:p>85.72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24718">
                <text:p>1400846548.24718</text:p>
              </table:table-cell>
              <table:table-cell office:value-type="float" office:value="89.72824">
                <text:p>89.72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2817">
                <text:p>1400846548.2817</text:p>
              </table:table-cell>
              <table:table-cell office:value-type="float" office:value="91.57603">
                <text:p>91.57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3017">
                <text:p>1400846548.3017</text:p>
              </table:table-cell>
              <table:table-cell office:value-type="float" office:value="95.88765">
                <text:p>95.88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33257">
                <text:p>1400846548.33257</text:p>
              </table:table-cell>
              <table:table-cell office:value-type="float" office:value="99.58329">
                <text:p>99.58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36495">
                <text:p>1400846548.36495</text:p>
              </table:table-cell>
              <table:table-cell office:value-type="float" office:value="105.1268">
                <text:p>105.1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39866">
                <text:p>1400846548.39866</text:p>
              </table:table-cell>
              <table:table-cell office:value-type="float" office:value="109.4383">
                <text:p>109.4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43934">
                <text:p>1400846548.43934</text:p>
              </table:table-cell>
              <table:table-cell office:value-type="float" office:value="112.5181">
                <text:p>112.5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46395">
                <text:p>1400846548.46395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49511">
                <text:p>1400846548.49511</text:p>
              </table:table-cell>
              <table:table-cell office:value-type="float" office:value="115.5978">
                <text:p>115.5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53937">
                <text:p>1400846548.53937</text:p>
              </table:table-cell>
              <table:table-cell office:value-type="float" office:value="119.2934">
                <text:p>119.2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55805">
                <text:p>1400846548.55805</text:p>
              </table:table-cell>
              <table:table-cell office:value-type="float" office:value="120.8333">
                <text:p>120.8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60445">
                <text:p>1400846548.60445</text:p>
              </table:table-cell>
              <table:table-cell office:value-type="float" office:value="123.605">
                <text:p>123.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64983">
                <text:p>1400846548.64983</text:p>
              </table:table-cell>
              <table:table-cell office:value-type="float" office:value="126.6848">
                <text:p>126.6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6651">
                <text:p>1400846548.6651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69495">
                <text:p>1400846548.69495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7298">
                <text:p>1400846548.7298</text:p>
              </table:table-cell>
              <table:table-cell office:value-type="float" office:value="131.9202">
                <text:p>131.9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75908">
                <text:p>1400846548.75908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798">
                <text:p>1400846548.798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84056">
                <text:p>1400846548.84056</text:p>
              </table:table-cell>
              <table:table-cell office:value-type="float" office:value="134.692">
                <text:p>134.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8679">
                <text:p>1400846548.8679</text:p>
              </table:table-cell>
              <table:table-cell office:value-type="float" office:value="133.7681">
                <text:p>133.7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89698">
                <text:p>1400846548.89698</text:p>
              </table:table-cell>
              <table:table-cell office:value-type="float" office:value="133.7681">
                <text:p>133.7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92765">
                <text:p>1400846548.92765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95817">
                <text:p>1400846548.95817</text:p>
              </table:table-cell>
              <table:table-cell office:value-type="float" office:value="131.6123">
                <text:p>131.6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8.97286">
                <text:p>1400846548.97286</text:p>
              </table:table-cell>
              <table:table-cell office:value-type="float" office:value="130.0724">
                <text:p>130.0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9.04488">
                <text:p>1400846549.04488</text:p>
              </table:table-cell>
              <table:table-cell office:value-type="float" office:value="129.7645">
                <text:p>129.7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9.04514">
                <text:p>1400846549.04514</text:p>
              </table:table-cell>
              <table:table-cell office:value-type="float" office:value="127.6087">
                <text:p>127.6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9.06814">
                <text:p>1400846549.06814</text:p>
              </table:table-cell>
              <table:table-cell office:value-type="float" office:value="125.4529">
                <text:p>125.4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9.10221">
                <text:p>1400846549.10221</text:p>
              </table:table-cell>
              <table:table-cell office:value-type="float" office:value="122.9891">
                <text:p>122.9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9.20483">
                <text:p>1400846549.20483</text:p>
              </table:table-cell>
              <table:table-cell office:value-type="float" office:value="118.0616">
                <text:p>118.0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9.20506">
                <text:p>1400846549.20506</text:p>
              </table:table-cell>
              <table:table-cell office:value-type="float" office:value="115.2898">
                <text:p>115.2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9.20534">
                <text:p>1400846549.20534</text:p>
              </table:table-cell>
              <table:table-cell office:value-type="float" office:value="112.8261">
                <text:p>112.8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9.23374">
                <text:p>1400846549.23374</text:p>
              </table:table-cell>
              <table:table-cell office:value-type="float" office:value="110.6703">
                <text:p>110.6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9.26511">
                <text:p>1400846549.26511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6549.29617">
                <text:p>1400846549.29617</text:p>
              </table:table-cell>
              <table:table-cell office:value-type="float" office:value="104.8188">
                <text:p>104.8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1992">
                <text:p>100.1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11951">
                <text:p>97.11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42388">
                <text:p>93.42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scatter" chart:style-name="ch1">
        <chart:legend chart:legend-position="end" svg:x="13.113cm" svg:y="3.948cm" style:legend-expansion="high" chart:style-name="ch2"/>
        <chart:plot-area chart:style-name="ch3" table:cell-range-address="Sheet1.F1:Sheet1.G569 Sheet1.I1:Sheet1.I542" svg:x="0.769cm" svg:y="0.851cm" svg:width="11.706cm" svg:height="7.542cm">
          <chartooo:coordinate-region svg:x="1.696cm" svg:y="1.051cm" svg:width="9.852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569" chart:class="chart:scatter">
            <chart:domain table:cell-range-address="Sheet1.F1:Sheet1.F569"/>
            <chart:data-point chart:repeated="569"/>
          </chart:series>
          <chart:series chart:style-name="ch7" chart:values-cell-range-address="Sheet1.I1:Sheet1.I542" chart:class="chart:scatter">
            <chart:domain table:cell-range-address="Sheet1.H1:Sheet1.H542"/>
            <chart:data-point chart:repeated="5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847731.71008">
                <text:p>1400847731.71008</text:p>
                <draw:g>
                  <svg:desc>Sheet1.F1:Sheet1.F569</svg:desc>
                </draw:g>
              </table:table-cell>
              <table:table-cell office:value-type="float" office:value="85">
                <text:p>85</text:p>
                <draw:g>
                  <svg:desc>Sheet1.G1:Sheet1.G569</svg:desc>
                </draw:g>
              </table:table-cell>
              <table:table-cell office:value-type="float" office:value="1400847731.80747">
                <text:p>1400847731.80747</text:p>
                <draw:g>
                  <svg:desc>Sheet1.H1:Sheet1.H542</svg:desc>
                </draw:g>
              </table:table-cell>
              <table:table-cell office:value-type="float" office:value="40.21735">
                <text:p>40.21735</text:p>
                <draw:g>
                  <svg:desc>Sheet1.I1:Sheet1.I5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847731.76051">
                <text:p>1400847731.76051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31.83879">
                <text:p>1400847731.83879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847731.81078">
                <text:p>1400847731.81078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31.95463">
                <text:p>1400847731.95463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847731.86103">
                <text:p>1400847731.86103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31.98514">
                <text:p>1400847731.98514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847731.91129">
                <text:p>1400847731.91129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32.01498">
                <text:p>1400847732.01498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847731.96157">
                <text:p>1400847731.96157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32.04728">
                <text:p>1400847732.04728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847732.01184">
                <text:p>1400847732.01184</text:p>
              </table:table-cell>
              <table:table-cell office:value-type="float" office:value="110">
                <text:p>110</text:p>
              </table:table-cell>
              <table:table-cell office:value-type="float" office:value="1400847732.079">
                <text:p>1400847732.079</text:p>
              </table:table-cell>
              <table:table-cell office:value-type="float" office:value="46.37676">
                <text:p>46.37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847732.06214">
                <text:p>1400847732.06214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32.11713">
                <text:p>1400847732.11713</text:p>
              </table:table-cell>
              <table:table-cell office:value-type="float" office:value="49.63763">
                <text:p>49.63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847732.11247">
                <text:p>1400847732.11247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32.15974">
                <text:p>1400847732.15974</text:p>
              </table:table-cell>
              <table:table-cell office:value-type="float" office:value="57.69921">
                <text:p>57.69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847732.16273">
                <text:p>1400847732.16273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32.17415">
                <text:p>1400847732.17415</text:p>
              </table:table-cell>
              <table:table-cell office:value-type="float" office:value="68.47821">
                <text:p>68.47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847732.21297">
                <text:p>1400847732.21297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32.21752">
                <text:p>1400847732.21752</text:p>
              </table:table-cell>
              <table:table-cell office:value-type="float" office:value="78.02529">
                <text:p>78.02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847732.26327">
                <text:p>1400847732.26327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32.2368">
                <text:p>1400847732.2368</text:p>
              </table:table-cell>
              <table:table-cell office:value-type="float" office:value="85.10865">
                <text:p>85.10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847732.31363">
                <text:p>1400847732.31363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32.26886">
                <text:p>1400847732.26886</text:p>
              </table:table-cell>
              <table:table-cell office:value-type="float" office:value="93.42388">
                <text:p>93.42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847732.36391">
                <text:p>1400847732.36391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32.31414">
                <text:p>1400847732.31414</text:p>
              </table:table-cell>
              <table:table-cell office:value-type="float" office:value="103.8949">
                <text:p>103.8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847732.41418">
                <text:p>1400847732.41418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32.33395">
                <text:p>1400847732.33395</text:p>
              </table:table-cell>
              <table:table-cell office:value-type="float" office:value="114.3659">
                <text:p>114.36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0847732.46451">
                <text:p>1400847732.46451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32.36246">
                <text:p>1400847732.36246</text:p>
              </table:table-cell>
              <table:table-cell office:value-type="float" office:value="118.0616">
                <text:p>118.0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0847732.51477">
                <text:p>1400847732.51477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32.39408">
                <text:p>1400847732.39408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0847732.56506">
                <text:p>1400847732.56506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32.42503">
                <text:p>1400847732.42503</text:p>
              </table:table-cell>
              <table:table-cell office:value-type="float" office:value="121.7572">
                <text:p>121.7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0847732.6153">
                <text:p>1400847732.6153</text:p>
              </table:table-cell>
              <table:table-cell office:value-type="float" office:value="135">
                <text:p>135</text:p>
              </table:table-cell>
              <table:table-cell office:value-type="float" office:value="1400847733.28135">
                <text:p>1400847733.28135</text:p>
              </table:table-cell>
              <table:table-cell office:value-type="float" office:value="122.9891">
                <text:p>122.9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0847732.66556">
                <text:p>1400847732.66556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33.28157">
                <text:p>1400847733.28157</text:p>
              </table:table-cell>
              <table:table-cell office:value-type="float" office:value="124.221">
                <text:p>124.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847732.71583">
                <text:p>1400847732.71583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33.28174">
                <text:p>1400847733.28174</text:p>
              </table:table-cell>
              <table:table-cell office:value-type="float" office:value="127.6087">
                <text:p>127.6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0847732.7661">
                <text:p>1400847732.7661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33.28222">
                <text:p>1400847733.28222</text:p>
              </table:table-cell>
              <table:table-cell office:value-type="float" office:value="129.1485">
                <text:p>129.1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0847732.81634">
                <text:p>1400847732.81634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33.28241">
                <text:p>1400847733.28241</text:p>
              </table:table-cell>
              <table:table-cell office:value-type="float" office:value="129.1485">
                <text:p>129.1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0847732.86659">
                <text:p>1400847732.86659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33.28261">
                <text:p>1400847733.28261</text:p>
              </table:table-cell>
              <table:table-cell office:value-type="float" office:value="130.9963">
                <text:p>130.99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0847732.91686">
                <text:p>1400847732.91686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33.28277">
                <text:p>1400847733.28277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847732.96714">
                <text:p>1400847732.96714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33.28295">
                <text:p>1400847733.2829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847733.01741">
                <text:p>1400847733.01741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33.28307">
                <text:p>1400847733.28307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847733.06764">
                <text:p>1400847733.06764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33.28313">
                <text:p>1400847733.28313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847733.1179">
                <text:p>1400847733.1179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33.28319">
                <text:p>1400847733.28319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0847733.16812">
                <text:p>1400847733.16812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33.28326">
                <text:p>1400847733.28326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0847733.21835">
                <text:p>1400847733.21835</text:p>
              </table:table-cell>
              <table:table-cell office:value-type="float" office:value="110">
                <text:p>110</text:p>
              </table:table-cell>
              <table:table-cell office:value-type="float" office:value="1400847733.28332">
                <text:p>1400847733.28332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0847733.26862">
                <text:p>1400847733.26862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33.28339">
                <text:p>1400847733.28339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0847733.31883">
                <text:p>1400847733.31883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33.28345">
                <text:p>1400847733.28345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0847733.36925">
                <text:p>1400847733.36925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33.28352">
                <text:p>1400847733.28352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847733.41952">
                <text:p>1400847733.41952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33.28357">
                <text:p>1400847733.28357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0847733.46979">
                <text:p>1400847733.46979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33.28599">
                <text:p>1400847733.28599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0847733.52005">
                <text:p>1400847733.52005</text:p>
              </table:table-cell>
              <table:table-cell office:value-type="float" office:value="85">
                <text:p>85</text:p>
              </table:table-cell>
              <table:table-cell office:value-type="float" office:value="1400847733.2862">
                <text:p>1400847733.2862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0847733.57033">
                <text:p>1400847733.57033</text:p>
              </table:table-cell>
              <table:table-cell office:value-type="float" office:value="80.642212">
                <text:p>80.642212</text:p>
              </table:table-cell>
              <table:table-cell office:value-type="float" office:value="1400847733.28628">
                <text:p>1400847733.28628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0847733.62056">
                <text:p>1400847733.62056</text:p>
              </table:table-cell>
              <table:table-cell office:value-type="float" office:value="76.317589">
                <text:p>76.317589</text:p>
              </table:table-cell>
              <table:table-cell office:value-type="float" office:value="1400847733.28639">
                <text:p>1400847733.28639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0847733.67083">
                <text:p>1400847733.67083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733.28645">
                <text:p>1400847733.2864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0847733.72109">
                <text:p>1400847733.72109</text:p>
              </table:table-cell>
              <table:table-cell office:value-type="float" office:value="67.898994">
                <text:p>67.898994</text:p>
              </table:table-cell>
              <table:table-cell office:value-type="float" office:value="1400847733.28656">
                <text:p>1400847733.28656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0847733.77137">
                <text:p>1400847733.77137</text:p>
              </table:table-cell>
              <table:table-cell office:value-type="float" office:value="63.869087">
                <text:p>63.869087</text:p>
              </table:table-cell>
              <table:table-cell office:value-type="float" office:value="1400847733.28662">
                <text:p>1400847733.28662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0847733.82164">
                <text:p>1400847733.82164</text:p>
              </table:table-cell>
              <table:table-cell office:value-type="float" office:value="60">
                <text:p>60</text:p>
              </table:table-cell>
              <table:table-cell office:value-type="float" office:value="1400847733.28668">
                <text:p>1400847733.28668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0847733.87188">
                <text:p>1400847733.87188</text:p>
              </table:table-cell>
              <table:table-cell office:value-type="float" office:value="56.321178">
                <text:p>56.321178</text:p>
              </table:table-cell>
              <table:table-cell office:value-type="float" office:value="1400847733.28675">
                <text:p>1400847733.28675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0847733.92212">
                <text:p>1400847733.92212</text:p>
              </table:table-cell>
              <table:table-cell office:value-type="float" office:value="52.860619">
                <text:p>52.860619</text:p>
              </table:table-cell>
              <table:table-cell office:value-type="float" office:value="1400847733.28687">
                <text:p>1400847733.28687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0847733.97237">
                <text:p>1400847733.97237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733.2998">
                <text:p>1400847733.2998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0847734.02264">
                <text:p>1400847734.02264</text:p>
              </table:table-cell>
              <table:table-cell office:value-type="float" office:value="46.697777">
                <text:p>46.697777</text:p>
              </table:table-cell>
              <table:table-cell office:value-type="float" office:value="1400847734.1735">
                <text:p>1400847734.173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0847734.07288">
                <text:p>1400847734.07288</text:p>
              </table:table-cell>
              <table:table-cell office:value-type="float" office:value="44.042397">
                <text:p>44.042397</text:p>
              </table:table-cell>
              <table:table-cell office:value-type="float" office:value="1400847734.17387">
                <text:p>1400847734.17387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0847734.12315">
                <text:p>1400847734.12315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734.17417">
                <text:p>1400847734.17417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0847734.1734">
                <text:p>1400847734.1734</text:p>
              </table:table-cell>
              <table:table-cell office:value-type="float" office:value="39.684612">
                <text:p>39.684612</text:p>
              </table:table-cell>
              <table:table-cell office:value-type="float" office:value="1400847734.17449">
                <text:p>1400847734.17449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0847734.22364">
                <text:p>1400847734.22364</text:p>
              </table:table-cell>
              <table:table-cell office:value-type="float" office:value="38.015369">
                <text:p>38.015369</text:p>
              </table:table-cell>
              <table:table-cell office:value-type="float" office:value="1400847734.17475">
                <text:p>1400847734.1747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00847734.2739">
                <text:p>1400847734.2739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734.17519">
                <text:p>1400847734.17519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00847734.32417">
                <text:p>1400847734.32417</text:p>
              </table:table-cell>
              <table:table-cell office:value-type="float" office:value="35.759613">
                <text:p>35.759613</text:p>
              </table:table-cell>
              <table:table-cell office:value-type="float" office:value="1400847734.17549">
                <text:p>1400847734.17549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0847734.37444">
                <text:p>1400847734.37444</text:p>
              </table:table-cell>
              <table:table-cell office:value-type="float" office:value="35.190266">
                <text:p>35.190266</text:p>
              </table:table-cell>
              <table:table-cell office:value-type="float" office:value="1400847734.17583">
                <text:p>1400847734.17583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0847734.42476">
                <text:p>1400847734.42476</text:p>
              </table:table-cell>
              <table:table-cell office:value-type="float" office:value="35">
                <text:p>35</text:p>
              </table:table-cell>
              <table:table-cell office:value-type="float" office:value="1400847734.17607">
                <text:p>1400847734.17607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847734.47506">
                <text:p>1400847734.47506</text:p>
              </table:table-cell>
              <table:table-cell office:value-type="float" office:value="35.190266">
                <text:p>35.190266</text:p>
              </table:table-cell>
              <table:table-cell office:value-type="float" office:value="1400847734.17629">
                <text:p>1400847734.17629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0847734.52534">
                <text:p>1400847734.52534</text:p>
              </table:table-cell>
              <table:table-cell office:value-type="float" office:value="35.759613">
                <text:p>35.759613</text:p>
              </table:table-cell>
              <table:table-cell office:value-type="float" office:value="1400847734.1765">
                <text:p>1400847734.176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00847734.57562">
                <text:p>1400847734.57562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734.17671">
                <text:p>1400847734.17671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0847734.62591">
                <text:p>1400847734.62591</text:p>
              </table:table-cell>
              <table:table-cell office:value-type="float" office:value="38.015369">
                <text:p>38.015369</text:p>
              </table:table-cell>
              <table:table-cell office:value-type="float" office:value="1400847734.17691">
                <text:p>1400847734.17691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0847734.67619">
                <text:p>1400847734.67619</text:p>
              </table:table-cell>
              <table:table-cell office:value-type="float" office:value="39.684612">
                <text:p>39.684612</text:p>
              </table:table-cell>
              <table:table-cell office:value-type="float" office:value="1400847734.17719">
                <text:p>1400847734.17719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0847734.72648">
                <text:p>1400847734.72648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734.17739">
                <text:p>1400847734.17739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0847734.77674">
                <text:p>1400847734.77674</text:p>
              </table:table-cell>
              <table:table-cell office:value-type="float" office:value="44.042397">
                <text:p>44.042397</text:p>
              </table:table-cell>
              <table:table-cell office:value-type="float" office:value="1400847734.17758">
                <text:p>1400847734.17758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0847734.82698">
                <text:p>1400847734.82698</text:p>
              </table:table-cell>
              <table:table-cell office:value-type="float" office:value="46.697777">
                <text:p>46.697777</text:p>
              </table:table-cell>
              <table:table-cell office:value-type="float" office:value="1400847734.17776">
                <text:p>1400847734.17776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00847734.87729">
                <text:p>1400847734.87729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734.17797">
                <text:p>1400847734.17797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00847734.92762">
                <text:p>1400847734.92762</text:p>
              </table:table-cell>
              <table:table-cell office:value-type="float" office:value="52.860619">
                <text:p>52.860619</text:p>
              </table:table-cell>
              <table:table-cell office:value-type="float" office:value="1400847734.17814">
                <text:p>1400847734.17814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0847734.97793">
                <text:p>1400847734.97793</text:p>
              </table:table-cell>
              <table:table-cell office:value-type="float" office:value="56.321178">
                <text:p>56.321178</text:p>
              </table:table-cell>
              <table:table-cell office:value-type="float" office:value="1400847734.17832">
                <text:p>1400847734.17832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0847735.02825">
                <text:p>1400847735.02825</text:p>
              </table:table-cell>
              <table:table-cell office:value-type="float" office:value="60">
                <text:p>60</text:p>
              </table:table-cell>
              <table:table-cell office:value-type="float" office:value="1400847734.17847">
                <text:p>1400847734.17847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0847735.0785">
                <text:p>1400847735.0785</text:p>
              </table:table-cell>
              <table:table-cell office:value-type="float" office:value="63.869087">
                <text:p>63.869087</text:p>
              </table:table-cell>
              <table:table-cell office:value-type="float" office:value="1400847734.17862">
                <text:p>1400847734.17862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847735.12884">
                <text:p>1400847735.12884</text:p>
              </table:table-cell>
              <table:table-cell office:value-type="float" office:value="67.898994">
                <text:p>67.898994</text:p>
              </table:table-cell>
              <table:table-cell office:value-type="float" office:value="1400847734.17876">
                <text:p>1400847734.17876</text:p>
              </table:table-cell>
              <table:table-cell office:value-type="float" office:value="133.1521">
                <text:p>133.1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847735.17914">
                <text:p>1400847735.17914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734.17895">
                <text:p>1400847734.17895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847735.2294">
                <text:p>1400847735.2294</text:p>
              </table:table-cell>
              <table:table-cell office:value-type="float" office:value="76.317589">
                <text:p>76.317589</text:p>
              </table:table-cell>
              <table:table-cell office:value-type="float" office:value="1400847734.19162">
                <text:p>1400847734.19162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0847735.27971">
                <text:p>1400847735.27971</text:p>
              </table:table-cell>
              <table:table-cell office:value-type="float" office:value="80.642212">
                <text:p>80.642212</text:p>
              </table:table-cell>
              <table:table-cell office:value-type="float" office:value="1400847734.192">
                <text:p>1400847734.192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0847735.32998">
                <text:p>1400847735.32998</text:p>
              </table:table-cell>
              <table:table-cell office:value-type="float" office:value="85">
                <text:p>85</text:p>
              </table:table-cell>
              <table:table-cell office:value-type="float" office:value="1400847734.19218">
                <text:p>1400847734.19218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0847735.38026">
                <text:p>1400847735.38026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34.20176">
                <text:p>1400847734.20176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0847735.43057">
                <text:p>1400847735.43057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34.39695">
                <text:p>1400847734.39695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0847735.48092">
                <text:p>1400847735.48092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34.39718">
                <text:p>1400847734.39718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0847735.53115">
                <text:p>1400847735.53115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34.39734">
                <text:p>1400847734.39734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0847735.58144">
                <text:p>1400847735.58144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34.39748">
                <text:p>1400847734.39748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0847735.63176">
                <text:p>1400847735.63176</text:p>
              </table:table-cell>
              <table:table-cell office:value-type="float" office:value="110">
                <text:p>110</text:p>
              </table:table-cell>
              <table:table-cell office:value-type="float" office:value="1400847734.40298">
                <text:p>1400847734.40298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0847735.6821">
                <text:p>1400847735.6821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34.40324">
                <text:p>1400847734.40324</text:p>
              </table:table-cell>
              <table:table-cell office:value-type="float" office:value="127.9166">
                <text:p>127.9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00847735.73241">
                <text:p>1400847735.73241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34.43059">
                <text:p>1400847734.43059</text:p>
              </table:table-cell>
              <table:table-cell office:value-type="float" office:value="118.0616">
                <text:p>118.06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00847735.78269">
                <text:p>1400847735.78269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34.47431">
                <text:p>1400847734.47431</text:p>
              </table:table-cell>
              <table:table-cell office:value-type="float" office:value="106.9746">
                <text:p>106.9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0847735.83303">
                <text:p>1400847735.83303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34.47457">
                <text:p>1400847734.47457</text:p>
              </table:table-cell>
              <table:table-cell office:value-type="float" office:value="94.34777">
                <text:p>94.347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00847735.8833">
                <text:p>1400847735.8833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34.53149">
                <text:p>1400847734.53149</text:p>
              </table:table-cell>
              <table:table-cell office:value-type="float" office:value="82.95284">
                <text:p>82.952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00847735.93363">
                <text:p>1400847735.93363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34.53169">
                <text:p>1400847734.53169</text:p>
              </table:table-cell>
              <table:table-cell office:value-type="float" office:value="70.32605">
                <text:p>70.326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847735.98388">
                <text:p>1400847735.98388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34.57529">
                <text:p>1400847734.57529</text:p>
              </table:table-cell>
              <table:table-cell office:value-type="float" office:value="58.93112">
                <text:p>58.93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0847736.03416">
                <text:p>1400847736.03416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34.63419">
                <text:p>1400847734.63419</text:p>
              </table:table-cell>
              <table:table-cell office:value-type="float" office:value="47.46372">
                <text:p>47.46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00847736.08453">
                <text:p>1400847736.08453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34.63444">
                <text:p>1400847734.63444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0847736.13489">
                <text:p>1400847736.13489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34.67521">
                <text:p>1400847734.67521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0847736.18521">
                <text:p>1400847736.18521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34.73419">
                <text:p>1400847734.73419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0847736.23546">
                <text:p>1400847736.23546</text:p>
              </table:table-cell>
              <table:table-cell office:value-type="float" office:value="135">
                <text:p>135</text:p>
              </table:table-cell>
              <table:table-cell office:value-type="float" office:value="1400847734.73431">
                <text:p>1400847734.73431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0847736.28573">
                <text:p>1400847736.28573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34.77531">
                <text:p>1400847734.77531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00847736.33604">
                <text:p>1400847736.33604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34.82777">
                <text:p>1400847734.82777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0847736.38635">
                <text:p>1400847736.38635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34.82805">
                <text:p>1400847734.82805</text:p>
              </table:table-cell>
              <table:table-cell office:value-type="float" office:value="36.59413">
                <text:p>36.59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0847736.43667">
                <text:p>1400847736.43667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34.85836">
                <text:p>1400847734.85836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0847736.48702">
                <text:p>1400847736.48702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34.93004">
                <text:p>1400847734.93004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00847736.53735">
                <text:p>1400847736.53735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34.93031">
                <text:p>1400847734.93031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00847736.58767">
                <text:p>1400847736.58767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34.9634">
                <text:p>1400847734.9634</text:p>
              </table:table-cell>
              <table:table-cell office:value-type="float" office:value="41.3043">
                <text:p>41.30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0847736.63798">
                <text:p>1400847736.63798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35.02772">
                <text:p>1400847735.02772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0847736.6883">
                <text:p>1400847736.6883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35.028">
                <text:p>1400847735.028</text:p>
              </table:table-cell>
              <table:table-cell office:value-type="float" office:value="44.20284">
                <text:p>44.202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0847736.73859">
                <text:p>1400847736.73859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35.08392">
                <text:p>1400847735.08392</text:p>
              </table:table-cell>
              <table:table-cell office:value-type="float" office:value="47.46372">
                <text:p>47.463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00847736.78888">
                <text:p>1400847736.78888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35.13052">
                <text:p>1400847735.13052</text:p>
              </table:table-cell>
              <table:table-cell office:value-type="float" office:value="46.7391">
                <text:p>46.73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00847736.83918">
                <text:p>1400847736.83918</text:p>
              </table:table-cell>
              <table:table-cell office:value-type="float" office:value="110">
                <text:p>110</text:p>
              </table:table-cell>
              <table:table-cell office:value-type="float" office:value="1400847735.13079">
                <text:p>1400847735.13079</text:p>
              </table:table-cell>
              <table:table-cell office:value-type="float" office:value="50.30794">
                <text:p>50.307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0847736.88952">
                <text:p>1400847736.88952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35.16515">
                <text:p>1400847735.16515</text:p>
              </table:table-cell>
              <table:table-cell office:value-type="float" office:value="51.5398">
                <text:p>51.53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00847736.93989">
                <text:p>1400847736.93989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35.1933">
                <text:p>1400847735.1933</text:p>
              </table:table-cell>
              <table:table-cell office:value-type="float" office:value="54.6195">
                <text:p>54.6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00847736.99022">
                <text:p>1400847736.99022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35.23375">
                <text:p>1400847735.23375</text:p>
              </table:table-cell>
              <table:table-cell office:value-type="float" office:value="58.31514">
                <text:p>58.315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0847737.0405">
                <text:p>1400847737.0405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35.27588">
                <text:p>1400847735.27588</text:p>
              </table:table-cell>
              <table:table-cell office:value-type="float" office:value="61.3949">
                <text:p>61.39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0847737.09081">
                <text:p>1400847737.09081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35.27628">
                <text:p>1400847735.27628</text:p>
              </table:table-cell>
              <table:table-cell office:value-type="float" office:value="62.31879">
                <text:p>62.318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00847737.14109">
                <text:p>1400847737.14109</text:p>
              </table:table-cell>
              <table:table-cell office:value-type="float" office:value="85">
                <text:p>85</text:p>
              </table:table-cell>
              <table:table-cell office:value-type="float" office:value="1400847735.3375">
                <text:p>1400847735.3375</text:p>
              </table:table-cell>
              <table:table-cell office:value-type="float" office:value="64.16664">
                <text:p>64.166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00847737.19134">
                <text:p>1400847737.19134</text:p>
              </table:table-cell>
              <table:table-cell office:value-type="float" office:value="80.642212">
                <text:p>80.642212</text:p>
              </table:table-cell>
              <table:table-cell office:value-type="float" office:value="1400847735.33773">
                <text:p>1400847735.33773</text:p>
              </table:table-cell>
              <table:table-cell office:value-type="float" office:value="66.01443">
                <text:p>66.014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0847737.24166">
                <text:p>1400847737.24166</text:p>
              </table:table-cell>
              <table:table-cell office:value-type="float" office:value="76.317589">
                <text:p>76.317589</text:p>
              </table:table-cell>
              <table:table-cell office:value-type="float" office:value="1400847735.3792">
                <text:p>1400847735.3792</text:p>
              </table:table-cell>
              <table:table-cell office:value-type="float" office:value="67.55431">
                <text:p>67.554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0847737.29195">
                <text:p>1400847737.29195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735.43248">
                <text:p>1400847735.43248</text:p>
              </table:table-cell>
              <table:table-cell office:value-type="float" office:value="70.63402">
                <text:p>70.634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00847737.34235">
                <text:p>1400847737.34235</text:p>
              </table:table-cell>
              <table:table-cell office:value-type="float" office:value="67.898994">
                <text:p>67.898994</text:p>
              </table:table-cell>
              <table:table-cell office:value-type="float" office:value="1400847735.43277">
                <text:p>1400847735.43277</text:p>
              </table:table-cell>
              <table:table-cell office:value-type="float" office:value="73.71372">
                <text:p>73.713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00847737.39267">
                <text:p>1400847737.39267</text:p>
              </table:table-cell>
              <table:table-cell office:value-type="float" office:value="63.869087">
                <text:p>63.869087</text:p>
              </table:table-cell>
              <table:table-cell office:value-type="float" office:value="1400847735.46555">
                <text:p>1400847735.46555</text:p>
              </table:table-cell>
              <table:table-cell office:value-type="float" office:value="79.56517">
                <text:p>79.565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0847737.44298">
                <text:p>1400847737.44298</text:p>
              </table:table-cell>
              <table:table-cell office:value-type="float" office:value="60">
                <text:p>60</text:p>
              </table:table-cell>
              <table:table-cell office:value-type="float" office:value="1400847735.5328">
                <text:p>1400847735.5328</text:p>
              </table:table-cell>
              <table:table-cell office:value-type="float" office:value="82.64488">
                <text:p>82.644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847737.49331">
                <text:p>1400847737.49331</text:p>
              </table:table-cell>
              <table:table-cell office:value-type="float" office:value="56.321178">
                <text:p>56.321178</text:p>
              </table:table-cell>
              <table:table-cell office:value-type="float" office:value="1400847735.53289">
                <text:p>1400847735.53289</text:p>
              </table:table-cell>
              <table:table-cell office:value-type="float" office:value="84.80069">
                <text:p>84.80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0847737.54364">
                <text:p>1400847737.54364</text:p>
              </table:table-cell>
              <table:table-cell office:value-type="float" office:value="52.860619">
                <text:p>52.860619</text:p>
              </table:table-cell>
              <table:table-cell office:value-type="float" office:value="1400847735.56303">
                <text:p>1400847735.56303</text:p>
              </table:table-cell>
              <table:table-cell office:value-type="float" office:value="87.26446">
                <text:p>87.264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00847737.59392">
                <text:p>1400847737.59392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735.62794">
                <text:p>1400847735.62794</text:p>
              </table:table-cell>
              <table:table-cell office:value-type="float" office:value="90.34417">
                <text:p>90.344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00847737.64416">
                <text:p>1400847737.64416</text:p>
              </table:table-cell>
              <table:table-cell office:value-type="float" office:value="46.697777">
                <text:p>46.697777</text:p>
              </table:table-cell>
              <table:table-cell office:value-type="float" office:value="1400847735.62818">
                <text:p>1400847735.62818</text:p>
              </table:table-cell>
              <table:table-cell office:value-type="float" office:value="95.27167">
                <text:p>95.271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0847737.69436">
                <text:p>1400847737.69436</text:p>
              </table:table-cell>
              <table:table-cell office:value-type="float" office:value="44.042397">
                <text:p>44.042397</text:p>
              </table:table-cell>
              <table:table-cell office:value-type="float" office:value="1400847735.68649">
                <text:p>1400847735.68649</text:p>
              </table:table-cell>
              <table:table-cell office:value-type="float" office:value="95.88765">
                <text:p>95.88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0847737.74453">
                <text:p>1400847737.74453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735.72974">
                <text:p>1400847735.72974</text:p>
              </table:table-cell>
              <table:table-cell office:value-type="float" office:value="96.19562">
                <text:p>96.195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00847737.7948">
                <text:p>1400847737.7948</text:p>
              </table:table-cell>
              <table:table-cell office:value-type="float" office:value="39.684612">
                <text:p>39.684612</text:p>
              </table:table-cell>
              <table:table-cell office:value-type="float" office:value="1400847735.72998">
                <text:p>1400847735.72998</text:p>
              </table:table-cell>
              <table:table-cell office:value-type="float" office:value="99.58329">
                <text:p>99.583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0847737.84515">
                <text:p>1400847737.84515</text:p>
              </table:table-cell>
              <table:table-cell office:value-type="float" office:value="38.015369">
                <text:p>38.015369</text:p>
              </table:table-cell>
              <table:table-cell office:value-type="float" office:value="1400847735.79024">
                <text:p>1400847735.79024</text:p>
              </table:table-cell>
              <table:table-cell office:value-type="float" office:value="103.2789">
                <text:p>103.2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0847737.8955">
                <text:p>1400847737.8955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735.79046">
                <text:p>1400847735.79046</text:p>
              </table:table-cell>
              <table:table-cell office:value-type="float" office:value="107.2826">
                <text:p>107.28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0847737.94583">
                <text:p>1400847737.94583</text:p>
              </table:table-cell>
              <table:table-cell office:value-type="float" office:value="35.759613">
                <text:p>35.759613</text:p>
              </table:table-cell>
              <table:table-cell office:value-type="float" office:value="1400847735.83117">
                <text:p>1400847735.83117</text:p>
              </table:table-cell>
              <table:table-cell office:value-type="float" office:value="110.0543">
                <text:p>110.05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0847737.99617">
                <text:p>1400847737.99617</text:p>
              </table:table-cell>
              <table:table-cell office:value-type="float" office:value="35.190266">
                <text:p>35.190266</text:p>
              </table:table-cell>
              <table:table-cell office:value-type="float" office:value="1400847735.89192">
                <text:p>1400847735.89192</text:p>
              </table:table-cell>
              <table:table-cell office:value-type="float" office:value="113.134">
                <text:p>113.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0847738.04647">
                <text:p>1400847738.04647</text:p>
              </table:table-cell>
              <table:table-cell office:value-type="float" office:value="35">
                <text:p>35</text:p>
              </table:table-cell>
              <table:table-cell office:value-type="float" office:value="1400847735.9381">
                <text:p>1400847735.9381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00847738.09678">
                <text:p>1400847738.09678</text:p>
              </table:table-cell>
              <table:table-cell office:value-type="float" office:value="35.190266">
                <text:p>35.190266</text:p>
              </table:table-cell>
              <table:table-cell office:value-type="float" office:value="1400847735.93833">
                <text:p>1400847735.93833</text:p>
              </table:table-cell>
              <table:table-cell office:value-type="float" office:value="114.3659">
                <text:p>114.36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00847738.14706">
                <text:p>1400847738.14706</text:p>
              </table:table-cell>
              <table:table-cell office:value-type="float" office:value="35.759613">
                <text:p>35.759613</text:p>
              </table:table-cell>
              <table:table-cell office:value-type="float" office:value="1400847735.96344">
                <text:p>1400847735.96344</text:p>
              </table:table-cell>
              <table:table-cell office:value-type="float" office:value="115.2898">
                <text:p>115.28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0847738.19732">
                <text:p>1400847738.19732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735.98974">
                <text:p>1400847735.98974</text:p>
              </table:table-cell>
              <table:table-cell office:value-type="float" office:value="119.6014">
                <text:p>119.60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847738.24762">
                <text:p>1400847738.24762</text:p>
              </table:table-cell>
              <table:table-cell office:value-type="float" office:value="38.015369">
                <text:p>38.015369</text:p>
              </table:table-cell>
              <table:table-cell office:value-type="float" office:value="1400847736.03123">
                <text:p>1400847736.03123</text:p>
              </table:table-cell>
              <table:table-cell office:value-type="float" office:value="121.4493">
                <text:p>121.44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0847738.29783">
                <text:p>1400847738.29783</text:p>
              </table:table-cell>
              <table:table-cell office:value-type="float" office:value="39.684612">
                <text:p>39.684612</text:p>
              </table:table-cell>
              <table:table-cell office:value-type="float" office:value="1400847736.03708">
                <text:p>1400847736.03708</text:p>
              </table:table-cell>
              <table:table-cell office:value-type="float" office:value="124.8369">
                <text:p>124.8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00847738.34811">
                <text:p>1400847738.34811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736.08017">
                <text:p>1400847736.08017</text:p>
              </table:table-cell>
              <table:table-cell office:value-type="float" office:value="125.4529">
                <text:p>125.45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00847738.39839">
                <text:p>1400847738.39839</text:p>
              </table:table-cell>
              <table:table-cell office:value-type="float" office:value="44.042397">
                <text:p>44.042397</text:p>
              </table:table-cell>
              <table:table-cell office:value-type="float" office:value="1400847736.13731">
                <text:p>1400847736.13731</text:p>
              </table:table-cell>
              <table:table-cell office:value-type="float" office:value="126.6848">
                <text:p>126.6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0847738.44857">
                <text:p>1400847738.44857</text:p>
              </table:table-cell>
              <table:table-cell office:value-type="float" office:value="46.697777">
                <text:p>46.697777</text:p>
              </table:table-cell>
              <table:table-cell office:value-type="float" office:value="1400847736.13767">
                <text:p>1400847736.13767</text:p>
              </table:table-cell>
              <table:table-cell office:value-type="float" office:value="129.1485">
                <text:p>129.14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0847738.4989">
                <text:p>1400847738.4989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736.16761">
                <text:p>1400847736.16761</text:p>
              </table:table-cell>
              <table:table-cell office:value-type="float" office:value="130.0724">
                <text:p>130.07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0847738.54918">
                <text:p>1400847738.54918</text:p>
              </table:table-cell>
              <table:table-cell office:value-type="float" office:value="52.860619">
                <text:p>52.860619</text:p>
              </table:table-cell>
              <table:table-cell office:value-type="float" office:value="1400847736.23296">
                <text:p>1400847736.23296</text:p>
              </table:table-cell>
              <table:table-cell office:value-type="float" office:value="131.6123">
                <text:p>131.61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0847738.59949">
                <text:p>1400847738.59949</text:p>
              </table:table-cell>
              <table:table-cell office:value-type="float" office:value="56.321178">
                <text:p>56.321178</text:p>
              </table:table-cell>
              <table:table-cell office:value-type="float" office:value="1400847736.23323">
                <text:p>1400847736.23323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0847738.64982">
                <text:p>1400847738.64982</text:p>
              </table:table-cell>
              <table:table-cell office:value-type="float" office:value="60">
                <text:p>60</text:p>
              </table:table-cell>
              <table:table-cell office:value-type="float" office:value="1400847736.29163">
                <text:p>1400847736.29163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847738.70007">
                <text:p>1400847738.70007</text:p>
              </table:table-cell>
              <table:table-cell office:value-type="float" office:value="63.869087">
                <text:p>63.869087</text:p>
              </table:table-cell>
              <table:table-cell office:value-type="float" office:value="1400847736.33686">
                <text:p>1400847736.33686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847738.75037">
                <text:p>1400847738.75037</text:p>
              </table:table-cell>
              <table:table-cell office:value-type="float" office:value="67.898994">
                <text:p>67.898994</text:p>
              </table:table-cell>
              <table:table-cell office:value-type="float" office:value="1400847736.33708">
                <text:p>1400847736.33708</text:p>
              </table:table-cell>
              <table:table-cell office:value-type="float" office:value="133.1521">
                <text:p>133.15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0847738.80068">
                <text:p>1400847738.80068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736.36293">
                <text:p>1400847736.36293</text:p>
              </table:table-cell>
              <table:table-cell office:value-type="float" office:value="133.7681">
                <text:p>133.76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0847738.85099">
                <text:p>1400847738.85099</text:p>
              </table:table-cell>
              <table:table-cell office:value-type="float" office:value="76.317589">
                <text:p>76.317589</text:p>
              </table:table-cell>
              <table:table-cell office:value-type="float" office:value="1400847736.39442">
                <text:p>1400847736.39442</text:p>
              </table:table-cell>
              <table:table-cell office:value-type="float" office:value="134.692">
                <text:p>134.6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0847738.90127">
                <text:p>1400847738.90127</text:p>
              </table:table-cell>
              <table:table-cell office:value-type="float" office:value="80.642212">
                <text:p>80.642212</text:p>
              </table:table-cell>
              <table:table-cell office:value-type="float" office:value="1400847736.43519">
                <text:p>1400847736.43519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0847738.95153">
                <text:p>1400847738.95153</text:p>
              </table:table-cell>
              <table:table-cell office:value-type="float" office:value="85">
                <text:p>85</text:p>
              </table:table-cell>
              <table:table-cell office:value-type="float" office:value="1400847736.49216">
                <text:p>1400847736.49216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0847739.00179">
                <text:p>1400847739.00179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36.53771">
                <text:p>1400847736.53771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0847739.05212">
                <text:p>1400847739.05212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36.53791">
                <text:p>1400847736.5379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00847739.10244">
                <text:p>1400847739.10244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36.56255">
                <text:p>1400847736.5625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00847739.15278">
                <text:p>1400847739.15278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36.59093">
                <text:p>1400847736.5909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00847739.20307">
                <text:p>1400847739.20307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36.63375">
                <text:p>1400847736.63375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00847739.2534">
                <text:p>1400847739.2534</text:p>
              </table:table-cell>
              <table:table-cell office:value-type="float" office:value="110">
                <text:p>110</text:p>
              </table:table-cell>
              <table:table-cell office:value-type="float" office:value="1400847736.69381">
                <text:p>1400847736.69381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00847739.30369">
                <text:p>1400847739.30369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36.69405">
                <text:p>1400847736.69405</text:p>
              </table:table-cell>
              <table:table-cell office:value-type="float" office:value="130.9963">
                <text:p>130.99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00847739.35397">
                <text:p>1400847739.35397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36.73751">
                <text:p>1400847736.73751</text:p>
              </table:table-cell>
              <table:table-cell office:value-type="float" office:value="131.6123">
                <text:p>131.61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00847739.40424">
                <text:p>1400847739.40424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36.79566">
                <text:p>1400847736.79566</text:p>
              </table:table-cell>
              <table:table-cell office:value-type="float" office:value="128.8405">
                <text:p>128.84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0847739.45448">
                <text:p>1400847739.45448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36.79589">
                <text:p>1400847736.79589</text:p>
              </table:table-cell>
              <table:table-cell office:value-type="float" office:value="127.3007">
                <text:p>127.30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00847739.50478">
                <text:p>1400847739.50478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36.84292">
                <text:p>1400847736.84292</text:p>
              </table:table-cell>
              <table:table-cell office:value-type="float" office:value="126.3767">
                <text:p>126.37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00847739.55508">
                <text:p>1400847739.55508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36.84314">
                <text:p>1400847736.84314</text:p>
              </table:table-cell>
              <table:table-cell office:value-type="float" office:value="124.8369">
                <text:p>124.83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00847739.60532">
                <text:p>1400847739.60532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36.86894">
                <text:p>1400847736.86894</text:p>
              </table:table-cell>
              <table:table-cell office:value-type="float" office:value="122.9891">
                <text:p>122.98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00847739.6556">
                <text:p>1400847739.6556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36.93683">
                <text:p>1400847736.93683</text:p>
              </table:table-cell>
              <table:table-cell office:value-type="float" office:value="120.2173">
                <text:p>120.21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0847739.70592">
                <text:p>1400847739.70592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36.93709">
                <text:p>1400847736.93709</text:p>
              </table:table-cell>
              <table:table-cell office:value-type="float" office:value="117.7536">
                <text:p>117.75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00847739.7562">
                <text:p>1400847739.7562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36.99509">
                <text:p>1400847736.99509</text:p>
              </table:table-cell>
              <table:table-cell office:value-type="float" office:value="117.4456">
                <text:p>117.44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0847739.80647">
                <text:p>1400847739.80647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36.99533">
                <text:p>1400847736.99533</text:p>
              </table:table-cell>
              <table:table-cell office:value-type="float" office:value="115.9058">
                <text:p>115.9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0847739.85675">
                <text:p>1400847739.85675</text:p>
              </table:table-cell>
              <table:table-cell office:value-type="float" office:value="135">
                <text:p>135</text:p>
              </table:table-cell>
              <table:table-cell office:value-type="float" office:value="1400847737.03931">
                <text:p>1400847737.03931</text:p>
              </table:table-cell>
              <table:table-cell office:value-type="float" office:value="112.5181">
                <text:p>112.51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0847739.90706">
                <text:p>1400847739.90706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37.09573">
                <text:p>1400847737.09573</text:p>
              </table:table-cell>
              <table:table-cell office:value-type="float" office:value="110.6703">
                <text:p>110.67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0847739.9574">
                <text:p>1400847739.9574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37.09596">
                <text:p>1400847737.09596</text:p>
              </table:table-cell>
              <table:table-cell office:value-type="float" office:value="107.8985">
                <text:p>107.89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0847740.00771">
                <text:p>1400847740.00771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37.13927">
                <text:p>1400847737.13927</text:p>
              </table:table-cell>
              <table:table-cell office:value-type="float" office:value="104.2029">
                <text:p>104.20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00847740.05805">
                <text:p>1400847740.05805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37.19517">
                <text:p>1400847737.19517</text:p>
              </table:table-cell>
              <table:table-cell office:value-type="float" office:value="100.8151">
                <text:p>100.81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00847740.10836">
                <text:p>1400847740.10836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37.19539">
                <text:p>1400847737.19539</text:p>
              </table:table-cell>
              <table:table-cell office:value-type="float" office:value="98.04341">
                <text:p>98.043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0847740.15863">
                <text:p>1400847740.15863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37.22931">
                <text:p>1400847737.22931</text:p>
              </table:table-cell>
              <table:table-cell office:value-type="float" office:value="94.34777">
                <text:p>94.34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0847740.20893">
                <text:p>1400847740.20893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37.2971">
                <text:p>1400847737.2971</text:p>
              </table:table-cell>
              <table:table-cell office:value-type="float" office:value="91.88399">
                <text:p>91.883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0847740.25922">
                <text:p>1400847740.25922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37.29733">
                <text:p>1400847737.29733</text:p>
              </table:table-cell>
              <table:table-cell office:value-type="float" office:value="89.72824">
                <text:p>89.728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00847740.30951">
                <text:p>1400847740.30951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37.33052">
                <text:p>1400847737.33052</text:p>
              </table:table-cell>
              <table:table-cell office:value-type="float" office:value="87.26446">
                <text:p>87.264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00847740.35977">
                <text:p>1400847740.35977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37.39957">
                <text:p>1400847737.39957</text:p>
              </table:table-cell>
              <table:table-cell office:value-type="float" office:value="83.56877">
                <text:p>83.568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00847740.41007">
                <text:p>1400847740.41007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37.39981">
                <text:p>1400847737.39981</text:p>
              </table:table-cell>
              <table:table-cell office:value-type="float" office:value="80.79703">
                <text:p>80.797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0847740.46034">
                <text:p>1400847740.46034</text:p>
              </table:table-cell>
              <table:table-cell office:value-type="float" office:value="110">
                <text:p>110</text:p>
              </table:table-cell>
              <table:table-cell office:value-type="float" office:value="1400847737.43328">
                <text:p>1400847737.43328</text:p>
              </table:table-cell>
              <table:table-cell office:value-type="float" office:value="78.94924">
                <text:p>78.949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0847740.51064">
                <text:p>1400847740.51064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37.50007">
                <text:p>1400847737.50007</text:p>
              </table:table-cell>
              <table:table-cell office:value-type="float" office:value="78.64128">
                <text:p>78.641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0847740.56099">
                <text:p>1400847740.56099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37.5003">
                <text:p>1400847737.5003</text:p>
              </table:table-cell>
              <table:table-cell office:value-type="float" office:value="74.94558">
                <text:p>74.945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0847740.61129">
                <text:p>1400847740.61129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37.53044">
                <text:p>1400847737.53044</text:p>
              </table:table-cell>
              <table:table-cell office:value-type="float" office:value="71.24995">
                <text:p>71.249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00847740.66156">
                <text:p>1400847740.66156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37.55706">
                <text:p>1400847737.55706</text:p>
              </table:table-cell>
              <table:table-cell office:value-type="float" office:value="67.86228">
                <text:p>67.862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0847740.71182">
                <text:p>1400847740.71182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37.60262">
                <text:p>1400847737.60262</text:p>
              </table:table-cell>
              <table:table-cell office:value-type="float" office:value="65.09054">
                <text:p>65.090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0847740.76215">
                <text:p>1400847740.76215</text:p>
              </table:table-cell>
              <table:table-cell office:value-type="float" office:value="85">
                <text:p>85</text:p>
              </table:table-cell>
              <table:table-cell office:value-type="float" office:value="1400847737.60675">
                <text:p>1400847737.60675</text:p>
              </table:table-cell>
              <table:table-cell office:value-type="float" office:value="62.62676">
                <text:p>62.626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0847740.81251">
                <text:p>1400847740.81251</text:p>
              </table:table-cell>
              <table:table-cell office:value-type="float" office:value="80.642212">
                <text:p>80.642212</text:p>
              </table:table-cell>
              <table:table-cell office:value-type="float" office:value="1400847737.63587">
                <text:p>1400847737.63587</text:p>
              </table:table-cell>
              <table:table-cell office:value-type="float" office:value="60.47095">
                <text:p>60.47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00847740.86279">
                <text:p>1400847740.86279</text:p>
              </table:table-cell>
              <table:table-cell office:value-type="float" office:value="76.317589">
                <text:p>76.317589</text:p>
              </table:table-cell>
              <table:table-cell office:value-type="float" office:value="1400847737.66794">
                <text:p>1400847737.66794</text:p>
              </table:table-cell>
              <table:table-cell office:value-type="float" office:value="58.93112">
                <text:p>58.931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00847740.91313">
                <text:p>1400847740.91313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737.70322">
                <text:p>1400847737.70322</text:p>
              </table:table-cell>
              <table:table-cell office:value-type="float" office:value="57.39124">
                <text:p>57.391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00847740.96344">
                <text:p>1400847740.96344</text:p>
              </table:table-cell>
              <table:table-cell office:value-type="float" office:value="67.898994">
                <text:p>67.898994</text:p>
              </table:table-cell>
              <table:table-cell office:value-type="float" office:value="1400847737.73135">
                <text:p>1400847737.73135</text:p>
              </table:table-cell>
              <table:table-cell office:value-type="float" office:value="56.46735">
                <text:p>56.467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0847741.01378">
                <text:p>1400847741.01378</text:p>
              </table:table-cell>
              <table:table-cell office:value-type="float" office:value="63.869087">
                <text:p>63.869087</text:p>
              </table:table-cell>
              <table:table-cell office:value-type="float" office:value="1400847737.76277">
                <text:p>1400847737.76277</text:p>
              </table:table-cell>
              <table:table-cell office:value-type="float" office:value="56.46735">
                <text:p>56.467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0847741.06406">
                <text:p>1400847741.06406</text:p>
              </table:table-cell>
              <table:table-cell office:value-type="float" office:value="60">
                <text:p>60</text:p>
              </table:table-cell>
              <table:table-cell office:value-type="float" office:value="1400847737.79897">
                <text:p>1400847737.79897</text:p>
              </table:table-cell>
              <table:table-cell office:value-type="float" office:value="56.15938">
                <text:p>56.159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00847741.11437">
                <text:p>1400847741.11437</text:p>
              </table:table-cell>
              <table:table-cell office:value-type="float" office:value="56.321178">
                <text:p>56.321178</text:p>
              </table:table-cell>
              <table:table-cell office:value-type="float" office:value="1400847737.85074">
                <text:p>1400847737.85074</text:p>
              </table:table-cell>
              <table:table-cell office:value-type="float" office:value="56.15938">
                <text:p>56.159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0847741.16463">
                <text:p>1400847741.16463</text:p>
              </table:table-cell>
              <table:table-cell office:value-type="float" office:value="52.860619">
                <text:p>52.860619</text:p>
              </table:table-cell>
              <table:table-cell office:value-type="float" office:value="1400847737.89203">
                <text:p>1400847737.89203</text:p>
              </table:table-cell>
              <table:table-cell office:value-type="float" office:value="55.5434">
                <text:p>55.54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0847741.21497">
                <text:p>1400847741.21497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737.89734">
                <text:p>1400847737.89734</text:p>
              </table:table-cell>
              <table:table-cell office:value-type="float" office:value="56.15938">
                <text:p>56.15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00847741.26528">
                <text:p>1400847741.26528</text:p>
              </table:table-cell>
              <table:table-cell office:value-type="float" office:value="46.697777">
                <text:p>46.697777</text:p>
              </table:table-cell>
              <table:table-cell office:value-type="float" office:value="1400847737.94053">
                <text:p>1400847737.94053</text:p>
              </table:table-cell>
              <table:table-cell office:value-type="float" office:value="56.46735">
                <text:p>56.467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0847741.31563">
                <text:p>1400847741.31563</text:p>
              </table:table-cell>
              <table:table-cell office:value-type="float" office:value="44.042397">
                <text:p>44.042397</text:p>
              </table:table-cell>
              <table:table-cell office:value-type="float" office:value="1400847737.99101">
                <text:p>1400847737.99101</text:p>
              </table:table-cell>
              <table:table-cell office:value-type="float" office:value="53.69561">
                <text:p>53.695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00847741.36591">
                <text:p>1400847741.36591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737.99881">
                <text:p>1400847737.99881</text:p>
              </table:table-cell>
              <table:table-cell office:value-type="float" office:value="44.20284">
                <text:p>44.202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00847741.41626">
                <text:p>1400847741.41626</text:p>
              </table:table-cell>
              <table:table-cell office:value-type="float" office:value="39.684612">
                <text:p>39.684612</text:p>
              </table:table-cell>
              <table:table-cell office:value-type="float" office:value="1400847738.04309">
                <text:p>1400847738.04309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00847741.46656">
                <text:p>1400847741.46656</text:p>
              </table:table-cell>
              <table:table-cell office:value-type="float" office:value="38.015369">
                <text:p>38.015369</text:p>
              </table:table-cell>
              <table:table-cell office:value-type="float" office:value="1400847738.10044">
                <text:p>1400847738.10044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00847741.51691">
                <text:p>1400847741.51691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738.10067">
                <text:p>1400847738.10067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00847741.56721">
                <text:p>1400847741.56721</text:p>
              </table:table-cell>
              <table:table-cell office:value-type="float" office:value="35.759613">
                <text:p>35.759613</text:p>
              </table:table-cell>
              <table:table-cell office:value-type="float" office:value="1400847738.13099">
                <text:p>1400847738.13099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0847741.61751">
                <text:p>1400847741.61751</text:p>
              </table:table-cell>
              <table:table-cell office:value-type="float" office:value="35.190266">
                <text:p>35.190266</text:p>
              </table:table-cell>
              <table:table-cell office:value-type="float" office:value="1400847738.19531">
                <text:p>1400847738.19531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00847741.66783">
                <text:p>1400847741.66783</text:p>
              </table:table-cell>
              <table:table-cell office:value-type="float" office:value="35">
                <text:p>35</text:p>
              </table:table-cell>
              <table:table-cell office:value-type="float" office:value="1400847738.19946">
                <text:p>1400847738.19946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00847741.71813">
                <text:p>1400847741.71813</text:p>
              </table:table-cell>
              <table:table-cell office:value-type="float" office:value="35.190266">
                <text:p>35.190266</text:p>
              </table:table-cell>
              <table:table-cell office:value-type="float" office:value="1400847738.24315">
                <text:p>1400847738.24315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0847741.76835">
                <text:p>1400847741.76835</text:p>
              </table:table-cell>
              <table:table-cell office:value-type="float" office:value="35.759613">
                <text:p>35.759613</text:p>
              </table:table-cell>
              <table:table-cell office:value-type="float" office:value="1400847738.29777">
                <text:p>1400847738.29777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00847741.81862">
                <text:p>1400847741.81862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738.298">
                <text:p>1400847738.298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00847741.86886">
                <text:p>1400847741.86886</text:p>
              </table:table-cell>
              <table:table-cell office:value-type="float" office:value="38.015369">
                <text:p>38.015369</text:p>
              </table:table-cell>
              <table:table-cell office:value-type="float" office:value="1400847738.35416">
                <text:p>1400847738.35416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00847741.91912">
                <text:p>1400847741.91912</text:p>
              </table:table-cell>
              <table:table-cell office:value-type="float" office:value="39.684612">
                <text:p>39.684612</text:p>
              </table:table-cell>
              <table:table-cell office:value-type="float" office:value="1400847738.39706">
                <text:p>1400847738.39706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00847741.96947">
                <text:p>1400847741.96947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738.39733">
                <text:p>1400847738.39733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00847742.01978">
                <text:p>1400847742.01978</text:p>
              </table:table-cell>
              <table:table-cell office:value-type="float" office:value="44.042397">
                <text:p>44.042397</text:p>
              </table:table-cell>
              <table:table-cell office:value-type="float" office:value="1400847738.46332">
                <text:p>1400847738.46332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00847742.07008">
                <text:p>1400847742.07008</text:p>
              </table:table-cell>
              <table:table-cell office:value-type="float" office:value="46.697777">
                <text:p>46.697777</text:p>
              </table:table-cell>
              <table:table-cell office:value-type="float" office:value="1400847738.46343">
                <text:p>1400847738.46343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0847742.12038">
                <text:p>1400847742.12038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738.46942">
                <text:p>1400847738.46942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00847742.17064">
                <text:p>1400847742.17064</text:p>
              </table:table-cell>
              <table:table-cell office:value-type="float" office:value="52.860619">
                <text:p>52.860619</text:p>
              </table:table-cell>
              <table:table-cell office:value-type="float" office:value="1400847738.50426">
                <text:p>1400847738.50426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00847742.22094">
                <text:p>1400847742.22094</text:p>
              </table:table-cell>
              <table:table-cell office:value-type="float" office:value="56.321178">
                <text:p>56.321178</text:p>
              </table:table-cell>
              <table:table-cell office:value-type="float" office:value="1400847738.54756">
                <text:p>1400847738.54756</text:p>
              </table:table-cell>
              <table:table-cell office:value-type="float" office:value="39.13039">
                <text:p>39.130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0847742.27123">
                <text:p>1400847742.27123</text:p>
              </table:table-cell>
              <table:table-cell office:value-type="float" office:value="60">
                <text:p>60</text:p>
              </table:table-cell>
              <table:table-cell office:value-type="float" office:value="1400847738.60198">
                <text:p>1400847738.60198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00847742.32148">
                <text:p>1400847742.32148</text:p>
              </table:table-cell>
              <table:table-cell office:value-type="float" office:value="63.869087">
                <text:p>63.869087</text:p>
              </table:table-cell>
              <table:table-cell office:value-type="float" office:value="1400847738.60225">
                <text:p>1400847738.60225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00847742.37174">
                <text:p>1400847742.37174</text:p>
              </table:table-cell>
              <table:table-cell office:value-type="float" office:value="67.898994">
                <text:p>67.898994</text:p>
              </table:table-cell>
              <table:table-cell office:value-type="float" office:value="1400847738.63427">
                <text:p>1400847738.63427</text:p>
              </table:table-cell>
              <table:table-cell office:value-type="float" office:value="42.75354">
                <text:p>42.753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00847742.42207">
                <text:p>1400847742.42207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738.69997">
                <text:p>1400847738.69997</text:p>
              </table:table-cell>
              <table:table-cell office:value-type="float" office:value="42.75354">
                <text:p>42.753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00847742.47239">
                <text:p>1400847742.47239</text:p>
              </table:table-cell>
              <table:table-cell office:value-type="float" office:value="76.317589">
                <text:p>76.317589</text:p>
              </table:table-cell>
              <table:table-cell office:value-type="float" office:value="1400847738.70023">
                <text:p>1400847738.70023</text:p>
              </table:table-cell>
              <table:table-cell office:value-type="float" office:value="42.75354">
                <text:p>42.753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00847742.52274">
                <text:p>1400847742.52274</text:p>
              </table:table-cell>
              <table:table-cell office:value-type="float" office:value="80.642212">
                <text:p>80.642212</text:p>
              </table:table-cell>
              <table:table-cell office:value-type="float" office:value="1400847738.75597">
                <text:p>1400847738.75597</text:p>
              </table:table-cell>
              <table:table-cell office:value-type="float" office:value="46.37676">
                <text:p>46.376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00847742.573">
                <text:p>1400847742.573</text:p>
              </table:table-cell>
              <table:table-cell office:value-type="float" office:value="85">
                <text:p>85</text:p>
              </table:table-cell>
              <table:table-cell office:value-type="float" office:value="1400847738.7562">
                <text:p>1400847738.7562</text:p>
              </table:table-cell>
              <table:table-cell office:value-type="float" office:value="51.5398">
                <text:p>51.53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0847742.62331">
                <text:p>1400847742.62331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38.79914">
                <text:p>1400847738.79914</text:p>
              </table:table-cell>
              <table:table-cell office:value-type="float" office:value="54.31154">
                <text:p>54.311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0847742.67362">
                <text:p>1400847742.67362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38.85528">
                <text:p>1400847738.85528</text:p>
              </table:table-cell>
              <table:table-cell office:value-type="float" office:value="56.46735">
                <text:p>56.467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0847742.72389">
                <text:p>1400847742.72389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38.90003">
                <text:p>1400847738.90003</text:p>
              </table:table-cell>
              <table:table-cell office:value-type="float" office:value="59.54705">
                <text:p>59.547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00847742.77417">
                <text:p>1400847742.77417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38.90031">
                <text:p>1400847738.90031</text:p>
              </table:table-cell>
              <table:table-cell office:value-type="float" office:value="62.93472">
                <text:p>62.934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0847742.8244">
                <text:p>1400847742.8244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38.957">
                <text:p>1400847738.957</text:p>
              </table:table-cell>
              <table:table-cell office:value-type="float" office:value="64.47461">
                <text:p>64.474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00847742.87467">
                <text:p>1400847742.87467</text:p>
              </table:table-cell>
              <table:table-cell office:value-type="float" office:value="110">
                <text:p>110</text:p>
              </table:table-cell>
              <table:table-cell office:value-type="float" office:value="1400847738.9996">
                <text:p>1400847738.9996</text:p>
              </table:table-cell>
              <table:table-cell office:value-type="float" office:value="66.3224">
                <text:p>66.3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00847742.92494">
                <text:p>1400847742.92494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38.99987">
                <text:p>1400847738.99987</text:p>
              </table:table-cell>
              <table:table-cell office:value-type="float" office:value="68.47821">
                <text:p>68.478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00847742.97528">
                <text:p>1400847742.97528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39.05833">
                <text:p>1400847739.05833</text:p>
              </table:table-cell>
              <table:table-cell office:value-type="float" office:value="72.48181">
                <text:p>72.481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00847743.02557">
                <text:p>1400847743.02557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39.10093">
                <text:p>1400847739.10093</text:p>
              </table:table-cell>
              <table:table-cell office:value-type="float" office:value="75.25355">
                <text:p>75.253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00847743.07581">
                <text:p>1400847743.07581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39.10116">
                <text:p>1400847739.10116</text:p>
              </table:table-cell>
              <table:table-cell office:value-type="float" office:value="78.64128">
                <text:p>78.641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00847743.12608">
                <text:p>1400847743.12608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39.15863">
                <text:p>1400847739.15863</text:p>
              </table:table-cell>
              <table:table-cell office:value-type="float" office:value="80.79703">
                <text:p>80.797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00847743.17642">
                <text:p>1400847743.17642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39.15891">
                <text:p>1400847739.15891</text:p>
              </table:table-cell>
              <table:table-cell office:value-type="float" office:value="82.02895">
                <text:p>82.02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00847743.22676">
                <text:p>1400847743.22676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39.19907">
                <text:p>1400847739.19907</text:p>
              </table:table-cell>
              <table:table-cell office:value-type="float" office:value="82.95284">
                <text:p>82.952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00847743.27708">
                <text:p>1400847743.27708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39.20633">
                <text:p>1400847739.20633</text:p>
              </table:table-cell>
              <table:table-cell office:value-type="float" office:value="87.26446">
                <text:p>87.264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00847743.32735">
                <text:p>1400847743.32735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39.24714">
                <text:p>1400847739.24714</text:p>
              </table:table-cell>
              <table:table-cell office:value-type="float" office:value="91.88399">
                <text:p>91.883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0847743.37767">
                <text:p>1400847743.37767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39.30521">
                <text:p>1400847739.30521</text:p>
              </table:table-cell>
              <table:table-cell office:value-type="float" office:value="95.27167">
                <text:p>95.271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0847743.42794">
                <text:p>1400847743.42794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39.30545">
                <text:p>1400847739.30545</text:p>
              </table:table-cell>
              <table:table-cell office:value-type="float" office:value="97.73544">
                <text:p>97.735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00847743.47828">
                <text:p>1400847743.47828</text:p>
              </table:table-cell>
              <table:table-cell office:value-type="float" office:value="135">
                <text:p>135</text:p>
              </table:table-cell>
              <table:table-cell office:value-type="float" office:value="1400847739.42221">
                <text:p>1400847739.42221</text:p>
              </table:table-cell>
              <table:table-cell office:value-type="float" office:value="100.8151">
                <text:p>100.8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00847743.52855">
                <text:p>1400847743.52855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39.42244">
                <text:p>1400847739.42244</text:p>
              </table:table-cell>
              <table:table-cell office:value-type="float" office:value="103.8949">
                <text:p>103.89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00847743.57888">
                <text:p>1400847743.57888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39.42264">
                <text:p>1400847739.42264</text:p>
              </table:table-cell>
              <table:table-cell office:value-type="float" office:value="105.7427">
                <text:p>105.74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00847743.62918">
                <text:p>1400847743.62918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39.46375">
                <text:p>1400847739.46375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00847743.67953">
                <text:p>1400847743.67953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39.46401">
                <text:p>1400847739.46401</text:p>
              </table:table-cell>
              <table:table-cell office:value-type="float" office:value="112.5181">
                <text:p>112.51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0847743.72984">
                <text:p>1400847743.72984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39.50913">
                <text:p>1400847739.50913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0847743.78104">
                <text:p>1400847743.78104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39.5512">
                <text:p>1400847739.5512</text:p>
              </table:table-cell>
              <table:table-cell office:value-type="float" office:value="114.9818">
                <text:p>114.9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00847743.83124">
                <text:p>1400847743.83124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39.60998">
                <text:p>1400847739.60998</text:p>
              </table:table-cell>
              <table:table-cell office:value-type="float" office:value="115.5978">
                <text:p>115.59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00847743.88145">
                <text:p>1400847743.88145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39.6102">
                <text:p>1400847739.6102</text:p>
              </table:table-cell>
              <table:table-cell office:value-type="float" office:value="114.3659">
                <text:p>114.36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00847743.93172">
                <text:p>1400847743.93172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39.66188">
                <text:p>1400847739.66188</text:p>
              </table:table-cell>
              <table:table-cell office:value-type="float" office:value="114.0579">
                <text:p>114.05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00847743.98212">
                <text:p>1400847743.98212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39.70786">
                <text:p>1400847739.70786</text:p>
              </table:table-cell>
              <table:table-cell office:value-type="float" office:value="117.7536">
                <text:p>117.75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00847744.0324">
                <text:p>1400847744.0324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39.7081">
                <text:p>1400847739.7081</text:p>
              </table:table-cell>
              <table:table-cell office:value-type="float" office:value="123.605">
                <text:p>123.6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00847744.08271">
                <text:p>1400847744.08271</text:p>
              </table:table-cell>
              <table:table-cell office:value-type="float" office:value="110">
                <text:p>110</text:p>
              </table:table-cell>
              <table:table-cell office:value-type="float" office:value="1400847739.73701">
                <text:p>1400847739.73701</text:p>
              </table:table-cell>
              <table:table-cell office:value-type="float" office:value="126.0688">
                <text:p>126.06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0847744.13303">
                <text:p>1400847744.13303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39.80822">
                <text:p>1400847739.80822</text:p>
              </table:table-cell>
              <table:table-cell office:value-type="float" office:value="127.9166">
                <text:p>127.91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00847744.18335">
                <text:p>1400847744.18335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39.80845">
                <text:p>1400847739.80845</text:p>
              </table:table-cell>
              <table:table-cell office:value-type="float" office:value="129.7645">
                <text:p>129.76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00847744.23368">
                <text:p>1400847744.23368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39.86301">
                <text:p>1400847739.86301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00847744.28397">
                <text:p>1400847744.28397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39.86313">
                <text:p>1400847739.86313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00847744.33431">
                <text:p>1400847744.33431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39.90724">
                <text:p>1400847739.90724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00847744.38465">
                <text:p>1400847744.38465</text:p>
              </table:table-cell>
              <table:table-cell office:value-type="float" office:value="85">
                <text:p>85</text:p>
              </table:table-cell>
              <table:table-cell office:value-type="float" office:value="1400847739.93101">
                <text:p>1400847739.93101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00847744.435">
                <text:p>1400847744.435</text:p>
              </table:table-cell>
              <table:table-cell office:value-type="float" office:value="80.642212">
                <text:p>80.642212</text:p>
              </table:table-cell>
              <table:table-cell office:value-type="float" office:value="1400847739.94027">
                <text:p>1400847739.94027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00847744.48535">
                <text:p>1400847744.48535</text:p>
              </table:table-cell>
              <table:table-cell office:value-type="float" office:value="76.317589">
                <text:p>76.317589</text:p>
              </table:table-cell>
              <table:table-cell office:value-type="float" office:value="1400847740.00879">
                <text:p>1400847740.00879</text:p>
              </table:table-cell>
              <table:table-cell office:value-type="float" office:value="133.7681">
                <text:p>133.76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00847744.53564">
                <text:p>1400847744.53564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740.00909">
                <text:p>1400847740.00909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00847744.58599">
                <text:p>1400847744.58599</text:p>
              </table:table-cell>
              <table:table-cell office:value-type="float" office:value="67.898994">
                <text:p>67.898994</text:p>
              </table:table-cell>
              <table:table-cell office:value-type="float" office:value="1400847740.03715">
                <text:p>1400847740.03715</text:p>
              </table:table-cell>
              <table:table-cell office:value-type="float" office:value="134.692">
                <text:p>134.6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00847744.6363">
                <text:p>1400847744.6363</text:p>
              </table:table-cell>
              <table:table-cell office:value-type="float" office:value="63.869087">
                <text:p>63.869087</text:p>
              </table:table-cell>
              <table:table-cell office:value-type="float" office:value="1400847740.10485">
                <text:p>1400847740.10485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00847744.68662">
                <text:p>1400847744.68662</text:p>
              </table:table-cell>
              <table:table-cell office:value-type="float" office:value="60">
                <text:p>60</text:p>
              </table:table-cell>
              <table:table-cell office:value-type="float" office:value="1400847740.10511">
                <text:p>1400847740.10511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00847744.73694">
                <text:p>1400847744.73694</text:p>
              </table:table-cell>
              <table:table-cell office:value-type="float" office:value="56.321178">
                <text:p>56.321178</text:p>
              </table:table-cell>
              <table:table-cell office:value-type="float" office:value="1400847740.16311">
                <text:p>1400847740.16311</text:p>
              </table:table-cell>
              <table:table-cell office:value-type="float" office:value="134.692">
                <text:p>134.6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00847744.78725">
                <text:p>1400847744.78725</text:p>
              </table:table-cell>
              <table:table-cell office:value-type="float" office:value="52.860619">
                <text:p>52.860619</text:p>
              </table:table-cell>
              <table:table-cell office:value-type="float" office:value="1400847740.20845">
                <text:p>1400847740.20845</text:p>
              </table:table-cell>
              <table:table-cell office:value-type="float" office:value="134.692">
                <text:p>134.6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00847744.83758">
                <text:p>1400847744.83758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740.20874">
                <text:p>1400847740.20874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00847744.88789">
                <text:p>1400847744.88789</text:p>
              </table:table-cell>
              <table:table-cell office:value-type="float" office:value="46.697777">
                <text:p>46.697777</text:p>
              </table:table-cell>
              <table:table-cell office:value-type="float" office:value="1400847740.26679">
                <text:p>1400847740.26679</text:p>
              </table:table-cell>
              <table:table-cell office:value-type="float" office:value="133.7681">
                <text:p>133.76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00847744.93815">
                <text:p>1400847744.93815</text:p>
              </table:table-cell>
              <table:table-cell office:value-type="float" office:value="44.042397">
                <text:p>44.042397</text:p>
              </table:table-cell>
              <table:table-cell office:value-type="float" office:value="1400847740.26708">
                <text:p>1400847740.26708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00847744.98837">
                <text:p>1400847744.98837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740.30724">
                <text:p>1400847740.30724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0847745.04007">
                <text:p>1400847745.04007</text:p>
              </table:table-cell>
              <table:table-cell office:value-type="float" office:value="39.684612">
                <text:p>39.684612</text:p>
              </table:table-cell>
              <table:table-cell office:value-type="float" office:value="1400847740.36679">
                <text:p>1400847740.36679</text:p>
              </table:table-cell>
              <table:table-cell office:value-type="float" office:value="131.3043">
                <text:p>131.30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00847745.09032">
                <text:p>1400847745.09032</text:p>
              </table:table-cell>
              <table:table-cell office:value-type="float" office:value="38.015369">
                <text:p>38.015369</text:p>
              </table:table-cell>
              <table:table-cell office:value-type="float" office:value="1400847740.36874">
                <text:p>1400847740.36874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00847745.14056">
                <text:p>1400847745.14056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740.40233">
                <text:p>1400847740.40233</text:p>
              </table:table-cell>
              <table:table-cell office:value-type="float" office:value="127.3007">
                <text:p>127.30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00847745.19084">
                <text:p>1400847745.19084</text:p>
              </table:table-cell>
              <table:table-cell office:value-type="float" office:value="35.759613">
                <text:p>35.759613</text:p>
              </table:table-cell>
              <table:table-cell office:value-type="float" office:value="1400847740.4687">
                <text:p>1400847740.4687</text:p>
              </table:table-cell>
              <table:table-cell office:value-type="float" office:value="126.0688">
                <text:p>126.06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00847745.24115">
                <text:p>1400847745.24115</text:p>
              </table:table-cell>
              <table:table-cell office:value-type="float" office:value="35.190266">
                <text:p>35.190266</text:p>
              </table:table-cell>
              <table:table-cell office:value-type="float" office:value="1400847740.46894">
                <text:p>1400847740.46894</text:p>
              </table:table-cell>
              <table:table-cell office:value-type="float" office:value="124.221">
                <text:p>124.2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00847745.29152">
                <text:p>1400847745.29152</text:p>
              </table:table-cell>
              <table:table-cell office:value-type="float" office:value="35">
                <text:p>35</text:p>
              </table:table-cell>
              <table:table-cell office:value-type="float" office:value="1400847740.51458">
                <text:p>1400847740.51458</text:p>
              </table:table-cell>
              <table:table-cell office:value-type="float" office:value="122.9891">
                <text:p>122.98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00847745.34187">
                <text:p>1400847745.34187</text:p>
              </table:table-cell>
              <table:table-cell office:value-type="float" office:value="35.190266">
                <text:p>35.190266</text:p>
              </table:table-cell>
              <table:table-cell office:value-type="float" office:value="1400847740.54098">
                <text:p>1400847740.54098</text:p>
              </table:table-cell>
              <table:table-cell office:value-type="float" office:value="122.3731">
                <text:p>122.37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00847745.39213">
                <text:p>1400847745.39213</text:p>
              </table:table-cell>
              <table:table-cell office:value-type="float" office:value="35.759613">
                <text:p>35.759613</text:p>
              </table:table-cell>
              <table:table-cell office:value-type="float" office:value="1400847740.5708">
                <text:p>1400847740.5708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00847745.44239">
                <text:p>1400847745.44239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740.61163">
                <text:p>1400847740.61163</text:p>
              </table:table-cell>
              <table:table-cell office:value-type="float" office:value="118.0616">
                <text:p>118.06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00847745.49269">
                <text:p>1400847745.49269</text:p>
              </table:table-cell>
              <table:table-cell office:value-type="float" office:value="38.015369">
                <text:p>38.015369</text:p>
              </table:table-cell>
              <table:table-cell office:value-type="float" office:value="1400847740.63551">
                <text:p>1400847740.63551</text:p>
              </table:table-cell>
              <table:table-cell office:value-type="float" office:value="116.5217">
                <text:p>116.52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00847745.543">
                <text:p>1400847745.543</text:p>
              </table:table-cell>
              <table:table-cell office:value-type="float" office:value="39.684612">
                <text:p>39.684612</text:p>
              </table:table-cell>
              <table:table-cell office:value-type="float" office:value="1400847740.66094">
                <text:p>1400847740.66094</text:p>
              </table:table-cell>
              <table:table-cell office:value-type="float" office:value="113.134">
                <text:p>113.1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00847745.59331">
                <text:p>1400847745.59331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740.71855">
                <text:p>1400847740.71855</text:p>
              </table:table-cell>
              <table:table-cell office:value-type="float" office:value="110.6703">
                <text:p>110.67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00847745.64359">
                <text:p>1400847745.64359</text:p>
              </table:table-cell>
              <table:table-cell office:value-type="float" office:value="44.042397">
                <text:p>44.042397</text:p>
              </table:table-cell>
              <table:table-cell office:value-type="float" office:value="1400847740.71878">
                <text:p>1400847740.71878</text:p>
              </table:table-cell>
              <table:table-cell office:value-type="float" office:value="107.2826">
                <text:p>107.28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00847745.69394">
                <text:p>1400847745.69394</text:p>
              </table:table-cell>
              <table:table-cell office:value-type="float" office:value="46.697777">
                <text:p>46.697777</text:p>
              </table:table-cell>
              <table:table-cell office:value-type="float" office:value="1400847740.75917">
                <text:p>1400847740.75917</text:p>
              </table:table-cell>
              <table:table-cell office:value-type="float" office:value="104.2029">
                <text:p>104.20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847745.74422">
                <text:p>1400847745.74422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740.80879">
                <text:p>1400847740.80879</text:p>
              </table:table-cell>
              <table:table-cell office:value-type="float" office:value="101.7391">
                <text:p>101.73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847745.79451">
                <text:p>1400847745.79451</text:p>
              </table:table-cell>
              <table:table-cell office:value-type="float" office:value="52.860619">
                <text:p>52.860619</text:p>
              </table:table-cell>
              <table:table-cell office:value-type="float" office:value="1400847740.80905">
                <text:p>1400847740.80905</text:p>
              </table:table-cell>
              <table:table-cell office:value-type="float" office:value="100.8151">
                <text:p>100.81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0847745.8448">
                <text:p>1400847745.8448</text:p>
              </table:table-cell>
              <table:table-cell office:value-type="float" office:value="56.321178">
                <text:p>56.321178</text:p>
              </table:table-cell>
              <table:table-cell office:value-type="float" office:value="1400847740.86756">
                <text:p>1400847740.86756</text:p>
              </table:table-cell>
              <table:table-cell office:value-type="float" office:value="100.1992">
                <text:p>100.19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00847745.89514">
                <text:p>1400847745.89514</text:p>
              </table:table-cell>
              <table:table-cell office:value-type="float" office:value="60">
                <text:p>60</text:p>
              </table:table-cell>
              <table:table-cell office:value-type="float" office:value="1400847740.86775">
                <text:p>1400847740.86775</text:p>
              </table:table-cell>
              <table:table-cell office:value-type="float" office:value="95.27167">
                <text:p>95.271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0847745.94547">
                <text:p>1400847745.94547</text:p>
              </table:table-cell>
              <table:table-cell office:value-type="float" office:value="63.869087">
                <text:p>63.869087</text:p>
              </table:table-cell>
              <table:table-cell office:value-type="float" office:value="1400847740.91131">
                <text:p>1400847740.91131</text:p>
              </table:table-cell>
              <table:table-cell office:value-type="float" office:value="91.26806">
                <text:p>91.268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00847745.99571">
                <text:p>1400847745.99571</text:p>
              </table:table-cell>
              <table:table-cell office:value-type="float" office:value="67.898994">
                <text:p>67.898994</text:p>
              </table:table-cell>
              <table:table-cell office:value-type="float" office:value="1400847740.96894">
                <text:p>1400847740.96894</text:p>
              </table:table-cell>
              <table:table-cell office:value-type="float" office:value="88.49632">
                <text:p>88.496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0847746.04592">
                <text:p>1400847746.04592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740.96917">
                <text:p>1400847740.96917</text:p>
              </table:table-cell>
              <table:table-cell office:value-type="float" office:value="85.41662">
                <text:p>85.416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00847746.0962">
                <text:p>1400847746.0962</text:p>
              </table:table-cell>
              <table:table-cell office:value-type="float" office:value="76.317589">
                <text:p>76.317589</text:p>
              </table:table-cell>
              <table:table-cell office:value-type="float" office:value="1400847741.01133">
                <text:p>1400847741.01133</text:p>
              </table:table-cell>
              <table:table-cell office:value-type="float" office:value="81.41302">
                <text:p>81.413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00847746.14642">
                <text:p>1400847746.14642</text:p>
              </table:table-cell>
              <table:table-cell office:value-type="float" office:value="80.642212">
                <text:p>80.642212</text:p>
              </table:table-cell>
              <table:table-cell office:value-type="float" office:value="1400847741.06915">
                <text:p>1400847741.06915</text:p>
              </table:table-cell>
              <table:table-cell office:value-type="float" office:value="79.87314">
                <text:p>79.873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00847746.19661">
                <text:p>1400847746.19661</text:p>
              </table:table-cell>
              <table:table-cell office:value-type="float" office:value="85">
                <text:p>85</text:p>
              </table:table-cell>
              <table:table-cell office:value-type="float" office:value="1400847741.06935">
                <text:p>1400847741.06935</text:p>
              </table:table-cell>
              <table:table-cell office:value-type="float" office:value="74.63762">
                <text:p>74.637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00847746.24682">
                <text:p>1400847746.24682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41.09848">
                <text:p>1400847741.09848</text:p>
              </table:table-cell>
              <table:table-cell office:value-type="float" office:value="71.86588">
                <text:p>71.865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00847746.29713">
                <text:p>1400847746.29713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41.16848">
                <text:p>1400847741.16848</text:p>
              </table:table-cell>
              <table:table-cell office:value-type="float" office:value="68.78617">
                <text:p>68.786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00847746.34743">
                <text:p>1400847746.34743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41.16871">
                <text:p>1400847741.16871</text:p>
              </table:table-cell>
              <table:table-cell office:value-type="float" office:value="68.47821">
                <text:p>68.478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00847746.39778">
                <text:p>1400847746.39778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41.2015">
                <text:p>1400847741.2015</text:p>
              </table:table-cell>
              <table:table-cell office:value-type="float" office:value="67.55431">
                <text:p>67.554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0847746.44809">
                <text:p>1400847746.44809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41.26959">
                <text:p>1400847741.26959</text:p>
              </table:table-cell>
              <table:table-cell office:value-type="float" office:value="64.78257">
                <text:p>64.782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00847746.49844">
                <text:p>1400847746.49844</text:p>
              </table:table-cell>
              <table:table-cell office:value-type="float" office:value="110">
                <text:p>110</text:p>
              </table:table-cell>
              <table:table-cell office:value-type="float" office:value="1400847741.26982">
                <text:p>1400847741.26982</text:p>
              </table:table-cell>
              <table:table-cell office:value-type="float" office:value="60.47095">
                <text:p>60.470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00847746.54879">
                <text:p>1400847746.54879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41.29915">
                <text:p>1400847741.29915</text:p>
              </table:table-cell>
              <table:table-cell office:value-type="float" office:value="58.62316">
                <text:p>58.623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00847746.59914">
                <text:p>1400847746.59914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41.36996">
                <text:p>1400847741.36996</text:p>
              </table:table-cell>
              <table:table-cell office:value-type="float" office:value="58.00717">
                <text:p>58.007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00847746.64948">
                <text:p>1400847746.64948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41.3702">
                <text:p>1400847741.3702</text:p>
              </table:table-cell>
              <table:table-cell office:value-type="float" office:value="55.23543">
                <text:p>55.235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00847746.69979">
                <text:p>1400847746.69979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41.40189">
                <text:p>1400847741.40189</text:p>
              </table:table-cell>
              <table:table-cell office:value-type="float" office:value="53.38764">
                <text:p>53.387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00847746.75013">
                <text:p>1400847746.75013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41.46818">
                <text:p>1400847741.46818</text:p>
              </table:table-cell>
              <table:table-cell office:value-type="float" office:value="49.99997">
                <text:p>49.999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00847746.80039">
                <text:p>1400847746.80039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41.46844">
                <text:p>1400847741.46844</text:p>
              </table:table-cell>
              <table:table-cell office:value-type="float" office:value="48.91301">
                <text:p>48.913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00847746.85068">
                <text:p>1400847746.85068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41.49987">
                <text:p>1400847741.49987</text:p>
              </table:table-cell>
              <table:table-cell office:value-type="float" office:value="47.10138">
                <text:p>47.101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00847746.90103">
                <text:p>1400847746.90103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41.50936">
                <text:p>1400847741.50936</text:p>
              </table:table-cell>
              <table:table-cell office:value-type="float" office:value="46.37676">
                <text:p>46.376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00847746.95133">
                <text:p>1400847746.95133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41.57894">
                <text:p>1400847741.57894</text:p>
              </table:table-cell>
              <table:table-cell office:value-type="float" office:value="44.56518">
                <text:p>44.565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00847747.00168">
                <text:p>1400847747.00168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41.57922">
                <text:p>1400847741.57922</text:p>
              </table:table-cell>
              <table:table-cell office:value-type="float" office:value="42.75354">
                <text:p>42.753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00847747.05203">
                <text:p>1400847747.05203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41.62176">
                <text:p>1400847741.62176</text:p>
              </table:table-cell>
              <table:table-cell office:value-type="float" office:value="40.57968">
                <text:p>40.579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00847747.10234">
                <text:p>1400847747.10234</text:p>
              </table:table-cell>
              <table:table-cell office:value-type="float" office:value="135">
                <text:p>135</text:p>
              </table:table-cell>
              <table:table-cell office:value-type="float" office:value="1400847741.64095">
                <text:p>1400847741.64095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00847747.15263">
                <text:p>1400847747.15263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41.66904">
                <text:p>1400847741.66904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00847747.20295">
                <text:p>1400847747.20295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41.7127">
                <text:p>1400847741.7127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00847747.25329">
                <text:p>1400847747.25329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41.76812">
                <text:p>1400847741.76812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00847747.30357">
                <text:p>1400847747.30357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41.76841">
                <text:p>1400847741.76841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00847747.35383">
                <text:p>1400847747.35383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41.82535">
                <text:p>1400847741.82535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00847747.40407">
                <text:p>1400847747.40407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41.86776">
                <text:p>1400847741.86776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00847747.4543">
                <text:p>1400847747.4543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41.86803">
                <text:p>1400847741.86803</text:p>
              </table:table-cell>
              <table:table-cell office:value-type="float" office:value="36.59413">
                <text:p>36.59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00847747.50458">
                <text:p>1400847747.50458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41.92767">
                <text:p>1400847741.92767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00847747.55488">
                <text:p>1400847747.55488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41.97225">
                <text:p>1400847741.97225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00847747.60515">
                <text:p>1400847747.60515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41.97252">
                <text:p>1400847741.97252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00847747.65538">
                <text:p>1400847747.65538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42.00444">
                <text:p>1400847742.00444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00847747.70565">
                <text:p>1400847747.70565</text:p>
              </table:table-cell>
              <table:table-cell office:value-type="float" office:value="110">
                <text:p>110</text:p>
              </table:table-cell>
              <table:table-cell office:value-type="float" office:value="1400847742.06771">
                <text:p>1400847742.06771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00847747.75592">
                <text:p>1400847747.75592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42.06799">
                <text:p>1400847742.06799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00847747.8062">
                <text:p>1400847747.8062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42.12474">
                <text:p>1400847742.12474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00847747.85647">
                <text:p>1400847747.85647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42.16774">
                <text:p>1400847742.16774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00847747.90671">
                <text:p>1400847747.90671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42.16795">
                <text:p>1400847742.16795</text:p>
              </table:table-cell>
              <table:table-cell office:value-type="float" office:value="38.40577">
                <text:p>38.405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00847747.95698">
                <text:p>1400847747.95698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42.22636">
                <text:p>1400847742.22636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00847748.00721">
                <text:p>1400847748.00721</text:p>
              </table:table-cell>
              <table:table-cell office:value-type="float" office:value="85">
                <text:p>85</text:p>
              </table:table-cell>
              <table:table-cell office:value-type="float" office:value="1400847742.26974">
                <text:p>1400847742.26974</text:p>
              </table:table-cell>
              <table:table-cell office:value-type="float" office:value="42.39126">
                <text:p>42.391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00847748.05748">
                <text:p>1400847748.05748</text:p>
              </table:table-cell>
              <table:table-cell office:value-type="float" office:value="80.642212">
                <text:p>80.642212</text:p>
              </table:table-cell>
              <table:table-cell office:value-type="float" office:value="1400847742.26998">
                <text:p>1400847742.26998</text:p>
              </table:table-cell>
              <table:table-cell office:value-type="float" office:value="43.47822">
                <text:p>43.478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00847748.10774">
                <text:p>1400847748.10774</text:p>
              </table:table-cell>
              <table:table-cell office:value-type="float" office:value="76.317589">
                <text:p>76.317589</text:p>
              </table:table-cell>
              <table:table-cell office:value-type="float" office:value="1400847742.27683">
                <text:p>1400847742.27683</text:p>
              </table:table-cell>
              <table:table-cell office:value-type="float" office:value="45.65214">
                <text:p>45.652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00847748.15797">
                <text:p>1400847748.15797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742.32076">
                <text:p>1400847742.32076</text:p>
              </table:table-cell>
              <table:table-cell office:value-type="float" office:value="48.18834">
                <text:p>48.188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00847748.20822">
                <text:p>1400847748.20822</text:p>
              </table:table-cell>
              <table:table-cell office:value-type="float" office:value="67.898994">
                <text:p>67.898994</text:p>
              </table:table-cell>
              <table:table-cell office:value-type="float" office:value="1400847742.3768">
                <text:p>1400847742.3768</text:p>
              </table:table-cell>
              <table:table-cell office:value-type="float" office:value="49.27529">
                <text:p>49.275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00847748.25845">
                <text:p>1400847748.25845</text:p>
              </table:table-cell>
              <table:table-cell office:value-type="float" office:value="63.869087">
                <text:p>63.869087</text:p>
              </table:table-cell>
              <table:table-cell office:value-type="float" office:value="1400847742.37704">
                <text:p>1400847742.37704</text:p>
              </table:table-cell>
              <table:table-cell office:value-type="float" office:value="50.92387">
                <text:p>50.923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00847748.30868">
                <text:p>1400847748.30868</text:p>
              </table:table-cell>
              <table:table-cell office:value-type="float" office:value="60">
                <text:p>60</text:p>
              </table:table-cell>
              <table:table-cell office:value-type="float" office:value="1400847742.40463">
                <text:p>1400847742.40463</text:p>
              </table:table-cell>
              <table:table-cell office:value-type="float" office:value="54.31154">
                <text:p>54.311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00847748.35893">
                <text:p>1400847748.35893</text:p>
              </table:table-cell>
              <table:table-cell office:value-type="float" office:value="56.321178">
                <text:p>56.321178</text:p>
              </table:table-cell>
              <table:table-cell office:value-type="float" office:value="1400847742.47461">
                <text:p>1400847742.47461</text:p>
              </table:table-cell>
              <table:table-cell office:value-type="float" office:value="55.85142">
                <text:p>55.851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00847748.40915">
                <text:p>1400847748.40915</text:p>
              </table:table-cell>
              <table:table-cell office:value-type="float" office:value="52.860619">
                <text:p>52.860619</text:p>
              </table:table-cell>
              <table:table-cell office:value-type="float" office:value="1400847742.47496">
                <text:p>1400847742.47496</text:p>
              </table:table-cell>
              <table:table-cell office:value-type="float" office:value="58.62316">
                <text:p>58.623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00847748.45938">
                <text:p>1400847748.45938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742.50675">
                <text:p>1400847742.50675</text:p>
              </table:table-cell>
              <table:table-cell office:value-type="float" office:value="62.62676">
                <text:p>62.626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00847748.50962">
                <text:p>1400847748.50962</text:p>
              </table:table-cell>
              <table:table-cell office:value-type="float" office:value="46.697777">
                <text:p>46.697777</text:p>
              </table:table-cell>
              <table:table-cell office:value-type="float" office:value="1400847742.57385">
                <text:p>1400847742.57385</text:p>
              </table:table-cell>
              <table:table-cell office:value-type="float" office:value="63.55065">
                <text:p>63.550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0847748.55985">
                <text:p>1400847748.55985</text:p>
              </table:table-cell>
              <table:table-cell office:value-type="float" office:value="44.042397">
                <text:p>44.042397</text:p>
              </table:table-cell>
              <table:table-cell office:value-type="float" office:value="1400847742.57407">
                <text:p>1400847742.57407</text:p>
              </table:table-cell>
              <table:table-cell office:value-type="float" office:value="65.70647">
                <text:p>65.706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0847748.61009">
                <text:p>1400847748.61009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742.62758">
                <text:p>1400847742.62758</text:p>
              </table:table-cell>
              <table:table-cell office:value-type="float" office:value="68.17024">
                <text:p>68.170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00847748.6603">
                <text:p>1400847748.6603</text:p>
              </table:table-cell>
              <table:table-cell office:value-type="float" office:value="39.684612">
                <text:p>39.684612</text:p>
              </table:table-cell>
              <table:table-cell office:value-type="float" office:value="1400847742.67975">
                <text:p>1400847742.67975</text:p>
              </table:table-cell>
              <table:table-cell office:value-type="float" office:value="69.71007">
                <text:p>69.71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00847748.71055">
                <text:p>1400847748.71055</text:p>
              </table:table-cell>
              <table:table-cell office:value-type="float" office:value="38.015369">
                <text:p>38.015369</text:p>
              </table:table-cell>
              <table:table-cell office:value-type="float" office:value="1400847742.67998">
                <text:p>1400847742.67998</text:p>
              </table:table-cell>
              <table:table-cell office:value-type="float" office:value="73.40576">
                <text:p>73.405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00847748.7608">
                <text:p>1400847748.7608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742.70425">
                <text:p>1400847742.70425</text:p>
              </table:table-cell>
              <table:table-cell office:value-type="float" office:value="76.1775">
                <text:p>76.17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00847748.81107">
                <text:p>1400847748.81107</text:p>
              </table:table-cell>
              <table:table-cell office:value-type="float" office:value="35.759613">
                <text:p>35.759613</text:p>
              </table:table-cell>
              <table:table-cell office:value-type="float" office:value="1400847742.73479">
                <text:p>1400847742.73479</text:p>
              </table:table-cell>
              <table:table-cell office:value-type="float" office:value="78.64128">
                <text:p>78.641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00847748.86128">
                <text:p>1400847748.86128</text:p>
              </table:table-cell>
              <table:table-cell office:value-type="float" office:value="35.190266">
                <text:p>35.190266</text:p>
              </table:table-cell>
              <table:table-cell office:value-type="float" office:value="1400847742.76597">
                <text:p>1400847742.76597</text:p>
              </table:table-cell>
              <table:table-cell office:value-type="float" office:value="83.56877">
                <text:p>83.568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00847748.9115">
                <text:p>1400847748.9115</text:p>
              </table:table-cell>
              <table:table-cell office:value-type="float" office:value="35">
                <text:p>35</text:p>
              </table:table-cell>
              <table:table-cell office:value-type="float" office:value="1400847742.79837">
                <text:p>1400847742.79837</text:p>
              </table:table-cell>
              <table:table-cell office:value-type="float" office:value="86.9565">
                <text:p>86.95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00847748.96163">
                <text:p>1400847748.96163</text:p>
              </table:table-cell>
              <table:table-cell office:value-type="float" office:value="35.190266">
                <text:p>35.190266</text:p>
              </table:table-cell>
              <table:table-cell office:value-type="float" office:value="1400847742.8321">
                <text:p>1400847742.8321</text:p>
              </table:table-cell>
              <table:table-cell office:value-type="float" office:value="89.72824">
                <text:p>89.728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00847749.01176">
                <text:p>1400847749.01176</text:p>
              </table:table-cell>
              <table:table-cell office:value-type="float" office:value="35.759613">
                <text:p>35.759613</text:p>
              </table:table-cell>
              <table:table-cell office:value-type="float" office:value="1400847742.8609">
                <text:p>1400847742.8609</text:p>
              </table:table-cell>
              <table:table-cell office:value-type="float" office:value="89.42022">
                <text:p>89.420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0847749.06197">
                <text:p>1400847749.06197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742.9377">
                <text:p>1400847742.9377</text:p>
              </table:table-cell>
              <table:table-cell office:value-type="float" office:value="90.65213">
                <text:p>90.652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00847749.11216">
                <text:p>1400847749.11216</text:p>
              </table:table-cell>
              <table:table-cell office:value-type="float" office:value="38.015369">
                <text:p>38.015369</text:p>
              </table:table-cell>
              <table:table-cell office:value-type="float" office:value="1400847742.93814">
                <text:p>1400847742.93814</text:p>
              </table:table-cell>
              <table:table-cell office:value-type="float" office:value="89.72824">
                <text:p>89.728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00847749.16239">
                <text:p>1400847749.16239</text:p>
              </table:table-cell>
              <table:table-cell office:value-type="float" office:value="39.684612">
                <text:p>39.684612</text:p>
              </table:table-cell>
              <table:table-cell office:value-type="float" office:value="1400847742.97972">
                <text:p>1400847742.97972</text:p>
              </table:table-cell>
              <table:table-cell office:value-type="float" office:value="90.34417">
                <text:p>90.344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00847749.21264">
                <text:p>1400847749.21264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743.02333">
                <text:p>1400847743.02333</text:p>
              </table:table-cell>
              <table:table-cell office:value-type="float" office:value="89.72824">
                <text:p>89.728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00847749.26289">
                <text:p>1400847749.26289</text:p>
              </table:table-cell>
              <table:table-cell office:value-type="float" office:value="44.042397">
                <text:p>44.042397</text:p>
              </table:table-cell>
              <table:table-cell office:value-type="float" office:value="1400847743.03101">
                <text:p>1400847743.03101</text:p>
              </table:table-cell>
              <table:table-cell office:value-type="float" office:value="89.72824">
                <text:p>89.72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00847749.31316">
                <text:p>1400847749.31316</text:p>
              </table:table-cell>
              <table:table-cell office:value-type="float" office:value="46.697777">
                <text:p>46.697777</text:p>
              </table:table-cell>
              <table:table-cell office:value-type="float" office:value="1400847743.07571">
                <text:p>1400847743.07571</text:p>
              </table:table-cell>
              <table:table-cell office:value-type="float" office:value="90.03621">
                <text:p>90.036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00847749.3634">
                <text:p>1400847749.3634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743.07594">
                <text:p>1400847743.07594</text:p>
              </table:table-cell>
              <table:table-cell office:value-type="float" office:value="91.57603">
                <text:p>91.576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00847749.41363">
                <text:p>1400847749.41363</text:p>
              </table:table-cell>
              <table:table-cell office:value-type="float" office:value="52.860619">
                <text:p>52.860619</text:p>
              </table:table-cell>
              <table:table-cell office:value-type="float" office:value="1400847743.1329">
                <text:p>1400847743.1329</text:p>
              </table:table-cell>
              <table:table-cell office:value-type="float" office:value="95.88765">
                <text:p>95.887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00847749.46387">
                <text:p>1400847749.46387</text:p>
              </table:table-cell>
              <table:table-cell office:value-type="float" office:value="56.321178">
                <text:p>56.321178</text:p>
              </table:table-cell>
              <table:table-cell office:value-type="float" office:value="1400847743.17677">
                <text:p>1400847743.17677</text:p>
              </table:table-cell>
              <table:table-cell office:value-type="float" office:value="97.73544">
                <text:p>97.735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00847749.51414">
                <text:p>1400847749.51414</text:p>
              </table:table-cell>
              <table:table-cell office:value-type="float" office:value="60">
                <text:p>60</text:p>
              </table:table-cell>
              <table:table-cell office:value-type="float" office:value="1400847743.17706">
                <text:p>1400847743.17706</text:p>
              </table:table-cell>
              <table:table-cell office:value-type="float" office:value="100.1992">
                <text:p>100.19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00847749.56441">
                <text:p>1400847749.56441</text:p>
              </table:table-cell>
              <table:table-cell office:value-type="float" office:value="63.869087">
                <text:p>63.869087</text:p>
              </table:table-cell>
              <table:table-cell office:value-type="float" office:value="1400847743.2049">
                <text:p>1400847743.2049</text:p>
              </table:table-cell>
              <table:table-cell office:value-type="float" office:value="105.4347">
                <text:p>105.43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00847749.61468">
                <text:p>1400847749.61468</text:p>
              </table:table-cell>
              <table:table-cell office:value-type="float" office:value="67.898994">
                <text:p>67.898994</text:p>
              </table:table-cell>
              <table:table-cell office:value-type="float" office:value="1400847743.27181">
                <text:p>1400847743.27181</text:p>
              </table:table-cell>
              <table:table-cell office:value-type="float" office:value="115.2898">
                <text:p>115.28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00847749.66495">
                <text:p>1400847749.66495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743.27207">
                <text:p>1400847743.27207</text:p>
              </table:table-cell>
              <table:table-cell office:value-type="float" office:value="122.6811">
                <text:p>122.68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00847749.71523">
                <text:p>1400847749.71523</text:p>
              </table:table-cell>
              <table:table-cell office:value-type="float" office:value="76.317589">
                <text:p>76.317589</text:p>
              </table:table-cell>
              <table:table-cell office:value-type="float" office:value="1400847743.33647">
                <text:p>1400847743.33647</text:p>
              </table:table-cell>
              <table:table-cell office:value-type="float" office:value="126.6848">
                <text:p>126.68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00847749.7655">
                <text:p>1400847749.7655</text:p>
              </table:table-cell>
              <table:table-cell office:value-type="float" office:value="80.642212">
                <text:p>80.642212</text:p>
              </table:table-cell>
              <table:table-cell office:value-type="float" office:value="1400847743.33675">
                <text:p>1400847743.33675</text:p>
              </table:table-cell>
              <table:table-cell office:value-type="float" office:value="125.4529">
                <text:p>125.45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00847749.81573">
                <text:p>1400847749.81573</text:p>
              </table:table-cell>
              <table:table-cell office:value-type="float" office:value="85">
                <text:p>85</text:p>
              </table:table-cell>
              <table:table-cell office:value-type="float" office:value="1400847743.37933">
                <text:p>1400847743.37933</text:p>
              </table:table-cell>
              <table:table-cell office:value-type="float" office:value="127.6087">
                <text:p>127.60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00847749.866">
                <text:p>1400847749.866</text:p>
              </table:table-cell>
              <table:table-cell office:value-type="float" office:value="89.357788">
                <text:p>89.357788</text:p>
              </table:table-cell>
              <table:table-cell office:value-type="float" office:value="1400847743.40135">
                <text:p>1400847743.40135</text:p>
              </table:table-cell>
              <table:table-cell office:value-type="float" office:value="128.2246">
                <text:p>128.22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00847749.91627">
                <text:p>1400847749.91627</text:p>
              </table:table-cell>
              <table:table-cell office:value-type="float" office:value="93.682411">
                <text:p>93.682411</text:p>
              </table:table-cell>
              <table:table-cell office:value-type="float" office:value="1400847743.43095">
                <text:p>1400847743.43095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00847749.96654">
                <text:p>1400847749.96654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743.47119">
                <text:p>1400847743.47119</text:p>
              </table:table-cell>
              <table:table-cell office:value-type="float" office:value="130.9963">
                <text:p>130.99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00847750.01681">
                <text:p>1400847750.01681</text:p>
              </table:table-cell>
              <table:table-cell office:value-type="float" office:value="102.101006">
                <text:p>102.101006</text:p>
              </table:table-cell>
              <table:table-cell office:value-type="float" office:value="1400847743.53911">
                <text:p>1400847743.53911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0847750.06703">
                <text:p>1400847750.06703</text:p>
              </table:table-cell>
              <table:table-cell office:value-type="float" office:value="106.130913">
                <text:p>106.130913</text:p>
              </table:table-cell>
              <table:table-cell office:value-type="float" office:value="1400847743.53941">
                <text:p>1400847743.539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0847750.11728">
                <text:p>1400847750.11728</text:p>
              </table:table-cell>
              <table:table-cell office:value-type="float" office:value="110">
                <text:p>110</text:p>
              </table:table-cell>
              <table:table-cell office:value-type="float" office:value="1400847743.58339">
                <text:p>1400847743.58339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0847750.16751">
                <text:p>1400847750.16751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43.63467">
                <text:p>1400847743.6346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0847750.21778">
                <text:p>1400847750.21778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43.63497">
                <text:p>1400847743.63497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0847750.26805">
                <text:p>1400847750.26805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43.67519">
                <text:p>1400847743.67519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0847750.31829">
                <text:p>1400847750.31829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43.73928">
                <text:p>1400847743.73928</text:p>
              </table:table-cell>
              <table:table-cell office:value-type="float" office:value="134.692">
                <text:p>134.6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0847750.36852">
                <text:p>1400847750.36852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43.73938">
                <text:p>1400847743.73938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0847750.41879">
                <text:p>1400847750.41879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43.78323">
                <text:p>1400847743.78323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0847750.46909">
                <text:p>1400847750.46909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43.80337">
                <text:p>1400847743.80337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0847750.51933">
                <text:p>1400847750.51933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43.8293">
                <text:p>1400847743.8293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0847750.56956">
                <text:p>1400847750.56956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43.88071">
                <text:p>1400847743.88071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0847750.61982">
                <text:p>1400847750.61982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43.88097">
                <text:p>1400847743.88097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00847750.67009">
                <text:p>1400847750.67009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43.93711">
                <text:p>1400847743.93711</text:p>
              </table:table-cell>
              <table:table-cell office:value-type="float" office:value="131.9202">
                <text:p>131.92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00847750.72037">
                <text:p>1400847750.72037</text:p>
              </table:table-cell>
              <table:table-cell office:value-type="float" office:value="135">
                <text:p>135</text:p>
              </table:table-cell>
              <table:table-cell office:value-type="float" office:value="1400847743.97985">
                <text:p>1400847743.97985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0847750.77064">
                <text:p>1400847750.77064</text:p>
              </table:table-cell>
              <table:table-cell office:value-type="float" office:value="134.809738">
                <text:p>134.809738</text:p>
              </table:table-cell>
              <table:table-cell office:value-type="float" office:value="1400847743.98011">
                <text:p>1400847743.98011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00847750.82088">
                <text:p>1400847750.82088</text:p>
              </table:table-cell>
              <table:table-cell office:value-type="float" office:value="134.240387">
                <text:p>134.240387</text:p>
              </table:table-cell>
              <table:table-cell office:value-type="float" office:value="1400847744.03876">
                <text:p>1400847744.03876</text:p>
              </table:table-cell>
              <table:table-cell office:value-type="float" office:value="127.3007">
                <text:p>127.30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00847750.87115">
                <text:p>1400847750.87115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744.03902">
                <text:p>1400847744.03902</text:p>
              </table:table-cell>
              <table:table-cell office:value-type="float" office:value="126.6848">
                <text:p>126.6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00847750.92142">
                <text:p>1400847750.92142</text:p>
              </table:table-cell>
              <table:table-cell office:value-type="float" office:value="131.984634">
                <text:p>131.984634</text:p>
              </table:table-cell>
              <table:table-cell office:value-type="float" office:value="1400847744.08496">
                <text:p>1400847744.08496</text:p>
              </table:table-cell>
              <table:table-cell office:value-type="float" office:value="124.8369">
                <text:p>124.83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00847750.9717">
                <text:p>1400847750.9717</text:p>
              </table:table-cell>
              <table:table-cell office:value-type="float" office:value="130.315384">
                <text:p>130.315384</text:p>
              </table:table-cell>
              <table:table-cell office:value-type="float" office:value="1400847744.10524">
                <text:p>1400847744.10524</text:p>
              </table:table-cell>
              <table:table-cell office:value-type="float" office:value="123.297">
                <text:p>123.2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00847751.02197">
                <text:p>1400847751.02197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744.13704">
                <text:p>1400847744.13704</text:p>
              </table:table-cell>
              <table:table-cell office:value-type="float" office:value="121.7572">
                <text:p>121.75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00847751.07267">
                <text:p>1400847751.07267</text:p>
              </table:table-cell>
              <table:table-cell office:value-type="float" office:value="125.957603">
                <text:p>125.957603</text:p>
              </table:table-cell>
              <table:table-cell office:value-type="float" office:value="1400847744.17926">
                <text:p>1400847744.17926</text:p>
              </table:table-cell>
              <table:table-cell office:value-type="float" office:value="118.9855">
                <text:p>118.98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00847751.12283">
                <text:p>1400847751.12283</text:p>
              </table:table-cell>
              <table:table-cell office:value-type="float" office:value="123.302223">
                <text:p>123.302223</text:p>
              </table:table-cell>
              <table:table-cell office:value-type="float" office:value="1400847744.23653">
                <text:p>1400847744.23653</text:p>
              </table:table-cell>
              <table:table-cell office:value-type="float" office:value="115.5978">
                <text:p>115.59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00847751.1731">
                <text:p>1400847751.1731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744.2368">
                <text:p>1400847744.2368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00847751.22336">
                <text:p>1400847751.22336</text:p>
              </table:table-cell>
              <table:table-cell office:value-type="float" office:value="117.139381">
                <text:p>117.139381</text:p>
              </table:table-cell>
              <table:table-cell office:value-type="float" office:value="1400847744.27229">
                <text:p>1400847744.27229</text:p>
              </table:table-cell>
              <table:table-cell office:value-type="float" office:value="113.134">
                <text:p>113.1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00847751.27363">
                <text:p>1400847751.27363</text:p>
              </table:table-cell>
              <table:table-cell office:value-type="float" office:value="113.678825">
                <text:p>113.678825</text:p>
              </table:table-cell>
              <table:table-cell office:value-type="float" office:value="1400847744.33597">
                <text:p>1400847744.33597</text:p>
              </table:table-cell>
              <table:table-cell office:value-type="float" office:value="111.9021">
                <text:p>111.90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33606">
                <text:p>1400847744.33606</text:p>
              </table:table-cell>
              <table:table-cell office:value-type="float" office:value="108.5144">
                <text:p>108.51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36987">
                <text:p>1400847744.36987</text:p>
              </table:table-cell>
              <table:table-cell office:value-type="float" office:value="105.4347">
                <text:p>105.43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43687">
                <text:p>1400847744.43687</text:p>
              </table:table-cell>
              <table:table-cell office:value-type="float" office:value="101.4311">
                <text:p>101.43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43718">
                <text:p>1400847744.43718</text:p>
              </table:table-cell>
              <table:table-cell office:value-type="float" office:value="99.27532">
                <text:p>99.275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47123">
                <text:p>1400847744.47123</text:p>
              </table:table-cell>
              <table:table-cell office:value-type="float" office:value="97.11951">
                <text:p>97.119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53833">
                <text:p>1400847744.53833</text:p>
              </table:table-cell>
              <table:table-cell office:value-type="float" office:value="94.65574">
                <text:p>94.655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5386">
                <text:p>1400847744.5386</text:p>
              </table:table-cell>
              <table:table-cell office:value-type="float" office:value="90.9601">
                <text:p>90.96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57181">
                <text:p>1400847744.57181</text:p>
              </table:table-cell>
              <table:table-cell office:value-type="float" office:value="88.80429">
                <text:p>88.804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59714">
                <text:p>1400847744.59714</text:p>
              </table:table-cell>
              <table:table-cell office:value-type="float" office:value="87.26446">
                <text:p>87.264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63984">
                <text:p>1400847744.63984</text:p>
              </table:table-cell>
              <table:table-cell office:value-type="float" office:value="84.80069">
                <text:p>84.800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64669">
                <text:p>1400847744.64669</text:p>
              </table:table-cell>
              <table:table-cell office:value-type="float" office:value="81.105">
                <text:p>81.1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67837">
                <text:p>1400847744.67837</text:p>
              </table:table-cell>
              <table:table-cell office:value-type="float" office:value="77.10139">
                <text:p>77.101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74176">
                <text:p>1400847744.74176</text:p>
              </table:table-cell>
              <table:table-cell office:value-type="float" office:value="75.86954">
                <text:p>75.869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74194">
                <text:p>1400847744.74194</text:p>
              </table:table-cell>
              <table:table-cell office:value-type="float" office:value="73.71372">
                <text:p>73.713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78314">
                <text:p>1400847744.78314</text:p>
              </table:table-cell>
              <table:table-cell office:value-type="float" office:value="70.01809">
                <text:p>70.018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84016">
                <text:p>1400847744.84016</text:p>
              </table:table-cell>
              <table:table-cell office:value-type="float" office:value="66.93833">
                <text:p>66.938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8405">
                <text:p>1400847744.8405</text:p>
              </table:table-cell>
              <table:table-cell office:value-type="float" office:value="64.47461">
                <text:p>64.474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87261">
                <text:p>1400847744.87261</text:p>
              </table:table-cell>
              <table:table-cell office:value-type="float" office:value="61.3949">
                <text:p>61.39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93571">
                <text:p>1400847744.93571</text:p>
              </table:table-cell>
              <table:table-cell office:value-type="float" office:value="59.85502">
                <text:p>59.855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93594">
                <text:p>1400847744.93594</text:p>
              </table:table-cell>
              <table:table-cell office:value-type="float" office:value="58.93112">
                <text:p>58.931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4.99576">
                <text:p>1400847744.99576</text:p>
              </table:table-cell>
              <table:table-cell office:value-type="float" office:value="55.23543">
                <text:p>55.235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04017">
                <text:p>1400847745.04017</text:p>
              </table:table-cell>
              <table:table-cell office:value-type="float" office:value="51.5398">
                <text:p>51.5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04035">
                <text:p>1400847745.04035</text:p>
              </table:table-cell>
              <table:table-cell office:value-type="float" office:value="49.63763">
                <text:p>49.637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07644">
                <text:p>1400847745.07644</text:p>
              </table:table-cell>
              <table:table-cell office:value-type="float" office:value="48.91301">
                <text:p>48.913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13982">
                <text:p>1400847745.13982</text:p>
              </table:table-cell>
              <table:table-cell office:value-type="float" office:value="46.01442">
                <text:p>46.014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14008">
                <text:p>1400847745.14008</text:p>
              </table:table-cell>
              <table:table-cell office:value-type="float" office:value="43.8405">
                <text:p>43.84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19515">
                <text:p>1400847745.19515</text:p>
              </table:table-cell>
              <table:table-cell office:value-type="float" office:value="43.47822">
                <text:p>43.478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2451">
                <text:p>1400847745.2451</text:p>
              </table:table-cell>
              <table:table-cell office:value-type="float" office:value="42.39126">
                <text:p>42.391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24532">
                <text:p>1400847745.24532</text:p>
              </table:table-cell>
              <table:table-cell office:value-type="float" office:value="40.57968">
                <text:p>40.579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27597">
                <text:p>1400847745.27597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30371">
                <text:p>1400847745.30371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3472">
                <text:p>1400847745.3472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39438">
                <text:p>1400847745.39438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3987">
                <text:p>1400847745.3987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41266">
                <text:p>1400847745.41266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44434">
                <text:p>1400847745.44434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48814">
                <text:p>1400847745.48814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54667">
                <text:p>1400847745.54667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54697">
                <text:p>1400847745.54697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57286">
                <text:p>1400847745.57286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64509">
                <text:p>1400847745.64509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64537">
                <text:p>1400847745.64537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69821">
                <text:p>1400847745.69821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74172">
                <text:p>1400847745.74172</text:p>
              </table:table-cell>
              <table:table-cell office:value-type="float" office:value="35.50717">
                <text:p>35.507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74205">
                <text:p>1400847745.74205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79948">
                <text:p>1400847745.79948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79974">
                <text:p>1400847745.79974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84458">
                <text:p>1400847745.84458</text:p>
              </table:table-cell>
              <table:table-cell office:value-type="float" office:value="40.94197">
                <text:p>40.941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89939">
                <text:p>1400847745.89939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94774">
                <text:p>1400847745.94774</text:p>
              </table:table-cell>
              <table:table-cell office:value-type="float" office:value="46.01442">
                <text:p>46.014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94801">
                <text:p>1400847745.94801</text:p>
              </table:table-cell>
              <table:table-cell office:value-type="float" office:value="48.55067">
                <text:p>48.550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745.97021">
                <text:p>1400847745.97021</text:p>
              </table:table-cell>
              <table:table-cell office:value-type="float" office:value="50.92387">
                <text:p>50.923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4008478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952cm" style:legend-expansion="high" chart:style-name="ch2"/>
        <chart:plot-area chart:style-name="ch3" table:cell-range-address="Sheet1.K1:Sheet1.L442 Sheet1.N1:Sheet1.N469" svg:x="0.77cm" svg:y="0.855cm" svg:width="11.738cm" svg:height="7.545cm">
          <chartooo:coordinate-region svg:x="1.697cm" svg:y="1.055cm" svg:width="9.884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1:Sheet1.L442" chart:class="chart:scatter">
            <chart:domain table:cell-range-address="Sheet1.K1:Sheet1.K442"/>
            <chart:data-point chart:repeated="442"/>
          </chart:series>
          <chart:series chart:style-name="ch8" chart:values-cell-range-address="Sheet1.N1:Sheet1.N469" chart:class="chart:scatter">
            <chart:domain table:cell-range-address="Sheet1.M1:Sheet1.M469"/>
            <chart:data-point chart:repeated="4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847873.43267">
                <text:p>1400847873.43267</text:p>
                <draw:g>
                  <svg:desc>Sheet1.K1:Sheet1.K442</svg:desc>
                </draw:g>
              </table:table-cell>
              <table:table-cell office:value-type="float" office:value="85">
                <text:p>85</text:p>
                <draw:g>
                  <svg:desc>Sheet1.L1:Sheet1.L442</svg:desc>
                </draw:g>
              </table:table-cell>
              <table:table-cell office:value-type="float" office:value="1400847873.63716">
                <text:p>1400847873.63716</text:p>
                <draw:g>
                  <svg:desc>Sheet1.M1:Sheet1.M469</svg:desc>
                </draw:g>
              </table:table-cell>
              <table:table-cell office:value-type="float" office:value="119.9094">
                <text:p>119.9094</text:p>
                <draw:g>
                  <svg:desc>Sheet1.N1:Sheet1.N4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847873.53307">
                <text:p>1400847873.53307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3.66868">
                <text:p>1400847873.66868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847873.63334">
                <text:p>1400847873.63334</text:p>
              </table:table-cell>
              <table:table-cell office:value-type="float" office:value="110">
                <text:p>110</text:p>
              </table:table-cell>
              <table:table-cell office:value-type="float" office:value="1400847873.7136">
                <text:p>1400847873.7136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847873.73359">
                <text:p>1400847873.73359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3.7289">
                <text:p>1400847873.7289</text:p>
              </table:table-cell>
              <table:table-cell office:value-type="float" office:value="120.2173">
                <text:p>120.2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847873.83389">
                <text:p>1400847873.83389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3.75808">
                <text:p>1400847873.75808</text:p>
              </table:table-cell>
              <table:table-cell office:value-type="float" office:value="119.9094">
                <text:p>119.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847873.93426">
                <text:p>1400847873.93426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3.7998">
                <text:p>1400847873.7998</text:p>
              </table:table-cell>
              <table:table-cell office:value-type="float" office:value="119.9094">
                <text:p>119.9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847874.03456">
                <text:p>1400847874.03456</text:p>
              </table:table-cell>
              <table:table-cell office:value-type="float" office:value="135">
                <text:p>135</text:p>
              </table:table-cell>
              <table:table-cell office:value-type="float" office:value="1400847873.83789">
                <text:p>1400847873.83789</text:p>
              </table:table-cell>
              <table:table-cell office:value-type="float" office:value="118.6775">
                <text:p>118.6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847874.13495">
                <text:p>1400847874.13495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3.8813">
                <text:p>1400847873.8813</text:p>
              </table:table-cell>
              <table:table-cell office:value-type="float" office:value="115.9058">
                <text:p>115.9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847874.23529">
                <text:p>1400847874.23529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3.88156">
                <text:p>1400847873.88156</text:p>
              </table:table-cell>
              <table:table-cell office:value-type="float" office:value="113.134">
                <text:p>113.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847874.3356">
                <text:p>1400847874.3356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3.92976">
                <text:p>1400847873.92976</text:p>
              </table:table-cell>
              <table:table-cell office:value-type="float" office:value="110.6703">
                <text:p>110.6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847874.43593">
                <text:p>1400847874.43593</text:p>
              </table:table-cell>
              <table:table-cell office:value-type="float" office:value="110">
                <text:p>110</text:p>
              </table:table-cell>
              <table:table-cell office:value-type="float" office:value="1400847873.94151">
                <text:p>1400847873.94151</text:p>
              </table:table-cell>
              <table:table-cell office:value-type="float" office:value="111.2862">
                <text:p>111.2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847874.53624">
                <text:p>1400847874.53624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3.98333">
                <text:p>1400847873.98333</text:p>
              </table:table-cell>
              <table:table-cell office:value-type="float" office:value="114.3659">
                <text:p>114.3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847874.63651">
                <text:p>1400847874.63651</text:p>
              </table:table-cell>
              <table:table-cell office:value-type="float" office:value="85">
                <text:p>85</text:p>
              </table:table-cell>
              <table:table-cell office:value-type="float" office:value="1400847874.00624">
                <text:p>1400847874.00624</text:p>
              </table:table-cell>
              <table:table-cell office:value-type="float" office:value="116.2137">
                <text:p>116.2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847874.73677">
                <text:p>1400847874.73677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4.03612">
                <text:p>1400847874.03612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847874.83705">
                <text:p>1400847874.83705</text:p>
              </table:table-cell>
              <table:table-cell office:value-type="float" office:value="60">
                <text:p>60</text:p>
              </table:table-cell>
              <table:table-cell office:value-type="float" office:value="1400847874.07921">
                <text:p>1400847874.07921</text:p>
              </table:table-cell>
              <table:table-cell office:value-type="float" office:value="123.913">
                <text:p>123.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0847874.93739">
                <text:p>1400847874.93739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4.10086">
                <text:p>1400847874.10086</text:p>
              </table:table-cell>
              <table:table-cell office:value-type="float" office:value="125.4529">
                <text:p>125.4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0847875.0377">
                <text:p>1400847875.0377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4.13336">
                <text:p>1400847874.13336</text:p>
              </table:table-cell>
              <table:table-cell office:value-type="float" office:value="127.6087">
                <text:p>127.6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0847875.13799">
                <text:p>1400847875.13799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4.20707">
                <text:p>1400847874.20707</text:p>
              </table:table-cell>
              <table:table-cell office:value-type="float" office:value="130.6884">
                <text:p>130.6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0847875.23824">
                <text:p>1400847875.23824</text:p>
              </table:table-cell>
              <table:table-cell office:value-type="float" office:value="35">
                <text:p>35</text:p>
              </table:table-cell>
              <table:table-cell office:value-type="float" office:value="1400847874.20734">
                <text:p>1400847874.20734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0847875.33849">
                <text:p>1400847875.33849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4.23837">
                <text:p>1400847874.23837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847875.43881">
                <text:p>1400847875.43881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4.2792">
                <text:p>1400847874.2792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0847875.53916">
                <text:p>1400847875.53916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4.29973">
                <text:p>1400847874.29973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0847875.63943">
                <text:p>1400847875.63943</text:p>
              </table:table-cell>
              <table:table-cell office:value-type="float" office:value="60">
                <text:p>60</text:p>
              </table:table-cell>
              <table:table-cell office:value-type="float" office:value="1400847874.32924">
                <text:p>1400847874.32924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0847875.73967">
                <text:p>1400847875.73967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4.34375">
                <text:p>1400847874.34375</text:p>
              </table:table-cell>
              <table:table-cell office:value-type="float" office:value="131.6123">
                <text:p>131.6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0847875.83995">
                <text:p>1400847875.83995</text:p>
              </table:table-cell>
              <table:table-cell office:value-type="float" office:value="85">
                <text:p>85</text:p>
              </table:table-cell>
              <table:table-cell office:value-type="float" office:value="1400847874.39177">
                <text:p>1400847874.39177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847875.9403">
                <text:p>1400847875.9403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4.40798">
                <text:p>1400847874.40798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847876.04066">
                <text:p>1400847876.04066</text:p>
              </table:table-cell>
              <table:table-cell office:value-type="float" office:value="110">
                <text:p>110</text:p>
              </table:table-cell>
              <table:table-cell office:value-type="float" office:value="1400847874.44118">
                <text:p>1400847874.44118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847876.14093">
                <text:p>1400847876.14093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4.48498">
                <text:p>1400847874.48498</text:p>
              </table:table-cell>
              <table:table-cell office:value-type="float" office:value="129.1485">
                <text:p>129.1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847876.2412">
                <text:p>1400847876.2412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4.50314">
                <text:p>1400847874.50314</text:p>
              </table:table-cell>
              <table:table-cell office:value-type="float" office:value="126.9927">
                <text:p>126.99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0847876.34155">
                <text:p>1400847876.34155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4.53646">
                <text:p>1400847874.53646</text:p>
              </table:table-cell>
              <table:table-cell office:value-type="float" office:value="125.1449">
                <text:p>125.14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0847876.44188">
                <text:p>1400847876.44188</text:p>
              </table:table-cell>
              <table:table-cell office:value-type="float" office:value="135">
                <text:p>135</text:p>
              </table:table-cell>
              <table:table-cell office:value-type="float" office:value="1400847874.5802">
                <text:p>1400847874.5802</text:p>
              </table:table-cell>
              <table:table-cell office:value-type="float" office:value="123.605">
                <text:p>123.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0847876.54216">
                <text:p>1400847876.54216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4.60173">
                <text:p>1400847874.60173</text:p>
              </table:table-cell>
              <table:table-cell office:value-type="float" office:value="120.2173">
                <text:p>120.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0847876.6424">
                <text:p>1400847876.6424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4.63454">
                <text:p>1400847874.63454</text:p>
              </table:table-cell>
              <table:table-cell office:value-type="float" office:value="114.9818">
                <text:p>114.9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0847876.74274">
                <text:p>1400847876.74274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4.7042">
                <text:p>1400847874.7042</text:p>
              </table:table-cell>
              <table:table-cell office:value-type="float" office:value="110.6703">
                <text:p>110.67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847876.84309">
                <text:p>1400847876.84309</text:p>
              </table:table-cell>
              <table:table-cell office:value-type="float" office:value="110">
                <text:p>110</text:p>
              </table:table-cell>
              <table:table-cell office:value-type="float" office:value="1400847874.70442">
                <text:p>1400847874.70442</text:p>
              </table:table-cell>
              <table:table-cell office:value-type="float" office:value="106.0507">
                <text:p>106.0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0847876.94336">
                <text:p>1400847876.94336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4.73247">
                <text:p>1400847874.73247</text:p>
              </table:table-cell>
              <table:table-cell office:value-type="float" office:value="105.1268">
                <text:p>105.1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0847877.04362">
                <text:p>1400847877.04362</text:p>
              </table:table-cell>
              <table:table-cell office:value-type="float" office:value="85">
                <text:p>85</text:p>
              </table:table-cell>
              <table:table-cell office:value-type="float" office:value="1400847874.80805">
                <text:p>1400847874.80805</text:p>
              </table:table-cell>
              <table:table-cell office:value-type="float" office:value="101.4311">
                <text:p>101.4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0847877.14382">
                <text:p>1400847877.14382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4.80833">
                <text:p>1400847874.80833</text:p>
              </table:table-cell>
              <table:table-cell office:value-type="float" office:value="97.11951">
                <text:p>97.11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0847877.24407">
                <text:p>1400847877.24407</text:p>
              </table:table-cell>
              <table:table-cell office:value-type="float" office:value="60">
                <text:p>60</text:p>
              </table:table-cell>
              <table:table-cell office:value-type="float" office:value="1400847874.83567">
                <text:p>1400847874.83567</text:p>
              </table:table-cell>
              <table:table-cell office:value-type="float" office:value="90.9601">
                <text:p>90.9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0847877.3444">
                <text:p>1400847877.3444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4.90402">
                <text:p>1400847874.90402</text:p>
              </table:table-cell>
              <table:table-cell office:value-type="float" office:value="83.56877">
                <text:p>83.56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0847877.4447">
                <text:p>1400847877.4447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4.90428">
                <text:p>1400847874.90428</text:p>
              </table:table-cell>
              <table:table-cell office:value-type="float" office:value="81.105">
                <text:p>81.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0847877.54503">
                <text:p>1400847877.54503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4.9299">
                <text:p>1400847874.9299</text:p>
              </table:table-cell>
              <table:table-cell office:value-type="float" office:value="78.64128">
                <text:p>78.64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0847877.64538">
                <text:p>1400847877.64538</text:p>
              </table:table-cell>
              <table:table-cell office:value-type="float" office:value="35">
                <text:p>35</text:p>
              </table:table-cell>
              <table:table-cell office:value-type="float" office:value="1400847875.00557">
                <text:p>1400847875.00557</text:p>
              </table:table-cell>
              <table:table-cell office:value-type="float" office:value="76.1775">
                <text:p>76.17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0847877.74575">
                <text:p>1400847877.74575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5.00584">
                <text:p>1400847875.00584</text:p>
              </table:table-cell>
              <table:table-cell office:value-type="float" office:value="73.71372">
                <text:p>73.71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0847877.84606">
                <text:p>1400847877.84606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5.04036">
                <text:p>1400847875.04036</text:p>
              </table:table-cell>
              <table:table-cell office:value-type="float" office:value="70.01809">
                <text:p>70.01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0847877.9464">
                <text:p>1400847877.9464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5.08378">
                <text:p>1400847875.08378</text:p>
              </table:table-cell>
              <table:table-cell office:value-type="float" office:value="64.16664">
                <text:p>64.16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0847878.04676">
                <text:p>1400847878.04676</text:p>
              </table:table-cell>
              <table:table-cell office:value-type="float" office:value="60">
                <text:p>60</text:p>
              </table:table-cell>
              <table:table-cell office:value-type="float" office:value="1400847875.09642">
                <text:p>1400847875.09642</text:p>
              </table:table-cell>
              <table:table-cell office:value-type="float" office:value="59.23909">
                <text:p>59.239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0847878.14711">
                <text:p>1400847878.14711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5.1281">
                <text:p>1400847875.1281</text:p>
              </table:table-cell>
              <table:table-cell office:value-type="float" office:value="56.77531">
                <text:p>56.77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0847878.24747">
                <text:p>1400847878.24747</text:p>
              </table:table-cell>
              <table:table-cell office:value-type="float" office:value="85">
                <text:p>85</text:p>
              </table:table-cell>
              <table:table-cell office:value-type="float" office:value="1400847875.14312">
                <text:p>1400847875.14312</text:p>
              </table:table-cell>
              <table:table-cell office:value-type="float" office:value="53.69561">
                <text:p>53.69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0847878.34784">
                <text:p>1400847878.34784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5.18789">
                <text:p>1400847875.18789</text:p>
              </table:table-cell>
              <table:table-cell office:value-type="float" office:value="50.30794">
                <text:p>50.307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0847878.44818">
                <text:p>1400847878.44818</text:p>
              </table:table-cell>
              <table:table-cell office:value-type="float" office:value="110">
                <text:p>110</text:p>
              </table:table-cell>
              <table:table-cell office:value-type="float" office:value="1400847875.20669">
                <text:p>1400847875.20669</text:p>
              </table:table-cell>
              <table:table-cell office:value-type="float" office:value="47.46372">
                <text:p>47.46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00847878.54853">
                <text:p>1400847878.54853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5.23963">
                <text:p>1400847875.23963</text:p>
              </table:table-cell>
              <table:table-cell office:value-type="float" office:value="44.20284">
                <text:p>44.202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00847878.64889">
                <text:p>1400847878.64889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5.28493">
                <text:p>1400847875.28493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0847878.74923">
                <text:p>1400847878.74923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5.3017">
                <text:p>1400847875.3017</text:p>
              </table:table-cell>
              <table:table-cell office:value-type="float" office:value="40.94197">
                <text:p>40.94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0847878.84958">
                <text:p>1400847878.84958</text:p>
              </table:table-cell>
              <table:table-cell office:value-type="float" office:value="135">
                <text:p>135</text:p>
              </table:table-cell>
              <table:table-cell office:value-type="float" office:value="1400847875.3373">
                <text:p>1400847875.3373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847878.94991">
                <text:p>1400847878.94991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5.40614">
                <text:p>1400847875.40614</text:p>
              </table:table-cell>
              <table:table-cell office:value-type="float" office:value="37.68109">
                <text:p>37.68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0847879.05027">
                <text:p>1400847879.05027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5.40641">
                <text:p>1400847875.40641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00847879.15059">
                <text:p>1400847879.15059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5.43561">
                <text:p>1400847875.43561</text:p>
              </table:table-cell>
              <table:table-cell office:value-type="float" office:value="36.59413">
                <text:p>36.59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0847879.2509">
                <text:p>1400847879.2509</text:p>
              </table:table-cell>
              <table:table-cell office:value-type="float" office:value="110">
                <text:p>110</text:p>
              </table:table-cell>
              <table:table-cell office:value-type="float" office:value="1400847875.50383">
                <text:p>1400847875.50383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0847879.3512">
                <text:p>1400847879.3512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5.50411">
                <text:p>1400847875.50411</text:p>
              </table:table-cell>
              <table:table-cell office:value-type="float" office:value="34.05793">
                <text:p>34.057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0847879.45148">
                <text:p>1400847879.45148</text:p>
              </table:table-cell>
              <table:table-cell office:value-type="float" office:value="85">
                <text:p>85</text:p>
              </table:table-cell>
              <table:table-cell office:value-type="float" office:value="1400847875.5357">
                <text:p>1400847875.5357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0847879.55174">
                <text:p>1400847879.55174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5.60934">
                <text:p>1400847875.60934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0847879.65209">
                <text:p>1400847879.65209</text:p>
              </table:table-cell>
              <table:table-cell office:value-type="float" office:value="60">
                <text:p>60</text:p>
              </table:table-cell>
              <table:table-cell office:value-type="float" office:value="1400847875.60969">
                <text:p>1400847875.60969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00847879.75243">
                <text:p>1400847879.75243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5.63868">
                <text:p>1400847875.63868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00847879.85274">
                <text:p>1400847879.85274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5.70463">
                <text:p>1400847875.70463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0847879.95302">
                <text:p>1400847879.95302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5.70491">
                <text:p>1400847875.70491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0847880.05332">
                <text:p>1400847880.05332</text:p>
              </table:table-cell>
              <table:table-cell office:value-type="float" office:value="35">
                <text:p>35</text:p>
              </table:table-cell>
              <table:table-cell office:value-type="float" office:value="1400847875.73962">
                <text:p>1400847875.73962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0847880.15357">
                <text:p>1400847880.15357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5.80594">
                <text:p>1400847875.80594</text:p>
              </table:table-cell>
              <table:table-cell office:value-type="float" office:value="44.56518">
                <text:p>44.565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847880.25388">
                <text:p>1400847880.25388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5.80627">
                <text:p>1400847875.80627</text:p>
              </table:table-cell>
              <table:table-cell office:value-type="float" office:value="45.65214">
                <text:p>45.65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847880.35421">
                <text:p>1400847880.35421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5.83368">
                <text:p>1400847875.83368</text:p>
              </table:table-cell>
              <table:table-cell office:value-type="float" office:value="50.30794">
                <text:p>50.307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847880.45451">
                <text:p>1400847880.45451</text:p>
              </table:table-cell>
              <table:table-cell office:value-type="float" office:value="60">
                <text:p>60</text:p>
              </table:table-cell>
              <table:table-cell office:value-type="float" office:value="1400847875.90224">
                <text:p>1400847875.90224</text:p>
              </table:table-cell>
              <table:table-cell office:value-type="float" office:value="54.92747">
                <text:p>54.92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0847880.55487">
                <text:p>1400847880.55487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5.90263">
                <text:p>1400847875.90263</text:p>
              </table:table-cell>
              <table:table-cell office:value-type="float" office:value="57.39124">
                <text:p>57.39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0847880.65521">
                <text:p>1400847880.65521</text:p>
              </table:table-cell>
              <table:table-cell office:value-type="float" office:value="85">
                <text:p>85</text:p>
              </table:table-cell>
              <table:table-cell office:value-type="float" office:value="1400847875.91179">
                <text:p>1400847875.91179</text:p>
              </table:table-cell>
              <table:table-cell office:value-type="float" office:value="61.08688">
                <text:p>61.08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0847880.75552">
                <text:p>1400847880.75552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5.94557">
                <text:p>1400847875.94557</text:p>
              </table:table-cell>
              <table:table-cell office:value-type="float" office:value="65.09054">
                <text:p>65.09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0847880.85586">
                <text:p>1400847880.85586</text:p>
              </table:table-cell>
              <table:table-cell office:value-type="float" office:value="110">
                <text:p>110</text:p>
              </table:table-cell>
              <table:table-cell office:value-type="float" office:value="1400847875.98781">
                <text:p>1400847875.98781</text:p>
              </table:table-cell>
              <table:table-cell office:value-type="float" office:value="69.71007">
                <text:p>69.71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0847880.95621">
                <text:p>1400847880.95621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6.00718">
                <text:p>1400847876.00718</text:p>
              </table:table-cell>
              <table:table-cell office:value-type="float" office:value="71.86588">
                <text:p>71.865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0847881.05656">
                <text:p>1400847881.05656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6.03824">
                <text:p>1400847876.03824</text:p>
              </table:table-cell>
              <table:table-cell office:value-type="float" office:value="74.94558">
                <text:p>74.94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0847881.15687">
                <text:p>1400847881.15687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6.10837">
                <text:p>1400847876.10837</text:p>
              </table:table-cell>
              <table:table-cell office:value-type="float" office:value="80.79703">
                <text:p>80.797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0847881.25719">
                <text:p>1400847881.25719</text:p>
              </table:table-cell>
              <table:table-cell office:value-type="float" office:value="135">
                <text:p>135</text:p>
              </table:table-cell>
              <table:table-cell office:value-type="float" office:value="1400847876.10867">
                <text:p>1400847876.10867</text:p>
              </table:table-cell>
              <table:table-cell office:value-type="float" office:value="84.80069">
                <text:p>84.80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0847881.35753">
                <text:p>1400847881.35753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6.13847">
                <text:p>1400847876.13847</text:p>
              </table:table-cell>
              <table:table-cell office:value-type="float" office:value="90.03621">
                <text:p>90.036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00847881.45784">
                <text:p>1400847881.45784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6.20912">
                <text:p>1400847876.20912</text:p>
              </table:table-cell>
              <table:table-cell office:value-type="float" office:value="95.27167">
                <text:p>95.27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00847881.55819">
                <text:p>1400847881.55819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6.2094">
                <text:p>1400847876.2094</text:p>
              </table:table-cell>
              <table:table-cell office:value-type="float" office:value="100.8151">
                <text:p>100.8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0847881.65852">
                <text:p>1400847881.65852</text:p>
              </table:table-cell>
              <table:table-cell office:value-type="float" office:value="110">
                <text:p>110</text:p>
              </table:table-cell>
              <table:table-cell office:value-type="float" office:value="1400847876.237">
                <text:p>1400847876.237</text:p>
              </table:table-cell>
              <table:table-cell office:value-type="float" office:value="105.4347">
                <text:p>105.43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00847881.75881">
                <text:p>1400847881.75881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6.30753">
                <text:p>1400847876.30753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00847881.85916">
                <text:p>1400847881.85916</text:p>
              </table:table-cell>
              <table:table-cell office:value-type="float" office:value="85">
                <text:p>85</text:p>
              </table:table-cell>
              <table:table-cell office:value-type="float" office:value="1400847876.30782">
                <text:p>1400847876.30782</text:p>
              </table:table-cell>
              <table:table-cell office:value-type="float" office:value="110.6703">
                <text:p>110.6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847881.95946">
                <text:p>1400847881.95946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6.33654">
                <text:p>1400847876.33654</text:p>
              </table:table-cell>
              <table:table-cell office:value-type="float" office:value="115.2898">
                <text:p>115.28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0847882.05981">
                <text:p>1400847882.05981</text:p>
              </table:table-cell>
              <table:table-cell office:value-type="float" office:value="60">
                <text:p>60</text:p>
              </table:table-cell>
              <table:table-cell office:value-type="float" office:value="1400847876.4045">
                <text:p>1400847876.4045</text:p>
              </table:table-cell>
              <table:table-cell office:value-type="float" office:value="118.9855">
                <text:p>118.98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00847882.16007">
                <text:p>1400847882.16007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6.40478">
                <text:p>1400847876.40478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0847882.26038">
                <text:p>1400847882.26038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6.4363">
                <text:p>1400847876.4363</text:p>
              </table:table-cell>
              <table:table-cell office:value-type="float" office:value="124.529">
                <text:p>124.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0847882.3607">
                <text:p>1400847882.3607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6.50525">
                <text:p>1400847876.50525</text:p>
              </table:table-cell>
              <table:table-cell office:value-type="float" office:value="126.6848">
                <text:p>126.6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0847882.46104">
                <text:p>1400847882.46104</text:p>
              </table:table-cell>
              <table:table-cell office:value-type="float" office:value="35">
                <text:p>35</text:p>
              </table:table-cell>
              <table:table-cell office:value-type="float" office:value="1400847876.50554">
                <text:p>1400847876.50554</text:p>
              </table:table-cell>
              <table:table-cell office:value-type="float" office:value="127.9166">
                <text:p>127.91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0847882.5614">
                <text:p>1400847882.5614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6.53742">
                <text:p>1400847876.53742</text:p>
              </table:table-cell>
              <table:table-cell office:value-type="float" office:value="128.5326">
                <text:p>128.53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00847882.66174">
                <text:p>1400847882.66174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6.56922">
                <text:p>1400847876.56922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0847882.76209">
                <text:p>1400847882.76209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6.60179">
                <text:p>1400847876.60179</text:p>
              </table:table-cell>
              <table:table-cell office:value-type="float" office:value="130.9963">
                <text:p>130.99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0847882.86241">
                <text:p>1400847882.86241</text:p>
              </table:table-cell>
              <table:table-cell office:value-type="float" office:value="60">
                <text:p>60</text:p>
              </table:table-cell>
              <table:table-cell office:value-type="float" office:value="1400847876.63365">
                <text:p>1400847876.6336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0847882.96274">
                <text:p>1400847882.96274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6.66465">
                <text:p>1400847876.6646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00847883.06308">
                <text:p>1400847883.06308</text:p>
              </table:table-cell>
              <table:table-cell office:value-type="float" office:value="85">
                <text:p>85</text:p>
              </table:table-cell>
              <table:table-cell office:value-type="float" office:value="1400847876.71367">
                <text:p>1400847876.71367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00847883.16338">
                <text:p>1400847883.16338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6.71395">
                <text:p>1400847876.71395</text:p>
              </table:table-cell>
              <table:table-cell office:value-type="float" office:value="131.6123">
                <text:p>131.61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0847883.2637">
                <text:p>1400847883.2637</text:p>
              </table:table-cell>
              <table:table-cell office:value-type="float" office:value="110">
                <text:p>110</text:p>
              </table:table-cell>
              <table:table-cell office:value-type="float" office:value="1400847876.75204">
                <text:p>1400847876.75204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0847883.36402">
                <text:p>1400847883.36402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6.79801">
                <text:p>1400847876.79801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0847883.46438">
                <text:p>1400847883.46438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6.80915">
                <text:p>1400847876.80915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00847883.56474">
                <text:p>1400847883.56474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6.83916">
                <text:p>1400847876.83916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00847883.66505">
                <text:p>1400847883.66505</text:p>
              </table:table-cell>
              <table:table-cell office:value-type="float" office:value="135">
                <text:p>135</text:p>
              </table:table-cell>
              <table:table-cell office:value-type="float" office:value="1400847876.90975">
                <text:p>1400847876.9097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0847883.7654">
                <text:p>1400847883.7654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6.91003">
                <text:p>1400847876.91003</text:p>
              </table:table-cell>
              <table:table-cell office:value-type="float" office:value="130.6884">
                <text:p>130.68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00847883.8657">
                <text:p>1400847883.8657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6.93904">
                <text:p>1400847876.93904</text:p>
              </table:table-cell>
              <table:table-cell office:value-type="float" office:value="130.0724">
                <text:p>130.0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00847883.96602">
                <text:p>1400847883.96602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7.00443">
                <text:p>1400847877.00443</text:p>
              </table:table-cell>
              <table:table-cell office:value-type="float" office:value="126.3767">
                <text:p>126.37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0847884.06634">
                <text:p>1400847884.06634</text:p>
              </table:table-cell>
              <table:table-cell office:value-type="float" office:value="110">
                <text:p>110</text:p>
              </table:table-cell>
              <table:table-cell office:value-type="float" office:value="1400847877.0047">
                <text:p>1400847877.0047</text:p>
              </table:table-cell>
              <table:table-cell office:value-type="float" office:value="121.1413">
                <text:p>121.1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0847884.16665">
                <text:p>1400847884.16665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7.03426">
                <text:p>1400847877.03426</text:p>
              </table:table-cell>
              <table:table-cell office:value-type="float" office:value="114.9818">
                <text:p>114.98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00847884.26705">
                <text:p>1400847884.26705</text:p>
              </table:table-cell>
              <table:table-cell office:value-type="float" office:value="85">
                <text:p>85</text:p>
              </table:table-cell>
              <table:table-cell office:value-type="float" office:value="1400847877.06476">
                <text:p>1400847877.06476</text:p>
              </table:table-cell>
              <table:table-cell office:value-type="float" office:value="110.6703">
                <text:p>110.67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00847884.36731">
                <text:p>1400847884.36731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7.10361">
                <text:p>1400847877.10361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0847884.46761">
                <text:p>1400847884.46761</text:p>
              </table:table-cell>
              <table:table-cell office:value-type="float" office:value="60">
                <text:p>60</text:p>
              </table:table-cell>
              <table:table-cell office:value-type="float" office:value="1400847877.13813">
                <text:p>1400847877.13813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0847884.5679">
                <text:p>1400847884.5679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7.173">
                <text:p>1400847877.173</text:p>
              </table:table-cell>
              <table:table-cell office:value-type="float" office:value="108.5144">
                <text:p>108.5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00847884.66824">
                <text:p>1400847884.66824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7.21524">
                <text:p>1400847877.21524</text:p>
              </table:table-cell>
              <table:table-cell office:value-type="float" office:value="108.5144">
                <text:p>108.5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00847884.76857">
                <text:p>1400847884.76857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7.24837">
                <text:p>1400847877.24837</text:p>
              </table:table-cell>
              <table:table-cell office:value-type="float" office:value="108.5144">
                <text:p>108.51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0847884.86892">
                <text:p>1400847884.86892</text:p>
              </table:table-cell>
              <table:table-cell office:value-type="float" office:value="35">
                <text:p>35</text:p>
              </table:table-cell>
              <table:table-cell office:value-type="float" office:value="1400847877.29178">
                <text:p>1400847877.29178</text:p>
              </table:table-cell>
              <table:table-cell office:value-type="float" office:value="109.4383">
                <text:p>109.43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847884.96923">
                <text:p>1400847884.96923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7.30478">
                <text:p>1400847877.30478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0847885.06952">
                <text:p>1400847885.06952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7.33662">
                <text:p>1400847877.33662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00847885.16986">
                <text:p>1400847885.16986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7.40589">
                <text:p>1400847877.40589</text:p>
              </table:table-cell>
              <table:table-cell office:value-type="float" office:value="106.0507">
                <text:p>106.05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00847885.27021">
                <text:p>1400847885.27021</text:p>
              </table:table-cell>
              <table:table-cell office:value-type="float" office:value="60">
                <text:p>60</text:p>
              </table:table-cell>
              <table:table-cell office:value-type="float" office:value="1400847877.40618">
                <text:p>1400847877.40618</text:p>
              </table:table-cell>
              <table:table-cell office:value-type="float" office:value="102.663">
                <text:p>102.6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0847885.37052">
                <text:p>1400847885.37052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7.43742">
                <text:p>1400847877.43742</text:p>
              </table:table-cell>
              <table:table-cell office:value-type="float" office:value="93.42388">
                <text:p>93.423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0847885.47083">
                <text:p>1400847885.47083</text:p>
              </table:table-cell>
              <table:table-cell office:value-type="float" office:value="85">
                <text:p>85</text:p>
              </table:table-cell>
              <table:table-cell office:value-type="float" office:value="1400847877.50241">
                <text:p>1400847877.50241</text:p>
              </table:table-cell>
              <table:table-cell office:value-type="float" office:value="82.33691">
                <text:p>82.336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00847885.57114">
                <text:p>1400847885.57114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7.50269">
                <text:p>1400847877.50269</text:p>
              </table:table-cell>
              <table:table-cell office:value-type="float" office:value="71.24995">
                <text:p>71.24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0847885.67145">
                <text:p>1400847885.67145</text:p>
              </table:table-cell>
              <table:table-cell office:value-type="float" office:value="110">
                <text:p>110</text:p>
              </table:table-cell>
              <table:table-cell office:value-type="float" office:value="1400847877.51301">
                <text:p>1400847877.51301</text:p>
              </table:table-cell>
              <table:table-cell office:value-type="float" office:value="59.54705">
                <text:p>59.547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0847885.77181">
                <text:p>1400847885.77181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7.54381">
                <text:p>1400847877.54381</text:p>
              </table:table-cell>
              <table:table-cell office:value-type="float" office:value="53.38764">
                <text:p>53.387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0847885.87215">
                <text:p>1400847885.87215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7.61295">
                <text:p>1400847877.61295</text:p>
              </table:table-cell>
              <table:table-cell office:value-type="float" office:value="48.55067">
                <text:p>48.550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0847885.97247">
                <text:p>1400847885.97247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7.61323">
                <text:p>1400847877.61323</text:p>
              </table:table-cell>
              <table:table-cell office:value-type="float" office:value="46.37676">
                <text:p>46.376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0847886.07278">
                <text:p>1400847886.07278</text:p>
              </table:table-cell>
              <table:table-cell office:value-type="float" office:value="135">
                <text:p>135</text:p>
              </table:table-cell>
              <table:table-cell office:value-type="float" office:value="1400847877.64184">
                <text:p>1400847877.64184</text:p>
              </table:table-cell>
              <table:table-cell office:value-type="float" office:value="44.20284">
                <text:p>44.202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00847886.17312">
                <text:p>1400847886.17312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7.7096">
                <text:p>1400847877.7096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00847886.27343">
                <text:p>1400847886.27343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7.70988">
                <text:p>1400847877.70988</text:p>
              </table:table-cell>
              <table:table-cell office:value-type="float" office:value="39.85501">
                <text:p>39.855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0847886.37372">
                <text:p>1400847886.37372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7.74417">
                <text:p>1400847877.74417</text:p>
              </table:table-cell>
              <table:table-cell office:value-type="float" office:value="38.40577">
                <text:p>38.405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847886.47402">
                <text:p>1400847886.47402</text:p>
              </table:table-cell>
              <table:table-cell office:value-type="float" office:value="110">
                <text:p>110</text:p>
              </table:table-cell>
              <table:table-cell office:value-type="float" office:value="1400847877.80918">
                <text:p>1400847877.80918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0847886.57433">
                <text:p>1400847886.57433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7.80947">
                <text:p>1400847877.80947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00847886.67463">
                <text:p>1400847886.67463</text:p>
              </table:table-cell>
              <table:table-cell office:value-type="float" office:value="85">
                <text:p>85</text:p>
              </table:table-cell>
              <table:table-cell office:value-type="float" office:value="1400847877.83334">
                <text:p>1400847877.83334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00847886.77498">
                <text:p>1400847886.77498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7.90129">
                <text:p>1400847877.90129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0847886.87528">
                <text:p>1400847886.87528</text:p>
              </table:table-cell>
              <table:table-cell office:value-type="float" office:value="60">
                <text:p>60</text:p>
              </table:table-cell>
              <table:table-cell office:value-type="float" office:value="1400847877.90515">
                <text:p>1400847877.90515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0847886.97559">
                <text:p>1400847886.97559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7.93672">
                <text:p>1400847877.93672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0847887.0759">
                <text:p>1400847887.0759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8.00547">
                <text:p>1400847878.00547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0847887.17616">
                <text:p>1400847887.17616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8.00574">
                <text:p>1400847878.00574</text:p>
              </table:table-cell>
              <table:table-cell office:value-type="float" office:value="33.33331">
                <text:p>33.333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0847887.27642">
                <text:p>1400847887.27642</text:p>
              </table:table-cell>
              <table:table-cell office:value-type="float" office:value="35">
                <text:p>35</text:p>
              </table:table-cell>
              <table:table-cell office:value-type="float" office:value="1400847878.03518">
                <text:p>1400847878.03518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847887.37666">
                <text:p>1400847887.37666</text:p>
              </table:table-cell>
              <table:table-cell office:value-type="float" office:value="36.703709">
                <text:p>36.703709</text:p>
              </table:table-cell>
              <table:table-cell office:value-type="float" office:value="1400847878.11112">
                <text:p>1400847878.11112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847887.47692">
                <text:p>1400847887.47692</text:p>
              </table:table-cell>
              <table:table-cell office:value-type="float" office:value="41.69873">
                <text:p>41.69873</text:p>
              </table:table-cell>
              <table:table-cell office:value-type="float" office:value="1400847878.11139">
                <text:p>1400847878.11139</text:p>
              </table:table-cell>
              <table:table-cell office:value-type="float" office:value="38.40577">
                <text:p>38.40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0847887.5772">
                <text:p>1400847887.5772</text:p>
              </table:table-cell>
              <table:table-cell office:value-type="float" office:value="49.644661">
                <text:p>49.644661</text:p>
              </table:table-cell>
              <table:table-cell office:value-type="float" office:value="1400847878.15693">
                <text:p>1400847878.15693</text:p>
              </table:table-cell>
              <table:table-cell office:value-type="float" office:value="39.13039">
                <text:p>39.130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0847887.6775">
                <text:p>1400847887.6775</text:p>
              </table:table-cell>
              <table:table-cell office:value-type="float" office:value="60">
                <text:p>60</text:p>
              </table:table-cell>
              <table:table-cell office:value-type="float" office:value="1400847878.20167">
                <text:p>1400847878.20167</text:p>
              </table:table-cell>
              <table:table-cell office:value-type="float" office:value="41.3043">
                <text:p>41.30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0847887.77834">
                <text:p>1400847887.77834</text:p>
              </table:table-cell>
              <table:table-cell office:value-type="float" office:value="72.059052">
                <text:p>72.059052</text:p>
              </table:table-cell>
              <table:table-cell office:value-type="float" office:value="1400847878.20573">
                <text:p>1400847878.20573</text:p>
              </table:table-cell>
              <table:table-cell office:value-type="float" office:value="45.2898">
                <text:p>45.2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0847887.87863">
                <text:p>1400847887.87863</text:p>
              </table:table-cell>
              <table:table-cell office:value-type="float" office:value="85">
                <text:p>85</text:p>
              </table:table-cell>
              <table:table-cell office:value-type="float" office:value="1400847878.26161">
                <text:p>1400847878.26161</text:p>
              </table:table-cell>
              <table:table-cell office:value-type="float" office:value="49.99997">
                <text:p>49.999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0847887.97894">
                <text:p>1400847887.97894</text:p>
              </table:table-cell>
              <table:table-cell office:value-type="float" office:value="97.940948">
                <text:p>97.940948</text:p>
              </table:table-cell>
              <table:table-cell office:value-type="float" office:value="1400847878.26178">
                <text:p>1400847878.26178</text:p>
              </table:table-cell>
              <table:table-cell office:value-type="float" office:value="53.69561">
                <text:p>53.695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0847888.07926">
                <text:p>1400847888.07926</text:p>
              </table:table-cell>
              <table:table-cell office:value-type="float" office:value="110">
                <text:p>110</text:p>
              </table:table-cell>
              <table:table-cell office:value-type="float" office:value="1400847878.30327">
                <text:p>1400847878.30327</text:p>
              </table:table-cell>
              <table:table-cell office:value-type="float" office:value="57.39124">
                <text:p>57.39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00847888.17955">
                <text:p>1400847888.17955</text:p>
              </table:table-cell>
              <table:table-cell office:value-type="float" office:value="120.355339">
                <text:p>120.355339</text:p>
              </table:table-cell>
              <table:table-cell office:value-type="float" office:value="1400847878.31162">
                <text:p>1400847878.31162</text:p>
              </table:table-cell>
              <table:table-cell office:value-type="float" office:value="61.08688">
                <text:p>61.086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00847888.27983">
                <text:p>1400847888.27983</text:p>
              </table:table-cell>
              <table:table-cell office:value-type="float" office:value="128.30127">
                <text:p>128.30127</text:p>
              </table:table-cell>
              <table:table-cell office:value-type="float" office:value="1400847878.36572">
                <text:p>1400847878.36572</text:p>
              </table:table-cell>
              <table:table-cell office:value-type="float" office:value="63.85862">
                <text:p>63.858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00847888.38016">
                <text:p>1400847888.38016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8.40775">
                <text:p>1400847878.40775</text:p>
              </table:table-cell>
              <table:table-cell office:value-type="float" office:value="66.3224">
                <text:p>66.3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00847888.48047">
                <text:p>1400847888.48047</text:p>
              </table:table-cell>
              <table:table-cell office:value-type="float" office:value="135">
                <text:p>135</text:p>
              </table:table-cell>
              <table:table-cell office:value-type="float" office:value="1400847878.40798">
                <text:p>1400847878.40798</text:p>
              </table:table-cell>
              <table:table-cell office:value-type="float" office:value="67.86228">
                <text:p>67.862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00847888.58075">
                <text:p>1400847888.58075</text:p>
              </table:table-cell>
              <table:table-cell office:value-type="float" office:value="133.296295">
                <text:p>133.296295</text:p>
              </table:table-cell>
              <table:table-cell office:value-type="float" office:value="1400847878.45901">
                <text:p>1400847878.45901</text:p>
              </table:table-cell>
              <table:table-cell office:value-type="float" office:value="71.86588">
                <text:p>71.865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50759">
                <text:p>1400847878.50759</text:p>
              </table:table-cell>
              <table:table-cell office:value-type="float" office:value="78.94924">
                <text:p>78.949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50789">
                <text:p>1400847878.50789</text:p>
              </table:table-cell>
              <table:table-cell office:value-type="float" office:value="84.49272">
                <text:p>84.492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54067">
                <text:p>1400847878.54067</text:p>
              </table:table-cell>
              <table:table-cell office:value-type="float" office:value="86.9565">
                <text:p>86.9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60969">
                <text:p>1400847878.60969</text:p>
              </table:table-cell>
              <table:table-cell office:value-type="float" office:value="90.65213">
                <text:p>90.652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60998">
                <text:p>1400847878.60998</text:p>
              </table:table-cell>
              <table:table-cell office:value-type="float" office:value="94.65574">
                <text:p>94.655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63361">
                <text:p>1400847878.63361</text:p>
              </table:table-cell>
              <table:table-cell office:value-type="float" office:value="100.5072">
                <text:p>100.50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71021">
                <text:p>1400847878.71021</text:p>
              </table:table-cell>
              <table:table-cell office:value-type="float" office:value="103.2789">
                <text:p>103.27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71049">
                <text:p>1400847878.71049</text:p>
              </table:table-cell>
              <table:table-cell office:value-type="float" office:value="103.8949">
                <text:p>103.89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74048">
                <text:p>1400847878.74048</text:p>
              </table:table-cell>
              <table:table-cell office:value-type="float" office:value="106.3586">
                <text:p>106.3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78265">
                <text:p>1400847878.78265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8237">
                <text:p>1400847878.8237</text:p>
              </table:table-cell>
              <table:table-cell office:value-type="float" office:value="119.9094">
                <text:p>119.90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83364">
                <text:p>1400847878.83364</text:p>
              </table:table-cell>
              <table:table-cell office:value-type="float" office:value="121.7572">
                <text:p>121.75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88455">
                <text:p>1400847878.88455</text:p>
              </table:table-cell>
              <table:table-cell office:value-type="float" office:value="123.297">
                <text:p>123.2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94188">
                <text:p>1400847878.94188</text:p>
              </table:table-cell>
              <table:table-cell office:value-type="float" office:value="126.0688">
                <text:p>126.06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94215">
                <text:p>1400847878.94215</text:p>
              </table:table-cell>
              <table:table-cell office:value-type="float" office:value="127.6087">
                <text:p>127.60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8.9777">
                <text:p>1400847878.9777</text:p>
              </table:table-cell>
              <table:table-cell office:value-type="float" office:value="130.0724">
                <text:p>130.07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04067">
                <text:p>1400847879.04067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04091">
                <text:p>1400847879.04091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04928">
                <text:p>1400847879.04928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11919">
                <text:p>1400847879.11919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11942">
                <text:p>1400847879.11942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14269">
                <text:p>1400847879.14269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21304">
                <text:p>1400847879.21304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21331">
                <text:p>1400847879.21331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23972">
                <text:p>1400847879.23972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30925">
                <text:p>1400847879.30925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30953">
                <text:p>1400847879.30953</text:p>
              </table:table-cell>
              <table:table-cell office:value-type="float" office:value="127.3007">
                <text:p>127.3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33925">
                <text:p>1400847879.33925</text:p>
              </table:table-cell>
              <table:table-cell office:value-type="float" office:value="125.1449">
                <text:p>125.14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40775">
                <text:p>1400847879.40775</text:p>
              </table:table-cell>
              <table:table-cell office:value-type="float" office:value="124.221">
                <text:p>124.2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40803">
                <text:p>1400847879.40803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4413">
                <text:p>1400847879.4413</text:p>
              </table:table-cell>
              <table:table-cell office:value-type="float" office:value="116.8297">
                <text:p>116.82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50867">
                <text:p>1400847879.50867</text:p>
              </table:table-cell>
              <table:table-cell office:value-type="float" office:value="114.3659">
                <text:p>114.36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50894">
                <text:p>1400847879.50894</text:p>
              </table:table-cell>
              <table:table-cell office:value-type="float" office:value="110.3623">
                <text:p>110.36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54086">
                <text:p>1400847879.54086</text:p>
              </table:table-cell>
              <table:table-cell office:value-type="float" office:value="102.971">
                <text:p>102.9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60782">
                <text:p>1400847879.60782</text:p>
              </table:table-cell>
              <table:table-cell office:value-type="float" office:value="98.35143">
                <text:p>98.351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6081">
                <text:p>1400847879.6081</text:p>
              </table:table-cell>
              <table:table-cell office:value-type="float" office:value="95.88765">
                <text:p>95.887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64321">
                <text:p>1400847879.64321</text:p>
              </table:table-cell>
              <table:table-cell office:value-type="float" office:value="93.73184">
                <text:p>93.731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71196">
                <text:p>1400847879.71196</text:p>
              </table:table-cell>
              <table:table-cell office:value-type="float" office:value="89.72824">
                <text:p>89.728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71226">
                <text:p>1400847879.71226</text:p>
              </table:table-cell>
              <table:table-cell office:value-type="float" office:value="87.26446">
                <text:p>87.264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73993">
                <text:p>1400847879.73993</text:p>
              </table:table-cell>
              <table:table-cell office:value-type="float" office:value="81.41302">
                <text:p>81.413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80764">
                <text:p>1400847879.80764</text:p>
              </table:table-cell>
              <table:table-cell office:value-type="float" office:value="74.63762">
                <text:p>74.637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80795">
                <text:p>1400847879.80795</text:p>
              </table:table-cell>
              <table:table-cell office:value-type="float" office:value="72.17384">
                <text:p>72.173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81697">
                <text:p>1400847879.81697</text:p>
              </table:table-cell>
              <table:table-cell office:value-type="float" office:value="70.01809">
                <text:p>70.018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84848">
                <text:p>1400847879.84848</text:p>
              </table:table-cell>
              <table:table-cell office:value-type="float" office:value="64.16664">
                <text:p>64.166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91861">
                <text:p>1400847879.91861</text:p>
              </table:table-cell>
              <table:table-cell office:value-type="float" office:value="60.77891">
                <text:p>60.778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91902">
                <text:p>1400847879.91902</text:p>
              </table:table-cell>
              <table:table-cell office:value-type="float" office:value="56.46735">
                <text:p>56.467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79.94339">
                <text:p>1400847879.94339</text:p>
              </table:table-cell>
              <table:table-cell office:value-type="float" office:value="53.38764">
                <text:p>53.387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01303">
                <text:p>1400847880.01303</text:p>
              </table:table-cell>
              <table:table-cell office:value-type="float" office:value="50.30794">
                <text:p>50.307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0133">
                <text:p>1400847880.0133</text:p>
              </table:table-cell>
              <table:table-cell office:value-type="float" office:value="47.10138">
                <text:p>47.101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04562">
                <text:p>1400847880.04562</text:p>
              </table:table-cell>
              <table:table-cell office:value-type="float" office:value="45.65214">
                <text:p>45.652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11201">
                <text:p>1400847880.11201</text:p>
              </table:table-cell>
              <table:table-cell office:value-type="float" office:value="43.8405">
                <text:p>43.84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11229">
                <text:p>1400847880.11229</text:p>
              </table:table-cell>
              <table:table-cell office:value-type="float" office:value="42.39126">
                <text:p>42.39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14288">
                <text:p>1400847880.14288</text:p>
              </table:table-cell>
              <table:table-cell office:value-type="float" office:value="41.66664">
                <text:p>41.66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20931">
                <text:p>1400847880.20931</text:p>
              </table:table-cell>
              <table:table-cell office:value-type="float" office:value="38.40577">
                <text:p>38.405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20958">
                <text:p>1400847880.20958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24381">
                <text:p>1400847880.24381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3096">
                <text:p>1400847880.3096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30988">
                <text:p>1400847880.30988</text:p>
              </table:table-cell>
              <table:table-cell office:value-type="float" office:value="34.05793">
                <text:p>34.057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34038">
                <text:p>1400847880.34038</text:p>
              </table:table-cell>
              <table:table-cell office:value-type="float" office:value="33.6956">
                <text:p>33.69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40779">
                <text:p>1400847880.40779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40809">
                <text:p>1400847880.40809</text:p>
              </table:table-cell>
              <table:table-cell office:value-type="float" office:value="33.6956">
                <text:p>33.69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43999">
                <text:p>1400847880.43999</text:p>
              </table:table-cell>
              <table:table-cell office:value-type="float" office:value="34.05793">
                <text:p>34.057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50984">
                <text:p>1400847880.50984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51012">
                <text:p>1400847880.51012</text:p>
              </table:table-cell>
              <table:table-cell office:value-type="float" office:value="36.59413">
                <text:p>36.594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53748">
                <text:p>1400847880.53748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60824">
                <text:p>1400847880.60824</text:p>
              </table:table-cell>
              <table:table-cell office:value-type="float" office:value="42.75354">
                <text:p>42.753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60856">
                <text:p>1400847880.60856</text:p>
              </table:table-cell>
              <table:table-cell office:value-type="float" office:value="46.01442">
                <text:p>46.014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61693">
                <text:p>1400847880.61693</text:p>
              </table:table-cell>
              <table:table-cell office:value-type="float" office:value="49.27529">
                <text:p>49.275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64758">
                <text:p>1400847880.64758</text:p>
              </table:table-cell>
              <table:table-cell office:value-type="float" office:value="53.38764">
                <text:p>53.387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71705">
                <text:p>1400847880.71705</text:p>
              </table:table-cell>
              <table:table-cell office:value-type="float" office:value="56.77531">
                <text:p>56.775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71733">
                <text:p>1400847880.71733</text:p>
              </table:table-cell>
              <table:table-cell office:value-type="float" office:value="61.3949">
                <text:p>61.3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74204">
                <text:p>1400847880.74204</text:p>
              </table:table-cell>
              <table:table-cell office:value-type="float" office:value="65.09054">
                <text:p>65.090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81474">
                <text:p>1400847880.81474</text:p>
              </table:table-cell>
              <table:table-cell office:value-type="float" office:value="69.09414">
                <text:p>69.094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81514">
                <text:p>1400847880.81514</text:p>
              </table:table-cell>
              <table:table-cell office:value-type="float" office:value="72.48181">
                <text:p>72.481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84374">
                <text:p>1400847880.84374</text:p>
              </table:table-cell>
              <table:table-cell office:value-type="float" office:value="76.1775">
                <text:p>76.17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91188">
                <text:p>1400847880.91188</text:p>
              </table:table-cell>
              <table:table-cell office:value-type="float" office:value="78.02529">
                <text:p>78.025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91202">
                <text:p>1400847880.91202</text:p>
              </table:table-cell>
              <table:table-cell office:value-type="float" office:value="82.64488">
                <text:p>82.644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0.93787">
                <text:p>1400847880.93787</text:p>
              </table:table-cell>
              <table:table-cell office:value-type="float" office:value="90.34417">
                <text:p>90.344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00438">
                <text:p>1400847881.00438</text:p>
              </table:table-cell>
              <table:table-cell office:value-type="float" office:value="98.35143">
                <text:p>98.351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00869">
                <text:p>1400847881.00869</text:p>
              </table:table-cell>
              <table:table-cell office:value-type="float" office:value="99.27532">
                <text:p>99.275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04186">
                <text:p>1400847881.04186</text:p>
              </table:table-cell>
              <table:table-cell office:value-type="float" office:value="101.7391">
                <text:p>101.73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11005">
                <text:p>1400847881.11005</text:p>
              </table:table-cell>
              <table:table-cell office:value-type="float" office:value="106.6667">
                <text:p>106.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11032">
                <text:p>1400847881.11032</text:p>
              </table:table-cell>
              <table:table-cell office:value-type="float" office:value="110.6703">
                <text:p>110.67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14119">
                <text:p>1400847881.14119</text:p>
              </table:table-cell>
              <table:table-cell office:value-type="float" office:value="111.9021">
                <text:p>111.9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20776">
                <text:p>1400847881.20776</text:p>
              </table:table-cell>
              <table:table-cell office:value-type="float" office:value="115.2898">
                <text:p>115.28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20801">
                <text:p>1400847881.20801</text:p>
              </table:table-cell>
              <table:table-cell office:value-type="float" office:value="118.3695">
                <text:p>118.36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24081">
                <text:p>1400847881.24081</text:p>
              </table:table-cell>
              <table:table-cell office:value-type="float" office:value="122.9891">
                <text:p>122.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31194">
                <text:p>1400847881.31194</text:p>
              </table:table-cell>
              <table:table-cell office:value-type="float" office:value="125.1449">
                <text:p>125.14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31223">
                <text:p>1400847881.31223</text:p>
              </table:table-cell>
              <table:table-cell office:value-type="float" office:value="127.6087">
                <text:p>127.6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33791">
                <text:p>1400847881.33791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40636">
                <text:p>1400847881.40636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40664">
                <text:p>1400847881.40664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41591">
                <text:p>1400847881.41591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44717">
                <text:p>1400847881.44717</text:p>
              </table:table-cell>
              <table:table-cell office:value-type="float" office:value="133.1521">
                <text:p>133.15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51677">
                <text:p>1400847881.51677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51703">
                <text:p>1400847881.51703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54218">
                <text:p>1400847881.54218</text:p>
              </table:table-cell>
              <table:table-cell office:value-type="float" office:value="133.1521">
                <text:p>133.15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61243">
                <text:p>1400847881.61243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6127">
                <text:p>1400847881.6127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64331">
                <text:p>1400847881.64331</text:p>
              </table:table-cell>
              <table:table-cell office:value-type="float" office:value="131.9202">
                <text:p>131.92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70856">
                <text:p>1400847881.70856</text:p>
              </table:table-cell>
              <table:table-cell office:value-type="float" office:value="130.3804">
                <text:p>130.38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70885">
                <text:p>1400847881.70885</text:p>
              </table:table-cell>
              <table:table-cell office:value-type="float" office:value="127.9166">
                <text:p>127.91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73796">
                <text:p>1400847881.73796</text:p>
              </table:table-cell>
              <table:table-cell office:value-type="float" office:value="123.297">
                <text:p>123.2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80465">
                <text:p>1400847881.80465</text:p>
              </table:table-cell>
              <table:table-cell office:value-type="float" office:value="120.2173">
                <text:p>120.21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80964">
                <text:p>1400847881.80964</text:p>
              </table:table-cell>
              <table:table-cell office:value-type="float" office:value="118.9855">
                <text:p>118.98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84124">
                <text:p>1400847881.84124</text:p>
              </table:table-cell>
              <table:table-cell office:value-type="float" office:value="115.5978">
                <text:p>115.59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90852">
                <text:p>1400847881.90852</text:p>
              </table:table-cell>
              <table:table-cell office:value-type="float" office:value="112.5181">
                <text:p>112.51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90875">
                <text:p>1400847881.90875</text:p>
              </table:table-cell>
              <table:table-cell office:value-type="float" office:value="108.2065">
                <text:p>108.2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1.94068">
                <text:p>1400847881.94068</text:p>
              </table:table-cell>
              <table:table-cell office:value-type="float" office:value="105.1268">
                <text:p>105.12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00779">
                <text:p>1400847882.00779</text:p>
              </table:table-cell>
              <table:table-cell office:value-type="float" office:value="99.58329">
                <text:p>99.583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01301">
                <text:p>1400847882.01301</text:p>
              </table:table-cell>
              <table:table-cell office:value-type="float" office:value="97.73544">
                <text:p>97.735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04418">
                <text:p>1400847882.04418</text:p>
              </table:table-cell>
              <table:table-cell office:value-type="float" office:value="93.42388">
                <text:p>93.423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10981">
                <text:p>1400847882.10981</text:p>
              </table:table-cell>
              <table:table-cell office:value-type="float" office:value="88.18836">
                <text:p>88.188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10994">
                <text:p>1400847882.10994</text:p>
              </table:table-cell>
              <table:table-cell office:value-type="float" office:value="83.56877">
                <text:p>83.568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14408">
                <text:p>1400847882.14408</text:p>
              </table:table-cell>
              <table:table-cell office:value-type="float" office:value="81.105">
                <text:p>81.1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15291">
                <text:p>1400847882.15291</text:p>
              </table:table-cell>
              <table:table-cell office:value-type="float" office:value="76.48546">
                <text:p>76.485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22176">
                <text:p>1400847882.22176</text:p>
              </table:table-cell>
              <table:table-cell office:value-type="float" office:value="73.09779">
                <text:p>73.097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22206">
                <text:p>1400847882.22206</text:p>
              </table:table-cell>
              <table:table-cell office:value-type="float" office:value="70.01809">
                <text:p>70.018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24784">
                <text:p>1400847882.24784</text:p>
              </table:table-cell>
              <table:table-cell office:value-type="float" office:value="65.09054">
                <text:p>65.090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31975">
                <text:p>1400847882.31975</text:p>
              </table:table-cell>
              <table:table-cell office:value-type="float" office:value="62.62676">
                <text:p>62.62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31999">
                <text:p>1400847882.31999</text:p>
              </table:table-cell>
              <table:table-cell office:value-type="float" office:value="61.3949">
                <text:p>61.39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34325">
                <text:p>1400847882.34325</text:p>
              </table:table-cell>
              <table:table-cell office:value-type="float" office:value="58.62316">
                <text:p>58.623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4138">
                <text:p>1400847882.4138</text:p>
              </table:table-cell>
              <table:table-cell office:value-type="float" office:value="54.31154">
                <text:p>54.311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4141">
                <text:p>1400847882.4141</text:p>
              </table:table-cell>
              <table:table-cell office:value-type="float" office:value="51.23183">
                <text:p>51.231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44329">
                <text:p>1400847882.44329</text:p>
              </table:table-cell>
              <table:table-cell office:value-type="float" office:value="46.7391">
                <text:p>46.73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50854">
                <text:p>1400847882.50854</text:p>
              </table:table-cell>
              <table:table-cell office:value-type="float" office:value="42.75354">
                <text:p>42.753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50885">
                <text:p>1400847882.50885</text:p>
              </table:table-cell>
              <table:table-cell office:value-type="float" office:value="40.94197">
                <text:p>40.941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53732">
                <text:p>1400847882.53732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61248">
                <text:p>1400847882.61248</text:p>
              </table:table-cell>
              <table:table-cell office:value-type="float" office:value="37.68109">
                <text:p>37.681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61277">
                <text:p>1400847882.61277</text:p>
              </table:table-cell>
              <table:table-cell office:value-type="float" office:value="36.59413">
                <text:p>36.594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64343">
                <text:p>1400847882.64343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71209">
                <text:p>1400847882.71209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71236">
                <text:p>1400847882.71236</text:p>
              </table:table-cell>
              <table:table-cell office:value-type="float" office:value="34.05793">
                <text:p>34.057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73937">
                <text:p>1400847882.73937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81352">
                <text:p>1400847882.81352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81379">
                <text:p>1400847882.81379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84402">
                <text:p>1400847882.84402</text:p>
              </table:table-cell>
              <table:table-cell office:value-type="float" office:value="34.05793">
                <text:p>34.057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91333">
                <text:p>1400847882.91333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91359">
                <text:p>1400847882.91359</text:p>
              </table:table-cell>
              <table:table-cell office:value-type="float" office:value="38.40577">
                <text:p>38.405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94284">
                <text:p>1400847882.94284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2.95115">
                <text:p>1400847882.95115</text:p>
              </table:table-cell>
              <table:table-cell office:value-type="float" office:value="42.75354">
                <text:p>42.753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02109">
                <text:p>1400847883.02109</text:p>
              </table:table-cell>
              <table:table-cell office:value-type="float" office:value="44.56518">
                <text:p>44.565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02136">
                <text:p>1400847883.02136</text:p>
              </table:table-cell>
              <table:table-cell office:value-type="float" office:value="48.91301">
                <text:p>48.913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0464">
                <text:p>1400847883.0464</text:p>
              </table:table-cell>
              <table:table-cell office:value-type="float" office:value="52.15573">
                <text:p>52.155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11606">
                <text:p>1400847883.11606</text:p>
              </table:table-cell>
              <table:table-cell office:value-type="float" office:value="54.31154">
                <text:p>54.311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11633">
                <text:p>1400847883.11633</text:p>
              </table:table-cell>
              <table:table-cell office:value-type="float" office:value="56.46735">
                <text:p>56.467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14166">
                <text:p>1400847883.14166</text:p>
              </table:table-cell>
              <table:table-cell office:value-type="float" office:value="60.77891">
                <text:p>60.778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21519">
                <text:p>1400847883.21519</text:p>
              </table:table-cell>
              <table:table-cell office:value-type="float" office:value="66.93833">
                <text:p>66.93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21546">
                <text:p>1400847883.21546</text:p>
              </table:table-cell>
              <table:table-cell office:value-type="float" office:value="70.01809">
                <text:p>70.018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24386">
                <text:p>1400847883.24386</text:p>
              </table:table-cell>
              <table:table-cell office:value-type="float" office:value="73.40576">
                <text:p>73.405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30863">
                <text:p>1400847883.30863</text:p>
              </table:table-cell>
              <table:table-cell office:value-type="float" office:value="78.33331">
                <text:p>78.333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30902">
                <text:p>1400847883.30902</text:p>
              </table:table-cell>
              <table:table-cell office:value-type="float" office:value="83.56877">
                <text:p>83.568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33942">
                <text:p>1400847883.33942</text:p>
              </table:table-cell>
              <table:table-cell office:value-type="float" office:value="88.49632">
                <text:p>88.496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42105">
                <text:p>1400847883.42105</text:p>
              </table:table-cell>
              <table:table-cell office:value-type="float" office:value="93.42388">
                <text:p>93.423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42132">
                <text:p>1400847883.42132</text:p>
              </table:table-cell>
              <table:table-cell office:value-type="float" office:value="96.81155">
                <text:p>96.811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44388">
                <text:p>1400847883.44388</text:p>
              </table:table-cell>
              <table:table-cell office:value-type="float" office:value="101.7391">
                <text:p>101.73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52123">
                <text:p>1400847883.52123</text:p>
              </table:table-cell>
              <table:table-cell office:value-type="float" office:value="106.6667">
                <text:p>106.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52146">
                <text:p>1400847883.52146</text:p>
              </table:table-cell>
              <table:table-cell office:value-type="float" office:value="110.3623">
                <text:p>110.36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55036">
                <text:p>1400847883.55036</text:p>
              </table:table-cell>
              <table:table-cell office:value-type="float" office:value="112.8261">
                <text:p>112.82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61819">
                <text:p>1400847883.61819</text:p>
              </table:table-cell>
              <table:table-cell office:value-type="float" office:value="115.5978">
                <text:p>115.59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61846">
                <text:p>1400847883.61846</text:p>
              </table:table-cell>
              <table:table-cell office:value-type="float" office:value="119.2934">
                <text:p>119.29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64196">
                <text:p>1400847883.64196</text:p>
              </table:table-cell>
              <table:table-cell office:value-type="float" office:value="122.9891">
                <text:p>122.98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67515">
                <text:p>1400847883.67515</text:p>
              </table:table-cell>
              <table:table-cell office:value-type="float" office:value="125.7608">
                <text:p>125.76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73419">
                <text:p>1400847883.73419</text:p>
              </table:table-cell>
              <table:table-cell office:value-type="float" office:value="127.9166">
                <text:p>127.91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73446">
                <text:p>1400847883.73446</text:p>
              </table:table-cell>
              <table:table-cell office:value-type="float" office:value="128.8405">
                <text:p>128.84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76974">
                <text:p>1400847883.76974</text:p>
              </table:table-cell>
              <table:table-cell office:value-type="float" office:value="131.6123">
                <text:p>131.61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81324">
                <text:p>1400847883.81324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81919">
                <text:p>1400847883.81919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84664">
                <text:p>1400847883.84664</text:p>
              </table:table-cell>
              <table:table-cell office:value-type="float" office:value="134.076">
                <text:p>134.0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91648">
                <text:p>1400847883.91648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91675">
                <text:p>1400847883.91675</text:p>
              </table:table-cell>
              <table:table-cell office:value-type="float" office:value="133.4601">
                <text:p>133.46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3.94688">
                <text:p>1400847883.94688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01258">
                <text:p>1400847884.01258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01286">
                <text:p>1400847884.01286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0426">
                <text:p>1400847884.0426</text:p>
              </table:table-cell>
              <table:table-cell office:value-type="float" office:value="131.9202">
                <text:p>131.92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07379">
                <text:p>1400847884.07379</text:p>
              </table:table-cell>
              <table:table-cell office:value-type="float" office:value="130.0724">
                <text:p>130.07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11583">
                <text:p>1400847884.11583</text:p>
              </table:table-cell>
              <table:table-cell office:value-type="float" office:value="128.8405">
                <text:p>128.84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14701">
                <text:p>1400847884.14701</text:p>
              </table:table-cell>
              <table:table-cell office:value-type="float" office:value="125.4529">
                <text:p>125.45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21237">
                <text:p>1400847884.21237</text:p>
              </table:table-cell>
              <table:table-cell office:value-type="float" office:value="122.6811">
                <text:p>122.68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21251">
                <text:p>1400847884.21251</text:p>
              </table:table-cell>
              <table:table-cell office:value-type="float" office:value="119.6014">
                <text:p>119.60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244">
                <text:p>1400847884.244</text:p>
              </table:table-cell>
              <table:table-cell office:value-type="float" office:value="116.8297">
                <text:p>116.82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31183">
                <text:p>1400847884.31183</text:p>
              </table:table-cell>
              <table:table-cell office:value-type="float" office:value="111.2862">
                <text:p>111.28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3121">
                <text:p>1400847884.3121</text:p>
              </table:table-cell>
              <table:table-cell office:value-type="float" office:value="109.1304">
                <text:p>109.13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3455">
                <text:p>1400847884.3455</text:p>
              </table:table-cell>
              <table:table-cell office:value-type="float" office:value="105.7427">
                <text:p>105.74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4136">
                <text:p>1400847884.4136</text:p>
              </table:table-cell>
              <table:table-cell office:value-type="float" office:value="103.5869">
                <text:p>103.58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41388">
                <text:p>1400847884.41388</text:p>
              </table:table-cell>
              <table:table-cell office:value-type="float" office:value="99.27532">
                <text:p>99.275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44407">
                <text:p>1400847884.44407</text:p>
              </table:table-cell>
              <table:table-cell office:value-type="float" office:value="92.80795">
                <text:p>92.807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47268">
                <text:p>1400847884.47268</text:p>
              </table:table-cell>
              <table:table-cell office:value-type="float" office:value="85.41662">
                <text:p>85.416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51638">
                <text:p>1400847884.51638</text:p>
              </table:table-cell>
              <table:table-cell office:value-type="float" office:value="82.95284">
                <text:p>82.952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52217">
                <text:p>1400847884.52217</text:p>
              </table:table-cell>
              <table:table-cell office:value-type="float" office:value="82.33691">
                <text:p>82.336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5517">
                <text:p>1400847884.5517</text:p>
              </table:table-cell>
              <table:table-cell office:value-type="float" office:value="78.94924">
                <text:p>78.949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62147">
                <text:p>1400847884.62147</text:p>
              </table:table-cell>
              <table:table-cell office:value-type="float" office:value="74.94558">
                <text:p>74.945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62174">
                <text:p>1400847884.62174</text:p>
              </table:table-cell>
              <table:table-cell office:value-type="float" office:value="69.71007">
                <text:p>69.710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64856">
                <text:p>1400847884.64856</text:p>
              </table:table-cell>
              <table:table-cell office:value-type="float" office:value="67.55431">
                <text:p>67.554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71317">
                <text:p>1400847884.71317</text:p>
              </table:table-cell>
              <table:table-cell office:value-type="float" office:value="62.62676">
                <text:p>62.626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71344">
                <text:p>1400847884.71344</text:p>
              </table:table-cell>
              <table:table-cell office:value-type="float" office:value="58.62316">
                <text:p>58.623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74432">
                <text:p>1400847884.74432</text:p>
              </table:table-cell>
              <table:table-cell office:value-type="float" office:value="56.15938">
                <text:p>56.159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8127">
                <text:p>1400847884.8127</text:p>
              </table:table-cell>
              <table:table-cell office:value-type="float" office:value="52.77166">
                <text:p>52.771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81294">
                <text:p>1400847884.81294</text:p>
              </table:table-cell>
              <table:table-cell office:value-type="float" office:value="49.27529">
                <text:p>49.275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8434">
                <text:p>1400847884.8434</text:p>
              </table:table-cell>
              <table:table-cell office:value-type="float" office:value="46.01442">
                <text:p>46.014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87445">
                <text:p>1400847884.87445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91592">
                <text:p>1400847884.91592</text:p>
              </table:table-cell>
              <table:table-cell office:value-type="float" office:value="40.57968">
                <text:p>40.579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4.9491">
                <text:p>1400847884.9491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01753">
                <text:p>1400847885.01753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01777">
                <text:p>1400847885.01777</text:p>
              </table:table-cell>
              <table:table-cell office:value-type="float" office:value="36.23185">
                <text:p>36.231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04398">
                <text:p>1400847885.04398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07407">
                <text:p>1400847885.07407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11735">
                <text:p>1400847885.11735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14802">
                <text:p>1400847885.14802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19978">
                <text:p>1400847885.19978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20846">
                <text:p>1400847885.20846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27958">
                <text:p>1400847885.27958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27982">
                <text:p>1400847885.27982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33883">
                <text:p>1400847885.33883</text:p>
              </table:table-cell>
              <table:table-cell office:value-type="float" office:value="36.95647">
                <text:p>36.956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33908">
                <text:p>1400847885.33908</text:p>
              </table:table-cell>
              <table:table-cell office:value-type="float" office:value="38.76805">
                <text:p>38.768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37714">
                <text:p>1400847885.37714</text:p>
              </table:table-cell>
              <table:table-cell office:value-type="float" office:value="41.3043">
                <text:p>41.30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42995">
                <text:p>1400847885.42995</text:p>
              </table:table-cell>
              <table:table-cell office:value-type="float" office:value="42.39126">
                <text:p>42.391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43022">
                <text:p>1400847885.43022</text:p>
              </table:table-cell>
              <table:table-cell office:value-type="float" office:value="45.65214">
                <text:p>45.652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44695">
                <text:p>1400847885.44695</text:p>
              </table:table-cell>
              <table:table-cell office:value-type="float" office:value="48.55067">
                <text:p>48.550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47898">
                <text:p>1400847885.47898</text:p>
              </table:table-cell>
              <table:table-cell office:value-type="float" office:value="54.00357">
                <text:p>54.003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52097">
                <text:p>1400847885.52097</text:p>
              </table:table-cell>
              <table:table-cell office:value-type="float" office:value="57.69921">
                <text:p>57.699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55072">
                <text:p>1400847885.55072</text:p>
              </table:table-cell>
              <table:table-cell office:value-type="float" office:value="61.08688">
                <text:p>61.086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57978">
                <text:p>1400847885.57978</text:p>
              </table:table-cell>
              <table:table-cell office:value-type="float" office:value="65.70647">
                <text:p>65.706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62629">
                <text:p>1400847885.62629</text:p>
              </table:table-cell>
              <table:table-cell office:value-type="float" office:value="70.63402">
                <text:p>70.634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64433">
                <text:p>1400847885.64433</text:p>
              </table:table-cell>
              <table:table-cell office:value-type="float" office:value="75.86954">
                <text:p>75.869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67549">
                <text:p>1400847885.67549</text:p>
              </table:table-cell>
              <table:table-cell office:value-type="float" office:value="80.48907">
                <text:p>80.489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72173">
                <text:p>1400847885.72173</text:p>
              </table:table-cell>
              <table:table-cell office:value-type="float" office:value="84.80069">
                <text:p>84.800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74652">
                <text:p>1400847885.74652</text:p>
              </table:table-cell>
              <table:table-cell office:value-type="float" office:value="86.64848">
                <text:p>86.648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77789">
                <text:p>1400847885.77789</text:p>
              </table:table-cell>
              <table:table-cell office:value-type="float" office:value="92.49998">
                <text:p>92.499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84804">
                <text:p>1400847885.84804</text:p>
              </table:table-cell>
              <table:table-cell office:value-type="float" office:value="98.35143">
                <text:p>98.351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84832">
                <text:p>1400847885.84832</text:p>
              </table:table-cell>
              <table:table-cell office:value-type="float" office:value="102.0471">
                <text:p>102.04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87821">
                <text:p>1400847885.87821</text:p>
              </table:table-cell>
              <table:table-cell office:value-type="float" office:value="103.2789">
                <text:p>103.27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91921">
                <text:p>1400847885.91921</text:p>
              </table:table-cell>
              <table:table-cell office:value-type="float" office:value="107.5905">
                <text:p>107.59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94802">
                <text:p>1400847885.94802</text:p>
              </table:table-cell>
              <table:table-cell office:value-type="float" office:value="112.5181">
                <text:p>112.51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5.9811">
                <text:p>1400847885.9811</text:p>
              </table:table-cell>
              <table:table-cell office:value-type="float" office:value="115.9058">
                <text:p>115.90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02312">
                <text:p>1400847886.02312</text:p>
              </table:table-cell>
              <table:table-cell office:value-type="float" office:value="119.2934">
                <text:p>119.29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04108">
                <text:p>1400847886.04108</text:p>
              </table:table-cell>
              <table:table-cell office:value-type="float" office:value="120.8333">
                <text:p>120.8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05442">
                <text:p>1400847886.05442</text:p>
              </table:table-cell>
              <table:table-cell office:value-type="float" office:value="123.297">
                <text:p>123.2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12475">
                <text:p>1400847886.12475</text:p>
              </table:table-cell>
              <table:table-cell office:value-type="float" office:value="126.6848">
                <text:p>126.68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12503">
                <text:p>1400847886.12503</text:p>
              </table:table-cell>
              <table:table-cell office:value-type="float" office:value="129.1485">
                <text:p>129.14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15114">
                <text:p>1400847886.15114</text:p>
              </table:table-cell>
              <table:table-cell office:value-type="float" office:value="131.6123">
                <text:p>131.61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21578">
                <text:p>1400847886.21578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21606">
                <text:p>1400847886.21606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24872">
                <text:p>1400847886.24872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28153">
                <text:p>1400847886.28153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32413">
                <text:p>1400847886.32413</text:p>
              </table:table-cell>
              <table:table-cell office:value-type="float" office:value="132.2283">
                <text:p>132.22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34596">
                <text:p>1400847886.34596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37525">
                <text:p>1400847886.37525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42019">
                <text:p>1400847886.42019</text:p>
              </table:table-cell>
              <table:table-cell office:value-type="float" office:value="132.8442">
                <text:p>132.84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44076">
                <text:p>1400847886.44076</text:p>
              </table:table-cell>
              <table:table-cell office:value-type="float" office:value="132.5362">
                <text:p>132.53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48053">
                <text:p>1400847886.48053</text:p>
              </table:table-cell>
              <table:table-cell office:value-type="float" office:value="130.9963">
                <text:p>130.99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5266">
                <text:p>1400847886.5266</text:p>
              </table:table-cell>
              <table:table-cell office:value-type="float" office:value="129.1485">
                <text:p>129.14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54795">
                <text:p>1400847886.54795</text:p>
              </table:table-cell>
              <table:table-cell office:value-type="float" office:value="127.3007">
                <text:p>127.30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57744">
                <text:p>1400847886.57744</text:p>
              </table:table-cell>
              <table:table-cell office:value-type="float" office:value="122.6811">
                <text:p>122.68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62203">
                <text:p>1400847886.62203</text:p>
              </table:table-cell>
              <table:table-cell office:value-type="float" office:value="120.5253">
                <text:p>120.52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64223">
                <text:p>1400847886.64223</text:p>
              </table:table-cell>
              <table:table-cell office:value-type="float" office:value="118.0616">
                <text:p>118.06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68046">
                <text:p>1400847886.68046</text:p>
              </table:table-cell>
              <table:table-cell office:value-type="float" office:value="114.9818">
                <text:p>114.98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7241">
                <text:p>1400847886.7241</text:p>
              </table:table-cell>
              <table:table-cell office:value-type="float" office:value="113.134">
                <text:p>113.1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7457">
                <text:p>1400847886.7457</text:p>
              </table:table-cell>
              <table:table-cell office:value-type="float" office:value="107.8985">
                <text:p>107.89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77801">
                <text:p>1400847886.77801</text:p>
              </table:table-cell>
              <table:table-cell office:value-type="float" office:value="102.0471">
                <text:p>102.04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82182">
                <text:p>1400847886.82182</text:p>
              </table:table-cell>
              <table:table-cell office:value-type="float" office:value="97.73544">
                <text:p>97.735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8417">
                <text:p>1400847886.8417</text:p>
              </table:table-cell>
              <table:table-cell office:value-type="float" office:value="93.11591">
                <text:p>93.115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85663">
                <text:p>1400847886.85663</text:p>
              </table:table-cell>
              <table:table-cell office:value-type="float" office:value="88.80429">
                <text:p>88.804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92493">
                <text:p>1400847886.92493</text:p>
              </table:table-cell>
              <table:table-cell office:value-type="float" office:value="84.49272">
                <text:p>84.492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92518">
                <text:p>1400847886.92518</text:p>
              </table:table-cell>
              <table:table-cell office:value-type="float" office:value="81.105">
                <text:p>81.1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6.95265">
                <text:p>1400847886.95265</text:p>
              </table:table-cell>
              <table:table-cell office:value-type="float" office:value="81.105">
                <text:p>81.1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02179">
                <text:p>1400847887.02179</text:p>
              </table:table-cell>
              <table:table-cell office:value-type="float" office:value="77.71732">
                <text:p>77.717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02205">
                <text:p>1400847887.02205</text:p>
              </table:table-cell>
              <table:table-cell office:value-type="float" office:value="73.09779">
                <text:p>73.097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0471">
                <text:p>1400847887.0471</text:p>
              </table:table-cell>
              <table:table-cell office:value-type="float" office:value="68.78617">
                <text:p>68.786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07996">
                <text:p>1400847887.07996</text:p>
              </table:table-cell>
              <table:table-cell office:value-type="float" office:value="63.85862">
                <text:p>63.858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1242">
                <text:p>1400847887.1242</text:p>
              </table:table-cell>
              <table:table-cell office:value-type="float" office:value="60.16298">
                <text:p>60.162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14621">
                <text:p>1400847887.14621</text:p>
              </table:table-cell>
              <table:table-cell office:value-type="float" office:value="57.08328">
                <text:p>57.083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1755">
                <text:p>1400847887.1755</text:p>
              </table:table-cell>
              <table:table-cell office:value-type="float" office:value="53.38764">
                <text:p>53.387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24778">
                <text:p>1400847887.24778</text:p>
              </table:table-cell>
              <table:table-cell office:value-type="float" office:value="51.23183">
                <text:p>51.231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24804">
                <text:p>1400847887.24804</text:p>
              </table:table-cell>
              <table:table-cell office:value-type="float" office:value="48.55067">
                <text:p>48.550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28134">
                <text:p>1400847887.28134</text:p>
              </table:table-cell>
              <table:table-cell office:value-type="float" office:value="45.2898">
                <text:p>45.28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32547">
                <text:p>1400847887.32547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34597">
                <text:p>1400847887.34597</text:p>
              </table:table-cell>
              <table:table-cell office:value-type="float" office:value="40.21735">
                <text:p>40.217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37559">
                <text:p>1400847887.37559</text:p>
              </table:table-cell>
              <table:table-cell office:value-type="float" office:value="37.31881">
                <text:p>37.318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44907">
                <text:p>1400847887.44907</text:p>
              </table:table-cell>
              <table:table-cell office:value-type="float" office:value="35.86951">
                <text:p>35.869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45433">
                <text:p>1400847887.45433</text:p>
              </table:table-cell>
              <table:table-cell office:value-type="float" office:value="34.78255">
                <text:p>34.782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48481">
                <text:p>1400847887.48481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52855">
                <text:p>1400847887.52855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5461">
                <text:p>1400847887.5461</text:p>
              </table:table-cell>
              <table:table-cell office:value-type="float" office:value="34.42022">
                <text:p>34.420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58171">
                <text:p>1400847887.58171</text:p>
              </table:table-cell>
              <table:table-cell office:value-type="float" office:value="34.05793">
                <text:p>34.057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62674">
                <text:p>1400847887.62674</text:p>
              </table:table-cell>
              <table:table-cell office:value-type="float" office:value="34.05793">
                <text:p>34.057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62708">
                <text:p>1400847887.62708</text:p>
              </table:table-cell>
              <table:table-cell office:value-type="float" office:value="34.05793">
                <text:p>34.057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65556">
                <text:p>1400847887.65556</text:p>
              </table:table-cell>
              <table:table-cell office:value-type="float" office:value="35.14489">
                <text:p>35.144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72492">
                <text:p>1400847887.72492</text:p>
              </table:table-cell>
              <table:table-cell office:value-type="float" office:value="37.68109">
                <text:p>37.681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72519">
                <text:p>1400847887.72519</text:p>
              </table:table-cell>
              <table:table-cell office:value-type="float" office:value="39.49273">
                <text:p>39.49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75052">
                <text:p>1400847887.75052</text:p>
              </table:table-cell>
              <table:table-cell office:value-type="float" office:value="40.57968">
                <text:p>40.57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78254">
                <text:p>1400847887.78254</text:p>
              </table:table-cell>
              <table:table-cell office:value-type="float" office:value="43.11588">
                <text:p>43.11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82631">
                <text:p>1400847887.82631</text:p>
              </table:table-cell>
              <table:table-cell office:value-type="float" office:value="46.01442">
                <text:p>46.01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84972">
                <text:p>1400847887.84972</text:p>
              </table:table-cell>
              <table:table-cell office:value-type="float" office:value="48.91301">
                <text:p>48.91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88068">
                <text:p>1400847887.88068</text:p>
              </table:table-cell>
              <table:table-cell office:value-type="float" office:value="51.84776">
                <text:p>51.84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92762">
                <text:p>1400847887.92762</text:p>
              </table:table-cell>
              <table:table-cell office:value-type="float" office:value="55.85142">
                <text:p>55.8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94666">
                <text:p>1400847887.94666</text:p>
              </table:table-cell>
              <table:table-cell office:value-type="float" office:value="61.3949">
                <text:p>61.3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7.98091">
                <text:p>1400847887.98091</text:p>
              </table:table-cell>
              <table:table-cell office:value-type="float" office:value="65.09054">
                <text:p>65.09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02748">
                <text:p>1400847888.02748</text:p>
              </table:table-cell>
              <table:table-cell office:value-type="float" office:value="67.55431">
                <text:p>67.55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05248">
                <text:p>1400847888.05248</text:p>
              </table:table-cell>
              <table:table-cell office:value-type="float" office:value="70.94198">
                <text:p>70.94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08398">
                <text:p>1400847888.08398</text:p>
              </table:table-cell>
              <table:table-cell office:value-type="float" office:value="74.94558">
                <text:p>74.94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13092">
                <text:p>1400847888.13092</text:p>
              </table:table-cell>
              <table:table-cell office:value-type="float" office:value="77.71732">
                <text:p>77.7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1469">
                <text:p>1400847888.1469</text:p>
              </table:table-cell>
              <table:table-cell office:value-type="float" office:value="81.41302">
                <text:p>81.41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17801">
                <text:p>1400847888.17801</text:p>
              </table:table-cell>
              <table:table-cell office:value-type="float" office:value="85.72458">
                <text:p>85.72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248">
                <text:p>1400847888.248</text:p>
              </table:table-cell>
              <table:table-cell office:value-type="float" office:value="93.42388">
                <text:p>93.4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24832">
                <text:p>1400847888.24832</text:p>
              </table:table-cell>
              <table:table-cell office:value-type="float" office:value="99.89125">
                <text:p>99.89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28256">
                <text:p>1400847888.28256</text:p>
              </table:table-cell>
              <table:table-cell office:value-type="float" office:value="102.971">
                <text:p>102.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32409">
                <text:p>1400847888.32409</text:p>
              </table:table-cell>
              <table:table-cell office:value-type="float" office:value="104.2029">
                <text:p>104.2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34577">
                <text:p>1400847888.34577</text:p>
              </table:table-cell>
              <table:table-cell office:value-type="float" office:value="107.2826">
                <text:p>107.2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37676">
                <text:p>1400847888.37676</text:p>
              </table:table-cell>
              <table:table-cell office:value-type="float" office:value="114.9818">
                <text:p>114.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44615">
                <text:p>1400847888.44615</text:p>
              </table:table-cell>
              <table:table-cell office:value-type="float" office:value="119.2934">
                <text:p>119.2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44642">
                <text:p>1400847888.44642</text:p>
              </table:table-cell>
              <table:table-cell office:value-type="float" office:value="119.9094">
                <text:p>119.9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45545">
                <text:p>1400847888.45545</text:p>
              </table:table-cell>
              <table:table-cell office:value-type="float" office:value="122.0652">
                <text:p>122.0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52904">
                <text:p>1400847888.52904</text:p>
              </table:table-cell>
              <table:table-cell office:value-type="float" office:value="124.221">
                <text:p>124.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52944">
                <text:p>1400847888.52944</text:p>
              </table:table-cell>
              <table:table-cell office:value-type="float" office:value="126.6848">
                <text:p>126.6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55158">
                <text:p>1400847888.55158</text:p>
              </table:table-cell>
              <table:table-cell office:value-type="float" office:value="129.1485">
                <text:p>129.1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847888.58665">
                <text:p>1400847888.58665</text:p>
              </table:table-cell>
              <table:table-cell office:value-type="float" office:value="130.0724">
                <text:p>130.07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